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3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Error abs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10</text:p>
          </table:table-cell>
          <table:table-cell office:value-type="float" office:value="139.490089946391" calcext:value-type="float">
            <text:p>139.4900899464</text:p>
          </table:table-cell>
          <table:table-cell table:formula="of:=[.C2]+[.F2]" office:value-type="float" office:value="169.490089946391" calcext:value-type="float">
            <text:p>169.4900899464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formula="of:=-SQRT([.H2])" office:value-type="float" office:value="-10.509910053609" calcext:value-type="float">
            <text:p>-10.5099100536</text:p>
          </table:table-cell>
          <table:table-cell table:formula="of:=([.E2]-[.D2])^2" office:value-type="float" office:value="110.458209334951" calcext:value-type="float">
            <text:p>110.45820933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12</text:p>
          </table:table-cell>
          <table:table-cell office:value-type="float" office:value="139.870094193058" calcext:value-type="float">
            <text:p>139.8700941931</text:p>
          </table:table-cell>
          <table:table-cell table:formula="of:=[.C3]+[.F3]" office:value-type="float" office:value="169.870094193058" calcext:value-type="float">
            <text:p>169.8700941931</text:p>
          </table:table-cell>
          <table:table-cell office:value-type="float" office:value="180" calcext:value-type="float">
            <text:p>180</text:p>
          </table:table-cell>
          <table:table-cell table:formula="of:=[.F2]" office:value-type="float" office:value="30" calcext:value-type="float">
            <text:p>30</text:p>
          </table:table-cell>
          <table:table-cell table:formula="of:=-SQRT([.H3])" office:value-type="float" office:value="-10.129905806942" calcext:value-type="float">
            <text:p>-10.1299058069</text:p>
          </table:table-cell>
          <table:table-cell table:formula="of:=([.E3]-[.D3])^2" office:value-type="float" office:value="102.614991657517" calcext:value-type="float">
            <text:p>102.614991657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14</text:p>
          </table:table-cell>
          <table:table-cell office:value-type="float" office:value="138.870093933292" calcext:value-type="float">
            <text:p>138.8700939333</text:p>
          </table:table-cell>
          <table:table-cell table:formula="of:=[.C4]+[.F4]" office:value-type="float" office:value="168.870093933292" calcext:value-type="float">
            <text:p>168.8700939333</text:p>
          </table:table-cell>
          <table:table-cell office:value-type="float" office:value="180" calcext:value-type="float">
            <text:p>180</text:p>
          </table:table-cell>
          <table:table-cell table:formula="of:=[.F3]" office:value-type="float" office:value="30" calcext:value-type="float">
            <text:p>30</text:p>
          </table:table-cell>
          <table:table-cell table:formula="of:=-SQRT([.H4])" office:value-type="float" office:value="-11.129906066708" calcext:value-type="float">
            <text:p>-11.1299060667</text:p>
          </table:table-cell>
          <table:table-cell table:formula="of:=([.E4]-[.D4])^2" office:value-type="float" office:value="123.874809053744" calcext:value-type="float">
            <text:p>123.874809053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16</text:p>
          </table:table-cell>
          <table:table-cell office:value-type="float" office:value="137.050098699491" calcext:value-type="float">
            <text:p>137.0500986995</text:p>
          </table:table-cell>
          <table:table-cell table:formula="of:=[.C5]+[.F5]" office:value-type="float" office:value="167.050098699491" calcext:value-type="float">
            <text:p>167.0500986995</text:p>
          </table:table-cell>
          <table:table-cell office:value-type="float" office:value="180" calcext:value-type="float">
            <text:p>180</text:p>
          </table:table-cell>
          <table:table-cell table:formula="of:=[.F4]" office:value-type="float" office:value="30" calcext:value-type="float">
            <text:p>30</text:p>
          </table:table-cell>
          <table:table-cell table:formula="of:=-SQRT([.H5])" office:value-type="float" office:value="-12.949901300509" calcext:value-type="float">
            <text:p>-12.9499013005</text:p>
          </table:table-cell>
          <table:table-cell table:formula="of:=([.E5]-[.D5])^2" office:value-type="float" office:value="167.699943692925" calcext:value-type="float">
            <text:p>167.699943692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18</text:p>
          </table:table-cell>
          <table:table-cell office:value-type="float" office:value="144.80010129715" calcext:value-type="float">
            <text:p>144.8001012972</text:p>
          </table:table-cell>
          <table:table-cell table:formula="of:=[.C6]+[.F6]" office:value-type="float" office:value="174.80010129715" calcext:value-type="float">
            <text:p>174.8001012972</text:p>
          </table:table-cell>
          <table:table-cell office:value-type="float" office:value="180" calcext:value-type="float">
            <text:p>180</text:p>
          </table:table-cell>
          <table:table-cell table:formula="of:=[.F5]" office:value-type="float" office:value="30" calcext:value-type="float">
            <text:p>30</text:p>
          </table:table-cell>
          <table:table-cell table:formula="of:=-SQRT([.H6])" office:value-type="float" office:value="-5.19989870284999" calcext:value-type="float">
            <text:p>-5.1998987029</text:p>
          </table:table-cell>
          <table:table-cell table:formula="of:=([.E6]-[.D6])^2" office:value-type="float" office:value="27.038946519901" calcext:value-type="float">
            <text:p>27.038946519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20</text:p>
          </table:table-cell>
          <table:table-cell office:value-type="float" office:value="142.740104414336" calcext:value-type="float">
            <text:p>142.7401044143</text:p>
          </table:table-cell>
          <table:table-cell table:formula="of:=[.C7]+[.F7]" office:value-type="float" office:value="172.740104414336" calcext:value-type="float">
            <text:p>172.7401044143</text:p>
          </table:table-cell>
          <table:table-cell office:value-type="float" office:value="180" calcext:value-type="float">
            <text:p>180</text:p>
          </table:table-cell>
          <table:table-cell table:formula="of:=[.F6]" office:value-type="float" office:value="30" calcext:value-type="float">
            <text:p>30</text:p>
          </table:table-cell>
          <table:table-cell table:formula="of:=-SQRT([.H7])" office:value-type="float" office:value="-7.259895585664" calcext:value-type="float">
            <text:p>-7.2598955857</text:p>
          </table:table-cell>
          <table:table-cell table:formula="of:=([.E7]-[.D7])^2" office:value-type="float" office:value="52.7060839147436" calcext:value-type="float">
            <text:p>52.706083914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22</text:p>
          </table:table-cell>
          <table:table-cell office:value-type="float" office:value="136.870102765326" calcext:value-type="float">
            <text:p>136.8701027653</text:p>
          </table:table-cell>
          <table:table-cell table:formula="of:=[.C8]+[.F8]" office:value-type="float" office:value="166.870102765326" calcext:value-type="float">
            <text:p>166.8701027653</text:p>
          </table:table-cell>
          <table:table-cell office:value-type="float" office:value="180" calcext:value-type="float">
            <text:p>180</text:p>
          </table:table-cell>
          <table:table-cell table:formula="of:=[.F7]" office:value-type="float" office:value="30" calcext:value-type="float">
            <text:p>30</text:p>
          </table:table-cell>
          <table:table-cell table:formula="of:=-SQRT([.H8])" office:value-type="float" office:value="-13.129897234674" calcext:value-type="float">
            <text:p>-13.1298972347</text:p>
          </table:table-cell>
          <table:table-cell table:formula="of:=([.E8]-[.D8])^2" office:value-type="float" office:value="172.3942013931" calcext:value-type="float">
            <text:p>172.394201393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24</text:p>
          </table:table-cell>
          <table:table-cell office:value-type="float" office:value="138.180090224828" calcext:value-type="float">
            <text:p>138.1800902248</text:p>
          </table:table-cell>
          <table:table-cell table:formula="of:=[.C9]+[.F9]" office:value-type="float" office:value="168.180090224828" calcext:value-type="float">
            <text:p>168.1800902248</text:p>
          </table:table-cell>
          <table:table-cell office:value-type="float" office:value="180" calcext:value-type="float">
            <text:p>180</text:p>
          </table:table-cell>
          <table:table-cell table:formula="of:=[.F8]" office:value-type="float" office:value="30" calcext:value-type="float">
            <text:p>30</text:p>
          </table:table-cell>
          <table:table-cell table:formula="of:=-SQRT([.H9])" office:value-type="float" office:value="-11.819909775172" calcext:value-type="float">
            <text:p>-11.8199097752</text:p>
          </table:table-cell>
          <table:table-cell table:formula="of:=([.E9]-[.D9])^2" office:value-type="float" office:value="139.710267093206" calcext:value-type="float">
            <text:p>139.710267093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26</text:p>
          </table:table-cell>
          <table:table-cell office:value-type="float" office:value="140.990082450526" calcext:value-type="float">
            <text:p>140.9900824505</text:p>
          </table:table-cell>
          <table:table-cell table:formula="of:=[.C10]+[.F10]" office:value-type="float" office:value="170.990082450526" calcext:value-type="float">
            <text:p>170.9900824505</text:p>
          </table:table-cell>
          <table:table-cell office:value-type="float" office:value="180" calcext:value-type="float">
            <text:p>180</text:p>
          </table:table-cell>
          <table:table-cell table:formula="of:=[.F9]" office:value-type="float" office:value="30" calcext:value-type="float">
            <text:p>30</text:p>
          </table:table-cell>
          <table:table-cell table:formula="of:=-SQRT([.H10])" office:value-type="float" office:value="-9.00991754947401" calcext:value-type="float">
            <text:p>-9.0099175495</text:p>
          </table:table-cell>
          <table:table-cell table:formula="of:=([.E10]-[.D10])^2" office:value-type="float" office:value="81.1786142483198" calcext:value-type="float">
            <text:p>81.178614248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28</text:p>
          </table:table-cell>
          <table:table-cell office:value-type="float" office:value="142.800077853688" calcext:value-type="float">
            <text:p>142.8000778537</text:p>
          </table:table-cell>
          <table:table-cell table:formula="of:=[.C11]+[.F11]" office:value-type="float" office:value="172.800077853688" calcext:value-type="float">
            <text:p>172.8000778537</text:p>
          </table:table-cell>
          <table:table-cell office:value-type="float" office:value="180" calcext:value-type="float">
            <text:p>180</text:p>
          </table:table-cell>
          <table:table-cell table:formula="of:=[.F10]" office:value-type="float" office:value="30" calcext:value-type="float">
            <text:p>30</text:p>
          </table:table-cell>
          <table:table-cell table:formula="of:=-SQRT([.H11])" office:value-type="float" office:value="-7.19992214631199" calcext:value-type="float">
            <text:p>-7.1999221463</text:p>
          </table:table-cell>
          <table:table-cell table:formula="of:=([.E11]-[.D11])^2" office:value-type="float" office:value="51.8388789129539" calcext:value-type="float">
            <text:p>51.83887891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30</text:p>
          </table:table-cell>
          <table:table-cell office:value-type="float" office:value="141.490089204418" calcext:value-type="float">
            <text:p>141.4900892044</text:p>
          </table:table-cell>
          <table:table-cell table:formula="of:=[.C12]+[.F12]" office:value-type="float" office:value="171.490089204418" calcext:value-type="float">
            <text:p>171.4900892044</text:p>
          </table:table-cell>
          <table:table-cell office:value-type="float" office:value="180" calcext:value-type="float">
            <text:p>180</text:p>
          </table:table-cell>
          <table:table-cell table:formula="of:=[.F11]" office:value-type="float" office:value="30" calcext:value-type="float">
            <text:p>30</text:p>
          </table:table-cell>
          <table:table-cell table:formula="of:=-SQRT([.H12])" office:value-type="float" office:value="-8.50991079558199" calcext:value-type="float">
            <text:p>-8.5099107956</text:p>
          </table:table-cell>
          <table:table-cell table:formula="of:=([.E12]-[.D12])^2" office:value-type="float" office:value="72.4185817487629" calcext:value-type="float">
            <text:p>72.418581748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32</text:p>
          </table:table-cell>
          <table:table-cell office:value-type="float" office:value="144.050094719754" calcext:value-type="float">
            <text:p>144.0500947198</text:p>
          </table:table-cell>
          <table:table-cell table:formula="of:=[.C13]+[.F13]" office:value-type="float" office:value="174.050094719754" calcext:value-type="float">
            <text:p>174.0500947198</text:p>
          </table:table-cell>
          <table:table-cell office:value-type="float" office:value="180" calcext:value-type="float">
            <text:p>180</text:p>
          </table:table-cell>
          <table:table-cell table:formula="of:=[.F12]" office:value-type="float" office:value="30" calcext:value-type="float">
            <text:p>30</text:p>
          </table:table-cell>
          <table:table-cell table:formula="of:=-SQRT([.H13])" office:value-type="float" office:value="-5.94990528024601" calcext:value-type="float">
            <text:p>-5.9499052802</text:p>
          </table:table-cell>
          <table:table-cell table:formula="of:=([.E13]-[.D13])^2" office:value-type="float" office:value="35.4013728438994" calcext:value-type="float">
            <text:p>35.401372843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34</text:p>
          </table:table-cell>
          <table:table-cell office:value-type="float" office:value="140.990097317396" calcext:value-type="float">
            <text:p>140.9900973174</text:p>
          </table:table-cell>
          <table:table-cell table:formula="of:=[.C14]+[.F14]" office:value-type="float" office:value="170.990097317396" calcext:value-type="float">
            <text:p>170.9900973174</text:p>
          </table:table-cell>
          <table:table-cell office:value-type="float" office:value="180" calcext:value-type="float">
            <text:p>180</text:p>
          </table:table-cell>
          <table:table-cell table:formula="of:=[.F13]" office:value-type="float" office:value="30" calcext:value-type="float">
            <text:p>30</text:p>
          </table:table-cell>
          <table:table-cell table:formula="of:=-SQRT([.H14])" office:value-type="float" office:value="-9.00990268260401" calcext:value-type="float">
            <text:p>-9.0099026826</text:p>
          </table:table-cell>
          <table:table-cell table:formula="of:=([.E14]-[.D14])^2" office:value-type="float" office:value="81.1783463499949" calcext:value-type="float">
            <text:p>81.1783463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36</text:p>
          </table:table-cell>
          <table:table-cell office:value-type="float" office:value="143.620097516873" calcext:value-type="float">
            <text:p>143.6200975169</text:p>
          </table:table-cell>
          <table:table-cell table:formula="of:=[.C15]+[.F15]" office:value-type="float" office:value="173.620097516873" calcext:value-type="float">
            <text:p>173.6200975169</text:p>
          </table:table-cell>
          <table:table-cell office:value-type="float" office:value="180" calcext:value-type="float">
            <text:p>180</text:p>
          </table:table-cell>
          <table:table-cell table:formula="of:=[.F14]" office:value-type="float" office:value="30" calcext:value-type="float">
            <text:p>30</text:p>
          </table:table-cell>
          <table:table-cell table:formula="of:=-SQRT([.H15])" office:value-type="float" office:value="-6.37990248312701" calcext:value-type="float">
            <text:p>-6.3799024831</text:p>
          </table:table-cell>
          <table:table-cell table:formula="of:=([.E15]-[.D15])^2" office:value-type="float" office:value="40.7031556942102" calcext:value-type="float">
            <text:p>40.703155694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38</text:p>
          </table:table-cell>
          <table:table-cell office:value-type="float" office:value="146.370100374273" calcext:value-type="float">
            <text:p>146.3701003743</text:p>
          </table:table-cell>
          <table:table-cell table:formula="of:=[.C16]+[.F16]" office:value-type="float" office:value="176.370100374273" calcext:value-type="float">
            <text:p>176.3701003743</text:p>
          </table:table-cell>
          <table:table-cell office:value-type="float" office:value="180" calcext:value-type="float">
            <text:p>180</text:p>
          </table:table-cell>
          <table:table-cell table:formula="of:=[.F15]" office:value-type="float" office:value="30" calcext:value-type="float">
            <text:p>30</text:p>
          </table:table-cell>
          <table:table-cell table:formula="of:=-SQRT([.H16])" office:value-type="float" office:value="-3.62989962572701" calcext:value-type="float">
            <text:p>-3.6298996257</text:p>
          </table:table-cell>
          <table:table-cell table:formula="of:=([.E16]-[.D16])^2" office:value-type="float" office:value="13.1761712928531" calcext:value-type="float">
            <text:p>13.176171292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40</text:p>
          </table:table-cell>
          <table:table-cell office:value-type="float" office:value="144.550111205442" calcext:value-type="float">
            <text:p>144.5501112054</text:p>
          </table:table-cell>
          <table:table-cell table:formula="of:=[.C17]+[.F17]" office:value-type="float" office:value="174.550111205442" calcext:value-type="float">
            <text:p>174.5501112054</text:p>
          </table:table-cell>
          <table:table-cell office:value-type="float" office:value="180" calcext:value-type="float">
            <text:p>180</text:p>
          </table:table-cell>
          <table:table-cell table:formula="of:=[.F16]" office:value-type="float" office:value="30" calcext:value-type="float">
            <text:p>30</text:p>
          </table:table-cell>
          <table:table-cell table:formula="of:=-SQRT([.H17])" office:value-type="float" office:value="-5.44988879455801" calcext:value-type="float">
            <text:p>-5.4498887946</text:p>
          </table:table-cell>
          <table:table-cell table:formula="of:=([.E17]-[.D17])^2" office:value-type="float" office:value="29.7012878730489" calcext:value-type="float">
            <text:p>29.70128787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42</text:p>
          </table:table-cell>
          <table:table-cell office:value-type="float" office:value="142.550115361646" calcext:value-type="float">
            <text:p>142.5501153616</text:p>
          </table:table-cell>
          <table:table-cell table:formula="of:=[.C18]+[.F18]" office:value-type="float" office:value="172.550115361646" calcext:value-type="float">
            <text:p>172.5501153616</text:p>
          </table:table-cell>
          <table:table-cell office:value-type="float" office:value="180" calcext:value-type="float">
            <text:p>180</text:p>
          </table:table-cell>
          <table:table-cell table:formula="of:=[.F17]" office:value-type="float" office:value="30" calcext:value-type="float">
            <text:p>30</text:p>
          </table:table-cell>
          <table:table-cell table:formula="of:=-SQRT([.H18])" office:value-type="float" office:value="-7.44988463835401" calcext:value-type="float">
            <text:p>-7.4498846384</text:p>
          </table:table-cell>
          <table:table-cell table:formula="of:=([.E18]-[.D18])^2" office:value-type="float" office:value="55.500781124783" calcext:value-type="float">
            <text:p>55.500781124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44</text:p>
          </table:table-cell>
          <table:table-cell office:value-type="float" office:value="141.99010839678" calcext:value-type="float">
            <text:p>141.9901083968</text:p>
          </table:table-cell>
          <table:table-cell table:formula="of:=[.C19]+[.F19]" office:value-type="float" office:value="171.99010839678" calcext:value-type="float">
            <text:p>171.9901083968</text:p>
          </table:table-cell>
          <table:table-cell office:value-type="float" office:value="180" calcext:value-type="float">
            <text:p>180</text:p>
          </table:table-cell>
          <table:table-cell table:formula="of:=[.F18]" office:value-type="float" office:value="30" calcext:value-type="float">
            <text:p>30</text:p>
          </table:table-cell>
          <table:table-cell table:formula="of:=-SQRT([.H19])" office:value-type="float" office:value="-8.00989160322001" calcext:value-type="float">
            <text:p>-8.0098916032</text:p>
          </table:table-cell>
          <table:table-cell table:formula="of:=([.E19]-[.D19])^2" office:value-type="float" office:value="64.1583634953345" calcext:value-type="float">
            <text:p>64.158363495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46</text:p>
          </table:table-cell>
          <table:table-cell office:value-type="float" office:value="141.68010911577" calcext:value-type="float">
            <text:p>141.6801091158</text:p>
          </table:table-cell>
          <table:table-cell table:formula="of:=[.C20]+[.F20]" office:value-type="float" office:value="171.68010911577" calcext:value-type="float">
            <text:p>171.6801091158</text:p>
          </table:table-cell>
          <table:table-cell office:value-type="float" office:value="180" calcext:value-type="float">
            <text:p>180</text:p>
          </table:table-cell>
          <table:table-cell table:formula="of:=[.F19]" office:value-type="float" office:value="30" calcext:value-type="float">
            <text:p>30</text:p>
          </table:table-cell>
          <table:table-cell table:formula="of:=-SQRT([.H20])" office:value-type="float" office:value="-8.31989088423001" calcext:value-type="float">
            <text:p>-8.3198908842</text:p>
          </table:table-cell>
          <table:table-cell table:formula="of:=([.E20]-[.D20])^2" office:value-type="float" office:value="69.2205843254935" calcext:value-type="float">
            <text:p>69.220584325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48</text:p>
          </table:table-cell>
          <table:table-cell office:value-type="float" office:value="142.300106367401" calcext:value-type="float">
            <text:p>142.3001063674</text:p>
          </table:table-cell>
          <table:table-cell table:formula="of:=[.C21]+[.F21]" office:value-type="float" office:value="172.300106367401" calcext:value-type="float">
            <text:p>172.3001063674</text:p>
          </table:table-cell>
          <table:table-cell office:value-type="float" office:value="180" calcext:value-type="float">
            <text:p>180</text:p>
          </table:table-cell>
          <table:table-cell table:formula="of:=[.F20]" office:value-type="float" office:value="30" calcext:value-type="float">
            <text:p>30</text:p>
          </table:table-cell>
          <table:table-cell table:formula="of:=-SQRT([.H21])" office:value-type="float" office:value="-7.69989363259899" calcext:value-type="float">
            <text:p>-7.6998936326</text:p>
          </table:table-cell>
          <table:table-cell table:formula="of:=([.E21]-[.D21])^2" office:value-type="float" office:value="59.2883619533384" calcext:value-type="float">
            <text:p>59.288361953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50</text:p>
          </table:table-cell>
          <table:table-cell office:value-type="float" office:value="141.370111852549" calcext:value-type="float">
            <text:p>141.3701118525</text:p>
          </table:table-cell>
          <table:table-cell table:formula="of:=[.C22]+[.F22]" office:value-type="float" office:value="171.370111852549" calcext:value-type="float">
            <text:p>171.3701118525</text:p>
          </table:table-cell>
          <table:table-cell office:value-type="float" office:value="180" calcext:value-type="float">
            <text:p>180</text:p>
          </table:table-cell>
          <table:table-cell table:formula="of:=[.F21]" office:value-type="float" office:value="30" calcext:value-type="float">
            <text:p>30</text:p>
          </table:table-cell>
          <table:table-cell table:formula="of:=-SQRT([.H22])" office:value-type="float" office:value="-8.629888147451" calcext:value-type="float">
            <text:p>-8.6298881475</text:p>
          </table:table-cell>
          <table:table-cell table:formula="of:=([.E22]-[.D22])^2" office:value-type="float" office:value="74.4749694375152" calcext:value-type="float">
            <text:p>74.474969437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52</text:p>
          </table:table-cell>
          <table:table-cell office:value-type="float" office:value="138.990116558406" calcext:value-type="float">
            <text:p>138.9901165584</text:p>
          </table:table-cell>
          <table:table-cell table:formula="of:=[.C23]+[.F23]" office:value-type="float" office:value="168.990116558406" calcext:value-type="float">
            <text:p>168.9901165584</text:p>
          </table:table-cell>
          <table:table-cell office:value-type="float" office:value="180" calcext:value-type="float">
            <text:p>180</text:p>
          </table:table-cell>
          <table:table-cell table:formula="of:=[.F22]" office:value-type="float" office:value="30" calcext:value-type="float">
            <text:p>30</text:p>
          </table:table-cell>
          <table:table-cell table:formula="of:=-SQRT([.H23])" office:value-type="float" office:value="-11.009883441594" calcext:value-type="float">
            <text:p>-11.0098834416</text:p>
          </table:table-cell>
          <table:table-cell table:formula="of:=([.E23]-[.D23])^2" office:value-type="float" office:value="121.217533397486" calcext:value-type="float">
            <text:p>121.217533397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54</text:p>
          </table:table-cell>
          <table:table-cell office:value-type="float" office:value="146.300121004496" calcext:value-type="float">
            <text:p>146.3001210045</text:p>
          </table:table-cell>
          <table:table-cell table:formula="of:=[.C24]+[.F24]" office:value-type="float" office:value="176.300121004496" calcext:value-type="float">
            <text:p>176.3001210045</text:p>
          </table:table-cell>
          <table:table-cell office:value-type="float" office:value="180" calcext:value-type="float">
            <text:p>180</text:p>
          </table:table-cell>
          <table:table-cell table:formula="of:=[.F23]" office:value-type="float" office:value="30" calcext:value-type="float">
            <text:p>30</text:p>
          </table:table-cell>
          <table:table-cell table:formula="of:=-SQRT([.H24])" office:value-type="float" office:value="-3.69987899550401" calcext:value-type="float">
            <text:p>-3.6998789955</text:p>
          </table:table-cell>
          <table:table-cell table:formula="of:=([.E24]-[.D24])^2" office:value-type="float" office:value="13.6891045813717" calcext:value-type="float">
            <text:p>13.689104581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56</text:p>
          </table:table-cell>
          <table:table-cell office:value-type="float" office:value="140.120125970102" calcext:value-type="float">
            <text:p>140.1201259701</text:p>
          </table:table-cell>
          <table:table-cell table:formula="of:=[.C25]+[.F25]" office:value-type="float" office:value="170.120125970102" calcext:value-type="float">
            <text:p>170.1201259701</text:p>
          </table:table-cell>
          <table:table-cell office:value-type="float" office:value="180" calcext:value-type="float">
            <text:p>180</text:p>
          </table:table-cell>
          <table:table-cell table:formula="of:=[.F24]" office:value-type="float" office:value="30" calcext:value-type="float">
            <text:p>30</text:p>
          </table:table-cell>
          <table:table-cell table:formula="of:=-SQRT([.H25])" office:value-type="float" office:value="-9.87987402989799" calcext:value-type="float">
            <text:p>-9.8798740299</text:p>
          </table:table-cell>
          <table:table-cell table:formula="of:=([.E25]-[.D25])^2" office:value-type="float" office:value="97.6119108466528" calcext:value-type="float">
            <text:p>97.611910846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58</text:p>
          </table:table-cell>
          <table:table-cell office:value-type="float" office:value="139.620128567704" calcext:value-type="float">
            <text:p>139.6201285677</text:p>
          </table:table-cell>
          <table:table-cell table:formula="of:=[.C26]+[.F26]" office:value-type="float" office:value="169.620128567704" calcext:value-type="float">
            <text:p>169.6201285677</text:p>
          </table:table-cell>
          <table:table-cell office:value-type="float" office:value="180" calcext:value-type="float">
            <text:p>180</text:p>
          </table:table-cell>
          <table:table-cell table:formula="of:=[.F25]" office:value-type="float" office:value="30" calcext:value-type="float">
            <text:p>30</text:p>
          </table:table-cell>
          <table:table-cell table:formula="of:=-SQRT([.H26])" office:value-type="float" office:value="-10.379871432296" calcext:value-type="float">
            <text:p>-10.3798714323</text:p>
          </table:table-cell>
          <table:table-cell table:formula="of:=([.E26]-[.D26])^2" office:value-type="float" office:value="107.741730950995" calcext:value-type="float">
            <text:p>107.74173095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00</text:p>
          </table:table-cell>
          <table:table-cell office:value-type="float" office:value="139.050127697952" calcext:value-type="float">
            <text:p>139.050127698</text:p>
          </table:table-cell>
          <table:table-cell table:formula="of:=[.C27]+[.F27]" office:value-type="float" office:value="169.050127697952" calcext:value-type="float">
            <text:p>169.050127698</text:p>
          </table:table-cell>
          <table:table-cell office:value-type="float" office:value="180" calcext:value-type="float">
            <text:p>180</text:p>
          </table:table-cell>
          <table:table-cell table:formula="of:=[.F26]" office:value-type="float" office:value="30" calcext:value-type="float">
            <text:p>30</text:p>
          </table:table-cell>
          <table:table-cell table:formula="of:=-SQRT([.H27])" office:value-type="float" office:value="-10.949872302048" calcext:value-type="float">
            <text:p>-10.949872302</text:p>
          </table:table-cell>
          <table:table-cell table:formula="of:=([.E27]-[.D27])^2" office:value-type="float" office:value="119.899703431158" calcext:value-type="float">
            <text:p>119.899703431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02</text:p>
          </table:table-cell>
          <table:table-cell office:value-type="float" office:value="135.370133213222" calcext:value-type="float">
            <text:p>135.3701332132</text:p>
          </table:table-cell>
          <table:table-cell table:formula="of:=[.C28]+[.F28]" office:value-type="float" office:value="165.370133213222" calcext:value-type="float">
            <text:p>165.3701332132</text:p>
          </table:table-cell>
          <table:table-cell office:value-type="float" office:value="180" calcext:value-type="float">
            <text:p>180</text:p>
          </table:table-cell>
          <table:table-cell table:formula="of:=[.F27]" office:value-type="float" office:value="30" calcext:value-type="float">
            <text:p>30</text:p>
          </table:table-cell>
          <table:table-cell table:formula="of:=-SQRT([.H28])" office:value-type="float" office:value="-14.629866786778" calcext:value-type="float">
            <text:p>-14.6298667868</text:p>
          </table:table-cell>
          <table:table-cell table:formula="of:=([.E28]-[.D28])^2" office:value-type="float" office:value="214.03300219887" calcext:value-type="float">
            <text:p>214.033002198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04</text:p>
          </table:table-cell>
          <table:table-cell office:value-type="float" office:value="135.120142165677" calcext:value-type="float">
            <text:p>135.1201421657</text:p>
          </table:table-cell>
          <table:table-cell table:formula="of:=[.C29]+[.F29]" office:value-type="float" office:value="165.120142165677" calcext:value-type="float">
            <text:p>165.1201421657</text:p>
          </table:table-cell>
          <table:table-cell office:value-type="float" office:value="180" calcext:value-type="float">
            <text:p>180</text:p>
          </table:table-cell>
          <table:table-cell table:formula="of:=[.F28]" office:value-type="float" office:value="30" calcext:value-type="float">
            <text:p>30</text:p>
          </table:table-cell>
          <table:table-cell table:formula="of:=-SQRT([.H29])" office:value-type="float" office:value="-14.879857834323" calcext:value-type="float">
            <text:p>-14.8798578343</text:p>
          </table:table-cell>
          <table:table-cell table:formula="of:=([.E29]-[.D29])^2" office:value-type="float" office:value="221.410169169663" calcext:value-type="float">
            <text:p>221.410169169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06</text:p>
          </table:table-cell>
          <table:table-cell office:value-type="float" office:value="135.490153776035" calcext:value-type="float">
            <text:p>135.490153776</text:p>
          </table:table-cell>
          <table:table-cell table:formula="of:=[.C30]+[.F30]" office:value-type="float" office:value="165.490153776035" calcext:value-type="float">
            <text:p>165.490153776</text:p>
          </table:table-cell>
          <table:table-cell office:value-type="float" office:value="180" calcext:value-type="float">
            <text:p>180</text:p>
          </table:table-cell>
          <table:table-cell table:formula="of:=[.F29]" office:value-type="float" office:value="30" calcext:value-type="float">
            <text:p>30</text:p>
          </table:table-cell>
          <table:table-cell table:formula="of:=-SQRT([.H30])" office:value-type="float" office:value="-14.509846223965" calcext:value-type="float">
            <text:p>-14.509846224</text:p>
          </table:table-cell>
          <table:table-cell table:formula="of:=([.E30]-[.D30])^2" office:value-type="float" office:value="210.535637443112" calcext:value-type="float">
            <text:p>210.535637443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08</text:p>
          </table:table-cell>
          <table:table-cell office:value-type="float" office:value="134.990164866866" calcext:value-type="float">
            <text:p>134.9901648669</text:p>
          </table:table-cell>
          <table:table-cell table:formula="of:=[.C31]+[.F31]" office:value-type="float" office:value="164.990164866866" calcext:value-type="float">
            <text:p>164.9901648669</text:p>
          </table:table-cell>
          <table:table-cell office:value-type="float" office:value="180" calcext:value-type="float">
            <text:p>180</text:p>
          </table:table-cell>
          <table:table-cell table:formula="of:=[.F30]" office:value-type="float" office:value="30" calcext:value-type="float">
            <text:p>30</text:p>
          </table:table-cell>
          <table:table-cell table:formula="of:=-SQRT([.H31])" office:value-type="float" office:value="-15.009835133134" calcext:value-type="float">
            <text:p>-15.0098351331</text:p>
          </table:table-cell>
          <table:table-cell table:formula="of:=([.E31]-[.D31])^2" office:value-type="float" office:value="225.295150723864" calcext:value-type="float">
            <text:p>225.295150723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10</text:p>
          </table:table-cell>
          <table:table-cell office:value-type="float" office:value="138.62016957267" calcext:value-type="float">
            <text:p>138.6201695727</text:p>
          </table:table-cell>
          <table:table-cell table:formula="of:=[.C32]+[.F32]" office:value-type="float" office:value="168.62016957267" calcext:value-type="float">
            <text:p>168.6201695727</text:p>
          </table:table-cell>
          <table:table-cell office:value-type="float" office:value="180" calcext:value-type="float">
            <text:p>180</text:p>
          </table:table-cell>
          <table:table-cell table:formula="of:=[.F31]" office:value-type="float" office:value="30" calcext:value-type="float">
            <text:p>30</text:p>
          </table:table-cell>
          <table:table-cell table:formula="of:=-SQRT([.H32])" office:value-type="float" office:value="-11.37983042733" calcext:value-type="float">
            <text:p>-11.3798304273</text:p>
          </table:table-cell>
          <table:table-cell table:formula="of:=([.E32]-[.D32])^2" office:value-type="float" office:value="129.500540554786" calcext:value-type="float">
            <text:p>129.500540554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12</text:p>
          </table:table-cell>
          <table:table-cell office:value-type="float" office:value="141.740175867179" calcext:value-type="float">
            <text:p>141.7401758672</text:p>
          </table:table-cell>
          <table:table-cell table:formula="of:=[.C33]+[.F33]" office:value-type="float" office:value="171.740175867179" calcext:value-type="float">
            <text:p>171.7401758672</text:p>
          </table:table-cell>
          <table:table-cell office:value-type="float" office:value="180" calcext:value-type="float">
            <text:p>180</text:p>
          </table:table-cell>
          <table:table-cell table:formula="of:=[.F32]" office:value-type="float" office:value="30" calcext:value-type="float">
            <text:p>30</text:p>
          </table:table-cell>
          <table:table-cell table:formula="of:=-SQRT([.H33])" office:value-type="float" office:value="-8.259824132821" calcext:value-type="float">
            <text:p>-8.2598241328</text:p>
          </table:table-cell>
          <table:table-cell table:formula="of:=([.E33]-[.D33])^2" office:value-type="float" office:value="68.2246947051321" calcext:value-type="float">
            <text:p>68.224694705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14</text:p>
          </table:table-cell>
          <table:table-cell office:value-type="float" office:value="139.43017895409" calcext:value-type="float">
            <text:p>139.4301789541</text:p>
          </table:table-cell>
          <table:table-cell table:formula="of:=[.C34]+[.F34]" office:value-type="float" office:value="169.43017895409" calcext:value-type="float">
            <text:p>169.4301789541</text:p>
          </table:table-cell>
          <table:table-cell office:value-type="float" office:value="180" calcext:value-type="float">
            <text:p>180</text:p>
          </table:table-cell>
          <table:table-cell table:formula="of:=[.F33]" office:value-type="float" office:value="30" calcext:value-type="float">
            <text:p>30</text:p>
          </table:table-cell>
          <table:table-cell table:formula="of:=-SQRT([.H34])" office:value-type="float" office:value="-10.56982104591" calcext:value-type="float">
            <text:p>-10.5698210459</text:p>
          </table:table-cell>
          <table:table-cell table:formula="of:=([.E34]-[.D34])^2" office:value-type="float" office:value="111.721116942562" calcext:value-type="float">
            <text:p>111.721116942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16</text:p>
          </table:table-cell>
          <table:table-cell office:value-type="float" office:value="133.24018311019" calcext:value-type="float">
            <text:p>133.2401831102</text:p>
          </table:table-cell>
          <table:table-cell table:formula="of:=[.C35]+[.F35]" office:value-type="float" office:value="163.24018311019" calcext:value-type="float">
            <text:p>163.2401831102</text:p>
          </table:table-cell>
          <table:table-cell office:value-type="float" office:value="180" calcext:value-type="float">
            <text:p>180</text:p>
          </table:table-cell>
          <table:table-cell table:formula="of:=[.F34]" office:value-type="float" office:value="30" calcext:value-type="float">
            <text:p>30</text:p>
          </table:table-cell>
          <table:table-cell table:formula="of:=-SQRT([.H35])" office:value-type="float" office:value="-16.75981688981" calcext:value-type="float">
            <text:p>-16.7598168898</text:p>
          </table:table-cell>
          <table:table-cell table:formula="of:=([.E35]-[.D35])^2" office:value-type="float" office:value="280.89146217996" calcext:value-type="float">
            <text:p>280.8914621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18</text:p>
          </table:table-cell>
          <table:table-cell office:value-type="float" office:value="131.800190733631" calcext:value-type="float">
            <text:p>131.8001907336</text:p>
          </table:table-cell>
          <table:table-cell table:formula="of:=[.C36]+[.F36]" office:value-type="float" office:value="161.800190733631" calcext:value-type="float">
            <text:p>161.8001907336</text:p>
          </table:table-cell>
          <table:table-cell office:value-type="float" office:value="180" calcext:value-type="float">
            <text:p>180</text:p>
          </table:table-cell>
          <table:table-cell table:formula="of:=[.F35]" office:value-type="float" office:value="30" calcext:value-type="float">
            <text:p>30</text:p>
          </table:table-cell>
          <table:table-cell table:formula="of:=-SQRT([.H36])" office:value-type="float" office:value="-18.199809266369" calcext:value-type="float">
            <text:p>-18.1998092664</text:p>
          </table:table-cell>
          <table:table-cell table:formula="of:=([.E36]-[.D36])^2" office:value-type="float" office:value="331.23305733221" calcext:value-type="float">
            <text:p>331.233057332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20</text:p>
          </table:table-cell>
          <table:table-cell office:value-type="float" office:value="136.550192781499" calcext:value-type="float">
            <text:p>136.5501927815</text:p>
          </table:table-cell>
          <table:table-cell table:formula="of:=[.C37]+[.F37]" office:value-type="float" office:value="166.550192781499" calcext:value-type="float">
            <text:p>166.5501927815</text:p>
          </table:table-cell>
          <table:table-cell office:value-type="float" office:value="180" calcext:value-type="float">
            <text:p>180</text:p>
          </table:table-cell>
          <table:table-cell table:formula="of:=[.F36]" office:value-type="float" office:value="30" calcext:value-type="float">
            <text:p>30</text:p>
          </table:table-cell>
          <table:table-cell table:formula="of:=-SQRT([.H37])" office:value-type="float" office:value="-13.449807218501" calcext:value-type="float">
            <text:p>-13.4498072185</text:p>
          </table:table-cell>
          <table:table-cell table:formula="of:=([.E37]-[.D37])^2" office:value-type="float" office:value="180.897314214842" calcext:value-type="float">
            <text:p>180.897314214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21</text:p>
          </table:table-cell>
          <table:table-cell office:value-type="float" office:value="139.81" calcext:value-type="float">
            <text:p>139.81</text:p>
          </table:table-cell>
          <table:table-cell table:formula="of:=[.C38]+[.F38]" office:value-type="float" office:value="169.81" calcext:value-type="float">
            <text:p>169.81</text:p>
          </table:table-cell>
          <table:table-cell office:value-type="float" office:value="180" calcext:value-type="float">
            <text:p>180</text:p>
          </table:table-cell>
          <table:table-cell table:formula="of:=[.F37]" office:value-type="float" office:value="30" calcext:value-type="float">
            <text:p>30</text:p>
          </table:table-cell>
          <table:table-cell table:formula="of:=-SQRT([.H38])" office:value-type="float" office:value="-10.19" calcext:value-type="float">
            <text:p>-10.19</text:p>
          </table:table-cell>
          <table:table-cell table:formula="of:=([.E38]-[.D38])^2" office:value-type="float" office:value="103.8361" calcext:value-type="float">
            <text:p>103.836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23</text:p>
          </table:table-cell>
          <table:table-cell office:value-type="float" office:value="91.1101998854152" calcext:value-type="float">
            <text:p>91.1101998854</text:p>
          </table:table-cell>
          <table:table-cell table:formula="of:=[.C39]+[.F39]" office:value-type="float" office:value="121.110199885415" calcext:value-type="float">
            <text:p>121.1101998854</text:p>
          </table:table-cell>
          <table:table-cell office:value-type="float" office:value="90" calcext:value-type="float">
            <text:p>90</text:p>
          </table:table-cell>
          <table:table-cell table:formula="of:=[.F38]" office:value-type="float" office:value="30" calcext:value-type="float">
            <text:p>30</text:p>
          </table:table-cell>
          <table:table-cell table:formula="of:=-SQRT([.H39])" office:value-type="float" office:value="-31.1101998854152" calcext:value-type="float">
            <text:p>-31.1101998854</text:p>
          </table:table-cell>
          <table:table-cell table:formula="of:=([.E39]-[.D39])^2" office:value-type="float" office:value="967.844536910488" calcext:value-type="float">
            <text:p>967.844536910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25</text:p>
          </table:table-cell>
          <table:table-cell office:value-type="float" office:value="98.5501958683822" calcext:value-type="float">
            <text:p>98.5501958684</text:p>
          </table:table-cell>
          <table:table-cell table:formula="of:=[.C40]+[.F40]" office:value-type="float" office:value="128.550195868382" calcext:value-type="float">
            <text:p>128.5501958684</text:p>
          </table:table-cell>
          <table:table-cell office:value-type="float" office:value="90" calcext:value-type="float">
            <text:p>90</text:p>
          </table:table-cell>
          <table:table-cell table:formula="of:=[.F39]" office:value-type="float" office:value="30" calcext:value-type="float">
            <text:p>30</text:p>
          </table:table-cell>
          <table:table-cell table:formula="of:=-SQRT([.H40])" office:value-type="float" office:value="-38.5501958683822" calcext:value-type="float">
            <text:p>-38.5501958684</text:p>
          </table:table-cell>
          <table:table-cell table:formula="of:=([.E40]-[.D40])^2" office:value-type="float" office:value="1486.11760149063" calcext:value-type="float">
            <text:p>1486.117601490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27</text:p>
          </table:table-cell>
          <table:table-cell office:value-type="float" office:value="98.2401939897435" calcext:value-type="float">
            <text:p>98.2401939897</text:p>
          </table:table-cell>
          <table:table-cell table:formula="of:=[.C41]+[.F41]" office:value-type="float" office:value="128.240193989744" calcext:value-type="float">
            <text:p>128.2401939897</text:p>
          </table:table-cell>
          <table:table-cell office:value-type="float" office:value="90" calcext:value-type="float">
            <text:p>90</text:p>
          </table:table-cell>
          <table:table-cell table:formula="of:=[.F40]" office:value-type="float" office:value="30" calcext:value-type="float">
            <text:p>30</text:p>
          </table:table-cell>
          <table:table-cell table:formula="of:=-SQRT([.H41])" office:value-type="float" office:value="-38.2401939897435" calcext:value-type="float">
            <text:p>-38.2401939897</text:p>
          </table:table-cell>
          <table:table-cell table:formula="of:=([.E41]-[.D41])^2" office:value-type="float" office:value="1462.31243637321" calcext:value-type="float">
            <text:p>1462.312436373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29</text:p>
          </table:table-cell>
          <table:table-cell office:value-type="float" office:value="93.4301764234436" calcext:value-type="float">
            <text:p>93.4301764234</text:p>
          </table:table-cell>
          <table:table-cell table:formula="of:=[.C42]+[.F42]" office:value-type="float" office:value="123.430176423444" calcext:value-type="float">
            <text:p>123.4301764234</text:p>
          </table:table-cell>
          <table:table-cell office:value-type="float" office:value="90" calcext:value-type="float">
            <text:p>90</text:p>
          </table:table-cell>
          <table:table-cell table:formula="of:=[.F41]" office:value-type="float" office:value="30" calcext:value-type="float">
            <text:p>30</text:p>
          </table:table-cell>
          <table:table-cell table:formula="of:=-SQRT([.H42])" office:value-type="float" office:value="-33.4301764234436" calcext:value-type="float">
            <text:p>-33.4301764234</text:p>
          </table:table-cell>
          <table:table-cell table:formula="of:=([.E42]-[.D42])^2" office:value-type="float" office:value="1117.57669570256" calcext:value-type="float">
            <text:p>1117.576695702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31</text:p>
          </table:table-cell>
          <table:table-cell office:value-type="float" office:value="95.5501570086862" calcext:value-type="float">
            <text:p>95.5501570087</text:p>
          </table:table-cell>
          <table:table-cell table:formula="of:=[.C43]+[.F43]" office:value-type="float" office:value="125.550157008686" calcext:value-type="float">
            <text:p>125.5501570087</text:p>
          </table:table-cell>
          <table:table-cell office:value-type="float" office:value="90" calcext:value-type="float">
            <text:p>90</text:p>
          </table:table-cell>
          <table:table-cell table:formula="of:=[.F42]" office:value-type="float" office:value="30" calcext:value-type="float">
            <text:p>30</text:p>
          </table:table-cell>
          <table:table-cell table:formula="of:=-SQRT([.H43])" office:value-type="float" office:value="-35.5501570086862" calcext:value-type="float">
            <text:p>-35.5501570087</text:p>
          </table:table-cell>
          <table:table-cell table:formula="of:=([.E43]-[.D43])^2" office:value-type="float" office:value="1263.81366334224" calcext:value-type="float">
            <text:p>1263.813663342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33</text:p>
          </table:table-cell>
          <table:table-cell office:value-type="float" office:value="94.490137334176" calcext:value-type="float">
            <text:p>94.4901373342</text:p>
          </table:table-cell>
          <table:table-cell table:formula="of:=[.C44]+[.F44]" office:value-type="float" office:value="124.490137334176" calcext:value-type="float">
            <text:p>124.4901373342</text:p>
          </table:table-cell>
          <table:table-cell office:value-type="float" office:value="90" calcext:value-type="float">
            <text:p>90</text:p>
          </table:table-cell>
          <table:table-cell table:formula="of:=[.F43]" office:value-type="float" office:value="30" calcext:value-type="float">
            <text:p>30</text:p>
          </table:table-cell>
          <table:table-cell table:formula="of:=-SQRT([.H44])" office:value-type="float" office:value="-34.490137334176" calcext:value-type="float">
            <text:p>-34.4901373342</text:p>
          </table:table-cell>
          <table:table-cell table:formula="of:=([.E44]-[.D44])^2" office:value-type="float" office:value="1189.56957333032" calcext:value-type="float">
            <text:p>1189.569573330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35</text:p>
          </table:table-cell>
          <table:table-cell office:value-type="float" office:value="93.2401171401548" calcext:value-type="float">
            <text:p>93.2401171402</text:p>
          </table:table-cell>
          <table:table-cell table:formula="of:=[.C45]+[.F45]" office:value-type="float" office:value="123.240117140155" calcext:value-type="float">
            <text:p>123.2401171402</text:p>
          </table:table-cell>
          <table:table-cell office:value-type="float" office:value="90" calcext:value-type="float">
            <text:p>90</text:p>
          </table:table-cell>
          <table:table-cell table:formula="of:=[.F44]" office:value-type="float" office:value="30" calcext:value-type="float">
            <text:p>30</text:p>
          </table:table-cell>
          <table:table-cell table:formula="of:=-SQRT([.H45])" office:value-type="float" office:value="-33.2401171401548" calcext:value-type="float">
            <text:p>-33.2401171402</text:p>
          </table:table-cell>
          <table:table-cell table:formula="of:=([.E45]-[.D45])^2" office:value-type="float" office:value="1104.90538749121" calcext:value-type="float">
            <text:p>1104.905387491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37</text:p>
          </table:table-cell>
          <table:table-cell office:value-type="float" office:value="99.3000966863763" calcext:value-type="float">
            <text:p>99.3000966864</text:p>
          </table:table-cell>
          <table:table-cell table:formula="of:=[.C46]+[.F46]" office:value-type="float" office:value="129.300096686376" calcext:value-type="float">
            <text:p>129.3000966864</text:p>
          </table:table-cell>
          <table:table-cell office:value-type="float" office:value="90" calcext:value-type="float">
            <text:p>90</text:p>
          </table:table-cell>
          <table:table-cell table:formula="of:=[.F45]" office:value-type="float" office:value="30" calcext:value-type="float">
            <text:p>30</text:p>
          </table:table-cell>
          <table:table-cell table:formula="of:=-SQRT([.H46])" office:value-type="float" office:value="-39.3000966863763" calcext:value-type="float">
            <text:p>-39.3000966864</text:p>
          </table:table-cell>
          <table:table-cell table:formula="of:=([.E46]-[.D46])^2" office:value-type="float" office:value="1544.49759955853" calcext:value-type="float">
            <text:p>1544.497599558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39</text:p>
          </table:table-cell>
          <table:table-cell office:value-type="float" office:value="102.740085275496" calcext:value-type="float">
            <text:p>102.7400852755</text:p>
          </table:table-cell>
          <table:table-cell table:formula="of:=[.C47]+[.F47]" office:value-type="float" office:value="132.740085275496" calcext:value-type="float">
            <text:p>132.7400852755</text:p>
          </table:table-cell>
          <table:table-cell office:value-type="float" office:value="90" calcext:value-type="float">
            <text:p>90</text:p>
          </table:table-cell>
          <table:table-cell table:formula="of:=[.F46]" office:value-type="float" office:value="30" calcext:value-type="float">
            <text:p>30</text:p>
          </table:table-cell>
          <table:table-cell table:formula="of:=-SQRT([.H47])" office:value-type="float" office:value="-42.740085275496" calcext:value-type="float">
            <text:p>-42.7400852755</text:p>
          </table:table-cell>
          <table:table-cell table:formula="of:=([.E47]-[.D47])^2" office:value-type="float" office:value="1826.71488935667" calcext:value-type="float">
            <text:p>1826.714889356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41</text:p>
          </table:table-cell>
          <table:table-cell office:value-type="float" office:value="113.37" calcext:value-type="float">
            <text:p>113.37</text:p>
          </table:table-cell>
          <table:table-cell table:formula="of:=[.C48]+[.F48]" office:value-type="float" office:value="143.37" calcext:value-type="float">
            <text:p>143.37</text:p>
          </table:table-cell>
          <table:table-cell office:value-type="float" office:value="180" calcext:value-type="float">
            <text:p>180</text:p>
          </table:table-cell>
          <table:table-cell table:formula="of:=[.F47]" office:value-type="float" office:value="30" calcext:value-type="float">
            <text:p>30</text:p>
          </table:table-cell>
          <table:table-cell table:formula="of:=-SQRT([.H48])" office:value-type="float" office:value="-36.63" calcext:value-type="float">
            <text:p>-36.63</text:p>
          </table:table-cell>
          <table:table-cell table:formula="of:=([.E48]-[.D48])^2" office:value-type="float" office:value="1341.7569" calcext:value-type="float">
            <text:p>1341.756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42</text:p>
          </table:table-cell>
          <table:table-cell office:value-type="float" office:value="113.37" calcext:value-type="float">
            <text:p>113.37</text:p>
          </table:table-cell>
          <table:table-cell table:formula="of:=[.C49]+[.F49]" office:value-type="float" office:value="143.37" calcext:value-type="float">
            <text:p>143.37</text:p>
          </table:table-cell>
          <table:table-cell office:value-type="float" office:value="180" calcext:value-type="float">
            <text:p>180</text:p>
          </table:table-cell>
          <table:table-cell table:formula="of:=[.F48]" office:value-type="float" office:value="30" calcext:value-type="float">
            <text:p>30</text:p>
          </table:table-cell>
          <table:table-cell table:formula="of:=-SQRT([.H49])" office:value-type="float" office:value="-36.63" calcext:value-type="float">
            <text:p>-36.63</text:p>
          </table:table-cell>
          <table:table-cell table:formula="of:=([.E49]-[.D49])^2" office:value-type="float" office:value="1341.7569" calcext:value-type="float">
            <text:p>1341.756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44</text:p>
          </table:table-cell>
          <table:table-cell office:value-type="float" office:value="123.800046476161" calcext:value-type="float">
            <text:p>123.8000464762</text:p>
          </table:table-cell>
          <table:table-cell table:formula="of:=[.C50]+[.F50]" office:value-type="float" office:value="153.800046476161" calcext:value-type="float">
            <text:p>153.8000464762</text:p>
          </table:table-cell>
          <table:table-cell office:value-type="float" office:value="180" calcext:value-type="float">
            <text:p>180</text:p>
          </table:table-cell>
          <table:table-cell table:formula="of:=[.F49]" office:value-type="float" office:value="30" calcext:value-type="float">
            <text:p>30</text:p>
          </table:table-cell>
          <table:table-cell table:formula="of:=-SQRT([.H50])" office:value-type="float" office:value="-26.199953523839" calcext:value-type="float">
            <text:p>-26.1999535238</text:p>
          </table:table-cell>
          <table:table-cell table:formula="of:=([.E50]-[.D50])^2" office:value-type="float" office:value="686.437564651323" calcext:value-type="float">
            <text:p>686.437564651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46</text:p>
          </table:table-cell>
          <table:table-cell office:value-type="float" office:value="129.740029948923" calcext:value-type="float">
            <text:p>129.7400299489</text:p>
          </table:table-cell>
          <table:table-cell table:formula="of:=[.C51]+[.F51]" office:value-type="float" office:value="159.740029948923" calcext:value-type="float">
            <text:p>159.7400299489</text:p>
          </table:table-cell>
          <table:table-cell office:value-type="float" office:value="180" calcext:value-type="float">
            <text:p>180</text:p>
          </table:table-cell>
          <table:table-cell table:formula="of:=[.F50]" office:value-type="float" office:value="30" calcext:value-type="float">
            <text:p>30</text:p>
          </table:table-cell>
          <table:table-cell table:formula="of:=-SQRT([.H51])" office:value-type="float" office:value="-20.259970051077" calcext:value-type="float">
            <text:p>-20.2599700511</text:p>
          </table:table-cell>
          <table:table-cell table:formula="of:=([.E51]-[.D51])^2" office:value-type="float" office:value="410.466386470537" calcext:value-type="float">
            <text:p>410.466386470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48</text:p>
          </table:table-cell>
          <table:table-cell office:value-type="float" office:value="128.550016079594" calcext:value-type="float">
            <text:p>128.5500160796</text:p>
          </table:table-cell>
          <table:table-cell table:formula="of:=[.C52]+[.F52]" office:value-type="float" office:value="158.550016079594" calcext:value-type="float">
            <text:p>158.5500160796</text:p>
          </table:table-cell>
          <table:table-cell office:value-type="float" office:value="180" calcext:value-type="float">
            <text:p>180</text:p>
          </table:table-cell>
          <table:table-cell table:formula="of:=[.F51]" office:value-type="float" office:value="30" calcext:value-type="float">
            <text:p>30</text:p>
          </table:table-cell>
          <table:table-cell table:formula="of:=-SQRT([.H52])" office:value-type="float" office:value="-21.449983920406" calcext:value-type="float">
            <text:p>-21.4499839204</text:p>
          </table:table-cell>
          <table:table-cell table:formula="of:=([.E52]-[.D52])^2" office:value-type="float" office:value="460.101810185676" calcext:value-type="float">
            <text:p>460.101810185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51</text:p>
          </table:table-cell>
          <table:table-cell office:value-type="float" office:value="139.049998652485" calcext:value-type="float">
            <text:p>139.0499986525</text:p>
          </table:table-cell>
          <table:table-cell table:formula="of:=[.C53]+[.F53]" office:value-type="float" office:value="169.049998652485" calcext:value-type="float">
            <text:p>169.0499986525</text:p>
          </table:table-cell>
          <table:table-cell office:value-type="float" office:value="180" calcext:value-type="float">
            <text:p>180</text:p>
          </table:table-cell>
          <table:table-cell table:formula="of:=[.F52]" office:value-type="float" office:value="30" calcext:value-type="float">
            <text:p>30</text:p>
          </table:table-cell>
          <table:table-cell table:formula="of:=-SQRT([.H53])" office:value-type="float" office:value="-10.950001347515" calcext:value-type="float">
            <text:p>-10.9500013475</text:p>
          </table:table-cell>
          <table:table-cell table:formula="of:=([.E53]-[.D53])^2" office:value-type="float" office:value="119.902529510581" calcext:value-type="float">
            <text:p>119.902529510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53</text:p>
          </table:table-cell>
          <table:table-cell office:value-type="float" office:value="149.489990848094" calcext:value-type="float">
            <text:p>149.4899908481</text:p>
          </table:table-cell>
          <table:table-cell table:formula="of:=[.C54]+[.F54]" office:value-type="float" office:value="179.489990848094" calcext:value-type="float">
            <text:p>179.4899908481</text:p>
          </table:table-cell>
          <table:table-cell office:value-type="float" office:value="180" calcext:value-type="float">
            <text:p>180</text:p>
          </table:table-cell>
          <table:table-cell table:formula="of:=[.F53]" office:value-type="float" office:value="30" calcext:value-type="float">
            <text:p>30</text:p>
          </table:table-cell>
          <table:table-cell table:formula="of:=-SQRT([.H54])" office:value-type="float" office:value="-0.51000915190599" calcext:value-type="float">
            <text:p>-0.5100091519</text:p>
          </table:table-cell>
          <table:table-cell table:formula="of:=([.E54]-[.D54])^2" office:value-type="float" office:value="0.260109335027867" calcext:value-type="float">
            <text:p>0.26010933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55</text:p>
          </table:table-cell>
          <table:table-cell office:value-type="float" office:value="148.119980965634" calcext:value-type="float">
            <text:p>148.1199809656</text:p>
          </table:table-cell>
          <table:table-cell table:formula="of:=[.C55]+[.F55]" office:value-type="float" office:value="178.119980965634" calcext:value-type="float">
            <text:p>178.1199809656</text:p>
          </table:table-cell>
          <table:table-cell office:value-type="float" office:value="180" calcext:value-type="float">
            <text:p>180</text:p>
          </table:table-cell>
          <table:table-cell table:formula="of:=[.F54]" office:value-type="float" office:value="30" calcext:value-type="float">
            <text:p>30</text:p>
          </table:table-cell>
          <table:table-cell table:formula="of:=-SQRT([.H55])" office:value-type="float" office:value="-1.880019034366" calcext:value-type="float">
            <text:p>-1.8800190344</text:p>
          </table:table-cell>
          <table:table-cell table:formula="of:=([.E55]-[.D55])^2" office:value-type="float" office:value="3.53447156957847" calcext:value-type="float">
            <text:p>3.534471569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57</text:p>
          </table:table-cell>
          <table:table-cell office:value-type="float" office:value="155.04997532978" calcext:value-type="float">
            <text:p>155.0499753298</text:p>
          </table:table-cell>
          <table:table-cell table:formula="of:=[.C56]+[.F56]" office:value-type="float" office:value="185.04997532978" calcext:value-type="float">
            <text:p>185.0499753298</text:p>
          </table:table-cell>
          <table:table-cell office:value-type="float" office:value="180" calcext:value-type="float">
            <text:p>180</text:p>
          </table:table-cell>
          <table:table-cell table:formula="of:=[.F55]" office:value-type="float" office:value="30" calcext:value-type="float">
            <text:p>30</text:p>
          </table:table-cell>
          <table:table-cell table:formula="of:=-SQRT([.H56])" office:value-type="float" office:value="-5.04997532978001" calcext:value-type="float">
            <text:p>-5.0499753298</text:p>
          </table:table-cell>
          <table:table-cell table:formula="of:=([.E56]-[.D56])^2" office:value-type="float" office:value="25.5022508313867" calcext:value-type="float">
            <text:p>25.502250831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59</text:p>
          </table:table-cell>
          <table:table-cell office:value-type="float" office:value="151.119969434169" calcext:value-type="float">
            <text:p>151.1199694342</text:p>
          </table:table-cell>
          <table:table-cell table:formula="of:=[.C57]+[.F57]" office:value-type="float" office:value="181.119969434169" calcext:value-type="float">
            <text:p>181.1199694342</text:p>
          </table:table-cell>
          <table:table-cell office:value-type="float" office:value="180" calcext:value-type="float">
            <text:p>180</text:p>
          </table:table-cell>
          <table:table-cell table:formula="of:=[.F56]" office:value-type="float" office:value="30" calcext:value-type="float">
            <text:p>30</text:p>
          </table:table-cell>
          <table:table-cell table:formula="of:=-SQRT([.H57])" office:value-type="float" office:value="-1.11996943416901" calcext:value-type="float">
            <text:p>-1.1199694342</text:p>
          </table:table-cell>
          <table:table-cell table:formula="of:=([.E57]-[.D57])^2" office:value-type="float" office:value="1.25433153347285" calcext:value-type="float">
            <text:p>1.254331533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01</text:p>
          </table:table-cell>
          <table:table-cell office:value-type="float" office:value="147.799962729132" calcext:value-type="float">
            <text:p>147.7999627291</text:p>
          </table:table-cell>
          <table:table-cell table:formula="of:=[.C58]+[.F58]" office:value-type="float" office:value="177.799962729132" calcext:value-type="float">
            <text:p>177.7999627291</text:p>
          </table:table-cell>
          <table:table-cell office:value-type="float" office:value="180" calcext:value-type="float">
            <text:p>180</text:p>
          </table:table-cell>
          <table:table-cell table:formula="of:=[.F57]" office:value-type="float" office:value="30" calcext:value-type="float">
            <text:p>30</text:p>
          </table:table-cell>
          <table:table-cell table:formula="of:=-SQRT([.H58])" office:value-type="float" office:value="-2.20003727086799" calcext:value-type="float">
            <text:p>-2.2000372709</text:p>
          </table:table-cell>
          <table:table-cell table:formula="of:=([.E58]-[.D58])^2" office:value-type="float" office:value="4.8401639932083" calcext:value-type="float">
            <text:p>4.840163993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03</text:p>
          </table:table-cell>
          <table:table-cell office:value-type="float" office:value="149.869963188348" calcext:value-type="float">
            <text:p>149.8699631883</text:p>
          </table:table-cell>
          <table:table-cell table:formula="of:=[.C59]+[.F59]" office:value-type="float" office:value="179.869963188348" calcext:value-type="float">
            <text:p>179.8699631883</text:p>
          </table:table-cell>
          <table:table-cell office:value-type="float" office:value="180" calcext:value-type="float">
            <text:p>180</text:p>
          </table:table-cell>
          <table:table-cell table:formula="of:=[.F58]" office:value-type="float" office:value="30" calcext:value-type="float">
            <text:p>30</text:p>
          </table:table-cell>
          <table:table-cell table:formula="of:=-SQRT([.H59])" office:value-type="float" office:value="-0.130036811651991" calcext:value-type="float">
            <text:p>-0.1300368117</text:p>
          </table:table-cell>
          <table:table-cell table:formula="of:=([.E59]-[.D59])^2" office:value-type="float" office:value="0.0169095723846153" calcext:value-type="float">
            <text:p>0.016909572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05</text:p>
          </table:table-cell>
          <table:table-cell office:value-type="float" office:value="149.369962868286" calcext:value-type="float">
            <text:p>149.3699628683</text:p>
          </table:table-cell>
          <table:table-cell table:formula="of:=[.C60]+[.F60]" office:value-type="float" office:value="179.369962868286" calcext:value-type="float">
            <text:p>179.3699628683</text:p>
          </table:table-cell>
          <table:table-cell office:value-type="float" office:value="180" calcext:value-type="float">
            <text:p>180</text:p>
          </table:table-cell>
          <table:table-cell table:formula="of:=[.F59]" office:value-type="float" office:value="30" calcext:value-type="float">
            <text:p>30</text:p>
          </table:table-cell>
          <table:table-cell table:formula="of:=-SQRT([.H60])" office:value-type="float" office:value="-0.630037131714005" calcext:value-type="float">
            <text:p>-0.6300371317</text:p>
          </table:table-cell>
          <table:table-cell table:formula="of:=([.E60]-[.D60])^2" office:value-type="float" office:value="0.39694678733841" calcext:value-type="float">
            <text:p>0.396946787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07</text:p>
          </table:table-cell>
          <table:table-cell office:value-type="float" office:value="146.929970231986" calcext:value-type="float">
            <text:p>146.929970232</text:p>
          </table:table-cell>
          <table:table-cell table:formula="of:=[.C61]+[.F61]" office:value-type="float" office:value="176.929970231986" calcext:value-type="float">
            <text:p>176.929970232</text:p>
          </table:table-cell>
          <table:table-cell office:value-type="float" office:value="180" calcext:value-type="float">
            <text:p>180</text:p>
          </table:table-cell>
          <table:table-cell table:formula="of:=[.F60]" office:value-type="float" office:value="30" calcext:value-type="float">
            <text:p>30</text:p>
          </table:table-cell>
          <table:table-cell table:formula="of:=-SQRT([.H61])" office:value-type="float" office:value="-3.070029768014" calcext:value-type="float">
            <text:p>-3.070029768</text:p>
          </table:table-cell>
          <table:table-cell table:formula="of:=([.E61]-[.D61])^2" office:value-type="float" office:value="9.42508277649207" calcext:value-type="float">
            <text:p>9.425082776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09</text:p>
          </table:table-cell>
          <table:table-cell office:value-type="float" office:value="151.119972829568" calcext:value-type="float">
            <text:p>151.1199728296</text:p>
          </table:table-cell>
          <table:table-cell table:formula="of:=[.C62]+[.F62]" office:value-type="float" office:value="181.119972829568" calcext:value-type="float">
            <text:p>181.1199728296</text:p>
          </table:table-cell>
          <table:table-cell office:value-type="float" office:value="180" calcext:value-type="float">
            <text:p>180</text:p>
          </table:table-cell>
          <table:table-cell table:formula="of:=[.F61]" office:value-type="float" office:value="30" calcext:value-type="float">
            <text:p>30</text:p>
          </table:table-cell>
          <table:table-cell table:formula="of:=-SQRT([.H62])" office:value-type="float" office:value="-1.11997282956801" calcext:value-type="float">
            <text:p>-1.1199728296</text:p>
          </table:table-cell>
          <table:table-cell table:formula="of:=([.E62]-[.D62])^2" office:value-type="float" office:value="1.25433913897058" calcext:value-type="float">
            <text:p>1.25433913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11</text:p>
          </table:table-cell>
          <table:table-cell office:value-type="float" office:value="149.92997516739" calcext:value-type="float">
            <text:p>149.9299751674</text:p>
          </table:table-cell>
          <table:table-cell table:formula="of:=[.C63]+[.F63]" office:value-type="float" office:value="179.92997516739" calcext:value-type="float">
            <text:p>179.9299751674</text:p>
          </table:table-cell>
          <table:table-cell office:value-type="float" office:value="180" calcext:value-type="float">
            <text:p>180</text:p>
          </table:table-cell>
          <table:table-cell table:formula="of:=[.F62]" office:value-type="float" office:value="30" calcext:value-type="float">
            <text:p>30</text:p>
          </table:table-cell>
          <table:table-cell table:formula="of:=-SQRT([.H63])" office:value-type="float" office:value="-0.0700248326099882" calcext:value-type="float">
            <text:p>-0.0700248326</text:p>
          </table:table-cell>
          <table:table-cell table:formula="of:=([.E63]-[.D63])^2" office:value-type="float" office:value="0.00490347718205686" calcext:value-type="float">
            <text:p>0.004903477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13</text:p>
          </table:table-cell>
          <table:table-cell office:value-type="float" office:value="145.799975107078" calcext:value-type="float">
            <text:p>145.7999751071</text:p>
          </table:table-cell>
          <table:table-cell table:formula="of:=[.C64]+[.F64]" office:value-type="float" office:value="175.799975107078" calcext:value-type="float">
            <text:p>175.7999751071</text:p>
          </table:table-cell>
          <table:table-cell office:value-type="float" office:value="180" calcext:value-type="float">
            <text:p>180</text:p>
          </table:table-cell>
          <table:table-cell table:formula="of:=[.F63]" office:value-type="float" office:value="30" calcext:value-type="float">
            <text:p>30</text:p>
          </table:table-cell>
          <table:table-cell table:formula="of:=-SQRT([.H64])" office:value-type="float" office:value="-4.20002489292199" calcext:value-type="float">
            <text:p>-4.2000248929</text:p>
          </table:table-cell>
          <table:table-cell table:formula="of:=([.E64]-[.D64])^2" office:value-type="float" office:value="17.6402091011644" calcext:value-type="float">
            <text:p>17.640209101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15</text:p>
          </table:table-cell>
          <table:table-cell office:value-type="float" office:value="148.239976895223" calcext:value-type="float">
            <text:p>148.2399768952</text:p>
          </table:table-cell>
          <table:table-cell table:formula="of:=[.C65]+[.F65]" office:value-type="float" office:value="178.239976895223" calcext:value-type="float">
            <text:p>178.2399768952</text:p>
          </table:table-cell>
          <table:table-cell office:value-type="float" office:value="180" calcext:value-type="float">
            <text:p>180</text:p>
          </table:table-cell>
          <table:table-cell table:formula="of:=[.F64]" office:value-type="float" office:value="30" calcext:value-type="float">
            <text:p>30</text:p>
          </table:table-cell>
          <table:table-cell table:formula="of:=-SQRT([.H65])" office:value-type="float" office:value="-1.76002310477699" calcext:value-type="float">
            <text:p>-1.7600231048</text:p>
          </table:table-cell>
          <table:table-cell table:formula="of:=([.E65]-[.D65])^2" office:value-type="float" office:value="3.09768132934884" calcext:value-type="float">
            <text:p>3.097681329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17</text:p>
          </table:table-cell>
          <table:table-cell office:value-type="float" office:value="153.179987696056" calcext:value-type="float">
            <text:p>153.1799876961</text:p>
          </table:table-cell>
          <table:table-cell table:formula="of:=[.C66]+[.F66]" office:value-type="float" office:value="183.179987696056" calcext:value-type="float">
            <text:p>183.1799876961</text:p>
          </table:table-cell>
          <table:table-cell office:value-type="float" office:value="180" calcext:value-type="float">
            <text:p>180</text:p>
          </table:table-cell>
          <table:table-cell table:formula="of:=[.F65]" office:value-type="float" office:value="30" calcext:value-type="float">
            <text:p>30</text:p>
          </table:table-cell>
          <table:table-cell table:formula="of:=-SQRT([.H66])" office:value-type="float" office:value="-3.179987696056" calcext:value-type="float">
            <text:p>-3.1799876961</text:p>
          </table:table-cell>
          <table:table-cell table:formula="of:=([.E66]-[.D66])^2" office:value-type="float" office:value="10.1123217470676" calcext:value-type="float">
            <text:p>10.112321747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19</text:p>
          </table:table-cell>
          <table:table-cell office:value-type="float" office:value="153.679994510046" calcext:value-type="float">
            <text:p>153.67999451</text:p>
          </table:table-cell>
          <table:table-cell table:formula="of:=[.C67]+[.F67]" office:value-type="float" office:value="183.679994510046" calcext:value-type="float">
            <text:p>183.67999451</text:p>
          </table:table-cell>
          <table:table-cell office:value-type="float" office:value="180" calcext:value-type="float">
            <text:p>180</text:p>
          </table:table-cell>
          <table:table-cell table:formula="of:=[.F66]" office:value-type="float" office:value="30" calcext:value-type="float">
            <text:p>30</text:p>
          </table:table-cell>
          <table:table-cell table:formula="of:=-SQRT([.H67])" office:value-type="float" office:value="-3.67999451004599" calcext:value-type="float">
            <text:p>-3.67999451</text:p>
          </table:table-cell>
          <table:table-cell table:formula="of:=([.E67]-[.D67])^2" office:value-type="float" office:value="13.5423595939686" calcext:value-type="float">
            <text:p>13.54235959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21</text:p>
          </table:table-cell>
          <table:table-cell office:value-type="float" office:value="150.799998925898" calcext:value-type="float">
            <text:p>150.7999989259</text:p>
          </table:table-cell>
          <table:table-cell table:formula="of:=[.C68]+[.F68]" office:value-type="float" office:value="180.799998925898" calcext:value-type="float">
            <text:p>180.7999989259</text:p>
          </table:table-cell>
          <table:table-cell office:value-type="float" office:value="180" calcext:value-type="float">
            <text:p>180</text:p>
          </table:table-cell>
          <table:table-cell table:formula="of:=[.F67]" office:value-type="float" office:value="30" calcext:value-type="float">
            <text:p>30</text:p>
          </table:table-cell>
          <table:table-cell table:formula="of:=-SQRT([.H68])" office:value-type="float" office:value="-0.799998925897995" calcext:value-type="float">
            <text:p>-0.7999989259</text:p>
          </table:table-cell>
          <table:table-cell table:formula="of:=([.E68]-[.D68])^2" office:value-type="float" office:value="0.639998281437946" calcext:value-type="float">
            <text:p>0.639998281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23</text:p>
          </table:table-cell>
          <table:table-cell office:value-type="float" office:value="149.870002822231" calcext:value-type="float">
            <text:p>149.8700028222</text:p>
          </table:table-cell>
          <table:table-cell table:formula="of:=[.C69]+[.F69]" office:value-type="float" office:value="179.870002822231" calcext:value-type="float">
            <text:p>179.8700028222</text:p>
          </table:table-cell>
          <table:table-cell office:value-type="float" office:value="180" calcext:value-type="float">
            <text:p>180</text:p>
          </table:table-cell>
          <table:table-cell table:formula="of:=[.F68]" office:value-type="float" office:value="30" calcext:value-type="float">
            <text:p>30</text:p>
          </table:table-cell>
          <table:table-cell table:formula="of:=-SQRT([.H69])" office:value-type="float" office:value="-0.129997177769013" calcext:value-type="float">
            <text:p>-0.1299971778</text:p>
          </table:table-cell>
          <table:table-cell table:formula="of:=([.E69]-[.D69])^2" office:value-type="float" office:value="0.0168992662279084" calcext:value-type="float">
            <text:p>0.016899266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25</text:p>
          </table:table-cell>
          <table:table-cell office:value-type="float" office:value="152.870010735549" calcext:value-type="float">
            <text:p>152.8700107355</text:p>
          </table:table-cell>
          <table:table-cell table:formula="of:=[.C70]+[.F70]" office:value-type="float" office:value="182.870010735549" calcext:value-type="float">
            <text:p>182.8700107355</text:p>
          </table:table-cell>
          <table:table-cell office:value-type="float" office:value="180" calcext:value-type="float">
            <text:p>180</text:p>
          </table:table-cell>
          <table:table-cell table:formula="of:=[.F69]" office:value-type="float" office:value="30" calcext:value-type="float">
            <text:p>30</text:p>
          </table:table-cell>
          <table:table-cell table:formula="of:=-SQRT([.H70])" office:value-type="float" office:value="-2.87001073554899" calcext:value-type="float">
            <text:p>-2.8700107355</text:p>
          </table:table-cell>
          <table:table-cell table:formula="of:=([.E70]-[.D70])^2" office:value-type="float" office:value="8.23696162216644" calcext:value-type="float">
            <text:p>8.236961622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27</text:p>
          </table:table-cell>
          <table:table-cell office:value-type="float" office:value="153.120017289752" calcext:value-type="float">
            <text:p>153.1200172898</text:p>
          </table:table-cell>
          <table:table-cell table:formula="of:=[.C71]+[.F71]" office:value-type="float" office:value="183.120017289752" calcext:value-type="float">
            <text:p>183.1200172898</text:p>
          </table:table-cell>
          <table:table-cell office:value-type="float" office:value="180" calcext:value-type="float">
            <text:p>180</text:p>
          </table:table-cell>
          <table:table-cell table:formula="of:=[.F70]" office:value-type="float" office:value="30" calcext:value-type="float">
            <text:p>30</text:p>
          </table:table-cell>
          <table:table-cell table:formula="of:=-SQRT([.H71])" office:value-type="float" office:value="-3.12001728975201" calcext:value-type="float">
            <text:p>-3.1200172898</text:p>
          </table:table-cell>
          <table:table-cell table:formula="of:=([.E71]-[.D71])^2" office:value-type="float" office:value="9.7345078883515" calcext:value-type="float">
            <text:p>9.734507888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29</text:p>
          </table:table-cell>
          <table:table-cell office:value-type="float" office:value="150.370027540842" calcext:value-type="float">
            <text:p>150.3700275408</text:p>
          </table:table-cell>
          <table:table-cell table:formula="of:=[.C72]+[.F72]" office:value-type="float" office:value="180.370027540842" calcext:value-type="float">
            <text:p>180.3700275408</text:p>
          </table:table-cell>
          <table:table-cell office:value-type="float" office:value="180" calcext:value-type="float">
            <text:p>180</text:p>
          </table:table-cell>
          <table:table-cell table:formula="of:=[.F71]" office:value-type="float" office:value="30" calcext:value-type="float">
            <text:p>30</text:p>
          </table:table-cell>
          <table:table-cell table:formula="of:=-SQRT([.H72])" office:value-type="float" office:value="-0.370027540841988" calcext:value-type="float">
            <text:p>-0.3700275408</text:p>
          </table:table-cell>
          <table:table-cell table:formula="of:=([.E72]-[.D72])^2" office:value-type="float" office:value="0.136920380981569" calcext:value-type="float">
            <text:p>0.13692038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31</text:p>
          </table:table-cell>
          <table:table-cell office:value-type="float" office:value="146.620033575519" calcext:value-type="float">
            <text:p>146.6200335755</text:p>
          </table:table-cell>
          <table:table-cell table:formula="of:=[.C73]+[.F73]" office:value-type="float" office:value="176.620033575519" calcext:value-type="float">
            <text:p>176.6200335755</text:p>
          </table:table-cell>
          <table:table-cell office:value-type="float" office:value="180" calcext:value-type="float">
            <text:p>180</text:p>
          </table:table-cell>
          <table:table-cell table:formula="of:=[.F72]" office:value-type="float" office:value="30" calcext:value-type="float">
            <text:p>30</text:p>
          </table:table-cell>
          <table:table-cell table:formula="of:=-SQRT([.H73])" office:value-type="float" office:value="-3.37996642448101" calcext:value-type="float">
            <text:p>-3.3799664245</text:p>
          </table:table-cell>
          <table:table-cell table:formula="of:=([.E73]-[.D73])^2" office:value-type="float" office:value="11.424173030619" calcext:value-type="float">
            <text:p>11.424173030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33</text:p>
          </table:table-cell>
          <table:table-cell office:value-type="float" office:value="149.800040679375" calcext:value-type="float">
            <text:p>149.8000406794</text:p>
          </table:table-cell>
          <table:table-cell table:formula="of:=[.C74]+[.F74]" office:value-type="float" office:value="179.800040679375" calcext:value-type="float">
            <text:p>179.8000406794</text:p>
          </table:table-cell>
          <table:table-cell office:value-type="float" office:value="180" calcext:value-type="float">
            <text:p>180</text:p>
          </table:table-cell>
          <table:table-cell table:formula="of:=[.F73]" office:value-type="float" office:value="30" calcext:value-type="float">
            <text:p>30</text:p>
          </table:table-cell>
          <table:table-cell table:formula="of:=-SQRT([.H74])" office:value-type="float" office:value="-0.199959320624998" calcext:value-type="float">
            <text:p>-0.1999593206</text:p>
          </table:table-cell>
          <table:table-cell table:formula="of:=([.E74]-[.D74])^2" office:value-type="float" office:value="0.0399837299048109" calcext:value-type="float">
            <text:p>0.039983729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35</text:p>
          </table:table-cell>
          <table:table-cell office:value-type="float" office:value="147.050042727221" calcext:value-type="float">
            <text:p>147.0500427272</text:p>
          </table:table-cell>
          <table:table-cell table:formula="of:=[.C75]+[.F75]" office:value-type="float" office:value="177.050042727221" calcext:value-type="float">
            <text:p>177.0500427272</text:p>
          </table:table-cell>
          <table:table-cell office:value-type="float" office:value="180" calcext:value-type="float">
            <text:p>180</text:p>
          </table:table-cell>
          <table:table-cell table:formula="of:=[.F74]" office:value-type="float" office:value="30" calcext:value-type="float">
            <text:p>30</text:p>
          </table:table-cell>
          <table:table-cell table:formula="of:=-SQRT([.H75])" office:value-type="float" office:value="-2.94995727277899" calcext:value-type="float">
            <text:p>-2.9499572728</text:p>
          </table:table-cell>
          <table:table-cell table:formula="of:=([.E75]-[.D75])^2" office:value-type="float" office:value="8.70224791122165" calcext:value-type="float">
            <text:p>8.702247911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37</text:p>
          </table:table-cell>
          <table:table-cell office:value-type="float" office:value="141.680045064993" calcext:value-type="float">
            <text:p>141.680045065</text:p>
          </table:table-cell>
          <table:table-cell table:formula="of:=[.C76]+[.F76]" office:value-type="float" office:value="171.680045064993" calcext:value-type="float">
            <text:p>171.680045065</text:p>
          </table:table-cell>
          <table:table-cell office:value-type="float" office:value="180" calcext:value-type="float">
            <text:p>180</text:p>
          </table:table-cell>
          <table:table-cell table:formula="of:=[.F75]" office:value-type="float" office:value="30" calcext:value-type="float">
            <text:p>30</text:p>
          </table:table-cell>
          <table:table-cell table:formula="of:=-SQRT([.H76])" office:value-type="float" office:value="-8.31995493500699" calcext:value-type="float">
            <text:p>-8.319954935</text:p>
          </table:table-cell>
          <table:table-cell table:formula="of:=([.E76]-[.D76])^2" office:value-type="float" office:value="69.2216501205472" calcext:value-type="float">
            <text:p>69.221650120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39</text:p>
          </table:table-cell>
          <table:table-cell office:value-type="float" office:value="136.740047662515" calcext:value-type="float">
            <text:p>136.7400476625</text:p>
          </table:table-cell>
          <table:table-cell table:formula="of:=[.C77]+[.F77]" office:value-type="float" office:value="166.740047662515" calcext:value-type="float">
            <text:p>166.7400476625</text:p>
          </table:table-cell>
          <table:table-cell office:value-type="float" office:value="180" calcext:value-type="float">
            <text:p>180</text:p>
          </table:table-cell>
          <table:table-cell table:formula="of:=[.F76]" office:value-type="float" office:value="30" calcext:value-type="float">
            <text:p>30</text:p>
          </table:table-cell>
          <table:table-cell table:formula="of:=-SQRT([.H77])" office:value-type="float" office:value="-13.259952337485" calcext:value-type="float">
            <text:p>-13.2599523375</text:p>
          </table:table-cell>
          <table:table-cell table:formula="of:=([.E77]-[.D77])^2" office:value-type="float" office:value="175.826335992374" calcext:value-type="float">
            <text:p>175.826335992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42</text:p>
          </table:table-cell>
          <table:table-cell office:value-type="float" office:value="121.490043844917" calcext:value-type="float">
            <text:p>121.4900438449</text:p>
          </table:table-cell>
          <table:table-cell table:formula="of:=[.C78]+[.F78]" office:value-type="float" office:value="151.490043844917" calcext:value-type="float">
            <text:p>151.4900438449</text:p>
          </table:table-cell>
          <table:table-cell office:value-type="float" office:value="180" calcext:value-type="float">
            <text:p>180</text:p>
          </table:table-cell>
          <table:table-cell table:formula="of:=[.F77]" office:value-type="float" office:value="30" calcext:value-type="float">
            <text:p>30</text:p>
          </table:table-cell>
          <table:table-cell table:formula="of:=-SQRT([.H78])" office:value-type="float" office:value="-28.509956155083" calcext:value-type="float">
            <text:p>-28.5099561551</text:p>
          </table:table-cell>
          <table:table-cell table:formula="of:=([.E78]-[.D78])^2" office:value-type="float" office:value="812.817599964754" calcext:value-type="float">
            <text:p>812.817599964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44</text:p>
          </table:table-cell>
          <table:table-cell office:value-type="float" office:value="125.370035001502" calcext:value-type="float">
            <text:p>125.3700350015</text:p>
          </table:table-cell>
          <table:table-cell table:formula="of:=[.C79]+[.F79]" office:value-type="float" office:value="155.370035001502" calcext:value-type="float">
            <text:p>155.3700350015</text:p>
          </table:table-cell>
          <table:table-cell office:value-type="float" office:value="180" calcext:value-type="float">
            <text:p>180</text:p>
          </table:table-cell>
          <table:table-cell table:formula="of:=[.F78]" office:value-type="float" office:value="30" calcext:value-type="float">
            <text:p>30</text:p>
          </table:table-cell>
          <table:table-cell table:formula="of:=-SQRT([.H79])" office:value-type="float" office:value="-24.629964998498" calcext:value-type="float">
            <text:p>-24.6299649985</text:p>
          </table:table-cell>
          <table:table-cell table:formula="of:=([.E79]-[.D79])^2" office:value-type="float" office:value="606.635175827236" calcext:value-type="float">
            <text:p>606.635175827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45</text:p>
          </table:table-cell>
          <table:table-cell office:value-type="float" office:value="128.63" calcext:value-type="float">
            <text:p>128.63</text:p>
          </table:table-cell>
          <table:table-cell table:formula="of:=[.C80]+[.F80]" office:value-type="float" office:value="158.63" calcext:value-type="float">
            <text:p>158.63</text:p>
          </table:table-cell>
          <table:table-cell office:value-type="float" office:value="180" calcext:value-type="float">
            <text:p>180</text:p>
          </table:table-cell>
          <table:table-cell table:formula="of:=[.F79]" office:value-type="float" office:value="30" calcext:value-type="float">
            <text:p>30</text:p>
          </table:table-cell>
          <table:table-cell table:formula="of:=-SQRT([.H80])" office:value-type="float" office:value="-21.37" calcext:value-type="float">
            <text:p>-21.37</text:p>
          </table:table-cell>
          <table:table-cell table:formula="of:=([.E80]-[.D80])^2" office:value-type="float" office:value="456.6769" calcext:value-type="float">
            <text:p>456.676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48</text:p>
          </table:table-cell>
          <table:table-cell office:value-type="float" office:value="119.990009890747" calcext:value-type="float">
            <text:p>119.9900098907</text:p>
          </table:table-cell>
          <table:table-cell table:formula="of:=[.C81]+[.F81]" office:value-type="float" office:value="149.990009890747" calcext:value-type="float">
            <text:p>149.9900098907</text:p>
          </table:table-cell>
          <table:table-cell office:value-type="float" office:value="180" calcext:value-type="float">
            <text:p>180</text:p>
          </table:table-cell>
          <table:table-cell table:formula="of:=[.F80]" office:value-type="float" office:value="30" calcext:value-type="float">
            <text:p>30</text:p>
          </table:table-cell>
          <table:table-cell table:formula="of:=-SQRT([.H81])" office:value-type="float" office:value="-30.009990109253" calcext:value-type="float">
            <text:p>-30.0099901093</text:p>
          </table:table-cell>
          <table:table-cell table:formula="of:=([.E81]-[.D81])^2" office:value-type="float" office:value="900.599506357464" calcext:value-type="float">
            <text:p>900.599506357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50</text:p>
          </table:table-cell>
          <table:table-cell office:value-type="float" office:value="124.869994432842" calcext:value-type="float">
            <text:p>124.8699944328</text:p>
          </table:table-cell>
          <table:table-cell table:formula="of:=[.C82]+[.F82]" office:value-type="float" office:value="154.869994432842" calcext:value-type="float">
            <text:p>154.8699944328</text:p>
          </table:table-cell>
          <table:table-cell office:value-type="float" office:value="180" calcext:value-type="float">
            <text:p>180</text:p>
          </table:table-cell>
          <table:table-cell table:formula="of:=[.F81]" office:value-type="float" office:value="30" calcext:value-type="float">
            <text:p>30</text:p>
          </table:table-cell>
          <table:table-cell table:formula="of:=-SQRT([.H82])" office:value-type="float" office:value="-25.130005567158" calcext:value-type="float">
            <text:p>-25.1300055672</text:p>
          </table:table-cell>
          <table:table-cell table:formula="of:=([.E82]-[.D82])^2" office:value-type="float" office:value="631.517179805391" calcext:value-type="float">
            <text:p>631.517179805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52</text:p>
          </table:table-cell>
          <table:table-cell office:value-type="float" office:value="144.049984550439" calcext:value-type="float">
            <text:p>144.0499845504</text:p>
          </table:table-cell>
          <table:table-cell table:formula="of:=[.C83]+[.F83]" office:value-type="float" office:value="174.049984550439" calcext:value-type="float">
            <text:p>174.0499845504</text:p>
          </table:table-cell>
          <table:table-cell office:value-type="float" office:value="180" calcext:value-type="float">
            <text:p>180</text:p>
          </table:table-cell>
          <table:table-cell table:formula="of:=[.F82]" office:value-type="float" office:value="30" calcext:value-type="float">
            <text:p>30</text:p>
          </table:table-cell>
          <table:table-cell table:formula="of:=-SQRT([.H83])" office:value-type="float" office:value="-5.95001544956099" calcext:value-type="float">
            <text:p>-5.9500154496</text:p>
          </table:table-cell>
          <table:table-cell table:formula="of:=([.E83]-[.D83])^2" office:value-type="float" office:value="35.4026838500145" calcext:value-type="float">
            <text:p>35.4026838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54</text:p>
          </table:table-cell>
          <table:table-cell office:value-type="float" office:value="150.049964845988" calcext:value-type="float">
            <text:p>150.049964846</text:p>
          </table:table-cell>
          <table:table-cell table:formula="of:=[.C84]+[.F84]" office:value-type="float" office:value="180.049964845988" calcext:value-type="float">
            <text:p>180.049964846</text:p>
          </table:table-cell>
          <table:table-cell office:value-type="float" office:value="180" calcext:value-type="float">
            <text:p>180</text:p>
          </table:table-cell>
          <table:table-cell table:formula="of:=[.F83]" office:value-type="float" office:value="30" calcext:value-type="float">
            <text:p>30</text:p>
          </table:table-cell>
          <table:table-cell table:formula="of:=-SQRT([.H84])" office:value-type="float" office:value="-0.0499648459880007" calcext:value-type="float">
            <text:p>-0.049964846</text:p>
          </table:table-cell>
          <table:table-cell table:formula="of:=([.E84]-[.D84])^2" office:value-type="float" office:value="0.00249648583460463" calcext:value-type="float">
            <text:p>0.002496485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56</text:p>
          </table:table-cell>
          <table:table-cell office:value-type="float" office:value="146.489953115154" calcext:value-type="float">
            <text:p>146.4899531152</text:p>
          </table:table-cell>
          <table:table-cell table:formula="of:=[.C85]+[.F85]" office:value-type="float" office:value="176.489953115154" calcext:value-type="float">
            <text:p>176.4899531152</text:p>
          </table:table-cell>
          <table:table-cell office:value-type="float" office:value="180" calcext:value-type="float">
            <text:p>180</text:p>
          </table:table-cell>
          <table:table-cell table:formula="of:=[.F84]" office:value-type="float" office:value="30" calcext:value-type="float">
            <text:p>30</text:p>
          </table:table-cell>
          <table:table-cell table:formula="of:=-SQRT([.H85])" office:value-type="float" office:value="-3.51004688484599" calcext:value-type="float">
            <text:p>-3.5100468848</text:p>
          </table:table-cell>
          <table:table-cell table:formula="of:=([.E85]-[.D85])^2" office:value-type="float" office:value="12.320429133817" calcext:value-type="float">
            <text:p>12.320429133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58</text:p>
          </table:table-cell>
          <table:table-cell office:value-type="float" office:value="143.619948288751" calcext:value-type="float">
            <text:p>143.6199482888</text:p>
          </table:table-cell>
          <table:table-cell table:formula="of:=[.C86]+[.F86]" office:value-type="float" office:value="173.619948288751" calcext:value-type="float">
            <text:p>173.6199482888</text:p>
          </table:table-cell>
          <table:table-cell office:value-type="float" office:value="180" calcext:value-type="float">
            <text:p>180</text:p>
          </table:table-cell>
          <table:table-cell table:formula="of:=[.F85]" office:value-type="float" office:value="30" calcext:value-type="float">
            <text:p>30</text:p>
          </table:table-cell>
          <table:table-cell table:formula="of:=-SQRT([.H86])" office:value-type="float" office:value="-6.380051711249" calcext:value-type="float">
            <text:p>-6.3800517112</text:p>
          </table:table-cell>
          <table:table-cell table:formula="of:=([.E86]-[.D86])^2" office:value-type="float" office:value="40.7050598382112" calcext:value-type="float">
            <text:p>40.705059838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00</text:p>
          </table:table-cell>
          <table:table-cell office:value-type="float" office:value="141.179947968658" calcext:value-type="float">
            <text:p>141.1799479687</text:p>
          </table:table-cell>
          <table:table-cell table:formula="of:=[.C87]+[.F87]" office:value-type="float" office:value="171.179947968658" calcext:value-type="float">
            <text:p>171.1799479687</text:p>
          </table:table-cell>
          <table:table-cell office:value-type="float" office:value="180" calcext:value-type="float">
            <text:p>180</text:p>
          </table:table-cell>
          <table:table-cell table:formula="of:=[.F86]" office:value-type="float" office:value="30" calcext:value-type="float">
            <text:p>30</text:p>
          </table:table-cell>
          <table:table-cell table:formula="of:=-SQRT([.H87])" office:value-type="float" office:value="-8.82005203134199" calcext:value-type="float">
            <text:p>-8.8200520313</text:p>
          </table:table-cell>
          <table:table-cell table:formula="of:=([.E87]-[.D87])^2" office:value-type="float" office:value="77.7933178355799" calcext:value-type="float">
            <text:p>77.793317835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02</text:p>
          </table:table-cell>
          <table:table-cell office:value-type="float" office:value="140.299949237252" calcext:value-type="float">
            <text:p>140.2999492373</text:p>
          </table:table-cell>
          <table:table-cell table:formula="of:=[.C88]+[.F88]" office:value-type="float" office:value="170.299949237252" calcext:value-type="float">
            <text:p>170.2999492373</text:p>
          </table:table-cell>
          <table:table-cell office:value-type="float" office:value="180" calcext:value-type="float">
            <text:p>180</text:p>
          </table:table-cell>
          <table:table-cell table:formula="of:=[.F87]" office:value-type="float" office:value="30" calcext:value-type="float">
            <text:p>30</text:p>
          </table:table-cell>
          <table:table-cell table:formula="of:=-SQRT([.H88])" office:value-type="float" office:value="-9.70005076274799" calcext:value-type="float">
            <text:p>-9.7000507627</text:p>
          </table:table-cell>
          <table:table-cell table:formula="of:=([.E88]-[.D88])^2" office:value-type="float" office:value="94.0909847998879" calcext:value-type="float">
            <text:p>94.090984799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04</text:p>
          </table:table-cell>
          <table:table-cell office:value-type="float" office:value="136.429947588223" calcext:value-type="float">
            <text:p>136.4299475882</text:p>
          </table:table-cell>
          <table:table-cell table:formula="of:=[.C89]+[.F89]" office:value-type="float" office:value="166.429947588223" calcext:value-type="float">
            <text:p>166.4299475882</text:p>
          </table:table-cell>
          <table:table-cell office:value-type="float" office:value="180" calcext:value-type="float">
            <text:p>180</text:p>
          </table:table-cell>
          <table:table-cell table:formula="of:=[.F88]" office:value-type="float" office:value="30" calcext:value-type="float">
            <text:p>30</text:p>
          </table:table-cell>
          <table:table-cell table:formula="of:=-SQRT([.H89])" office:value-type="float" office:value="-13.570052411777" calcext:value-type="float">
            <text:p>-13.5700524118</text:p>
          </table:table-cell>
          <table:table-cell table:formula="of:=([.E89]-[.D89])^2" office:value-type="float" office:value="184.146322458375" calcext:value-type="float">
            <text:p>184.146322458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06</text:p>
          </table:table-cell>
          <table:table-cell office:value-type="float" office:value="141.869947268128" calcext:value-type="float">
            <text:p>141.8699472681</text:p>
          </table:table-cell>
          <table:table-cell table:formula="of:=[.C90]+[.F90]" office:value-type="float" office:value="171.869947268128" calcext:value-type="float">
            <text:p>171.8699472681</text:p>
          </table:table-cell>
          <table:table-cell office:value-type="float" office:value="180" calcext:value-type="float">
            <text:p>180</text:p>
          </table:table-cell>
          <table:table-cell table:formula="of:=[.F89]" office:value-type="float" office:value="30" calcext:value-type="float">
            <text:p>30</text:p>
          </table:table-cell>
          <table:table-cell table:formula="of:=-SQRT([.H90])" office:value-type="float" office:value="-8.13005273187201" calcext:value-type="float">
            <text:p>-8.1300527319</text:p>
          </table:table-cell>
          <table:table-cell table:formula="of:=([.E90]-[.D90])^2" office:value-type="float" office:value="66.0977574230196" calcext:value-type="float">
            <text:p>66.09775742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08</text:p>
          </table:table-cell>
          <table:table-cell office:value-type="float" office:value="140.869950644906" calcext:value-type="float">
            <text:p>140.8699506449</text:p>
          </table:table-cell>
          <table:table-cell table:formula="of:=[.C91]+[.F91]" office:value-type="float" office:value="170.869950644906" calcext:value-type="float">
            <text:p>170.8699506449</text:p>
          </table:table-cell>
          <table:table-cell office:value-type="float" office:value="180" calcext:value-type="float">
            <text:p>180</text:p>
          </table:table-cell>
          <table:table-cell table:formula="of:=[.F90]" office:value-type="float" office:value="30" calcext:value-type="float">
            <text:p>30</text:p>
          </table:table-cell>
          <table:table-cell table:formula="of:=-SQRT([.H91])" office:value-type="float" office:value="-9.130049355094" calcext:value-type="float">
            <text:p>-9.1300493551</text:p>
          </table:table-cell>
          <table:table-cell table:formula="of:=([.E91]-[.D91])^2" office:value-type="float" office:value="83.3578012264524" calcext:value-type="float">
            <text:p>83.357801226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10</text:p>
          </table:table-cell>
          <table:table-cell office:value-type="float" office:value="141.429956129867" calcext:value-type="float">
            <text:p>141.4299561299</text:p>
          </table:table-cell>
          <table:table-cell table:formula="of:=[.C92]+[.F92]" office:value-type="float" office:value="171.429956129867" calcext:value-type="float">
            <text:p>171.4299561299</text:p>
          </table:table-cell>
          <table:table-cell office:value-type="float" office:value="180" calcext:value-type="float">
            <text:p>180</text:p>
          </table:table-cell>
          <table:table-cell table:formula="of:=[.F91]" office:value-type="float" office:value="30" calcext:value-type="float">
            <text:p>30</text:p>
          </table:table-cell>
          <table:table-cell table:formula="of:=-SQRT([.H92])" office:value-type="float" office:value="-8.57004387013299" calcext:value-type="float">
            <text:p>-8.5700438701</text:p>
          </table:table-cell>
          <table:table-cell table:formula="of:=([.E92]-[.D92])^2" office:value-type="float" office:value="73.4456519360041" calcext:value-type="float">
            <text:p>73.44565193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12</text:p>
          </table:table-cell>
          <table:table-cell office:value-type="float" office:value="140.549959506634" calcext:value-type="float">
            <text:p>140.5499595066</text:p>
          </table:table-cell>
          <table:table-cell table:formula="of:=[.C93]+[.F93]" office:value-type="float" office:value="170.549959506634" calcext:value-type="float">
            <text:p>170.5499595066</text:p>
          </table:table-cell>
          <table:table-cell office:value-type="float" office:value="180" calcext:value-type="float">
            <text:p>180</text:p>
          </table:table-cell>
          <table:table-cell table:formula="of:=[.F92]" office:value-type="float" office:value="30" calcext:value-type="float">
            <text:p>30</text:p>
          </table:table-cell>
          <table:table-cell table:formula="of:=-SQRT([.H93])" office:value-type="float" office:value="-9.450040493366" calcext:value-type="float">
            <text:p>-9.4500404934</text:p>
          </table:table-cell>
          <table:table-cell table:formula="of:=([.E93]-[.D93])^2" office:value-type="float" office:value="89.3032653262572" calcext:value-type="float">
            <text:p>89.303265326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14</text:p>
          </table:table-cell>
          <table:table-cell office:value-type="float" office:value="138.429962853219" calcext:value-type="float">
            <text:p>138.4299628532</text:p>
          </table:table-cell>
          <table:table-cell table:formula="of:=[.C94]+[.F94]" office:value-type="float" office:value="168.429962853219" calcext:value-type="float">
            <text:p>168.4299628532</text:p>
          </table:table-cell>
          <table:table-cell office:value-type="float" office:value="180" calcext:value-type="float">
            <text:p>180</text:p>
          </table:table-cell>
          <table:table-cell table:formula="of:=[.F93]" office:value-type="float" office:value="30" calcext:value-type="float">
            <text:p>30</text:p>
          </table:table-cell>
          <table:table-cell table:formula="of:=-SQRT([.H94])" office:value-type="float" office:value="-11.570037146781" calcext:value-type="float">
            <text:p>-11.5700371468</text:p>
          </table:table-cell>
          <table:table-cell table:formula="of:=([.E94]-[.D94])^2" office:value-type="float" office:value="133.865759577892" calcext:value-type="float">
            <text:p>133.865759577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16</text:p>
          </table:table-cell>
          <table:table-cell office:value-type="float" office:value="139.239970736268" calcext:value-type="float">
            <text:p>139.2399707363</text:p>
          </table:table-cell>
          <table:table-cell table:formula="of:=[.C95]+[.F95]" office:value-type="float" office:value="169.239970736268" calcext:value-type="float">
            <text:p>169.2399707363</text:p>
          </table:table-cell>
          <table:table-cell office:value-type="float" office:value="180" calcext:value-type="float">
            <text:p>180</text:p>
          </table:table-cell>
          <table:table-cell table:formula="of:=[.F94]" office:value-type="float" office:value="30" calcext:value-type="float">
            <text:p>30</text:p>
          </table:table-cell>
          <table:table-cell table:formula="of:=-SQRT([.H95])" office:value-type="float" office:value="-10.760029263732" calcext:value-type="float">
            <text:p>-10.7600292637</text:p>
          </table:table-cell>
          <table:table-cell table:formula="of:=([.E95]-[.D95])^2" office:value-type="float" office:value="115.778229756369" calcext:value-type="float">
            <text:p>115.778229756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18</text:p>
          </table:table-cell>
          <table:table-cell office:value-type="float" office:value="139.869974372767" calcext:value-type="float">
            <text:p>139.8699743728</text:p>
          </table:table-cell>
          <table:table-cell table:formula="of:=[.C96]+[.F96]" office:value-type="float" office:value="169.869974372767" calcext:value-type="float">
            <text:p>169.8699743728</text:p>
          </table:table-cell>
          <table:table-cell office:value-type="float" office:value="180" calcext:value-type="float">
            <text:p>180</text:p>
          </table:table-cell>
          <table:table-cell table:formula="of:=[.F95]" office:value-type="float" office:value="30" calcext:value-type="float">
            <text:p>30</text:p>
          </table:table-cell>
          <table:table-cell table:formula="of:=-SQRT([.H96])" office:value-type="float" office:value="-10.130025627233" calcext:value-type="float">
            <text:p>-10.1300256272</text:p>
          </table:table-cell>
          <table:table-cell table:formula="of:=([.E96]-[.D96])^2" office:value-type="float" office:value="102.617419208398" calcext:value-type="float">
            <text:p>102.617419208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20</text:p>
          </table:table-cell>
          <table:table-cell office:value-type="float" office:value="140.929973762723" calcext:value-type="float">
            <text:p>140.9299737627</text:p>
          </table:table-cell>
          <table:table-cell table:formula="of:=[.C97]+[.F97]" office:value-type="float" office:value="170.929973762723" calcext:value-type="float">
            <text:p>170.9299737627</text:p>
          </table:table-cell>
          <table:table-cell office:value-type="float" office:value="180" calcext:value-type="float">
            <text:p>180</text:p>
          </table:table-cell>
          <table:table-cell table:formula="of:=[.F96]" office:value-type="float" office:value="30" calcext:value-type="float">
            <text:p>30</text:p>
          </table:table-cell>
          <table:table-cell table:formula="of:=-SQRT([.H97])" office:value-type="float" office:value="-9.07002623727701" calcext:value-type="float">
            <text:p>-9.0700262373</text:p>
          </table:table-cell>
          <table:table-cell table:formula="of:=([.E97]-[.D97])^2" office:value-type="float" office:value="82.2653759448933" calcext:value-type="float">
            <text:p>82.265375944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22</text:p>
          </table:table-cell>
          <table:table-cell office:value-type="float" office:value="141.299978468394" calcext:value-type="float">
            <text:p>141.2999784684</text:p>
          </table:table-cell>
          <table:table-cell table:formula="of:=[.C98]+[.F98]" office:value-type="float" office:value="171.299978468394" calcext:value-type="float">
            <text:p>171.2999784684</text:p>
          </table:table-cell>
          <table:table-cell office:value-type="float" office:value="180" calcext:value-type="float">
            <text:p>180</text:p>
          </table:table-cell>
          <table:table-cell table:formula="of:=[.F97]" office:value-type="float" office:value="30" calcext:value-type="float">
            <text:p>30</text:p>
          </table:table-cell>
          <table:table-cell table:formula="of:=-SQRT([.H98])" office:value-type="float" office:value="-8.70002153160601" calcext:value-type="float">
            <text:p>-8.7000215316</text:p>
          </table:table-cell>
          <table:table-cell table:formula="of:=([.E98]-[.D98])^2" office:value-type="float" office:value="75.6903746504082" calcext:value-type="float">
            <text:p>75.690374650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24</text:p>
          </table:table-cell>
          <table:table-cell office:value-type="float" office:value="138.989980516201" calcext:value-type="float">
            <text:p>138.9899805162</text:p>
          </table:table-cell>
          <table:table-cell table:formula="of:=[.C99]+[.F99]" office:value-type="float" office:value="168.989980516201" calcext:value-type="float">
            <text:p>168.9899805162</text:p>
          </table:table-cell>
          <table:table-cell office:value-type="float" office:value="180" calcext:value-type="float">
            <text:p>180</text:p>
          </table:table-cell>
          <table:table-cell table:formula="of:=[.F98]" office:value-type="float" office:value="30" calcext:value-type="float">
            <text:p>30</text:p>
          </table:table-cell>
          <table:table-cell table:formula="of:=-SQRT([.H99])" office:value-type="float" office:value="-11.010019483799" calcext:value-type="float">
            <text:p>-11.0100194838</text:p>
          </table:table-cell>
          <table:table-cell table:formula="of:=([.E99]-[.D99])^2" office:value-type="float" office:value="121.220529033634" calcext:value-type="float">
            <text:p>121.220529033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26</text:p>
          </table:table-cell>
          <table:table-cell office:value-type="float" office:value="135.739987330035" calcext:value-type="float">
            <text:p>135.73998733</text:p>
          </table:table-cell>
          <table:table-cell table:formula="of:=[.C100]+[.F100]" office:value-type="float" office:value="165.739987330035" calcext:value-type="float">
            <text:p>165.73998733</text:p>
          </table:table-cell>
          <table:table-cell office:value-type="float" office:value="180" calcext:value-type="float">
            <text:p>180</text:p>
          </table:table-cell>
          <table:table-cell table:formula="of:=[.F99]" office:value-type="float" office:value="30" calcext:value-type="float">
            <text:p>30</text:p>
          </table:table-cell>
          <table:table-cell table:formula="of:=-SQRT([.H100])" office:value-type="float" office:value="-14.260012669965" calcext:value-type="float">
            <text:p>-14.26001267</text:p>
          </table:table-cell>
          <table:table-cell table:formula="of:=([.E100]-[.D100])^2" office:value-type="float" office:value="203.347961347562" calcext:value-type="float">
            <text:p>203.347961347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28</text:p>
          </table:table-cell>
          <table:table-cell office:value-type="float" office:value="125.549992295436" calcext:value-type="float">
            <text:p>125.5499922954</text:p>
          </table:table-cell>
          <table:table-cell table:formula="of:=[.C101]+[.F101]" office:value-type="float" office:value="155.549992295436" calcext:value-type="float">
            <text:p>155.5499922954</text:p>
          </table:table-cell>
          <table:table-cell office:value-type="float" office:value="180" calcext:value-type="float">
            <text:p>180</text:p>
          </table:table-cell>
          <table:table-cell table:formula="of:=[.F100]" office:value-type="float" office:value="30" calcext:value-type="float">
            <text:p>30</text:p>
          </table:table-cell>
          <table:table-cell table:formula="of:=-SQRT([.H101])" office:value-type="float" office:value="-24.450007704564" calcext:value-type="float">
            <text:p>-24.4500077046</text:p>
          </table:table-cell>
          <table:table-cell table:formula="of:=([.E101]-[.D101])^2" office:value-type="float" office:value="597.802876753239" calcext:value-type="float">
            <text:p>597.802876753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30</text:p>
          </table:table-cell>
          <table:table-cell office:value-type="float" office:value="125.119991425627" calcext:value-type="float">
            <text:p>125.1199914256</text:p>
          </table:table-cell>
          <table:table-cell table:formula="of:=[.C102]+[.F102]" office:value-type="float" office:value="155.119991425627" calcext:value-type="float">
            <text:p>155.1199914256</text:p>
          </table:table-cell>
          <table:table-cell office:value-type="float" office:value="180" calcext:value-type="float">
            <text:p>180</text:p>
          </table:table-cell>
          <table:table-cell table:formula="of:=[.F101]" office:value-type="float" office:value="30" calcext:value-type="float">
            <text:p>30</text:p>
          </table:table-cell>
          <table:table-cell table:formula="of:=-SQRT([.H102])" office:value-type="float" office:value="-24.880008574373" calcext:value-type="float">
            <text:p>-24.8800085744</text:p>
          </table:table-cell>
          <table:table-cell table:formula="of:=([.E102]-[.D102])^2" office:value-type="float" office:value="619.014826660874" calcext:value-type="float">
            <text:p>619.014826660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32</text:p>
          </table:table-cell>
          <table:table-cell office:value-type="float" office:value="126.619989486637" calcext:value-type="float">
            <text:p>126.6199894866</text:p>
          </table:table-cell>
          <table:table-cell table:formula="of:=[.C103]+[.F103]" office:value-type="float" office:value="156.619989486637" calcext:value-type="float">
            <text:p>156.6199894866</text:p>
          </table:table-cell>
          <table:table-cell office:value-type="float" office:value="180" calcext:value-type="float">
            <text:p>180</text:p>
          </table:table-cell>
          <table:table-cell table:formula="of:=[.F102]" office:value-type="float" office:value="30" calcext:value-type="float">
            <text:p>30</text:p>
          </table:table-cell>
          <table:table-cell table:formula="of:=-SQRT([.H103])" office:value-type="float" office:value="-23.380010513363" calcext:value-type="float">
            <text:p>-23.3800105134</text:p>
          </table:table-cell>
          <table:table-cell table:formula="of:=([.E103]-[.D103])^2" office:value-type="float" office:value="546.624891604965" calcext:value-type="float">
            <text:p>546.62489160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34</text:p>
          </table:table-cell>
          <table:table-cell office:value-type="float" office:value="123.549988906763" calcext:value-type="float">
            <text:p>123.5499889068</text:p>
          </table:table-cell>
          <table:table-cell table:formula="of:=[.C104]+[.F104]" office:value-type="float" office:value="153.549988906763" calcext:value-type="float">
            <text:p>153.5499889068</text:p>
          </table:table-cell>
          <table:table-cell office:value-type="float" office:value="180" calcext:value-type="float">
            <text:p>180</text:p>
          </table:table-cell>
          <table:table-cell table:formula="of:=[.F103]" office:value-type="float" office:value="30" calcext:value-type="float">
            <text:p>30</text:p>
          </table:table-cell>
          <table:table-cell table:formula="of:=-SQRT([.H104])" office:value-type="float" office:value="-26.450011093237" calcext:value-type="float">
            <text:p>-26.4500110932</text:p>
          </table:table-cell>
          <table:table-cell table:formula="of:=([.E104]-[.D104])^2" office:value-type="float" office:value="699.603086832359" calcext:value-type="float">
            <text:p>699.603086832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36</text:p>
          </table:table-cell>
          <table:table-cell office:value-type="float" office:value="121.429976396743" calcext:value-type="float">
            <text:p>121.4299763967</text:p>
          </table:table-cell>
          <table:table-cell table:formula="of:=[.C105]+[.F105]" office:value-type="float" office:value="151.429976396743" calcext:value-type="float">
            <text:p>151.4299763967</text:p>
          </table:table-cell>
          <table:table-cell office:value-type="float" office:value="180" calcext:value-type="float">
            <text:p>180</text:p>
          </table:table-cell>
          <table:table-cell table:formula="of:=[.F104]" office:value-type="float" office:value="30" calcext:value-type="float">
            <text:p>30</text:p>
          </table:table-cell>
          <table:table-cell table:formula="of:=-SQRT([.H105])" office:value-type="float" office:value="-28.570023603257" calcext:value-type="float">
            <text:p>-28.5700236033</text:p>
          </table:table-cell>
          <table:table-cell table:formula="of:=([.E105]-[.D105])^2" office:value-type="float" office:value="816.246248690662" calcext:value-type="float">
            <text:p>816.246248690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38</text:p>
          </table:table-cell>
          <table:table-cell office:value-type="float" office:value="124.739959350265" calcext:value-type="float">
            <text:p>124.7399593503</text:p>
          </table:table-cell>
          <table:table-cell table:formula="of:=[.C106]+[.F106]" office:value-type="float" office:value="154.739959350265" calcext:value-type="float">
            <text:p>154.7399593503</text:p>
          </table:table-cell>
          <table:table-cell office:value-type="float" office:value="180" calcext:value-type="float">
            <text:p>180</text:p>
          </table:table-cell>
          <table:table-cell table:formula="of:=[.F105]" office:value-type="float" office:value="30" calcext:value-type="float">
            <text:p>30</text:p>
          </table:table-cell>
          <table:table-cell table:formula="of:=-SQRT([.H106])" office:value-type="float" office:value="-25.260040649735" calcext:value-type="float">
            <text:p>-25.2600406497</text:p>
          </table:table-cell>
          <table:table-cell table:formula="of:=([.E106]-[.D106])^2" office:value-type="float" office:value="638.069653626265" calcext:value-type="float">
            <text:p>638.069653626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41</text:p>
          </table:table-cell>
          <table:table-cell office:value-type="float" office:value="136.119928525223" calcext:value-type="float">
            <text:p>136.1199285252</text:p>
          </table:table-cell>
          <table:table-cell table:formula="of:=[.C107]+[.F107]" office:value-type="float" office:value="166.119928525223" calcext:value-type="float">
            <text:p>166.1199285252</text:p>
          </table:table-cell>
          <table:table-cell office:value-type="float" office:value="180" calcext:value-type="float">
            <text:p>180</text:p>
          </table:table-cell>
          <table:table-cell table:formula="of:=[.F106]" office:value-type="float" office:value="30" calcext:value-type="float">
            <text:p>30</text:p>
          </table:table-cell>
          <table:table-cell table:formula="of:=-SQRT([.H107])" office:value-type="float" office:value="-13.880071474777" calcext:value-type="float">
            <text:p>-13.8800714748</text:p>
          </table:table-cell>
          <table:table-cell table:formula="of:=([.E107]-[.D107])^2" office:value-type="float" office:value="192.656384144918" calcext:value-type="float">
            <text:p>192.656384144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43</text:p>
          </table:table-cell>
          <table:table-cell office:value-type="float" office:value="131.869907262411" calcext:value-type="float">
            <text:p>131.8699072624</text:p>
          </table:table-cell>
          <table:table-cell table:formula="of:=[.C108]+[.F108]" office:value-type="float" office:value="161.869907262411" calcext:value-type="float">
            <text:p>161.8699072624</text:p>
          </table:table-cell>
          <table:table-cell office:value-type="float" office:value="180" calcext:value-type="float">
            <text:p>180</text:p>
          </table:table-cell>
          <table:table-cell table:formula="of:=[.F107]" office:value-type="float" office:value="30" calcext:value-type="float">
            <text:p>30</text:p>
          </table:table-cell>
          <table:table-cell table:formula="of:=-SQRT([.H108])" office:value-type="float" office:value="-18.130092737589" calcext:value-type="float">
            <text:p>-18.1300927376</text:p>
          </table:table-cell>
          <table:table-cell table:formula="of:=([.E108]-[.D108])^2" office:value-type="float" office:value="328.700262673577" calcext:value-type="float">
            <text:p>328.700262673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45</text:p>
          </table:table-cell>
          <table:table-cell office:value-type="float" office:value="131.799887328527" calcext:value-type="float">
            <text:p>131.7998873285</text:p>
          </table:table-cell>
          <table:table-cell table:formula="of:=[.C109]+[.F109]" office:value-type="float" office:value="161.799887328527" calcext:value-type="float">
            <text:p>161.7998873285</text:p>
          </table:table-cell>
          <table:table-cell office:value-type="float" office:value="180" calcext:value-type="float">
            <text:p>180</text:p>
          </table:table-cell>
          <table:table-cell table:formula="of:=[.F108]" office:value-type="float" office:value="30" calcext:value-type="float">
            <text:p>30</text:p>
          </table:table-cell>
          <table:table-cell table:formula="of:=-SQRT([.H109])" office:value-type="float" office:value="-18.200112671473" calcext:value-type="float">
            <text:p>-18.2001126715</text:p>
          </table:table-cell>
          <table:table-cell table:formula="of:=([.E109]-[.D109])^2" office:value-type="float" office:value="331.244101254312" calcext:value-type="float">
            <text:p>331.244101254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47</text:p>
          </table:table-cell>
          <table:table-cell office:value-type="float" office:value="128.929865805968" calcext:value-type="float">
            <text:p>128.929865806</text:p>
          </table:table-cell>
          <table:table-cell table:formula="of:=[.C110]+[.F110]" office:value-type="float" office:value="158.929865805968" calcext:value-type="float">
            <text:p>158.929865806</text:p>
          </table:table-cell>
          <table:table-cell office:value-type="float" office:value="180" calcext:value-type="float">
            <text:p>180</text:p>
          </table:table-cell>
          <table:table-cell table:formula="of:=[.F109]" office:value-type="float" office:value="30" calcext:value-type="float">
            <text:p>30</text:p>
          </table:table-cell>
          <table:table-cell table:formula="of:=-SQRT([.H110])" office:value-type="float" office:value="-21.070134194032" calcext:value-type="float">
            <text:p>-21.070134194</text:p>
          </table:table-cell>
          <table:table-cell table:formula="of:=([.E110]-[.D110])^2" office:value-type="float" office:value="443.950554954516" calcext:value-type="float">
            <text:p>443.950554954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49</text:p>
          </table:table-cell>
          <table:table-cell office:value-type="float" office:value="123.179845322414" calcext:value-type="float">
            <text:p>123.1798453224</text:p>
          </table:table-cell>
          <table:table-cell table:formula="of:=[.C111]+[.F111]" office:value-type="float" office:value="153.179845322414" calcext:value-type="float">
            <text:p>153.1798453224</text:p>
          </table:table-cell>
          <table:table-cell office:value-type="float" office:value="180" calcext:value-type="float">
            <text:p>180</text:p>
          </table:table-cell>
          <table:table-cell table:formula="of:=[.F110]" office:value-type="float" office:value="30" calcext:value-type="float">
            <text:p>30</text:p>
          </table:table-cell>
          <table:table-cell table:formula="of:=-SQRT([.H111])" office:value-type="float" office:value="-26.820154677586" calcext:value-type="float">
            <text:p>-26.8201546776</text:p>
          </table:table-cell>
          <table:table-cell table:formula="of:=([.E111]-[.D111])^2" office:value-type="float" office:value="719.320696929638" calcext:value-type="float">
            <text:p>719.320696929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51</text:p>
          </table:table-cell>
          <table:table-cell office:value-type="float" office:value="126.989822211181" calcext:value-type="float">
            <text:p>126.9898222112</text:p>
          </table:table-cell>
          <table:table-cell table:formula="of:=[.C112]+[.F112]" office:value-type="float" office:value="156.989822211181" calcext:value-type="float">
            <text:p>156.9898222112</text:p>
          </table:table-cell>
          <table:table-cell office:value-type="float" office:value="180" calcext:value-type="float">
            <text:p>180</text:p>
          </table:table-cell>
          <table:table-cell table:formula="of:=[.F111]" office:value-type="float" office:value="30" calcext:value-type="float">
            <text:p>30</text:p>
          </table:table-cell>
          <table:table-cell table:formula="of:=-SQRT([.H112])" office:value-type="float" office:value="-23.010177788819" calcext:value-type="float">
            <text:p>-23.0101777888</text:p>
          </table:table-cell>
          <table:table-cell table:formula="of:=([.E112]-[.D112])^2" office:value-type="float" office:value="529.468281873059" calcext:value-type="float">
            <text:p>529.468281873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53</text:p>
          </table:table-cell>
          <table:table-cell office:value-type="float" office:value="126.049802826971" calcext:value-type="float">
            <text:p>126.049802827</text:p>
          </table:table-cell>
          <table:table-cell table:formula="of:=[.C113]+[.F113]" office:value-type="float" office:value="156.049802826971" calcext:value-type="float">
            <text:p>156.049802827</text:p>
          </table:table-cell>
          <table:table-cell office:value-type="float" office:value="180" calcext:value-type="float">
            <text:p>180</text:p>
          </table:table-cell>
          <table:table-cell table:formula="of:=[.F112]" office:value-type="float" office:value="30" calcext:value-type="float">
            <text:p>30</text:p>
          </table:table-cell>
          <table:table-cell table:formula="of:=-SQRT([.H113])" office:value-type="float" office:value="-23.950197173029" calcext:value-type="float">
            <text:p>-23.950197173</text:p>
          </table:table-cell>
          <table:table-cell table:formula="of:=([.E113]-[.D113])^2" office:value-type="float" office:value="573.611944626966" calcext:value-type="float">
            <text:p>573.61194462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55</text:p>
          </table:table-cell>
          <table:table-cell office:value-type="float" office:value="127.549781304414" calcext:value-type="float">
            <text:p>127.5497813044</text:p>
          </table:table-cell>
          <table:table-cell table:formula="of:=[.C114]+[.F114]" office:value-type="float" office:value="157.549781304414" calcext:value-type="float">
            <text:p>157.5497813044</text:p>
          </table:table-cell>
          <table:table-cell office:value-type="float" office:value="180" calcext:value-type="float">
            <text:p>180</text:p>
          </table:table-cell>
          <table:table-cell table:formula="of:=[.F113]" office:value-type="float" office:value="30" calcext:value-type="float">
            <text:p>30</text:p>
          </table:table-cell>
          <table:table-cell table:formula="of:=-SQRT([.H114])" office:value-type="float" office:value="-22.450218695586" calcext:value-type="float">
            <text:p>-22.4502186956</text:p>
          </table:table-cell>
          <table:table-cell table:formula="of:=([.E114]-[.D114])^2" office:value-type="float" office:value="504.012319479639" calcext:value-type="float">
            <text:p>504.012319479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57</text:p>
          </table:table-cell>
          <table:table-cell office:value-type="float" office:value="121.299757124008" calcext:value-type="float">
            <text:p>121.299757124</text:p>
          </table:table-cell>
          <table:table-cell table:formula="of:=[.C115]+[.F115]" office:value-type="float" office:value="151.299757124008" calcext:value-type="float">
            <text:p>151.299757124</text:p>
          </table:table-cell>
          <table:table-cell office:value-type="float" office:value="180" calcext:value-type="float">
            <text:p>180</text:p>
          </table:table-cell>
          <table:table-cell table:formula="of:=[.F114]" office:value-type="float" office:value="30" calcext:value-type="float">
            <text:p>30</text:p>
          </table:table-cell>
          <table:table-cell table:formula="of:=-SQRT([.H115])" office:value-type="float" office:value="-28.700242875992" calcext:value-type="float">
            <text:p>-28.700242876</text:p>
          </table:table-cell>
          <table:table-cell table:formula="of:=([.E115]-[.D115])^2" office:value-type="float" office:value="823.703941140929" calcext:value-type="float">
            <text:p>823.703941140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59</text:p>
          </table:table-cell>
          <table:table-cell office:value-type="float" office:value="126.369735081943" calcext:value-type="float">
            <text:p>126.3697350819</text:p>
          </table:table-cell>
          <table:table-cell table:formula="of:=[.C116]+[.F116]" office:value-type="float" office:value="156.369735081943" calcext:value-type="float">
            <text:p>156.3697350819</text:p>
          </table:table-cell>
          <table:table-cell office:value-type="float" office:value="180" calcext:value-type="float">
            <text:p>180</text:p>
          </table:table-cell>
          <table:table-cell table:formula="of:=[.F115]" office:value-type="float" office:value="30" calcext:value-type="float">
            <text:p>30</text:p>
          </table:table-cell>
          <table:table-cell table:formula="of:=-SQRT([.H116])" office:value-type="float" office:value="-23.630264918057" calcext:value-type="float">
            <text:p>-23.6302649181</text:p>
          </table:table-cell>
          <table:table-cell table:formula="of:=([.E116]-[.D116])^2" office:value-type="float" office:value="558.389420097554" calcext:value-type="float">
            <text:p>558.389420097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01</text:p>
          </table:table-cell>
          <table:table-cell office:value-type="float" office:value="121.359715148066" calcext:value-type="float">
            <text:p>121.3597151481</text:p>
          </table:table-cell>
          <table:table-cell table:formula="of:=[.C117]+[.F117]" office:value-type="float" office:value="151.359715148066" calcext:value-type="float">
            <text:p>151.3597151481</text:p>
          </table:table-cell>
          <table:table-cell office:value-type="float" office:value="180" calcext:value-type="float">
            <text:p>180</text:p>
          </table:table-cell>
          <table:table-cell table:formula="of:=[.F116]" office:value-type="float" office:value="30" calcext:value-type="float">
            <text:p>30</text:p>
          </table:table-cell>
          <table:table-cell table:formula="of:=-SQRT([.H117])" office:value-type="float" office:value="-28.640284851934" calcext:value-type="float">
            <text:p>-28.6402848519</text:p>
          </table:table-cell>
          <table:table-cell table:formula="of:=([.E117]-[.D117])^2" office:value-type="float" office:value="820.265916399919" calcext:value-type="float">
            <text:p>820.265916399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03</text:p>
          </table:table-cell>
          <table:table-cell office:value-type="float" office:value="123.03969203683" calcext:value-type="float">
            <text:p>123.0396920368</text:p>
          </table:table-cell>
          <table:table-cell table:formula="of:=[.C118]+[.F118]" office:value-type="float" office:value="153.03969203683" calcext:value-type="float">
            <text:p>153.0396920368</text:p>
          </table:table-cell>
          <table:table-cell office:value-type="float" office:value="180" calcext:value-type="float">
            <text:p>180</text:p>
          </table:table-cell>
          <table:table-cell table:formula="of:=[.F117]" office:value-type="float" office:value="30" calcext:value-type="float">
            <text:p>30</text:p>
          </table:table-cell>
          <table:table-cell table:formula="of:=-SQRT([.H118])" office:value-type="float" office:value="-26.96030796317" calcext:value-type="float">
            <text:p>-26.9603079632</text:p>
          </table:table-cell>
          <table:table-cell table:formula="of:=([.E118]-[.D118])^2" office:value-type="float" office:value="726.858205468968" calcext:value-type="float">
            <text:p>726.85820546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04</text:p>
          </table:table-cell>
          <table:table-cell office:value-type="float" office:value="122.549681145674" calcext:value-type="float">
            <text:p>122.5496811457</text:p>
          </table:table-cell>
          <table:table-cell table:formula="of:=[.C119]+[.F119]" office:value-type="float" office:value="152.549681145674" calcext:value-type="float">
            <text:p>152.5496811457</text:p>
          </table:table-cell>
          <table:table-cell office:value-type="float" office:value="180" calcext:value-type="float">
            <text:p>180</text:p>
          </table:table-cell>
          <table:table-cell table:formula="of:=[.F118]" office:value-type="float" office:value="30" calcext:value-type="float">
            <text:p>30</text:p>
          </table:table-cell>
          <table:table-cell table:formula="of:=-SQRT([.H119])" office:value-type="float" office:value="-27.450318854326" calcext:value-type="float">
            <text:p>-27.4503188543</text:p>
          </table:table-cell>
          <table:table-cell table:formula="of:=([.E119]-[.D119])^2" office:value-type="float" office:value="753.520005204165" calcext:value-type="float">
            <text:p>753.520005204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06</text:p>
          </table:table-cell>
          <table:table-cell office:value-type="float" office:value="132.549663609893" calcext:value-type="float">
            <text:p>132.5496636099</text:p>
          </table:table-cell>
          <table:table-cell table:formula="of:=[.C120]+[.F120]" office:value-type="float" office:value="162.549663609893" calcext:value-type="float">
            <text:p>162.5496636099</text:p>
          </table:table-cell>
          <table:table-cell office:value-type="float" office:value="180" calcext:value-type="float">
            <text:p>180</text:p>
          </table:table-cell>
          <table:table-cell table:formula="of:=[.F119]" office:value-type="float" office:value="30" calcext:value-type="float">
            <text:p>30</text:p>
          </table:table-cell>
          <table:table-cell table:formula="of:=-SQRT([.H120])" office:value-type="float" office:value="-17.450336390107" calcext:value-type="float">
            <text:p>-17.4503363901</text:p>
          </table:table-cell>
          <table:table-cell table:formula="of:=([.E120]-[.D120])^2" office:value-type="float" office:value="304.514240127892" calcext:value-type="float">
            <text:p>304.514240127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08</text:p>
          </table:table-cell>
          <table:table-cell office:value-type="float" office:value="129.67965511683" calcext:value-type="float">
            <text:p>129.6796551168</text:p>
          </table:table-cell>
          <table:table-cell table:formula="of:=[.C121]+[.F121]" office:value-type="float" office:value="159.67965511683" calcext:value-type="float">
            <text:p>159.6796551168</text:p>
          </table:table-cell>
          <table:table-cell office:value-type="float" office:value="180" calcext:value-type="float">
            <text:p>180</text:p>
          </table:table-cell>
          <table:table-cell table:formula="of:=[.F120]" office:value-type="float" office:value="30" calcext:value-type="float">
            <text:p>30</text:p>
          </table:table-cell>
          <table:table-cell table:formula="of:=-SQRT([.H121])" office:value-type="float" office:value="-20.32034488317" calcext:value-type="float">
            <text:p>-20.3203448832</text:p>
          </table:table-cell>
          <table:table-cell table:formula="of:=([.E121]-[.D121])^2" office:value-type="float" office:value="412.916416170974" calcext:value-type="float">
            <text:p>412.91641617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10</text:p>
          </table:table-cell>
          <table:table-cell office:value-type="float" office:value="160.489653787905" calcext:value-type="float">
            <text:p>160.4896537879</text:p>
          </table:table-cell>
          <table:table-cell table:formula="of:=[.C122]+[.F122]" office:value-type="float" office:value="190.489653787905" calcext:value-type="float">
            <text:p>190.4896537879</text:p>
          </table:table-cell>
          <table:table-cell office:value-type="float" office:value="180" calcext:value-type="float">
            <text:p>180</text:p>
          </table:table-cell>
          <table:table-cell table:formula="of:=[.F121]" office:value-type="float" office:value="30" calcext:value-type="float">
            <text:p>30</text:p>
          </table:table-cell>
          <table:table-cell table:formula="of:=-SQRT([.H122])" office:value-type="float" office:value="-10.489653787905" calcext:value-type="float">
            <text:p>-10.4896537879</text:p>
          </table:table-cell>
          <table:table-cell table:formula="of:=([.E122]-[.D122])^2" office:value-type="float" office:value="110.03283659011" calcext:value-type="float">
            <text:p>110.032836590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12</text:p>
          </table:table-cell>
          <table:table-cell office:value-type="float" office:value="213.489647433177" calcext:value-type="float">
            <text:p>213.4896474332</text:p>
          </table:table-cell>
          <table:table-cell table:formula="of:=[.C123]+[.F123]" office:value-type="float" office:value="243.489647433177" calcext:value-type="float">
            <text:p>243.4896474332</text:p>
          </table:table-cell>
          <table:table-cell office:value-type="float" office:value="270" calcext:value-type="float">
            <text:p>270</text:p>
          </table:table-cell>
          <table:table-cell table:formula="of:=[.F122]" office:value-type="float" office:value="30" calcext:value-type="float">
            <text:p>30</text:p>
          </table:table-cell>
          <table:table-cell table:formula="of:=-SQRT([.H123])" office:value-type="float" office:value="-26.510352566823" calcext:value-type="float">
            <text:p>-26.5103525668</text:p>
          </table:table-cell>
          <table:table-cell table:formula="of:=([.E123]-[.D123])^2" office:value-type="float" office:value="702.798793217259" calcext:value-type="float">
            <text:p>702.798793217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14</text:p>
          </table:table-cell>
          <table:table-cell office:value-type="float" office:value="217.989639459627" calcext:value-type="float">
            <text:p>217.9896394596</text:p>
          </table:table-cell>
          <table:table-cell table:formula="of:=[.C124]+[.F124]" office:value-type="float" office:value="247.989639459627" calcext:value-type="float">
            <text:p>247.9896394596</text:p>
          </table:table-cell>
          <table:table-cell office:value-type="float" office:value="270" calcext:value-type="float">
            <text:p>270</text:p>
          </table:table-cell>
          <table:table-cell table:formula="of:=[.F123]" office:value-type="float" office:value="30" calcext:value-type="float">
            <text:p>30</text:p>
          </table:table-cell>
          <table:table-cell table:formula="of:=-SQRT([.H124])" office:value-type="float" office:value="-22.010360540373" calcext:value-type="float">
            <text:p>-22.0103605404</text:p>
          </table:table-cell>
          <table:table-cell table:formula="of:=([.E124]-[.D124])^2" office:value-type="float" office:value="484.455971117209" calcext:value-type="float">
            <text:p>484.455971117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16</text:p>
          </table:table-cell>
          <table:table-cell office:value-type="float" office:value="217.179627239543" calcext:value-type="float">
            <text:p>217.1796272395</text:p>
          </table:table-cell>
          <table:table-cell table:formula="of:=[.C125]+[.F125]" office:value-type="float" office:value="247.179627239543" calcext:value-type="float">
            <text:p>247.1796272395</text:p>
          </table:table-cell>
          <table:table-cell office:value-type="float" office:value="270" calcext:value-type="float">
            <text:p>270</text:p>
          </table:table-cell>
          <table:table-cell table:formula="of:=[.F124]" office:value-type="float" office:value="30" calcext:value-type="float">
            <text:p>30</text:p>
          </table:table-cell>
          <table:table-cell table:formula="of:=-SQRT([.H125])" office:value-type="float" office:value="-22.820372760457" calcext:value-type="float">
            <text:p>-22.8203727605</text:p>
          </table:table-cell>
          <table:table-cell table:formula="of:=([.E125]-[.D125])^2" office:value-type="float" office:value="520.769412926208" calcext:value-type="float">
            <text:p>520.769412926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18</text:p>
          </table:table-cell>
          <table:table-cell office:value-type="float" office:value="218.429616867901" calcext:value-type="float">
            <text:p>218.4296168679</text:p>
          </table:table-cell>
          <table:table-cell table:formula="of:=[.C126]+[.F126]" office:value-type="float" office:value="248.429616867901" calcext:value-type="float">
            <text:p>248.4296168679</text:p>
          </table:table-cell>
          <table:table-cell office:value-type="float" office:value="270" calcext:value-type="float">
            <text:p>270</text:p>
          </table:table-cell>
          <table:table-cell table:formula="of:=[.F125]" office:value-type="float" office:value="30" calcext:value-type="float">
            <text:p>30</text:p>
          </table:table-cell>
          <table:table-cell table:formula="of:=-SQRT([.H126])" office:value-type="float" office:value="-21.570383132099" calcext:value-type="float">
            <text:p>-21.5703831321</text:p>
          </table:table-cell>
          <table:table-cell table:formula="of:=([.E126]-[.D126])^2" office:value-type="float" office:value="465.281428465542" calcext:value-type="float">
            <text:p>465.281428465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20</text:p>
          </table:table-cell>
          <table:table-cell office:value-type="float" office:value="209.929599591876" calcext:value-type="float">
            <text:p>209.9295995919</text:p>
          </table:table-cell>
          <table:table-cell table:formula="of:=[.C127]+[.F127]" office:value-type="float" office:value="239.929599591876" calcext:value-type="float">
            <text:p>239.9295995919</text:p>
          </table:table-cell>
          <table:table-cell office:value-type="float" office:value="270" calcext:value-type="float">
            <text:p>270</text:p>
          </table:table-cell>
          <table:table-cell table:formula="of:=[.F126]" office:value-type="float" office:value="30" calcext:value-type="float">
            <text:p>30</text:p>
          </table:table-cell>
          <table:table-cell table:formula="of:=-SQRT([.H127])" office:value-type="float" office:value="-30.070400408124" calcext:value-type="float">
            <text:p>-30.0704004081</text:p>
          </table:table-cell>
          <table:table-cell table:formula="of:=([.E127]-[.D127])^2" office:value-type="float" office:value="904.228980704903" calcext:value-type="float">
            <text:p>904.228980704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22</text:p>
          </table:table-cell>
          <table:table-cell office:value-type="float" office:value="214.929587081903" calcext:value-type="float">
            <text:p>214.9295870819</text:p>
          </table:table-cell>
          <table:table-cell table:formula="of:=[.C128]+[.F128]" office:value-type="float" office:value="244.929587081903" calcext:value-type="float">
            <text:p>244.9295870819</text:p>
          </table:table-cell>
          <table:table-cell office:value-type="float" office:value="270" calcext:value-type="float">
            <text:p>270</text:p>
          </table:table-cell>
          <table:table-cell table:formula="of:=[.F127]" office:value-type="float" office:value="30" calcext:value-type="float">
            <text:p>30</text:p>
          </table:table-cell>
          <table:table-cell table:formula="of:=-SQRT([.H128])" office:value-type="float" office:value="-25.070412918097" calcext:value-type="float">
            <text:p>-25.0704129181</text:p>
          </table:table-cell>
          <table:table-cell table:formula="of:=([.E128]-[.D128])^2" office:value-type="float" office:value="628.525603883885" calcext:value-type="float">
            <text:p>628.525603883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24</text:p>
          </table:table-cell>
          <table:table-cell office:value-type="float" office:value="216.989575381339" calcext:value-type="float">
            <text:p>216.9895753813</text:p>
          </table:table-cell>
          <table:table-cell table:formula="of:=[.C129]+[.F129]" office:value-type="float" office:value="246.989575381339" calcext:value-type="float">
            <text:p>246.9895753813</text:p>
          </table:table-cell>
          <table:table-cell office:value-type="float" office:value="270" calcext:value-type="float">
            <text:p>270</text:p>
          </table:table-cell>
          <table:table-cell table:formula="of:=[.F128]" office:value-type="float" office:value="30" calcext:value-type="float">
            <text:p>30</text:p>
          </table:table-cell>
          <table:table-cell table:formula="of:=-SQRT([.H129])" office:value-type="float" office:value="-23.010424618661" calcext:value-type="float">
            <text:p>-23.0104246187</text:p>
          </table:table-cell>
          <table:table-cell table:formula="of:=([.E129]-[.D129])^2" office:value-type="float" office:value="529.479641131081" calcext:value-type="float">
            <text:p>529.479641131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26</text:p>
          </table:table-cell>
          <table:table-cell office:value-type="float" office:value="216.049559174484" calcext:value-type="float">
            <text:p>216.0495591745</text:p>
          </table:table-cell>
          <table:table-cell table:formula="of:=[.C130]+[.F130]" office:value-type="float" office:value="246.049559174484" calcext:value-type="float">
            <text:p>246.0495591745</text:p>
          </table:table-cell>
          <table:table-cell office:value-type="float" office:value="270" calcext:value-type="float">
            <text:p>270</text:p>
          </table:table-cell>
          <table:table-cell table:formula="of:=[.F129]" office:value-type="float" office:value="30" calcext:value-type="float">
            <text:p>30</text:p>
          </table:table-cell>
          <table:table-cell table:formula="of:=-SQRT([.H130])" office:value-type="float" office:value="-23.950440825516" calcext:value-type="float">
            <text:p>-23.9504408255</text:p>
          </table:table-cell>
          <table:table-cell table:formula="of:=([.E130]-[.D130])^2" office:value-type="float" office:value="573.623615736544" calcext:value-type="float">
            <text:p>573.623615736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28</text:p>
          </table:table-cell>
          <table:table-cell office:value-type="float" office:value="216.739549062606" calcext:value-type="float">
            <text:p>216.7395490626</text:p>
          </table:table-cell>
          <table:table-cell table:formula="of:=[.C131]+[.F131]" office:value-type="float" office:value="246.739549062606" calcext:value-type="float">
            <text:p>246.7395490626</text:p>
          </table:table-cell>
          <table:table-cell office:value-type="float" office:value="270" calcext:value-type="float">
            <text:p>270</text:p>
          </table:table-cell>
          <table:table-cell table:formula="of:=[.F130]" office:value-type="float" office:value="30" calcext:value-type="float">
            <text:p>30</text:p>
          </table:table-cell>
          <table:table-cell table:formula="of:=-SQRT([.H131])" office:value-type="float" office:value="-23.260450937394" calcext:value-type="float">
            <text:p>-23.2604509374</text:p>
          </table:table-cell>
          <table:table-cell table:formula="of:=([.E131]-[.D131])^2" office:value-type="float" office:value="541.048577810914" calcext:value-type="float">
            <text:p>541.048577810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30</text:p>
          </table:table-cell>
          <table:table-cell office:value-type="float" office:value="215.119538401085" calcext:value-type="float">
            <text:p>215.1195384011</text:p>
          </table:table-cell>
          <table:table-cell table:formula="of:=[.C132]+[.F132]" office:value-type="float" office:value="245.119538401085" calcext:value-type="float">
            <text:p>245.1195384011</text:p>
          </table:table-cell>
          <table:table-cell office:value-type="float" office:value="270" calcext:value-type="float">
            <text:p>270</text:p>
          </table:table-cell>
          <table:table-cell table:formula="of:=[.F131]" office:value-type="float" office:value="30" calcext:value-type="float">
            <text:p>30</text:p>
          </table:table-cell>
          <table:table-cell table:formula="of:=-SQRT([.H132])" office:value-type="float" office:value="-24.880461598915" calcext:value-type="float">
            <text:p>-24.8804615989</text:p>
          </table:table-cell>
          <table:table-cell table:formula="of:=([.E132]-[.D132])^2" office:value-type="float" office:value="619.037369375084" calcext:value-type="float">
            <text:p>619.037369375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32</text:p>
          </table:table-cell>
          <table:table-cell office:value-type="float" office:value="214.549523233274" calcext:value-type="float">
            <text:p>214.5495232333</text:p>
          </table:table-cell>
          <table:table-cell table:formula="of:=[.C133]+[.F133]" office:value-type="float" office:value="244.549523233274" calcext:value-type="float">
            <text:p>244.5495232333</text:p>
          </table:table-cell>
          <table:table-cell office:value-type="float" office:value="270" calcext:value-type="float">
            <text:p>270</text:p>
          </table:table-cell>
          <table:table-cell table:formula="of:=[.F132]" office:value-type="float" office:value="30" calcext:value-type="float">
            <text:p>30</text:p>
          </table:table-cell>
          <table:table-cell table:formula="of:=-SQRT([.H133])" office:value-type="float" office:value="-25.450476766726" calcext:value-type="float">
            <text:p>-25.4504767667</text:p>
          </table:table-cell>
          <table:table-cell table:formula="of:=([.E133]-[.D133])^2" office:value-type="float" office:value="647.726767653661" calcext:value-type="float">
            <text:p>647.726767653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34</text:p>
          </table:table-cell>
          <table:table-cell office:value-type="float" office:value="221.119501710729" calcext:value-type="float">
            <text:p>221.1195017107</text:p>
          </table:table-cell>
          <table:table-cell table:formula="of:=[.C134]+[.F134]" office:value-type="float" office:value="251.119501710729" calcext:value-type="float">
            <text:p>251.1195017107</text:p>
          </table:table-cell>
          <table:table-cell office:value-type="float" office:value="270" calcext:value-type="float">
            <text:p>270</text:p>
          </table:table-cell>
          <table:table-cell table:formula="of:=[.F133]" office:value-type="float" office:value="30" calcext:value-type="float">
            <text:p>30</text:p>
          </table:table-cell>
          <table:table-cell table:formula="of:=-SQRT([.H134])" office:value-type="float" office:value="-18.880498289271" calcext:value-type="float">
            <text:p>-18.8804982893</text:p>
          </table:table-cell>
          <table:table-cell table:formula="of:=([.E134]-[.D134])^2" office:value-type="float" office:value="356.473215651165" calcext:value-type="float">
            <text:p>356.473215651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36</text:p>
          </table:table-cell>
          <table:table-cell office:value-type="float" office:value="219.549478079976" calcext:value-type="float">
            <text:p>219.54947808</text:p>
          </table:table-cell>
          <table:table-cell table:formula="of:=[.C135]+[.F135]" office:value-type="float" office:value="249.549478079976" calcext:value-type="float">
            <text:p>249.54947808</text:p>
          </table:table-cell>
          <table:table-cell office:value-type="float" office:value="270" calcext:value-type="float">
            <text:p>270</text:p>
          </table:table-cell>
          <table:table-cell table:formula="of:=[.F134]" office:value-type="float" office:value="30" calcext:value-type="float">
            <text:p>30</text:p>
          </table:table-cell>
          <table:table-cell table:formula="of:=-SQRT([.H135])" office:value-type="float" office:value="-20.450521920024" calcext:value-type="float">
            <text:p>-20.45052192</text:p>
          </table:table-cell>
          <table:table-cell table:formula="of:=([.E135]-[.D135])^2" office:value-type="float" office:value="418.223846801382" calcext:value-type="float">
            <text:p>418.223846801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38</text:p>
          </table:table-cell>
          <table:table-cell office:value-type="float" office:value="216.489454968744" calcext:value-type="float">
            <text:p>216.4894549687</text:p>
          </table:table-cell>
          <table:table-cell table:formula="of:=[.C136]+[.F136]" office:value-type="float" office:value="246.489454968744" calcext:value-type="float">
            <text:p>246.4894549687</text:p>
          </table:table-cell>
          <table:table-cell office:value-type="float" office:value="270" calcext:value-type="float">
            <text:p>270</text:p>
          </table:table-cell>
          <table:table-cell table:formula="of:=[.F135]" office:value-type="float" office:value="30" calcext:value-type="float">
            <text:p>30</text:p>
          </table:table-cell>
          <table:table-cell table:formula="of:=-SQRT([.H136])" office:value-type="float" office:value="-23.510545031256" calcext:value-type="float">
            <text:p>-23.5105450313</text:p>
          </table:table-cell>
          <table:table-cell table:formula="of:=([.E136]-[.D136])^2" office:value-type="float" office:value="552.745727666716" calcext:value-type="float">
            <text:p>552.745727666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40</text:p>
          </table:table-cell>
          <table:table-cell office:value-type="float" office:value="221.179433446198" calcext:value-type="float">
            <text:p>221.1794334462</text:p>
          </table:table-cell>
          <table:table-cell table:formula="of:=[.C137]+[.F137]" office:value-type="float" office:value="251.179433446198" calcext:value-type="float">
            <text:p>251.1794334462</text:p>
          </table:table-cell>
          <table:table-cell office:value-type="float" office:value="270" calcext:value-type="float">
            <text:p>270</text:p>
          </table:table-cell>
          <table:table-cell table:formula="of:=[.F136]" office:value-type="float" office:value="30" calcext:value-type="float">
            <text:p>30</text:p>
          </table:table-cell>
          <table:table-cell table:formula="of:=-SQRT([.H137])" office:value-type="float" office:value="-18.820566553802" calcext:value-type="float">
            <text:p>-18.8205665538</text:p>
          </table:table-cell>
          <table:table-cell table:formula="of:=([.E137]-[.D137])^2" office:value-type="float" office:value="354.21372540609" calcext:value-type="float">
            <text:p>354.213725406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42</text:p>
          </table:table-cell>
          <table:table-cell office:value-type="float" office:value="213.179410594728" calcext:value-type="float">
            <text:p>213.1794105947</text:p>
          </table:table-cell>
          <table:table-cell table:formula="of:=[.C138]+[.F138]" office:value-type="float" office:value="243.179410594728" calcext:value-type="float">
            <text:p>243.1794105947</text:p>
          </table:table-cell>
          <table:table-cell office:value-type="float" office:value="270" calcext:value-type="float">
            <text:p>270</text:p>
          </table:table-cell>
          <table:table-cell table:formula="of:=[.F137]" office:value-type="float" office:value="30" calcext:value-type="float">
            <text:p>30</text:p>
          </table:table-cell>
          <table:table-cell table:formula="of:=-SQRT([.H138])" office:value-type="float" office:value="-26.820589405272" calcext:value-type="float">
            <text:p>-26.8205894053</text:p>
          </table:table-cell>
          <table:table-cell table:formula="of:=([.E138]-[.D138])^2" office:value-type="float" office:value="719.344016046188" calcext:value-type="float">
            <text:p>719.344016046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44</text:p>
          </table:table-cell>
          <table:table-cell office:value-type="float" office:value="214.73939066087" calcext:value-type="float">
            <text:p>214.7393906609</text:p>
          </table:table-cell>
          <table:table-cell table:formula="of:=[.C139]+[.F139]" office:value-type="float" office:value="244.73939066087" calcext:value-type="float">
            <text:p>244.7393906609</text:p>
          </table:table-cell>
          <table:table-cell office:value-type="float" office:value="270" calcext:value-type="float">
            <text:p>270</text:p>
          </table:table-cell>
          <table:table-cell table:formula="of:=[.F138]" office:value-type="float" office:value="30" calcext:value-type="float">
            <text:p>30</text:p>
          </table:table-cell>
          <table:table-cell table:formula="of:=-SQRT([.H139])" office:value-type="float" office:value="-25.26060933913" calcext:value-type="float">
            <text:p>-25.2606093391</text:p>
          </table:table-cell>
          <table:table-cell table:formula="of:=([.E139]-[.D139])^2" office:value-type="float" office:value="638.098384184142" calcext:value-type="float">
            <text:p>638.098384184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46</text:p>
          </table:table-cell>
          <table:table-cell office:value-type="float" office:value="212.369367030108" calcext:value-type="float">
            <text:p>212.3693670301</text:p>
          </table:table-cell>
          <table:table-cell table:formula="of:=[.C140]+[.F140]" office:value-type="float" office:value="242.369367030108" calcext:value-type="float">
            <text:p>242.3693670301</text:p>
          </table:table-cell>
          <table:table-cell office:value-type="float" office:value="270" calcext:value-type="float">
            <text:p>270</text:p>
          </table:table-cell>
          <table:table-cell table:formula="of:=[.F139]" office:value-type="float" office:value="30" calcext:value-type="float">
            <text:p>30</text:p>
          </table:table-cell>
          <table:table-cell table:formula="of:=-SQRT([.H140])" office:value-type="float" office:value="-27.630632969892" calcext:value-type="float">
            <text:p>-27.6306329699</text:p>
          </table:table-cell>
          <table:table-cell table:formula="of:=([.E140]-[.D140])^2" office:value-type="float" office:value="763.451878316882" calcext:value-type="float">
            <text:p>763.451878316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48</text:p>
          </table:table-cell>
          <table:table-cell office:value-type="float" office:value="215.989349754099" calcext:value-type="float">
            <text:p>215.9893497541</text:p>
          </table:table-cell>
          <table:table-cell table:formula="of:=[.C141]+[.F141]" office:value-type="float" office:value="245.989349754099" calcext:value-type="float">
            <text:p>245.9893497541</text:p>
          </table:table-cell>
          <table:table-cell office:value-type="float" office:value="270" calcext:value-type="float">
            <text:p>270</text:p>
          </table:table-cell>
          <table:table-cell table:formula="of:=[.F140]" office:value-type="float" office:value="30" calcext:value-type="float">
            <text:p>30</text:p>
          </table:table-cell>
          <table:table-cell table:formula="of:=-SQRT([.H141])" office:value-type="float" office:value="-24.010650245901" calcext:value-type="float">
            <text:p>-24.0106502459</text:p>
          </table:table-cell>
          <table:table-cell table:formula="of:=([.E141]-[.D141])^2" office:value-type="float" office:value="576.511325230985" calcext:value-type="float">
            <text:p>576.51132523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50</text:p>
          </table:table-cell>
          <table:table-cell office:value-type="float" office:value="216.119331668698" calcext:value-type="float">
            <text:p>216.1193316687</text:p>
          </table:table-cell>
          <table:table-cell table:formula="of:=[.C142]+[.F142]" office:value-type="float" office:value="246.119331668698" calcext:value-type="float">
            <text:p>246.1193316687</text:p>
          </table:table-cell>
          <table:table-cell office:value-type="float" office:value="270" calcext:value-type="float">
            <text:p>270</text:p>
          </table:table-cell>
          <table:table-cell table:formula="of:=[.F141]" office:value-type="float" office:value="30" calcext:value-type="float">
            <text:p>30</text:p>
          </table:table-cell>
          <table:table-cell table:formula="of:=-SQRT([.H142])" office:value-type="float" office:value="-23.880668331302" calcext:value-type="float">
            <text:p>-23.8806683313</text:p>
          </table:table-cell>
          <table:table-cell table:formula="of:=([.E142]-[.D142])^2" office:value-type="float" office:value="570.28631994965" calcext:value-type="float">
            <text:p>570.286319949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52</text:p>
          </table:table-cell>
          <table:table-cell office:value-type="float" office:value="214.619311734844" calcext:value-type="float">
            <text:p>214.6193117348</text:p>
          </table:table-cell>
          <table:table-cell table:formula="of:=[.C143]+[.F143]" office:value-type="float" office:value="244.619311734844" calcext:value-type="float">
            <text:p>244.6193117348</text:p>
          </table:table-cell>
          <table:table-cell office:value-type="float" office:value="270" calcext:value-type="float">
            <text:p>270</text:p>
          </table:table-cell>
          <table:table-cell table:formula="of:=[.F142]" office:value-type="float" office:value="30" calcext:value-type="float">
            <text:p>30</text:p>
          </table:table-cell>
          <table:table-cell table:formula="of:=-SQRT([.H143])" office:value-type="float" office:value="-25.380688265156" calcext:value-type="float">
            <text:p>-25.3806882652</text:p>
          </table:table-cell>
          <table:table-cell table:formula="of:=([.E143]-[.D143])^2" office:value-type="float" office:value="644.179336813028" calcext:value-type="float">
            <text:p>644.17933681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54</text:p>
          </table:table-cell>
          <table:table-cell office:value-type="float" office:value="217.179296047529" calcext:value-type="float">
            <text:p>217.1792960475</text:p>
          </table:table-cell>
          <table:table-cell table:formula="of:=[.C144]+[.F144]" office:value-type="float" office:value="247.179296047529" calcext:value-type="float">
            <text:p>247.1792960475</text:p>
          </table:table-cell>
          <table:table-cell office:value-type="float" office:value="270" calcext:value-type="float">
            <text:p>270</text:p>
          </table:table-cell>
          <table:table-cell table:formula="of:=[.F143]" office:value-type="float" office:value="30" calcext:value-type="float">
            <text:p>30</text:p>
          </table:table-cell>
          <table:table-cell table:formula="of:=-SQRT([.H144])" office:value-type="float" office:value="-22.820703952471" calcext:value-type="float">
            <text:p>-22.8207039525</text:p>
          </table:table-cell>
          <table:table-cell table:formula="of:=([.E144]-[.D144])^2" office:value-type="float" office:value="520.784528886326" calcext:value-type="float">
            <text:p>520.784528886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56</text:p>
          </table:table-cell>
          <table:table-cell office:value-type="float" office:value="211.549274784755" calcext:value-type="float">
            <text:p>211.5492747848</text:p>
          </table:table-cell>
          <table:table-cell table:formula="of:=[.C145]+[.F145]" office:value-type="float" office:value="241.549274784755" calcext:value-type="float">
            <text:p>241.5492747848</text:p>
          </table:table-cell>
          <table:table-cell office:value-type="float" office:value="270" calcext:value-type="float">
            <text:p>270</text:p>
          </table:table-cell>
          <table:table-cell table:formula="of:=[.F144]" office:value-type="float" office:value="30" calcext:value-type="float">
            <text:p>30</text:p>
          </table:table-cell>
          <table:table-cell table:formula="of:=-SQRT([.H145])" office:value-type="float" office:value="-28.450725215245" calcext:value-type="float">
            <text:p>-28.4507252152</text:p>
          </table:table-cell>
          <table:table-cell table:formula="of:=([.E145]-[.D145])^2" office:value-type="float" office:value="809.443765273378" calcext:value-type="float">
            <text:p>809.443765273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58</text:p>
          </table:table-cell>
          <table:table-cell office:value-type="float" office:value="209.799255630209" calcext:value-type="float">
            <text:p>209.7992556302</text:p>
          </table:table-cell>
          <table:table-cell table:formula="of:=[.C146]+[.F146]" office:value-type="float" office:value="239.799255630209" calcext:value-type="float">
            <text:p>239.7992556302</text:p>
          </table:table-cell>
          <table:table-cell office:value-type="float" office:value="270" calcext:value-type="float">
            <text:p>270</text:p>
          </table:table-cell>
          <table:table-cell table:formula="of:=[.F145]" office:value-type="float" office:value="30" calcext:value-type="float">
            <text:p>30</text:p>
          </table:table-cell>
          <table:table-cell table:formula="of:=-SQRT([.H146])" office:value-type="float" office:value="-30.200744369791" calcext:value-type="float">
            <text:p>-30.2007443698</text:p>
          </table:table-cell>
          <table:table-cell table:formula="of:=([.E146]-[.D146])^2" office:value-type="float" office:value="912.084960489464" calcext:value-type="float">
            <text:p>912.084960489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00</text:p>
          </table:table-cell>
          <table:table-cell office:value-type="float" office:value="207.489239683132" calcext:value-type="float">
            <text:p>207.4892396831</text:p>
          </table:table-cell>
          <table:table-cell table:formula="of:=[.C147]+[.F147]" office:value-type="float" office:value="237.489239683132" calcext:value-type="float">
            <text:p>237.4892396831</text:p>
          </table:table-cell>
          <table:table-cell office:value-type="float" office:value="270" calcext:value-type="float">
            <text:p>270</text:p>
          </table:table-cell>
          <table:table-cell table:formula="of:=[.F146]" office:value-type="float" office:value="30" calcext:value-type="float">
            <text:p>30</text:p>
          </table:table-cell>
          <table:table-cell table:formula="of:=-SQRT([.H147])" office:value-type="float" office:value="-32.510760316868" calcext:value-type="float">
            <text:p>-32.5107603169</text:p>
          </table:table-cell>
          <table:table-cell table:formula="of:=([.E147]-[.D147])^2" office:value-type="float" office:value="1056.94953638084" calcext:value-type="float">
            <text:p>1056.949536380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02</text:p>
          </table:table-cell>
          <table:table-cell office:value-type="float" office:value="210.799220009056" calcext:value-type="float">
            <text:p>210.7992200091</text:p>
          </table:table-cell>
          <table:table-cell table:formula="of:=[.C148]+[.F148]" office:value-type="float" office:value="240.799220009056" calcext:value-type="float">
            <text:p>240.7992200091</text:p>
          </table:table-cell>
          <table:table-cell office:value-type="float" office:value="270" calcext:value-type="float">
            <text:p>270</text:p>
          </table:table-cell>
          <table:table-cell table:formula="of:=[.F147]" office:value-type="float" office:value="30" calcext:value-type="float">
            <text:p>30</text:p>
          </table:table-cell>
          <table:table-cell table:formula="of:=-SQRT([.H148])" office:value-type="float" office:value="-29.200779990944" calcext:value-type="float">
            <text:p>-29.2007799909</text:p>
          </table:table-cell>
          <table:table-cell table:formula="of:=([.E148]-[.D148])^2" office:value-type="float" office:value="852.685552079515" calcext:value-type="float">
            <text:p>852.685552079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04</text:p>
          </table:table-cell>
          <table:table-cell office:value-type="float" office:value="208.989201404136" calcext:value-type="float">
            <text:p>208.9892014041</text:p>
          </table:table-cell>
          <table:table-cell table:formula="of:=[.C149]+[.F149]" office:value-type="float" office:value="238.989201404136" calcext:value-type="float">
            <text:p>238.9892014041</text:p>
          </table:table-cell>
          <table:table-cell office:value-type="float" office:value="270" calcext:value-type="float">
            <text:p>270</text:p>
          </table:table-cell>
          <table:table-cell table:formula="of:=[.F148]" office:value-type="float" office:value="30" calcext:value-type="float">
            <text:p>30</text:p>
          </table:table-cell>
          <table:table-cell table:formula="of:=-SQRT([.H149])" office:value-type="float" office:value="-31.010798595864" calcext:value-type="float">
            <text:p>-31.0107985959</text:p>
          </table:table-cell>
          <table:table-cell table:formula="of:=([.E149]-[.D149])^2" office:value-type="float" office:value="961.669629553241" calcext:value-type="float">
            <text:p>961.669629553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06</text:p>
          </table:table-cell>
          <table:table-cell office:value-type="float" office:value="209.429180141371" calcext:value-type="float">
            <text:p>209.4291801414</text:p>
          </table:table-cell>
          <table:table-cell table:formula="of:=[.C150]+[.F150]" office:value-type="float" office:value="239.429180141371" calcext:value-type="float">
            <text:p>239.4291801414</text:p>
          </table:table-cell>
          <table:table-cell office:value-type="float" office:value="270" calcext:value-type="float">
            <text:p>270</text:p>
          </table:table-cell>
          <table:table-cell table:formula="of:=[.F149]" office:value-type="float" office:value="30" calcext:value-type="float">
            <text:p>30</text:p>
          </table:table-cell>
          <table:table-cell table:formula="of:=-SQRT([.H150])" office:value-type="float" office:value="-30.570819858629" calcext:value-type="float">
            <text:p>-30.5708198586</text:p>
          </table:table-cell>
          <table:table-cell table:formula="of:=([.E150]-[.D150])^2" office:value-type="float" office:value="934.575026828745" calcext:value-type="float">
            <text:p>934.575026828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08</text:p>
          </table:table-cell>
          <table:table-cell office:value-type="float" office:value="212.739159947761" calcext:value-type="float">
            <text:p>212.7391599478</text:p>
          </table:table-cell>
          <table:table-cell table:formula="of:=[.C151]+[.F151]" office:value-type="float" office:value="242.739159947761" calcext:value-type="float">
            <text:p>242.7391599478</text:p>
          </table:table-cell>
          <table:table-cell office:value-type="float" office:value="270" calcext:value-type="float">
            <text:p>270</text:p>
          </table:table-cell>
          <table:table-cell table:formula="of:=[.F150]" office:value-type="float" office:value="30" calcext:value-type="float">
            <text:p>30</text:p>
          </table:table-cell>
          <table:table-cell table:formula="of:=-SQRT([.H151])" office:value-type="float" office:value="-27.260840052239" calcext:value-type="float">
            <text:p>-27.2608400522</text:p>
          </table:table-cell>
          <table:table-cell table:formula="of:=([.E151]-[.D151])^2" office:value-type="float" office:value="743.153400353758" calcext:value-type="float">
            <text:p>743.153400353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10</text:p>
          </table:table-cell>
          <table:table-cell office:value-type="float" office:value="210.369144000689" calcext:value-type="float">
            <text:p>210.3691440007</text:p>
          </table:table-cell>
          <table:table-cell table:formula="of:=[.C152]+[.F152]" office:value-type="float" office:value="240.369144000689" calcext:value-type="float">
            <text:p>240.3691440007</text:p>
          </table:table-cell>
          <table:table-cell office:value-type="float" office:value="270" calcext:value-type="float">
            <text:p>270</text:p>
          </table:table-cell>
          <table:table-cell table:formula="of:=[.F151]" office:value-type="float" office:value="30" calcext:value-type="float">
            <text:p>30</text:p>
          </table:table-cell>
          <table:table-cell table:formula="of:=-SQRT([.H152])" office:value-type="float" office:value="-29.630855999311" calcext:value-type="float">
            <text:p>-29.6308559993</text:p>
          </table:table-cell>
          <table:table-cell table:formula="of:=([.E152]-[.D152])^2" office:value-type="float" office:value="877.987627251904" calcext:value-type="float">
            <text:p>877.987627251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12</text:p>
          </table:table-cell>
          <table:table-cell office:value-type="float" office:value="206.619121409006" calcext:value-type="float">
            <text:p>206.619121409</text:p>
          </table:table-cell>
          <table:table-cell table:formula="of:=[.C153]+[.F153]" office:value-type="float" office:value="236.619121409006" calcext:value-type="float">
            <text:p>236.619121409</text:p>
          </table:table-cell>
          <table:table-cell office:value-type="float" office:value="270" calcext:value-type="float">
            <text:p>270</text:p>
          </table:table-cell>
          <table:table-cell table:formula="of:=[.F152]" office:value-type="float" office:value="30" calcext:value-type="float">
            <text:p>30</text:p>
          </table:table-cell>
          <table:table-cell table:formula="of:=-SQRT([.H153])" office:value-type="float" office:value="-33.380878590994" calcext:value-type="float">
            <text:p>-33.380878591</text:p>
          </table:table-cell>
          <table:table-cell table:formula="of:=([.E153]-[.D153])^2" office:value-type="float" office:value="1114.28305550668" calcext:value-type="float">
            <text:p>1114.283055506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14</text:p>
          </table:table-cell>
          <table:table-cell office:value-type="float" office:value="236.119108639325" calcext:value-type="float">
            <text:p>236.1191086393</text:p>
          </table:table-cell>
          <table:table-cell table:formula="of:=[.C154]+[.F154]" office:value-type="float" office:value="266.119108639325" calcext:value-type="float">
            <text:p>266.1191086393</text:p>
          </table:table-cell>
          <table:table-cell office:value-type="float" office:value="270" calcext:value-type="float">
            <text:p>270</text:p>
          </table:table-cell>
          <table:table-cell table:formula="of:=[.F153]" office:value-type="float" office:value="30" calcext:value-type="float">
            <text:p>30</text:p>
          </table:table-cell>
          <table:table-cell table:formula="of:=-SQRT([.H154])" office:value-type="float" office:value="-3.88089136067504" calcext:value-type="float">
            <text:p>-3.8808913607</text:p>
          </table:table-cell>
          <table:table-cell table:formula="of:=([.E154]-[.D154])^2" office:value-type="float" office:value="15.0613177533621" calcext:value-type="float">
            <text:p>15.061317753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16</text:p>
          </table:table-cell>
          <table:table-cell office:value-type="float" office:value="275.119090294184" calcext:value-type="float">
            <text:p>275.1190902942</text:p>
          </table:table-cell>
          <table:table-cell table:formula="of:=[.C155]+[.F155]" office:value-type="float" office:value="305.119090294184" calcext:value-type="float">
            <text:p>305.1190902942</text:p>
          </table:table-cell>
          <table:table-cell office:value-type="float" office:value="270" calcext:value-type="float">
            <text:p>270</text:p>
          </table:table-cell>
          <table:table-cell table:formula="of:=[.F154]" office:value-type="float" office:value="30" calcext:value-type="float">
            <text:p>30</text:p>
          </table:table-cell>
          <table:table-cell table:formula="of:=-SQRT([.H155])" office:value-type="float" office:value="-35.119090294184" calcext:value-type="float">
            <text:p>-35.1190902942</text:p>
          </table:table-cell>
          <table:table-cell table:formula="of:=([.E155]-[.D155])^2" office:value-type="float" office:value="1233.35050309105" calcext:value-type="float">
            <text:p>1233.350503091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18</text:p>
          </table:table-cell>
          <table:table-cell office:value-type="float" office:value="337.989073277968" calcext:value-type="float">
            <text:p>337.989073278</text:p>
          </table:table-cell>
          <table:table-cell table:formula="of:=[.C156]+[.F156]" office:value-type="float" office:value="367.989073277968" calcext:value-type="float">
            <text:p>367.989073278</text:p>
          </table:table-cell>
          <table:table-cell office:value-type="float" office:value="270" calcext:value-type="float">
            <text:p>270</text:p>
          </table:table-cell>
          <table:table-cell table:formula="of:=[.F155]" office:value-type="float" office:value="30" calcext:value-type="float">
            <text:p>30</text:p>
          </table:table-cell>
          <table:table-cell table:formula="of:=-SQRT([.H156])" office:value-type="float" office:value="-97.989073277968" calcext:value-type="float">
            <text:p>-97.989073278</text:p>
          </table:table-cell>
          <table:table-cell table:formula="of:=([.E156]-[.D156])^2" office:value-type="float" office:value="9601.85848187498" calcext:value-type="float">
            <text:p>9601.85848187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20</text:p>
          </table:table-cell>
          <table:table-cell office:value-type="float" office:value="17.109059179371" calcext:value-type="float">
            <text:p>17.1090591794</text:p>
          </table:table-cell>
          <table:table-cell table:formula="of:=[.C157]+[.F157]" office:value-type="float" office:value="47.109059179371" calcext:value-type="float">
            <text:p>47.1090591794</text:p>
          </table:table-cell>
          <table:table-cell office:value-type="float" office:value="90" calcext:value-type="float">
            <text:p>90</text:p>
          </table:table-cell>
          <table:table-cell table:formula="of:=[.F156]" office:value-type="float" office:value="30" calcext:value-type="float">
            <text:p>30</text:p>
          </table:table-cell>
          <table:table-cell table:formula="of:=-SQRT([.H157])" office:value-type="float" office:value="-42.890940820629" calcext:value-type="float">
            <text:p>-42.8909408206</text:p>
          </table:table-cell>
          <table:table-cell table:formula="of:=([.E157]-[.D157])^2" office:value-type="float" office:value="1839.6328044787" calcext:value-type="float">
            <text:p>1839.632804478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22</text:p>
          </table:table-cell>
          <table:table-cell office:value-type="float" office:value="15.4890429424787" calcext:value-type="float">
            <text:p>15.4890429425</text:p>
          </table:table-cell>
          <table:table-cell table:formula="of:=[.C158]+[.F158]" office:value-type="float" office:value="45.4890429424787" calcext:value-type="float">
            <text:p>45.4890429425</text:p>
          </table:table-cell>
          <table:table-cell office:value-type="float" office:value="90" calcext:value-type="float">
            <text:p>90</text:p>
          </table:table-cell>
          <table:table-cell table:formula="of:=[.F157]" office:value-type="float" office:value="30" calcext:value-type="float">
            <text:p>30</text:p>
          </table:table-cell>
          <table:table-cell table:formula="of:=-SQRT([.H158])" office:value-type="float" office:value="-44.5109570575213" calcext:value-type="float">
            <text:p>-44.5109570575</text:p>
          </table:table-cell>
          <table:table-cell table:formula="of:=([.E158]-[.D158])^2" office:value-type="float" office:value="1981.2252981765" calcext:value-type="float">
            <text:p>1981.225298176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24</text:p>
          </table:table-cell>
          <table:table-cell office:value-type="float" office:value="17.429024857122" calcext:value-type="float">
            <text:p>17.4290248571</text:p>
          </table:table-cell>
          <table:table-cell table:formula="of:=[.C159]+[.F159]" office:value-type="float" office:value="47.429024857122" calcext:value-type="float">
            <text:p>47.4290248571</text:p>
          </table:table-cell>
          <table:table-cell office:value-type="float" office:value="90" calcext:value-type="float">
            <text:p>90</text:p>
          </table:table-cell>
          <table:table-cell table:formula="of:=[.F158]" office:value-type="float" office:value="30" calcext:value-type="float">
            <text:p>30</text:p>
          </table:table-cell>
          <table:table-cell table:formula="of:=-SQRT([.H159])" office:value-type="float" office:value="-42.570975142878" calcext:value-type="float">
            <text:p>-42.5709751429</text:p>
          </table:table-cell>
          <table:table-cell table:formula="of:=([.E159]-[.D159])^2" office:value-type="float" office:value="1812.28792461554" calcext:value-type="float">
            <text:p>1812.287924615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26</text:p>
          </table:table-cell>
          <table:table-cell office:value-type="float" office:value="20.4890049232989" calcext:value-type="float">
            <text:p>20.4890049233</text:p>
          </table:table-cell>
          <table:table-cell table:formula="of:=[.C160]+[.F160]" office:value-type="float" office:value="50.4890049232989" calcext:value-type="float">
            <text:p>50.4890049233</text:p>
          </table:table-cell>
          <table:table-cell office:value-type="float" office:value="90" calcext:value-type="float">
            <text:p>90</text:p>
          </table:table-cell>
          <table:table-cell table:formula="of:=[.F159]" office:value-type="float" office:value="30" calcext:value-type="float">
            <text:p>30</text:p>
          </table:table-cell>
          <table:table-cell table:formula="of:=-SQRT([.H160])" office:value-type="float" office:value="-39.5109950767011" calcext:value-type="float">
            <text:p>-39.5109950767</text:p>
          </table:table-cell>
          <table:table-cell table:formula="of:=([.E160]-[.D160])^2" office:value-type="float" office:value="1561.1187319511" calcext:value-type="float">
            <text:p>1561.118731951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28</text:p>
          </table:table-cell>
          <table:table-cell office:value-type="float" office:value="23.6089804831632" calcext:value-type="float">
            <text:p>23.6089804832</text:p>
          </table:table-cell>
          <table:table-cell table:formula="of:=[.C161]+[.F161]" office:value-type="float" office:value="53.6089804831632" calcext:value-type="float">
            <text:p>53.6089804832</text:p>
          </table:table-cell>
          <table:table-cell office:value-type="float" office:value="90" calcext:value-type="float">
            <text:p>90</text:p>
          </table:table-cell>
          <table:table-cell table:formula="of:=[.F160]" office:value-type="float" office:value="30" calcext:value-type="float">
            <text:p>30</text:p>
          </table:table-cell>
          <table:table-cell table:formula="of:=-SQRT([.H161])" office:value-type="float" office:value="-36.3910195168368" calcext:value-type="float">
            <text:p>-36.3910195168</text:p>
          </table:table-cell>
          <table:table-cell table:formula="of:=([.E161]-[.D161])^2" office:value-type="float" office:value="1324.3063014748" calcext:value-type="float">
            <text:p>1324.306301474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30</text:p>
          </table:table-cell>
          <table:table-cell office:value-type="float" office:value="23.2389571121727" calcext:value-type="float">
            <text:p>23.2389571122</text:p>
          </table:table-cell>
          <table:table-cell table:formula="of:=[.C162]+[.F162]" office:value-type="float" office:value="53.2389571121727" calcext:value-type="float">
            <text:p>53.2389571122</text:p>
          </table:table-cell>
          <table:table-cell office:value-type="float" office:value="90" calcext:value-type="float">
            <text:p>90</text:p>
          </table:table-cell>
          <table:table-cell table:formula="of:=[.F161]" office:value-type="float" office:value="30" calcext:value-type="float">
            <text:p>30</text:p>
          </table:table-cell>
          <table:table-cell table:formula="of:=-SQRT([.H162])" office:value-type="float" office:value="-36.7610428878273" calcext:value-type="float">
            <text:p>-36.7610428878</text:p>
          </table:table-cell>
          <table:table-cell table:formula="of:=([.E162]-[.D162])^2" office:value-type="float" office:value="1351.37427420068" calcext:value-type="float">
            <text:p>1351.374274200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32</text:p>
          </table:table-cell>
          <table:table-cell office:value-type="float" office:value="21.7989348103252" calcext:value-type="float">
            <text:p>21.7989348103</text:p>
          </table:table-cell>
          <table:table-cell table:formula="of:=[.C163]+[.F163]" office:value-type="float" office:value="51.7989348103252" calcext:value-type="float">
            <text:p>51.7989348103</text:p>
          </table:table-cell>
          <table:table-cell office:value-type="float" office:value="90" calcext:value-type="float">
            <text:p>90</text:p>
          </table:table-cell>
          <table:table-cell table:formula="of:=[.F162]" office:value-type="float" office:value="30" calcext:value-type="float">
            <text:p>30</text:p>
          </table:table-cell>
          <table:table-cell table:formula="of:=-SQRT([.H163])" office:value-type="float" office:value="-38.2010651896748" calcext:value-type="float">
            <text:p>-38.2010651897</text:p>
          </table:table-cell>
          <table:table-cell table:formula="of:=([.E163]-[.D163])^2" office:value-type="float" office:value="1459.32138162578" calcext:value-type="float">
            <text:p>1459.321381625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34</text:p>
          </table:table-cell>
          <table:table-cell office:value-type="float" office:value="20.6089146167264" calcext:value-type="float">
            <text:p>20.6089146167</text:p>
          </table:table-cell>
          <table:table-cell table:formula="of:=[.C164]+[.F164]" office:value-type="float" office:value="50.6089146167264" calcext:value-type="float">
            <text:p>50.6089146167</text:p>
          </table:table-cell>
          <table:table-cell office:value-type="float" office:value="90" calcext:value-type="float">
            <text:p>90</text:p>
          </table:table-cell>
          <table:table-cell table:formula="of:=[.F163]" office:value-type="float" office:value="30" calcext:value-type="float">
            <text:p>30</text:p>
          </table:table-cell>
          <table:table-cell table:formula="of:=-SQRT([.H164])" office:value-type="float" office:value="-39.3910853832736" calcext:value-type="float">
            <text:p>-39.3910853833</text:p>
          </table:table-cell>
          <table:table-cell table:formula="of:=([.E164]-[.D164])^2" office:value-type="float" office:value="1551.65760767235" calcext:value-type="float">
            <text:p>1551.657607672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36</text:p>
          </table:table-cell>
          <table:table-cell office:value-type="float" office:value="15.9288946829052" calcext:value-type="float">
            <text:p>15.9288946829</text:p>
          </table:table-cell>
          <table:table-cell table:formula="of:=[.C165]+[.F165]" office:value-type="float" office:value="45.9288946829052" calcext:value-type="float">
            <text:p>45.9288946829</text:p>
          </table:table-cell>
          <table:table-cell office:value-type="float" office:value="90" calcext:value-type="float">
            <text:p>90</text:p>
          </table:table-cell>
          <table:table-cell table:formula="of:=[.F164]" office:value-type="float" office:value="30" calcext:value-type="float">
            <text:p>30</text:p>
          </table:table-cell>
          <table:table-cell table:formula="of:=-SQRT([.H165])" office:value-type="float" office:value="-44.0711053170948" calcext:value-type="float">
            <text:p>-44.0711053171</text:p>
          </table:table-cell>
          <table:table-cell table:formula="of:=([.E165]-[.D165])^2" office:value-type="float" office:value="1942.26232387046" calcext:value-type="float">
            <text:p>1942.262323870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38</text:p>
          </table:table-cell>
          <table:table-cell office:value-type="float" office:value="18.2388736799421" calcext:value-type="float">
            <text:p>18.2388736799</text:p>
          </table:table-cell>
          <table:table-cell table:formula="of:=[.C166]+[.F166]" office:value-type="float" office:value="48.2388736799421" calcext:value-type="float">
            <text:p>48.2388736799</text:p>
          </table:table-cell>
          <table:table-cell office:value-type="float" office:value="90" calcext:value-type="float">
            <text:p>90</text:p>
          </table:table-cell>
          <table:table-cell table:formula="of:=[.F165]" office:value-type="float" office:value="30" calcext:value-type="float">
            <text:p>30</text:p>
          </table:table-cell>
          <table:table-cell table:formula="of:=-SQRT([.H166])" office:value-type="float" office:value="-41.7611263200579" calcext:value-type="float">
            <text:p>-41.7611263201</text:p>
          </table:table-cell>
          <table:table-cell table:formula="of:=([.E166]-[.D166])^2" office:value-type="float" office:value="1743.99167151983" calcext:value-type="float">
            <text:p>1743.991671519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40</text:p>
          </table:table-cell>
          <table:table-cell office:value-type="float" office:value="18.6788524172032" calcext:value-type="float">
            <text:p>18.6788524172</text:p>
          </table:table-cell>
          <table:table-cell table:formula="of:=[.C167]+[.F167]" office:value-type="float" office:value="48.6788524172032" calcext:value-type="float">
            <text:p>48.6788524172</text:p>
          </table:table-cell>
          <table:table-cell office:value-type="float" office:value="90" calcext:value-type="float">
            <text:p>90</text:p>
          </table:table-cell>
          <table:table-cell table:formula="of:=[.F166]" office:value-type="float" office:value="30" calcext:value-type="float">
            <text:p>30</text:p>
          </table:table-cell>
          <table:table-cell table:formula="of:=-SQRT([.H167])" office:value-type="float" office:value="-41.3211475827968" calcext:value-type="float">
            <text:p>-41.3211475828</text:p>
          </table:table-cell>
          <table:table-cell table:formula="of:=([.E167]-[.D167])^2" office:value-type="float" office:value="1707.43723755927" calcext:value-type="float">
            <text:p>1707.437237559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42</text:p>
          </table:table-cell>
          <table:table-cell office:value-type="float" office:value="17.0488308646612" calcext:value-type="float">
            <text:p>17.0488308647</text:p>
          </table:table-cell>
          <table:table-cell table:formula="of:=[.C168]+[.F168]" office:value-type="float" office:value="47.0488308646612" calcext:value-type="float">
            <text:p>47.0488308647</text:p>
          </table:table-cell>
          <table:table-cell office:value-type="float" office:value="90" calcext:value-type="float">
            <text:p>90</text:p>
          </table:table-cell>
          <table:table-cell table:formula="of:=[.F167]" office:value-type="float" office:value="30" calcext:value-type="float">
            <text:p>30</text:p>
          </table:table-cell>
          <table:table-cell table:formula="of:=-SQRT([.H168])" office:value-type="float" office:value="-42.9511691353388" calcext:value-type="float">
            <text:p>-42.9511691353</text:p>
          </table:table-cell>
          <table:table-cell table:formula="of:=([.E168]-[.D168])^2" office:value-type="float" office:value="1844.80293009248" calcext:value-type="float">
            <text:p>1844.802930092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44</text:p>
          </table:table-cell>
          <table:table-cell office:value-type="float" office:value="16.2988021779845" calcext:value-type="float">
            <text:p>16.298802178</text:p>
          </table:table-cell>
          <table:table-cell table:formula="of:=[.C169]+[.F169]" office:value-type="float" office:value="46.2988021779845" calcext:value-type="float">
            <text:p>46.298802178</text:p>
          </table:table-cell>
          <table:table-cell office:value-type="float" office:value="90" calcext:value-type="float">
            <text:p>90</text:p>
          </table:table-cell>
          <table:table-cell table:formula="of:=[.F168]" office:value-type="float" office:value="30" calcext:value-type="float">
            <text:p>30</text:p>
          </table:table-cell>
          <table:table-cell table:formula="of:=-SQRT([.H169])" office:value-type="float" office:value="-43.7011978220155" calcext:value-type="float">
            <text:p>-43.701197822</text:p>
          </table:table-cell>
          <table:table-cell table:formula="of:=([.E169]-[.D169])^2" office:value-type="float" office:value="1909.79469107893" calcext:value-type="float">
            <text:p>1909.794691078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46</text:p>
          </table:table-cell>
          <table:table-cell office:value-type="float" office:value="14.5487779976294" calcext:value-type="float">
            <text:p>14.5487779976</text:p>
          </table:table-cell>
          <table:table-cell table:formula="of:=[.C170]+[.F170]" office:value-type="float" office:value="44.5487779976294" calcext:value-type="float">
            <text:p>44.5487779976</text:p>
          </table:table-cell>
          <table:table-cell office:value-type="float" office:value="90" calcext:value-type="float">
            <text:p>90</text:p>
          </table:table-cell>
          <table:table-cell table:formula="of:=[.F169]" office:value-type="float" office:value="30" calcext:value-type="float">
            <text:p>30</text:p>
          </table:table-cell>
          <table:table-cell table:formula="of:=-SQRT([.H170])" office:value-type="float" office:value="-45.4512220023706" calcext:value-type="float">
            <text:p>-45.4512220024</text:p>
          </table:table-cell>
          <table:table-cell table:formula="of:=([.E170]-[.D170])^2" office:value-type="float" office:value="2065.81358150878" calcext:value-type="float">
            <text:p>2065.813581508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49</text:p>
          </table:table-cell>
          <table:table-cell office:value-type="float" office:value="17.81" calcext:value-type="float">
            <text:p>17.81</text:p>
          </table:table-cell>
          <table:table-cell table:formula="of:=[.C171]+[.F171]" office:value-type="float" office:value="47.81" calcext:value-type="float">
            <text:p>47.81</text:p>
          </table:table-cell>
          <table:table-cell office:value-type="float" office:value="90" calcext:value-type="float">
            <text:p>90</text:p>
          </table:table-cell>
          <table:table-cell table:formula="of:=[.F170]" office:value-type="float" office:value="30" calcext:value-type="float">
            <text:p>30</text:p>
          </table:table-cell>
          <table:table-cell table:formula="of:=-SQRT([.H171])" office:value-type="float" office:value="-42.19" calcext:value-type="float">
            <text:p>-42.19</text:p>
          </table:table-cell>
          <table:table-cell table:formula="of:=([.E171]-[.D171])^2" office:value-type="float" office:value="1779.9961" calcext:value-type="float">
            <text:p>1779.996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51</text:p>
          </table:table-cell>
          <table:table-cell office:value-type="float" office:value="0.36871923532876" calcext:value-type="float">
            <text:p>0.3687192353</text:p>
          </table:table-cell>
          <table:table-cell table:formula="of:=[.C172]+[.F172]" office:value-type="float" office:value="30.3687192353288" calcext:value-type="float">
            <text:p>30.3687192353</text:p>
          </table:table-cell>
          <table:table-cell office:value-type="float" office:value="90" calcext:value-type="float">
            <text:p>90</text:p>
          </table:table-cell>
          <table:table-cell table:formula="of:=[.F171]" office:value-type="float" office:value="30" calcext:value-type="float">
            <text:p>30</text:p>
          </table:table-cell>
          <table:table-cell table:formula="of:=-SQRT([.H172])" office:value-type="float" office:value="-59.6312807646712" calcext:value-type="float">
            <text:p>-59.6312807647</text:p>
          </table:table-cell>
          <table:table-cell table:formula="of:=([.E172]-[.D172])^2" office:value-type="float" office:value="3555.88964563505" calcext:value-type="float">
            <text:p>3555.889645635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53</text:p>
          </table:table-cell>
          <table:table-cell office:value-type="float" office:value="344.368699301524" calcext:value-type="float">
            <text:p>344.3686993015</text:p>
          </table:table-cell>
          <table:table-cell table:formula="of:=[.C173]+[.F173]" office:value-type="float" office:value="374.368699301524" calcext:value-type="float">
            <text:p>374.3686993015</text:p>
          </table:table-cell>
          <table:table-cell office:value-type="float" office:value="360" calcext:value-type="float">
            <text:p>360</text:p>
          </table:table-cell>
          <table:table-cell table:formula="of:=[.F172]" office:value-type="float" office:value="30" calcext:value-type="float">
            <text:p>30</text:p>
          </table:table-cell>
          <table:table-cell table:formula="of:=-SQRT([.H173])" office:value-type="float" office:value="-14.368699301524" calcext:value-type="float">
            <text:p>-14.3686993015</text:p>
          </table:table-cell>
          <table:table-cell table:formula="of:=([.E173]-[.D173])^2" office:value-type="float" office:value="206.459519617616" calcext:value-type="float">
            <text:p>206.459519617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55</text:p>
          </table:table-cell>
          <table:table-cell office:value-type="float" office:value="341.738680986428" calcext:value-type="float">
            <text:p>341.7386809864</text:p>
          </table:table-cell>
          <table:table-cell table:formula="of:=[.C174]+[.F174]" office:value-type="float" office:value="371.738680986428" calcext:value-type="float">
            <text:p>371.7386809864</text:p>
          </table:table-cell>
          <table:table-cell office:value-type="float" office:value="360" calcext:value-type="float">
            <text:p>360</text:p>
          </table:table-cell>
          <table:table-cell table:formula="of:=[.F173]" office:value-type="float" office:value="30" calcext:value-type="float">
            <text:p>30</text:p>
          </table:table-cell>
          <table:table-cell table:formula="of:=-SQRT([.H174])" office:value-type="float" office:value="-11.738680986428" calcext:value-type="float">
            <text:p>-11.7386809864</text:p>
          </table:table-cell>
          <table:table-cell table:formula="of:=([.E174]-[.D174])^2" office:value-type="float" office:value="137.796631301126" calcext:value-type="float">
            <text:p>137.796631301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57</text:p>
          </table:table-cell>
          <table:table-cell office:value-type="float" office:value="339.368662151762" calcext:value-type="float">
            <text:p>339.3686621518</text:p>
          </table:table-cell>
          <table:table-cell table:formula="of:=[.C175]+[.F175]" office:value-type="float" office:value="369.368662151762" calcext:value-type="float">
            <text:p>369.3686621518</text:p>
          </table:table-cell>
          <table:table-cell office:value-type="float" office:value="360" calcext:value-type="float">
            <text:p>360</text:p>
          </table:table-cell>
          <table:table-cell table:formula="of:=[.F174]" office:value-type="float" office:value="30" calcext:value-type="float">
            <text:p>30</text:p>
          </table:table-cell>
          <table:table-cell table:formula="of:=-SQRT([.H175])" office:value-type="float" office:value="-9.36866215176201" calcext:value-type="float">
            <text:p>-9.3686621518</text:p>
          </table:table-cell>
          <table:table-cell table:formula="of:=([.E175]-[.D175])^2" office:value-type="float" office:value="87.771830513858" calcext:value-type="float">
            <text:p>87.771830513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59</text:p>
          </table:table-cell>
          <table:table-cell office:value-type="float" office:value="339.298643576874" calcext:value-type="float">
            <text:p>339.2986435769</text:p>
          </table:table-cell>
          <table:table-cell table:formula="of:=[.C176]+[.F176]" office:value-type="float" office:value="369.298643576874" calcext:value-type="float">
            <text:p>369.2986435769</text:p>
          </table:table-cell>
          <table:table-cell office:value-type="float" office:value="360" calcext:value-type="float">
            <text:p>360</text:p>
          </table:table-cell>
          <table:table-cell table:formula="of:=[.F175]" office:value-type="float" office:value="30" calcext:value-type="float">
            <text:p>30</text:p>
          </table:table-cell>
          <table:table-cell table:formula="of:=-SQRT([.H176])" office:value-type="float" office:value="-9.29864357687399" calcext:value-type="float">
            <text:p>-9.2986435769</text:p>
          </table:table-cell>
          <table:table-cell table:formula="of:=([.E176]-[.D176])^2" office:value-type="float" office:value="86.4647723697398" calcext:value-type="float">
            <text:p>86.464772369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6:01</text:p>
          </table:table-cell>
          <table:table-cell office:value-type="float" office:value="338.738625261767" calcext:value-type="float">
            <text:p>338.7386252618</text:p>
          </table:table-cell>
          <table:table-cell table:formula="of:=[.C177]+[.F177]" office:value-type="float" office:value="368.738625261767" calcext:value-type="float">
            <text:p>368.7386252618</text:p>
          </table:table-cell>
          <table:table-cell office:value-type="float" office:value="360" calcext:value-type="float">
            <text:p>360</text:p>
          </table:table-cell>
          <table:table-cell table:formula="of:=[.F176]" office:value-type="float" office:value="30" calcext:value-type="float">
            <text:p>30</text:p>
          </table:table-cell>
          <table:table-cell table:formula="of:=-SQRT([.H177])" office:value-type="float" office:value="-8.73862526176703" calcext:value-type="float">
            <text:p>-8.7386252618</text:p>
          </table:table-cell>
          <table:table-cell table:formula="of:=([.E177]-[.D177])^2" office:value-type="float" office:value="76.3635714655928" calcext:value-type="float">
            <text:p>76.363571465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6:03</text:p>
          </table:table-cell>
          <table:table-cell office:value-type="float" office:value="338.36860749622" calcext:value-type="float">
            <text:p>338.3686074962</text:p>
          </table:table-cell>
          <table:table-cell table:formula="of:=[.C178]+[.F178]" office:value-type="float" office:value="368.36860749622" calcext:value-type="float">
            <text:p>368.3686074962</text:p>
          </table:table-cell>
          <table:table-cell office:value-type="float" office:value="360" calcext:value-type="float">
            <text:p>360</text:p>
          </table:table-cell>
          <table:table-cell table:formula="of:=[.F177]" office:value-type="float" office:value="30" calcext:value-type="float">
            <text:p>30</text:p>
          </table:table-cell>
          <table:table-cell table:formula="of:=-SQRT([.H178])" office:value-type="float" office:value="-8.36860749622002" calcext:value-type="float">
            <text:p>-8.3686074962</text:p>
          </table:table-cell>
          <table:table-cell table:formula="of:=([.E178]-[.D178])^2" office:value-type="float" office:value="70.03359142579" calcext:value-type="float">
            <text:p>70.033591425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6:05</text:p>
          </table:table-cell>
          <table:table-cell office:value-type="float" office:value="335.178585743904" calcext:value-type="float">
            <text:p>335.1785857439</text:p>
          </table:table-cell>
          <table:table-cell table:formula="of:=[.C179]+[.F179]" office:value-type="float" office:value="365.178585743904" calcext:value-type="float">
            <text:p>365.1785857439</text:p>
          </table:table-cell>
          <table:table-cell office:value-type="float" office:value="360" calcext:value-type="float">
            <text:p>360</text:p>
          </table:table-cell>
          <table:table-cell table:formula="of:=[.F178]" office:value-type="float" office:value="30" calcext:value-type="float">
            <text:p>30</text:p>
          </table:table-cell>
          <table:table-cell table:formula="of:=-SQRT([.H179])" office:value-type="float" office:value="-5.17858574390402" calcext:value-type="float">
            <text:p>-5.1785857439</text:p>
          </table:table-cell>
          <table:table-cell table:formula="of:=([.E179]-[.D179])^2" office:value-type="float" office:value="26.817750306966" calcext:value-type="float">
            <text:p>26.81775030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6:07</text:p>
          </table:table-cell>
          <table:table-cell office:value-type="float" office:value="335.118567978343" calcext:value-type="float">
            <text:p>335.1185679783</text:p>
          </table:table-cell>
          <table:table-cell table:formula="of:=[.C180]+[.F180]" office:value-type="float" office:value="365.118567978343" calcext:value-type="float">
            <text:p>365.1185679783</text:p>
          </table:table-cell>
          <table:table-cell office:value-type="float" office:value="360" calcext:value-type="float">
            <text:p>360</text:p>
          </table:table-cell>
          <table:table-cell table:formula="of:=[.F179]" office:value-type="float" office:value="30" calcext:value-type="float">
            <text:p>30</text:p>
          </table:table-cell>
          <table:table-cell table:formula="of:=-SQRT([.H180])" office:value-type="float" office:value="-5.11856797834298" calcext:value-type="float">
            <text:p>-5.1185679783</text:p>
          </table:table-cell>
          <table:table-cell table:formula="of:=([.E180]-[.D180])^2" office:value-type="float" office:value="26.1997381489181" calcext:value-type="float">
            <text:p>26.199738148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6:09</text:p>
          </table:table-cell>
          <table:table-cell office:value-type="float" office:value="336.488547035358" calcext:value-type="float">
            <text:p>336.4885470354</text:p>
          </table:table-cell>
          <table:table-cell table:formula="of:=[.C181]+[.F181]" office:value-type="float" office:value="366.488547035358" calcext:value-type="float">
            <text:p>366.4885470354</text:p>
          </table:table-cell>
          <table:table-cell office:value-type="float" office:value="360" calcext:value-type="float">
            <text:p>360</text:p>
          </table:table-cell>
          <table:table-cell table:formula="of:=[.F180]" office:value-type="float" office:value="30" calcext:value-type="float">
            <text:p>30</text:p>
          </table:table-cell>
          <table:table-cell table:formula="of:=-SQRT([.H181])" office:value-type="float" office:value="-6.48854703535801" calcext:value-type="float">
            <text:p>-6.4885470354</text:p>
          </table:table-cell>
          <table:table-cell table:formula="of:=([.E181]-[.D181])^2" office:value-type="float" office:value="42.1012426300532" calcext:value-type="float">
            <text:p>42.101242630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6:11</text:p>
          </table:table-cell>
          <table:table-cell office:value-type="float" office:value="332.868527421284" calcext:value-type="float">
            <text:p>332.8685274213</text:p>
          </table:table-cell>
          <table:table-cell table:formula="of:=[.C182]+[.F182]" office:value-type="float" office:value="362.868527421284" calcext:value-type="float">
            <text:p>362.8685274213</text:p>
          </table:table-cell>
          <table:table-cell office:value-type="float" office:value="360" calcext:value-type="float">
            <text:p>360</text:p>
          </table:table-cell>
          <table:table-cell table:formula="of:=[.F181]" office:value-type="float" office:value="30" calcext:value-type="float">
            <text:p>30</text:p>
          </table:table-cell>
          <table:table-cell table:formula="of:=-SQRT([.H182])" office:value-type="float" office:value="-2.868527421284" calcext:value-type="float">
            <text:p>-2.8685274213</text:p>
          </table:table-cell>
          <table:table-cell table:formula="of:=([.E182]-[.D182])^2" office:value-type="float" office:value="8.22844956665823" calcext:value-type="float">
            <text:p>8.2284495667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formula="of:=SQRT(AVERAGE([.H2:.H182]))" office:value-type="float" office:value="23.4997210754963" calcext:value-type="float">
            <text:p>23.4997210755</text:p>
          </table:table-cell>
        </table:table-row>
      </table:table>
      <table:table table:name="log_42577.144629629634" table:style-name="ta1">
        <table:shapes>
          <draw:frame draw:z-index="0" draw:style-name="gr1" draw:text-style-name="P1" svg:width="730.94pt" svg:height="365.33pt" svg:x="568.12pt" svg:y="27.69pt">
            <loext:p draw:notify-on-update-of-ranges="'log_42577.144629629634'.B1:'log_42577.144629629634'.B1 'log_42577.144629629634'.B2:'log_42577.144629629634'.B167 'log_42577.144629629634'.C1:'log_42577.144629629634'.C1 'log_42577.144629629634'.C2:'log_42577.144629629634'.C167 'log_42577.144629629634'.D1:'log_42577.144629629634'.D1 'log_42577.144629629634'.D2:'log_42577.144629629634'.D167 'log_42577.144629629634'.E1:'log_42577.144629629634'.E1 'log_42577.144629629634'.E2:'log_42577.144629629634'.E167 'log_42577.144629629634'.G1:'log_42577.144629629634'.G1 'log_42577.144629629634'.G2:'log_42577.144629629634'.G16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Error abs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10</text:p>
          </table:table-cell>
          <table:table-cell office:value-type="float" office:value="139.490089946391" calcext:value-type="float">
            <text:p>139.4900899464</text:p>
          </table:table-cell>
          <table:table-cell table:formula="of:=[.C2]+[.F2]" office:value-type="float" office:value="184.490089946391" calcext:value-type="float">
            <text:p>184.4900899464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formula="of:=-SQRT([.H2])" office:value-type="float" office:value="-4.49008994639101" calcext:value-type="float">
            <text:p>-4.4900899464</text:p>
          </table:table-cell>
          <table:table-cell table:formula="of:=([.E2]-[.D2])^2" office:value-type="float" office:value="20.1609077266816" calcext:value-type="float">
            <text:p>20.1609077267</text:p>
          </table:table-cell>
          <table:table-cell table:formula="of:=SQRT(AVERAGE([.H2:.H167]))" office:value-type="float" office:value="13.7271868802787" calcext:value-type="float">
            <text:p>13.727186880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12</text:p>
          </table:table-cell>
          <table:table-cell office:value-type="float" office:value="139.870094193058" calcext:value-type="float">
            <text:p>139.8700941931</text:p>
          </table:table-cell>
          <table:table-cell table:formula="of:=[.C3]+[.F3]" office:value-type="float" office:value="184.870094193058" calcext:value-type="float">
            <text:p>184.8700941931</text:p>
          </table:table-cell>
          <table:table-cell office:value-type="float" office:value="180" calcext:value-type="float">
            <text:p>180</text:p>
          </table:table-cell>
          <table:table-cell table:formula="of:=[.F2]" office:value-type="float" office:value="45" calcext:value-type="float">
            <text:p>45</text:p>
          </table:table-cell>
          <table:table-cell table:formula="of:=-SQRT([.H3])" office:value-type="float" office:value="-4.87009419305801" calcext:value-type="float">
            <text:p>-4.8700941931</text:p>
          </table:table-cell>
          <table:table-cell table:formula="of:=([.E3]-[.D3])^2" office:value-type="float" office:value="23.7178174492573" calcext:value-type="float">
            <text:p>23.7178174493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14</text:p>
          </table:table-cell>
          <table:table-cell office:value-type="float" office:value="138.870093933292" calcext:value-type="float">
            <text:p>138.8700939333</text:p>
          </table:table-cell>
          <table:table-cell table:formula="of:=[.C4]+[.F4]" office:value-type="float" office:value="183.870093933292" calcext:value-type="float">
            <text:p>183.8700939333</text:p>
          </table:table-cell>
          <table:table-cell office:value-type="float" office:value="180" calcext:value-type="float">
            <text:p>180</text:p>
          </table:table-cell>
          <table:table-cell table:formula="of:=[.F3]" office:value-type="float" office:value="45" calcext:value-type="float">
            <text:p>45</text:p>
          </table:table-cell>
          <table:table-cell table:formula="of:=-SQRT([.H4])" office:value-type="float" office:value="-3.870093933292" calcext:value-type="float">
            <text:p>-3.8700939333</text:p>
          </table:table-cell>
          <table:table-cell table:formula="of:=([.E4]-[.D4])^2" office:value-type="float" office:value="14.9776270525035" calcext:value-type="float">
            <text:p>14.9776270525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16</text:p>
          </table:table-cell>
          <table:table-cell office:value-type="float" office:value="137.050098699491" calcext:value-type="float">
            <text:p>137.0500986995</text:p>
          </table:table-cell>
          <table:table-cell table:formula="of:=[.C5]+[.F5]" office:value-type="float" office:value="182.050098699491" calcext:value-type="float">
            <text:p>182.0500986995</text:p>
          </table:table-cell>
          <table:table-cell office:value-type="float" office:value="180" calcext:value-type="float">
            <text:p>180</text:p>
          </table:table-cell>
          <table:table-cell table:formula="of:=[.F4]" office:value-type="float" office:value="45" calcext:value-type="float">
            <text:p>45</text:p>
          </table:table-cell>
          <table:table-cell table:formula="of:=-SQRT([.H5])" office:value-type="float" office:value="-2.050098699491" calcext:value-type="float">
            <text:p>-2.0500986995</text:p>
          </table:table-cell>
          <table:table-cell table:formula="of:=([.E5]-[.D5])^2" office:value-type="float" office:value="4.2029046776547" calcext:value-type="float">
            <text:p>4.2029046777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18</text:p>
          </table:table-cell>
          <table:table-cell office:value-type="float" office:value="144.80010129715" calcext:value-type="float">
            <text:p>144.8001012972</text:p>
          </table:table-cell>
          <table:table-cell table:formula="of:=[.C6]+[.F6]" office:value-type="float" office:value="189.80010129715" calcext:value-type="float">
            <text:p>189.8001012972</text:p>
          </table:table-cell>
          <table:table-cell office:value-type="float" office:value="180" calcext:value-type="float">
            <text:p>180</text:p>
          </table:table-cell>
          <table:table-cell table:formula="of:=[.F5]" office:value-type="float" office:value="45" calcext:value-type="float">
            <text:p>45</text:p>
          </table:table-cell>
          <table:table-cell table:formula="of:=-SQRT([.H6])" office:value-type="float" office:value="-9.80010129715001" calcext:value-type="float">
            <text:p>-9.8001012972</text:p>
          </table:table-cell>
          <table:table-cell table:formula="of:=([.E6]-[.D6])^2" office:value-type="float" office:value="96.0419854344013" calcext:value-type="float">
            <text:p>96.0419854344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20</text:p>
          </table:table-cell>
          <table:table-cell office:value-type="float" office:value="142.740104414336" calcext:value-type="float">
            <text:p>142.7401044143</text:p>
          </table:table-cell>
          <table:table-cell table:formula="of:=[.C7]+[.F7]" office:value-type="float" office:value="187.740104414336" calcext:value-type="float">
            <text:p>187.7401044143</text:p>
          </table:table-cell>
          <table:table-cell office:value-type="float" office:value="180" calcext:value-type="float">
            <text:p>180</text:p>
          </table:table-cell>
          <table:table-cell table:formula="of:=[.F6]" office:value-type="float" office:value="45" calcext:value-type="float">
            <text:p>45</text:p>
          </table:table-cell>
          <table:table-cell table:formula="of:=-SQRT([.H7])" office:value-type="float" office:value="-7.740104414336" calcext:value-type="float">
            <text:p>-7.7401044143</text:p>
          </table:table-cell>
          <table:table-cell table:formula="of:=([.E7]-[.D7])^2" office:value-type="float" office:value="59.9092163448237" calcext:value-type="float">
            <text:p>59.9092163448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22</text:p>
          </table:table-cell>
          <table:table-cell office:value-type="float" office:value="136.870102765326" calcext:value-type="float">
            <text:p>136.8701027653</text:p>
          </table:table-cell>
          <table:table-cell table:formula="of:=[.C8]+[.F8]" office:value-type="float" office:value="181.870102765326" calcext:value-type="float">
            <text:p>181.8701027653</text:p>
          </table:table-cell>
          <table:table-cell office:value-type="float" office:value="180" calcext:value-type="float">
            <text:p>180</text:p>
          </table:table-cell>
          <table:table-cell table:formula="of:=[.F7]" office:value-type="float" office:value="45" calcext:value-type="float">
            <text:p>45</text:p>
          </table:table-cell>
          <table:table-cell table:formula="of:=-SQRT([.H8])" office:value-type="float" office:value="-1.87010276532601" calcext:value-type="float">
            <text:p>-1.8701027653</text:p>
          </table:table-cell>
          <table:table-cell table:formula="of:=([.E8]-[.D8])^2" office:value-type="float" office:value="3.49728435287999" calcext:value-type="float">
            <text:p>3.4972843529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24</text:p>
          </table:table-cell>
          <table:table-cell office:value-type="float" office:value="138.180090224828" calcext:value-type="float">
            <text:p>138.1800902248</text:p>
          </table:table-cell>
          <table:table-cell table:formula="of:=[.C9]+[.F9]" office:value-type="float" office:value="183.180090224828" calcext:value-type="float">
            <text:p>183.1800902248</text:p>
          </table:table-cell>
          <table:table-cell office:value-type="float" office:value="180" calcext:value-type="float">
            <text:p>180</text:p>
          </table:table-cell>
          <table:table-cell table:formula="of:=[.F8]" office:value-type="float" office:value="45" calcext:value-type="float">
            <text:p>45</text:p>
          </table:table-cell>
          <table:table-cell table:formula="of:=-SQRT([.H9])" office:value-type="float" office:value="-3.18009022482801" calcext:value-type="float">
            <text:p>-3.1800902248</text:p>
          </table:table-cell>
          <table:table-cell table:formula="of:=([.E9]-[.D9])^2" office:value-type="float" office:value="10.1129738380466" calcext:value-type="float">
            <text:p>10.112973838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26</text:p>
          </table:table-cell>
          <table:table-cell office:value-type="float" office:value="140.990082450526" calcext:value-type="float">
            <text:p>140.9900824505</text:p>
          </table:table-cell>
          <table:table-cell table:formula="of:=[.C10]+[.F10]" office:value-type="float" office:value="185.990082450526" calcext:value-type="float">
            <text:p>185.9900824505</text:p>
          </table:table-cell>
          <table:table-cell office:value-type="float" office:value="180" calcext:value-type="float">
            <text:p>180</text:p>
          </table:table-cell>
          <table:table-cell table:formula="of:=[.F9]" office:value-type="float" office:value="45" calcext:value-type="float">
            <text:p>45</text:p>
          </table:table-cell>
          <table:table-cell table:formula="of:=-SQRT([.H10])" office:value-type="float" office:value="-5.99008245052599" calcext:value-type="float">
            <text:p>-5.9900824505</text:p>
          </table:table-cell>
          <table:table-cell table:formula="of:=([.E10]-[.D10])^2" office:value-type="float" office:value="35.8810877640994" calcext:value-type="float">
            <text:p>35.8810877641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28</text:p>
          </table:table-cell>
          <table:table-cell office:value-type="float" office:value="142.800077853688" calcext:value-type="float">
            <text:p>142.8000778537</text:p>
          </table:table-cell>
          <table:table-cell table:formula="of:=[.C11]+[.F11]" office:value-type="float" office:value="187.800077853688" calcext:value-type="float">
            <text:p>187.8000778537</text:p>
          </table:table-cell>
          <table:table-cell office:value-type="float" office:value="180" calcext:value-type="float">
            <text:p>180</text:p>
          </table:table-cell>
          <table:table-cell table:formula="of:=[.F10]" office:value-type="float" office:value="45" calcext:value-type="float">
            <text:p>45</text:p>
          </table:table-cell>
          <table:table-cell table:formula="of:=-SQRT([.H11])" office:value-type="float" office:value="-7.80007785368801" calcext:value-type="float">
            <text:p>-7.8000778537</text:p>
          </table:table-cell>
          <table:table-cell table:formula="of:=([.E11]-[.D11])^2" office:value-type="float" office:value="60.8412145235941" calcext:value-type="float">
            <text:p>60.8412145236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30</text:p>
          </table:table-cell>
          <table:table-cell office:value-type="float" office:value="141.490089204418" calcext:value-type="float">
            <text:p>141.4900892044</text:p>
          </table:table-cell>
          <table:table-cell table:formula="of:=[.C12]+[.F12]" office:value-type="float" office:value="186.490089204418" calcext:value-type="float">
            <text:p>186.4900892044</text:p>
          </table:table-cell>
          <table:table-cell office:value-type="float" office:value="180" calcext:value-type="float">
            <text:p>180</text:p>
          </table:table-cell>
          <table:table-cell table:formula="of:=[.F11]" office:value-type="float" office:value="45" calcext:value-type="float">
            <text:p>45</text:p>
          </table:table-cell>
          <table:table-cell table:formula="of:=-SQRT([.H12])" office:value-type="float" office:value="-6.49008920441801" calcext:value-type="float">
            <text:p>-6.4900892044</text:p>
          </table:table-cell>
          <table:table-cell table:formula="of:=([.E12]-[.D12])^2" office:value-type="float" office:value="42.1212578813032" calcext:value-type="float">
            <text:p>42.1212578813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32</text:p>
          </table:table-cell>
          <table:table-cell office:value-type="float" office:value="144.050094719754" calcext:value-type="float">
            <text:p>144.0500947198</text:p>
          </table:table-cell>
          <table:table-cell table:formula="of:=[.C13]+[.F13]" office:value-type="float" office:value="189.050094719754" calcext:value-type="float">
            <text:p>189.0500947198</text:p>
          </table:table-cell>
          <table:table-cell office:value-type="float" office:value="180" calcext:value-type="float">
            <text:p>180</text:p>
          </table:table-cell>
          <table:table-cell table:formula="of:=[.F12]" office:value-type="float" office:value="45" calcext:value-type="float">
            <text:p>45</text:p>
          </table:table-cell>
          <table:table-cell table:formula="of:=-SQRT([.H13])" office:value-type="float" office:value="-9.05009471975399" calcext:value-type="float">
            <text:p>-9.0500947198</text:p>
          </table:table-cell>
          <table:table-cell table:formula="of:=([.E13]-[.D13])^2" office:value-type="float" office:value="81.904214436519" calcext:value-type="float">
            <text:p>81.9042144365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34</text:p>
          </table:table-cell>
          <table:table-cell office:value-type="float" office:value="140.990097317396" calcext:value-type="float">
            <text:p>140.9900973174</text:p>
          </table:table-cell>
          <table:table-cell table:formula="of:=[.C14]+[.F14]" office:value-type="float" office:value="185.990097317396" calcext:value-type="float">
            <text:p>185.9900973174</text:p>
          </table:table-cell>
          <table:table-cell office:value-type="float" office:value="180" calcext:value-type="float">
            <text:p>180</text:p>
          </table:table-cell>
          <table:table-cell table:formula="of:=[.F13]" office:value-type="float" office:value="45" calcext:value-type="float">
            <text:p>45</text:p>
          </table:table-cell>
          <table:table-cell table:formula="of:=-SQRT([.H14])" office:value-type="float" office:value="-5.99009731739599" calcext:value-type="float">
            <text:p>-5.9900973174</text:p>
          </table:table-cell>
          <table:table-cell table:formula="of:=([.E14]-[.D14])^2" office:value-type="float" office:value="35.8812658718747" calcext:value-type="float">
            <text:p>35.8812658719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36</text:p>
          </table:table-cell>
          <table:table-cell office:value-type="float" office:value="143.620097516873" calcext:value-type="float">
            <text:p>143.6200975169</text:p>
          </table:table-cell>
          <table:table-cell table:formula="of:=[.C15]+[.F15]" office:value-type="float" office:value="188.620097516873" calcext:value-type="float">
            <text:p>188.6200975169</text:p>
          </table:table-cell>
          <table:table-cell office:value-type="float" office:value="180" calcext:value-type="float">
            <text:p>180</text:p>
          </table:table-cell>
          <table:table-cell table:formula="of:=[.F14]" office:value-type="float" office:value="45" calcext:value-type="float">
            <text:p>45</text:p>
          </table:table-cell>
          <table:table-cell table:formula="of:=-SQRT([.H15])" office:value-type="float" office:value="-8.62009751687299" calcext:value-type="float">
            <text:p>-8.6200975169</text:p>
          </table:table-cell>
          <table:table-cell table:formula="of:=([.E15]-[.D15])^2" office:value-type="float" office:value="74.3060812003999" calcext:value-type="float">
            <text:p>74.3060812004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38</text:p>
          </table:table-cell>
          <table:table-cell office:value-type="float" office:value="146.370100374273" calcext:value-type="float">
            <text:p>146.3701003743</text:p>
          </table:table-cell>
          <table:table-cell table:formula="of:=[.C16]+[.F16]" office:value-type="float" office:value="191.370100374273" calcext:value-type="float">
            <text:p>191.3701003743</text:p>
          </table:table-cell>
          <table:table-cell office:value-type="float" office:value="180" calcext:value-type="float">
            <text:p>180</text:p>
          </table:table-cell>
          <table:table-cell table:formula="of:=[.F15]" office:value-type="float" office:value="45" calcext:value-type="float">
            <text:p>45</text:p>
          </table:table-cell>
          <table:table-cell table:formula="of:=-SQRT([.H16])" office:value-type="float" office:value="-11.370100374273" calcext:value-type="float">
            <text:p>-11.3701003743</text:p>
          </table:table-cell>
          <table:table-cell table:formula="of:=([.E16]-[.D16])^2" office:value-type="float" office:value="129.279182521043" calcext:value-type="float">
            <text:p>129.279182521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40</text:p>
          </table:table-cell>
          <table:table-cell office:value-type="float" office:value="144.550111205442" calcext:value-type="float">
            <text:p>144.5501112054</text:p>
          </table:table-cell>
          <table:table-cell table:formula="of:=[.C17]+[.F17]" office:value-type="float" office:value="189.550111205442" calcext:value-type="float">
            <text:p>189.5501112054</text:p>
          </table:table-cell>
          <table:table-cell office:value-type="float" office:value="180" calcext:value-type="float">
            <text:p>180</text:p>
          </table:table-cell>
          <table:table-cell table:formula="of:=[.F16]" office:value-type="float" office:value="45" calcext:value-type="float">
            <text:p>45</text:p>
          </table:table-cell>
          <table:table-cell table:formula="of:=-SQRT([.H17])" office:value-type="float" office:value="-9.55011120544199" calcext:value-type="float">
            <text:p>-9.5501112054</text:p>
          </table:table-cell>
          <table:table-cell table:formula="of:=([.E17]-[.D17])^2" office:value-type="float" office:value="91.2046240363087" calcext:value-type="float">
            <text:p>91.2046240363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42</text:p>
          </table:table-cell>
          <table:table-cell office:value-type="float" office:value="142.550115361646" calcext:value-type="float">
            <text:p>142.5501153616</text:p>
          </table:table-cell>
          <table:table-cell table:formula="of:=[.C18]+[.F18]" office:value-type="float" office:value="187.550115361646" calcext:value-type="float">
            <text:p>187.5501153616</text:p>
          </table:table-cell>
          <table:table-cell office:value-type="float" office:value="180" calcext:value-type="float">
            <text:p>180</text:p>
          </table:table-cell>
          <table:table-cell table:formula="of:=[.F17]" office:value-type="float" office:value="45" calcext:value-type="float">
            <text:p>45</text:p>
          </table:table-cell>
          <table:table-cell table:formula="of:=-SQRT([.H18])" office:value-type="float" office:value="-7.55011536164599" calcext:value-type="float">
            <text:p>-7.5501153616</text:p>
          </table:table-cell>
          <table:table-cell table:formula="of:=([.E18]-[.D18])^2" office:value-type="float" office:value="57.0042419741628" calcext:value-type="float">
            <text:p>57.0042419742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44</text:p>
          </table:table-cell>
          <table:table-cell office:value-type="float" office:value="141.99010839678" calcext:value-type="float">
            <text:p>141.9901083968</text:p>
          </table:table-cell>
          <table:table-cell table:formula="of:=[.C19]+[.F19]" office:value-type="float" office:value="186.99010839678" calcext:value-type="float">
            <text:p>186.9901083968</text:p>
          </table:table-cell>
          <table:table-cell office:value-type="float" office:value="180" calcext:value-type="float">
            <text:p>180</text:p>
          </table:table-cell>
          <table:table-cell table:formula="of:=[.F18]" office:value-type="float" office:value="45" calcext:value-type="float">
            <text:p>45</text:p>
          </table:table-cell>
          <table:table-cell table:formula="of:=-SQRT([.H19])" office:value-type="float" office:value="-6.99010839677999" calcext:value-type="float">
            <text:p>-6.9901083968</text:p>
          </table:table-cell>
          <table:table-cell table:formula="of:=([.E19]-[.D19])^2" office:value-type="float" office:value="48.8616153987341" calcext:value-type="float">
            <text:p>48.8616153987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46</text:p>
          </table:table-cell>
          <table:table-cell office:value-type="float" office:value="141.68010911577" calcext:value-type="float">
            <text:p>141.6801091158</text:p>
          </table:table-cell>
          <table:table-cell table:formula="of:=[.C20]+[.F20]" office:value-type="float" office:value="186.68010911577" calcext:value-type="float">
            <text:p>186.6801091158</text:p>
          </table:table-cell>
          <table:table-cell office:value-type="float" office:value="180" calcext:value-type="float">
            <text:p>180</text:p>
          </table:table-cell>
          <table:table-cell table:formula="of:=[.F19]" office:value-type="float" office:value="45" calcext:value-type="float">
            <text:p>45</text:p>
          </table:table-cell>
          <table:table-cell table:formula="of:=-SQRT([.H20])" office:value-type="float" office:value="-6.68010911576999" calcext:value-type="float">
            <text:p>-6.6801091158</text:p>
          </table:table-cell>
          <table:table-cell table:formula="of:=([.E20]-[.D20])^2" office:value-type="float" office:value="44.6238577985934" calcext:value-type="float">
            <text:p>44.6238577986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48</text:p>
          </table:table-cell>
          <table:table-cell office:value-type="float" office:value="142.300106367401" calcext:value-type="float">
            <text:p>142.3001063674</text:p>
          </table:table-cell>
          <table:table-cell table:formula="of:=[.C21]+[.F21]" office:value-type="float" office:value="187.300106367401" calcext:value-type="float">
            <text:p>187.3001063674</text:p>
          </table:table-cell>
          <table:table-cell office:value-type="float" office:value="180" calcext:value-type="float">
            <text:p>180</text:p>
          </table:table-cell>
          <table:table-cell table:formula="of:=[.F20]" office:value-type="float" office:value="45" calcext:value-type="float">
            <text:p>45</text:p>
          </table:table-cell>
          <table:table-cell table:formula="of:=-SQRT([.H21])" office:value-type="float" office:value="-7.30010636740101" calcext:value-type="float">
            <text:p>-7.3001063674</text:p>
          </table:table-cell>
          <table:table-cell table:formula="of:=([.E21]-[.D21])^2" office:value-type="float" office:value="53.2915529753688" calcext:value-type="float">
            <text:p>53.2915529754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50</text:p>
          </table:table-cell>
          <table:table-cell office:value-type="float" office:value="141.370111852549" calcext:value-type="float">
            <text:p>141.3701118525</text:p>
          </table:table-cell>
          <table:table-cell table:formula="of:=[.C22]+[.F22]" office:value-type="float" office:value="186.370111852549" calcext:value-type="float">
            <text:p>186.3701118525</text:p>
          </table:table-cell>
          <table:table-cell office:value-type="float" office:value="180" calcext:value-type="float">
            <text:p>180</text:p>
          </table:table-cell>
          <table:table-cell table:formula="of:=[.F21]" office:value-type="float" office:value="45" calcext:value-type="float">
            <text:p>45</text:p>
          </table:table-cell>
          <table:table-cell table:formula="of:=-SQRT([.H22])" office:value-type="float" office:value="-6.370111852549" calcext:value-type="float">
            <text:p>-6.3701118525</text:p>
          </table:table-cell>
          <table:table-cell table:formula="of:=([.E22]-[.D22])^2" office:value-type="float" office:value="40.5783250139853" calcext:value-type="float">
            <text:p>40.578325014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52</text:p>
          </table:table-cell>
          <table:table-cell office:value-type="float" office:value="138.990116558406" calcext:value-type="float">
            <text:p>138.9901165584</text:p>
          </table:table-cell>
          <table:table-cell table:formula="of:=[.C23]+[.F23]" office:value-type="float" office:value="183.990116558406" calcext:value-type="float">
            <text:p>183.9901165584</text:p>
          </table:table-cell>
          <table:table-cell office:value-type="float" office:value="180" calcext:value-type="float">
            <text:p>180</text:p>
          </table:table-cell>
          <table:table-cell table:formula="of:=[.F22]" office:value-type="float" office:value="45" calcext:value-type="float">
            <text:p>45</text:p>
          </table:table-cell>
          <table:table-cell table:formula="of:=-SQRT([.H23])" office:value-type="float" office:value="-3.99011655840599" calcext:value-type="float">
            <text:p>-3.9901165584</text:p>
          </table:table-cell>
          <table:table-cell table:formula="of:=([.E23]-[.D23])^2" office:value-type="float" office:value="15.9210301496656" calcext:value-type="float">
            <text:p>15.9210301497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54</text:p>
          </table:table-cell>
          <table:table-cell office:value-type="float" office:value="146.300121004496" calcext:value-type="float">
            <text:p>146.3001210045</text:p>
          </table:table-cell>
          <table:table-cell table:formula="of:=[.C24]+[.F24]" office:value-type="float" office:value="191.300121004496" calcext:value-type="float">
            <text:p>191.3001210045</text:p>
          </table:table-cell>
          <table:table-cell office:value-type="float" office:value="180" calcext:value-type="float">
            <text:p>180</text:p>
          </table:table-cell>
          <table:table-cell table:formula="of:=[.F23]" office:value-type="float" office:value="45" calcext:value-type="float">
            <text:p>45</text:p>
          </table:table-cell>
          <table:table-cell table:formula="of:=-SQRT([.H24])" office:value-type="float" office:value="-11.300121004496" calcext:value-type="float">
            <text:p>-11.3001210045</text:p>
          </table:table-cell>
          <table:table-cell table:formula="of:=([.E24]-[.D24])^2" office:value-type="float" office:value="127.692734716252" calcext:value-type="float">
            <text:p>127.6927347163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56</text:p>
          </table:table-cell>
          <table:table-cell office:value-type="float" office:value="140.120125970102" calcext:value-type="float">
            <text:p>140.1201259701</text:p>
          </table:table-cell>
          <table:table-cell table:formula="of:=[.C25]+[.F25]" office:value-type="float" office:value="185.120125970102" calcext:value-type="float">
            <text:p>185.1201259701</text:p>
          </table:table-cell>
          <table:table-cell office:value-type="float" office:value="180" calcext:value-type="float">
            <text:p>180</text:p>
          </table:table-cell>
          <table:table-cell table:formula="of:=[.F24]" office:value-type="float" office:value="45" calcext:value-type="float">
            <text:p>45</text:p>
          </table:table-cell>
          <table:table-cell table:formula="of:=-SQRT([.H25])" office:value-type="float" office:value="-5.12012597010201" calcext:value-type="float">
            <text:p>-5.1201259701</text:p>
          </table:table-cell>
          <table:table-cell table:formula="of:=([.E25]-[.D25])^2" office:value-type="float" office:value="26.215689949713" calcext:value-type="float">
            <text:p>26.2156899497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58</text:p>
          </table:table-cell>
          <table:table-cell office:value-type="float" office:value="139.620128567704" calcext:value-type="float">
            <text:p>139.6201285677</text:p>
          </table:table-cell>
          <table:table-cell table:formula="of:=[.C26]+[.F26]" office:value-type="float" office:value="184.620128567704" calcext:value-type="float">
            <text:p>184.6201285677</text:p>
          </table:table-cell>
          <table:table-cell office:value-type="float" office:value="180" calcext:value-type="float">
            <text:p>180</text:p>
          </table:table-cell>
          <table:table-cell table:formula="of:=[.F25]" office:value-type="float" office:value="45" calcext:value-type="float">
            <text:p>45</text:p>
          </table:table-cell>
          <table:table-cell table:formula="of:=-SQRT([.H26])" office:value-type="float" office:value="-4.620128567704" calcext:value-type="float">
            <text:p>-4.6201285677</text:p>
          </table:table-cell>
          <table:table-cell table:formula="of:=([.E26]-[.D26])^2" office:value-type="float" office:value="21.3455879821146" calcext:value-type="float">
            <text:p>21.3455879821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00</text:p>
          </table:table-cell>
          <table:table-cell office:value-type="float" office:value="139.050127697952" calcext:value-type="float">
            <text:p>139.050127698</text:p>
          </table:table-cell>
          <table:table-cell table:formula="of:=[.C27]+[.F27]" office:value-type="float" office:value="184.050127697952" calcext:value-type="float">
            <text:p>184.050127698</text:p>
          </table:table-cell>
          <table:table-cell office:value-type="float" office:value="180" calcext:value-type="float">
            <text:p>180</text:p>
          </table:table-cell>
          <table:table-cell table:formula="of:=[.F26]" office:value-type="float" office:value="45" calcext:value-type="float">
            <text:p>45</text:p>
          </table:table-cell>
          <table:table-cell table:formula="of:=-SQRT([.H27])" office:value-type="float" office:value="-4.05012769795201" calcext:value-type="float">
            <text:p>-4.050127698</text:p>
          </table:table-cell>
          <table:table-cell table:formula="of:=([.E27]-[.D27])^2" office:value-type="float" office:value="16.403534369718" calcext:value-type="float">
            <text:p>16.4035343697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02</text:p>
          </table:table-cell>
          <table:table-cell office:value-type="float" office:value="135.370133213222" calcext:value-type="float">
            <text:p>135.3701332132</text:p>
          </table:table-cell>
          <table:table-cell table:formula="of:=[.C28]+[.F28]" office:value-type="float" office:value="180.370133213222" calcext:value-type="float">
            <text:p>180.3701332132</text:p>
          </table:table-cell>
          <table:table-cell office:value-type="float" office:value="180" calcext:value-type="float">
            <text:p>180</text:p>
          </table:table-cell>
          <table:table-cell table:formula="of:=[.F27]" office:value-type="float" office:value="45" calcext:value-type="float">
            <text:p>45</text:p>
          </table:table-cell>
          <table:table-cell table:formula="of:=-SQRT([.H28])" office:value-type="float" office:value="-0.370133213222005" calcext:value-type="float">
            <text:p>-0.3701332132</text:p>
          </table:table-cell>
          <table:table-cell table:formula="of:=([.E28]-[.D28])^2" office:value-type="float" office:value="0.136998595530046" calcext:value-type="float">
            <text:p>0.1369985955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04</text:p>
          </table:table-cell>
          <table:table-cell office:value-type="float" office:value="135.120142165677" calcext:value-type="float">
            <text:p>135.1201421657</text:p>
          </table:table-cell>
          <table:table-cell table:formula="of:=[.C29]+[.F29]" office:value-type="float" office:value="180.120142165677" calcext:value-type="float">
            <text:p>180.1201421657</text:p>
          </table:table-cell>
          <table:table-cell office:value-type="float" office:value="180" calcext:value-type="float">
            <text:p>180</text:p>
          </table:table-cell>
          <table:table-cell table:formula="of:=[.F28]" office:value-type="float" office:value="45" calcext:value-type="float">
            <text:p>45</text:p>
          </table:table-cell>
          <table:table-cell table:formula="of:=-SQRT([.H29])" office:value-type="float" office:value="-0.120142165677009" calcext:value-type="float">
            <text:p>-0.1201421657</text:p>
          </table:table-cell>
          <table:table-cell table:formula="of:=([.E29]-[.D29])^2" office:value-type="float" office:value="0.014434139973562" calcext:value-type="float">
            <text:p>0.01443414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06</text:p>
          </table:table-cell>
          <table:table-cell office:value-type="float" office:value="135.490153776035" calcext:value-type="float">
            <text:p>135.490153776</text:p>
          </table:table-cell>
          <table:table-cell table:formula="of:=[.C30]+[.F30]" office:value-type="float" office:value="180.490153776035" calcext:value-type="float">
            <text:p>180.490153776</text:p>
          </table:table-cell>
          <table:table-cell office:value-type="float" office:value="180" calcext:value-type="float">
            <text:p>180</text:p>
          </table:table-cell>
          <table:table-cell table:formula="of:=[.F29]" office:value-type="float" office:value="45" calcext:value-type="float">
            <text:p>45</text:p>
          </table:table-cell>
          <table:table-cell table:formula="of:=-SQRT([.H30])" office:value-type="float" office:value="-0.490153776034987" calcext:value-type="float">
            <text:p>-0.490153776</text:p>
          </table:table-cell>
          <table:table-cell table:formula="of:=([.E30]-[.D30])^2" office:value-type="float" office:value="0.240250724161356" calcext:value-type="float">
            <text:p>0.2402507242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08</text:p>
          </table:table-cell>
          <table:table-cell office:value-type="float" office:value="134.990164866866" calcext:value-type="float">
            <text:p>134.9901648669</text:p>
          </table:table-cell>
          <table:table-cell table:formula="of:=[.C31]+[.F31]" office:value-type="float" office:value="179.990164866866" calcext:value-type="float">
            <text:p>179.9901648669</text:p>
          </table:table-cell>
          <table:table-cell office:value-type="float" office:value="180" calcext:value-type="float">
            <text:p>180</text:p>
          </table:table-cell>
          <table:table-cell table:formula="of:=[.F30]" office:value-type="float" office:value="45" calcext:value-type="float">
            <text:p>45</text:p>
          </table:table-cell>
          <table:table-cell table:formula="of:=-SQRT([.H31])" office:value-type="float" office:value="-0.00983513313400408" calcext:value-type="float">
            <text:p>-0.0098351331</text:p>
          </table:table-cell>
          <table:table-cell table:formula="of:=([.E31]-[.D31])^2" office:value-type="float" office:value="0.0000967298437635849" calcext:value-type="float">
            <text:p>9.67298437635849E-05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10</text:p>
          </table:table-cell>
          <table:table-cell office:value-type="float" office:value="138.62016957267" calcext:value-type="float">
            <text:p>138.6201695727</text:p>
          </table:table-cell>
          <table:table-cell table:formula="of:=[.C32]+[.F32]" office:value-type="float" office:value="183.62016957267" calcext:value-type="float">
            <text:p>183.6201695727</text:p>
          </table:table-cell>
          <table:table-cell office:value-type="float" office:value="180" calcext:value-type="float">
            <text:p>180</text:p>
          </table:table-cell>
          <table:table-cell table:formula="of:=[.F31]" office:value-type="float" office:value="45" calcext:value-type="float">
            <text:p>45</text:p>
          </table:table-cell>
          <table:table-cell table:formula="of:=-SQRT([.H32])" office:value-type="float" office:value="-3.62016957266999" calcext:value-type="float">
            <text:p>-3.6201695727</text:p>
          </table:table-cell>
          <table:table-cell table:formula="of:=([.E32]-[.D32])^2" office:value-type="float" office:value="13.1056277348856" calcext:value-type="float">
            <text:p>13.1056277349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12</text:p>
          </table:table-cell>
          <table:table-cell office:value-type="float" office:value="141.740175867179" calcext:value-type="float">
            <text:p>141.7401758672</text:p>
          </table:table-cell>
          <table:table-cell table:formula="of:=[.C33]+[.F33]" office:value-type="float" office:value="186.740175867179" calcext:value-type="float">
            <text:p>186.7401758672</text:p>
          </table:table-cell>
          <table:table-cell office:value-type="float" office:value="180" calcext:value-type="float">
            <text:p>180</text:p>
          </table:table-cell>
          <table:table-cell table:formula="of:=[.F32]" office:value-type="float" office:value="45" calcext:value-type="float">
            <text:p>45</text:p>
          </table:table-cell>
          <table:table-cell table:formula="of:=-SQRT([.H33])" office:value-type="float" office:value="-6.74017586717901" calcext:value-type="float">
            <text:p>-6.7401758672</text:p>
          </table:table-cell>
          <table:table-cell table:formula="of:=([.E33]-[.D33])^2" office:value-type="float" office:value="45.4299707205023" calcext:value-type="float">
            <text:p>45.4299707205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14</text:p>
          </table:table-cell>
          <table:table-cell office:value-type="float" office:value="139.43017895409" calcext:value-type="float">
            <text:p>139.4301789541</text:p>
          </table:table-cell>
          <table:table-cell table:formula="of:=[.C34]+[.F34]" office:value-type="float" office:value="184.43017895409" calcext:value-type="float">
            <text:p>184.4301789541</text:p>
          </table:table-cell>
          <table:table-cell office:value-type="float" office:value="180" calcext:value-type="float">
            <text:p>180</text:p>
          </table:table-cell>
          <table:table-cell table:formula="of:=[.F33]" office:value-type="float" office:value="45" calcext:value-type="float">
            <text:p>45</text:p>
          </table:table-cell>
          <table:table-cell table:formula="of:=-SQRT([.H34])" office:value-type="float" office:value="-4.43017895409" calcext:value-type="float">
            <text:p>-4.4301789541</text:p>
          </table:table-cell>
          <table:table-cell table:formula="of:=([.E34]-[.D34])^2" office:value-type="float" office:value="19.6264855652619" calcext:value-type="float">
            <text:p>19.6264855653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16</text:p>
          </table:table-cell>
          <table:table-cell office:value-type="float" office:value="133.24018311019" calcext:value-type="float">
            <text:p>133.2401831102</text:p>
          </table:table-cell>
          <table:table-cell table:formula="of:=[.C35]+[.F35]" office:value-type="float" office:value="178.24018311019" calcext:value-type="float">
            <text:p>178.2401831102</text:p>
          </table:table-cell>
          <table:table-cell office:value-type="float" office:value="180" calcext:value-type="float">
            <text:p>180</text:p>
          </table:table-cell>
          <table:table-cell table:formula="of:=[.F34]" office:value-type="float" office:value="45" calcext:value-type="float">
            <text:p>45</text:p>
          </table:table-cell>
          <table:table-cell table:formula="of:=-SQRT([.H35])" office:value-type="float" office:value="-1.75981688981" calcext:value-type="float">
            <text:p>-1.7598168898</text:p>
          </table:table-cell>
          <table:table-cell table:formula="of:=([.E35]-[.D35])^2" office:value-type="float" office:value="3.09695548566053" calcext:value-type="float">
            <text:p>3.0969554857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18</text:p>
          </table:table-cell>
          <table:table-cell office:value-type="float" office:value="131.800190733631" calcext:value-type="float">
            <text:p>131.8001907336</text:p>
          </table:table-cell>
          <table:table-cell table:formula="of:=[.C36]+[.F36]" office:value-type="float" office:value="176.800190733631" calcext:value-type="float">
            <text:p>176.8001907336</text:p>
          </table:table-cell>
          <table:table-cell office:value-type="float" office:value="180" calcext:value-type="float">
            <text:p>180</text:p>
          </table:table-cell>
          <table:table-cell table:formula="of:=[.F35]" office:value-type="float" office:value="45" calcext:value-type="float">
            <text:p>45</text:p>
          </table:table-cell>
          <table:table-cell table:formula="of:=-SQRT([.H36])" office:value-type="float" office:value="-3.19980926636899" calcext:value-type="float">
            <text:p>-3.1998092664</text:p>
          </table:table-cell>
          <table:table-cell table:formula="of:=([.E36]-[.D36])^2" office:value-type="float" office:value="10.2387793411408" calcext:value-type="float">
            <text:p>10.2387793411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20</text:p>
          </table:table-cell>
          <table:table-cell office:value-type="float" office:value="136.550192781499" calcext:value-type="float">
            <text:p>136.5501927815</text:p>
          </table:table-cell>
          <table:table-cell table:formula="of:=[.C37]+[.F37]" office:value-type="float" office:value="181.550192781499" calcext:value-type="float">
            <text:p>181.5501927815</text:p>
          </table:table-cell>
          <table:table-cell office:value-type="float" office:value="180" calcext:value-type="float">
            <text:p>180</text:p>
          </table:table-cell>
          <table:table-cell table:formula="of:=[.F36]" office:value-type="float" office:value="45" calcext:value-type="float">
            <text:p>45</text:p>
          </table:table-cell>
          <table:table-cell table:formula="of:=-SQRT([.H37])" office:value-type="float" office:value="-1.55019278149899" calcext:value-type="float">
            <text:p>-1.5501927815</text:p>
          </table:table-cell>
          <table:table-cell table:formula="of:=([.E37]-[.D37])^2" office:value-type="float" office:value="2.40309765981158" calcext:value-type="float">
            <text:p>2.4030976598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21</text:p>
          </table:table-cell>
          <table:table-cell office:value-type="float" office:value="139.81" calcext:value-type="float">
            <text:p>139.81</text:p>
          </table:table-cell>
          <table:table-cell table:formula="of:=[.C38]+[.F38]" office:value-type="float" office:value="184.81" calcext:value-type="float">
            <text:p>184.81</text:p>
          </table:table-cell>
          <table:table-cell office:value-type="float" office:value="180" calcext:value-type="float">
            <text:p>180</text:p>
          </table:table-cell>
          <table:table-cell table:formula="of:=[.F37]" office:value-type="float" office:value="45" calcext:value-type="float">
            <text:p>45</text:p>
          </table:table-cell>
          <table:table-cell table:formula="of:=-SQRT([.H38])" office:value-type="float" office:value="-4.81" calcext:value-type="float">
            <text:p>-4.81</text:p>
          </table:table-cell>
          <table:table-cell table:formula="of:=([.E38]-[.D38])^2" office:value-type="float" office:value="23.1361" calcext:value-type="float">
            <text:p>23.1361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44</text:p>
          </table:table-cell>
          <table:table-cell office:value-type="float" office:value="123.800046476161" calcext:value-type="float">
            <text:p>123.8000464762</text:p>
          </table:table-cell>
          <table:table-cell table:formula="of:=[.C39]+[.F39]" office:value-type="float" office:value="168.800046476161" calcext:value-type="float">
            <text:p>168.8000464762</text:p>
          </table:table-cell>
          <table:table-cell office:value-type="float" office:value="180" calcext:value-type="float">
            <text:p>180</text:p>
          </table:table-cell>
          <table:table-cell table:formula="of:=[.F38]" office:value-type="float" office:value="45" calcext:value-type="float">
            <text:p>45</text:p>
          </table:table-cell>
          <table:table-cell table:formula="of:=-SQRT([.H39])" office:value-type="float" office:value="-11.199953523839" calcext:value-type="float">
            <text:p>-11.1999535238</text:p>
          </table:table-cell>
          <table:table-cell table:formula="of:=([.E39]-[.D39])^2" office:value-type="float" office:value="125.438958936153" calcext:value-type="float">
            <text:p>125.4389589362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46</text:p>
          </table:table-cell>
          <table:table-cell office:value-type="float" office:value="129.740029948923" calcext:value-type="float">
            <text:p>129.7400299489</text:p>
          </table:table-cell>
          <table:table-cell table:formula="of:=[.C40]+[.F40]" office:value-type="float" office:value="174.740029948923" calcext:value-type="float">
            <text:p>174.7400299489</text:p>
          </table:table-cell>
          <table:table-cell office:value-type="float" office:value="180" calcext:value-type="float">
            <text:p>180</text:p>
          </table:table-cell>
          <table:table-cell table:formula="of:=[.F39]" office:value-type="float" office:value="45" calcext:value-type="float">
            <text:p>45</text:p>
          </table:table-cell>
          <table:table-cell table:formula="of:=-SQRT([.H40])" office:value-type="float" office:value="-5.25997005107701" calcext:value-type="float">
            <text:p>-5.2599700511</text:p>
          </table:table-cell>
          <table:table-cell table:formula="of:=([.E40]-[.D40])^2" office:value-type="float" office:value="27.667284938227" calcext:value-type="float">
            <text:p>27.6672849382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48</text:p>
          </table:table-cell>
          <table:table-cell office:value-type="float" office:value="128.550016079594" calcext:value-type="float">
            <text:p>128.5500160796</text:p>
          </table:table-cell>
          <table:table-cell table:formula="of:=[.C41]+[.F41]" office:value-type="float" office:value="173.550016079594" calcext:value-type="float">
            <text:p>173.5500160796</text:p>
          </table:table-cell>
          <table:table-cell office:value-type="float" office:value="180" calcext:value-type="float">
            <text:p>180</text:p>
          </table:table-cell>
          <table:table-cell table:formula="of:=[.F40]" office:value-type="float" office:value="45" calcext:value-type="float">
            <text:p>45</text:p>
          </table:table-cell>
          <table:table-cell table:formula="of:=-SQRT([.H41])" office:value-type="float" office:value="-6.449983920406" calcext:value-type="float">
            <text:p>-6.4499839204</text:p>
          </table:table-cell>
          <table:table-cell table:formula="of:=([.E41]-[.D41])^2" office:value-type="float" office:value="41.6022925734959" calcext:value-type="float">
            <text:p>41.6022925735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51</text:p>
          </table:table-cell>
          <table:table-cell office:value-type="float" office:value="139.049998652485" calcext:value-type="float">
            <text:p>139.0499986525</text:p>
          </table:table-cell>
          <table:table-cell table:formula="of:=[.C42]+[.F42]" office:value-type="float" office:value="184.049998652485" calcext:value-type="float">
            <text:p>184.0499986525</text:p>
          </table:table-cell>
          <table:table-cell office:value-type="float" office:value="180" calcext:value-type="float">
            <text:p>180</text:p>
          </table:table-cell>
          <table:table-cell table:formula="of:=[.F41]" office:value-type="float" office:value="45" calcext:value-type="float">
            <text:p>45</text:p>
          </table:table-cell>
          <table:table-cell table:formula="of:=-SQRT([.H42])" office:value-type="float" office:value="-4.04999865248499" calcext:value-type="float">
            <text:p>-4.0499986525</text:p>
          </table:table-cell>
          <table:table-cell table:formula="of:=([.E42]-[.D42])^2" office:value-type="float" office:value="16.4024890851302" calcext:value-type="float">
            <text:p>16.4024890851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53</text:p>
          </table:table-cell>
          <table:table-cell office:value-type="float" office:value="149.489990848094" calcext:value-type="float">
            <text:p>149.4899908481</text:p>
          </table:table-cell>
          <table:table-cell table:formula="of:=[.C43]+[.F43]" office:value-type="float" office:value="194.489990848094" calcext:value-type="float">
            <text:p>194.4899908481</text:p>
          </table:table-cell>
          <table:table-cell office:value-type="float" office:value="180" calcext:value-type="float">
            <text:p>180</text:p>
          </table:table-cell>
          <table:table-cell table:formula="of:=[.F42]" office:value-type="float" office:value="45" calcext:value-type="float">
            <text:p>45</text:p>
          </table:table-cell>
          <table:table-cell table:formula="of:=-SQRT([.H43])" office:value-type="float" office:value="-14.489990848094" calcext:value-type="float">
            <text:p>-14.4899908481</text:p>
          </table:table-cell>
          <table:table-cell table:formula="of:=([.E43]-[.D43])^2" office:value-type="float" office:value="209.959834777848" calcext:value-type="float">
            <text:p>209.9598347778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55</text:p>
          </table:table-cell>
          <table:table-cell office:value-type="float" office:value="148.119980965634" calcext:value-type="float">
            <text:p>148.1199809656</text:p>
          </table:table-cell>
          <table:table-cell table:formula="of:=[.C44]+[.F44]" office:value-type="float" office:value="193.119980965634" calcext:value-type="float">
            <text:p>193.1199809656</text:p>
          </table:table-cell>
          <table:table-cell office:value-type="float" office:value="180" calcext:value-type="float">
            <text:p>180</text:p>
          </table:table-cell>
          <table:table-cell table:formula="of:=[.F43]" office:value-type="float" office:value="45" calcext:value-type="float">
            <text:p>45</text:p>
          </table:table-cell>
          <table:table-cell table:formula="of:=-SQRT([.H44])" office:value-type="float" office:value="-13.119980965634" calcext:value-type="float">
            <text:p>-13.1199809656</text:p>
          </table:table-cell>
          <table:table-cell table:formula="of:=([.E44]-[.D44])^2" office:value-type="float" office:value="172.133900538598" calcext:value-type="float">
            <text:p>172.1339005386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57</text:p>
          </table:table-cell>
          <table:table-cell office:value-type="float" office:value="155.04997532978" calcext:value-type="float">
            <text:p>155.0499753298</text:p>
          </table:table-cell>
          <table:table-cell table:formula="of:=[.C45]+[.F45]" office:value-type="float" office:value="200.04997532978" calcext:value-type="float">
            <text:p>200.0499753298</text:p>
          </table:table-cell>
          <table:table-cell office:value-type="float" office:value="180" calcext:value-type="float">
            <text:p>180</text:p>
          </table:table-cell>
          <table:table-cell table:formula="of:=[.F44]" office:value-type="float" office:value="45" calcext:value-type="float">
            <text:p>45</text:p>
          </table:table-cell>
          <table:table-cell table:formula="of:=-SQRT([.H45])" office:value-type="float" office:value="-20.04997532978" calcext:value-type="float">
            <text:p>-20.0499753298</text:p>
          </table:table-cell>
          <table:table-cell table:formula="of:=([.E45]-[.D45])^2" office:value-type="float" office:value="402.001510724787" calcext:value-type="float">
            <text:p>402.0015107248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59</text:p>
          </table:table-cell>
          <table:table-cell office:value-type="float" office:value="151.119969434169" calcext:value-type="float">
            <text:p>151.1199694342</text:p>
          </table:table-cell>
          <table:table-cell table:formula="of:=[.C46]+[.F46]" office:value-type="float" office:value="196.119969434169" calcext:value-type="float">
            <text:p>196.1199694342</text:p>
          </table:table-cell>
          <table:table-cell office:value-type="float" office:value="180" calcext:value-type="float">
            <text:p>180</text:p>
          </table:table-cell>
          <table:table-cell table:formula="of:=[.F45]" office:value-type="float" office:value="45" calcext:value-type="float">
            <text:p>45</text:p>
          </table:table-cell>
          <table:table-cell table:formula="of:=-SQRT([.H46])" office:value-type="float" office:value="-16.119969434169" calcext:value-type="float">
            <text:p>-16.1199694342</text:p>
          </table:table-cell>
          <table:table-cell table:formula="of:=([.E46]-[.D46])^2" office:value-type="float" office:value="259.853414558543" calcext:value-type="float">
            <text:p>259.8534145585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01</text:p>
          </table:table-cell>
          <table:table-cell office:value-type="float" office:value="147.799962729132" calcext:value-type="float">
            <text:p>147.7999627291</text:p>
          </table:table-cell>
          <table:table-cell table:formula="of:=[.C47]+[.F47]" office:value-type="float" office:value="192.799962729132" calcext:value-type="float">
            <text:p>192.7999627291</text:p>
          </table:table-cell>
          <table:table-cell office:value-type="float" office:value="180" calcext:value-type="float">
            <text:p>180</text:p>
          </table:table-cell>
          <table:table-cell table:formula="of:=[.F46]" office:value-type="float" office:value="45" calcext:value-type="float">
            <text:p>45</text:p>
          </table:table-cell>
          <table:table-cell table:formula="of:=-SQRT([.H47])" office:value-type="float" office:value="-12.799962729132" calcext:value-type="float">
            <text:p>-12.7999627291</text:p>
          </table:table-cell>
          <table:table-cell table:formula="of:=([.E47]-[.D47])^2" office:value-type="float" office:value="163.839045867168" calcext:value-type="float">
            <text:p>163.8390458672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03</text:p>
          </table:table-cell>
          <table:table-cell office:value-type="float" office:value="149.869963188348" calcext:value-type="float">
            <text:p>149.8699631883</text:p>
          </table:table-cell>
          <table:table-cell table:formula="of:=[.C48]+[.F48]" office:value-type="float" office:value="194.869963188348" calcext:value-type="float">
            <text:p>194.8699631883</text:p>
          </table:table-cell>
          <table:table-cell office:value-type="float" office:value="180" calcext:value-type="float">
            <text:p>180</text:p>
          </table:table-cell>
          <table:table-cell table:formula="of:=[.F47]" office:value-type="float" office:value="45" calcext:value-type="float">
            <text:p>45</text:p>
          </table:table-cell>
          <table:table-cell table:formula="of:=-SQRT([.H48])" office:value-type="float" office:value="-14.869963188348" calcext:value-type="float">
            <text:p>-14.8699631883</text:p>
          </table:table-cell>
          <table:table-cell table:formula="of:=([.E48]-[.D48])^2" office:value-type="float" office:value="221.115805222825" calcext:value-type="float">
            <text:p>221.1158052228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05</text:p>
          </table:table-cell>
          <table:table-cell office:value-type="float" office:value="149.369962868286" calcext:value-type="float">
            <text:p>149.3699628683</text:p>
          </table:table-cell>
          <table:table-cell table:formula="of:=[.C49]+[.F49]" office:value-type="float" office:value="194.369962868286" calcext:value-type="float">
            <text:p>194.3699628683</text:p>
          </table:table-cell>
          <table:table-cell office:value-type="float" office:value="180" calcext:value-type="float">
            <text:p>180</text:p>
          </table:table-cell>
          <table:table-cell table:formula="of:=[.F48]" office:value-type="float" office:value="45" calcext:value-type="float">
            <text:p>45</text:p>
          </table:table-cell>
          <table:table-cell table:formula="of:=-SQRT([.H49])" office:value-type="float" office:value="-14.369962868286" calcext:value-type="float">
            <text:p>-14.3699628683</text:p>
          </table:table-cell>
          <table:table-cell table:formula="of:=([.E49]-[.D49])^2" office:value-type="float" office:value="206.495832835918" calcext:value-type="float">
            <text:p>206.4958328359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07</text:p>
          </table:table-cell>
          <table:table-cell office:value-type="float" office:value="146.929970231986" calcext:value-type="float">
            <text:p>146.929970232</text:p>
          </table:table-cell>
          <table:table-cell table:formula="of:=[.C50]+[.F50]" office:value-type="float" office:value="191.929970231986" calcext:value-type="float">
            <text:p>191.929970232</text:p>
          </table:table-cell>
          <table:table-cell office:value-type="float" office:value="180" calcext:value-type="float">
            <text:p>180</text:p>
          </table:table-cell>
          <table:table-cell table:formula="of:=[.F49]" office:value-type="float" office:value="45" calcext:value-type="float">
            <text:p>45</text:p>
          </table:table-cell>
          <table:table-cell table:formula="of:=-SQRT([.H50])" office:value-type="float" office:value="-11.929970231986" calcext:value-type="float">
            <text:p>-11.929970232</text:p>
          </table:table-cell>
          <table:table-cell table:formula="of:=([.E50]-[.D50])^2" office:value-type="float" office:value="142.324189736072" calcext:value-type="float">
            <text:p>142.3241897361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09</text:p>
          </table:table-cell>
          <table:table-cell office:value-type="float" office:value="151.119972829568" calcext:value-type="float">
            <text:p>151.1199728296</text:p>
          </table:table-cell>
          <table:table-cell table:formula="of:=[.C51]+[.F51]" office:value-type="float" office:value="196.119972829568" calcext:value-type="float">
            <text:p>196.1199728296</text:p>
          </table:table-cell>
          <table:table-cell office:value-type="float" office:value="180" calcext:value-type="float">
            <text:p>180</text:p>
          </table:table-cell>
          <table:table-cell table:formula="of:=[.F50]" office:value-type="float" office:value="45" calcext:value-type="float">
            <text:p>45</text:p>
          </table:table-cell>
          <table:table-cell table:formula="of:=-SQRT([.H51])" office:value-type="float" office:value="-16.119972829568" calcext:value-type="float">
            <text:p>-16.1199728296</text:p>
          </table:table-cell>
          <table:table-cell table:formula="of:=([.E51]-[.D51])^2" office:value-type="float" office:value="259.853524026011" calcext:value-type="float">
            <text:p>259.853524026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11</text:p>
          </table:table-cell>
          <table:table-cell office:value-type="float" office:value="149.92997516739" calcext:value-type="float">
            <text:p>149.9299751674</text:p>
          </table:table-cell>
          <table:table-cell table:formula="of:=[.C52]+[.F52]" office:value-type="float" office:value="194.92997516739" calcext:value-type="float">
            <text:p>194.9299751674</text:p>
          </table:table-cell>
          <table:table-cell office:value-type="float" office:value="180" calcext:value-type="float">
            <text:p>180</text:p>
          </table:table-cell>
          <table:table-cell table:formula="of:=[.F51]" office:value-type="float" office:value="45" calcext:value-type="float">
            <text:p>45</text:p>
          </table:table-cell>
          <table:table-cell table:formula="of:=-SQRT([.H52])" office:value-type="float" office:value="-14.92997516739" calcext:value-type="float">
            <text:p>-14.9299751674</text:p>
          </table:table-cell>
          <table:table-cell table:formula="of:=([.E52]-[.D52])^2" office:value-type="float" office:value="222.904158498882" calcext:value-type="float">
            <text:p>222.9041584989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13</text:p>
          </table:table-cell>
          <table:table-cell office:value-type="float" office:value="145.799975107078" calcext:value-type="float">
            <text:p>145.7999751071</text:p>
          </table:table-cell>
          <table:table-cell table:formula="of:=[.C53]+[.F53]" office:value-type="float" office:value="190.799975107078" calcext:value-type="float">
            <text:p>190.7999751071</text:p>
          </table:table-cell>
          <table:table-cell office:value-type="float" office:value="180" calcext:value-type="float">
            <text:p>180</text:p>
          </table:table-cell>
          <table:table-cell table:formula="of:=[.F52]" office:value-type="float" office:value="45" calcext:value-type="float">
            <text:p>45</text:p>
          </table:table-cell>
          <table:table-cell table:formula="of:=-SQRT([.H53])" office:value-type="float" office:value="-10.799975107078" calcext:value-type="float">
            <text:p>-10.7999751071</text:p>
          </table:table-cell>
          <table:table-cell table:formula="of:=([.E53]-[.D53])^2" office:value-type="float" office:value="116.639462313505" calcext:value-type="float">
            <text:p>116.6394623135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15</text:p>
          </table:table-cell>
          <table:table-cell office:value-type="float" office:value="148.239976895223" calcext:value-type="float">
            <text:p>148.2399768952</text:p>
          </table:table-cell>
          <table:table-cell table:formula="of:=[.C54]+[.F54]" office:value-type="float" office:value="193.239976895223" calcext:value-type="float">
            <text:p>193.2399768952</text:p>
          </table:table-cell>
          <table:table-cell office:value-type="float" office:value="180" calcext:value-type="float">
            <text:p>180</text:p>
          </table:table-cell>
          <table:table-cell table:formula="of:=[.F53]" office:value-type="float" office:value="45" calcext:value-type="float">
            <text:p>45</text:p>
          </table:table-cell>
          <table:table-cell table:formula="of:=-SQRT([.H54])" office:value-type="float" office:value="-13.239976895223" calcext:value-type="float">
            <text:p>-13.2399768952</text:p>
          </table:table-cell>
          <table:table-cell table:formula="of:=([.E54]-[.D54])^2" office:value-type="float" office:value="175.296988186039" calcext:value-type="float">
            <text:p>175.296988186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17</text:p>
          </table:table-cell>
          <table:table-cell office:value-type="float" office:value="153.179987696056" calcext:value-type="float">
            <text:p>153.1799876961</text:p>
          </table:table-cell>
          <table:table-cell table:formula="of:=[.C55]+[.F55]" office:value-type="float" office:value="198.179987696056" calcext:value-type="float">
            <text:p>198.1799876961</text:p>
          </table:table-cell>
          <table:table-cell office:value-type="float" office:value="180" calcext:value-type="float">
            <text:p>180</text:p>
          </table:table-cell>
          <table:table-cell table:formula="of:=[.F54]" office:value-type="float" office:value="45" calcext:value-type="float">
            <text:p>45</text:p>
          </table:table-cell>
          <table:table-cell table:formula="of:=-SQRT([.H55])" office:value-type="float" office:value="-18.179987696056" calcext:value-type="float">
            <text:p>-18.1799876961</text:p>
          </table:table-cell>
          <table:table-cell table:formula="of:=([.E55]-[.D55])^2" office:value-type="float" office:value="330.511952628748" calcext:value-type="float">
            <text:p>330.5119526287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19</text:p>
          </table:table-cell>
          <table:table-cell office:value-type="float" office:value="153.679994510046" calcext:value-type="float">
            <text:p>153.67999451</text:p>
          </table:table-cell>
          <table:table-cell table:formula="of:=[.C56]+[.F56]" office:value-type="float" office:value="198.679994510046" calcext:value-type="float">
            <text:p>198.67999451</text:p>
          </table:table-cell>
          <table:table-cell office:value-type="float" office:value="180" calcext:value-type="float">
            <text:p>180</text:p>
          </table:table-cell>
          <table:table-cell table:formula="of:=[.F55]" office:value-type="float" office:value="45" calcext:value-type="float">
            <text:p>45</text:p>
          </table:table-cell>
          <table:table-cell table:formula="of:=-SQRT([.H56])" office:value-type="float" office:value="-18.679994510046" calcext:value-type="float">
            <text:p>-18.67999451</text:p>
          </table:table-cell>
          <table:table-cell table:formula="of:=([.E56]-[.D56])^2" office:value-type="float" office:value="348.942194895348" calcext:value-type="float">
            <text:p>348.9421948953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21</text:p>
          </table:table-cell>
          <table:table-cell office:value-type="float" office:value="150.799998925898" calcext:value-type="float">
            <text:p>150.7999989259</text:p>
          </table:table-cell>
          <table:table-cell table:formula="of:=[.C57]+[.F57]" office:value-type="float" office:value="195.799998925898" calcext:value-type="float">
            <text:p>195.7999989259</text:p>
          </table:table-cell>
          <table:table-cell office:value-type="float" office:value="180" calcext:value-type="float">
            <text:p>180</text:p>
          </table:table-cell>
          <table:table-cell table:formula="of:=[.F56]" office:value-type="float" office:value="45" calcext:value-type="float">
            <text:p>45</text:p>
          </table:table-cell>
          <table:table-cell table:formula="of:=-SQRT([.H57])" office:value-type="float" office:value="-15.799998925898" calcext:value-type="float">
            <text:p>-15.7999989259</text:p>
          </table:table-cell>
          <table:table-cell table:formula="of:=([.E57]-[.D57])^2" office:value-type="float" office:value="249.639966058378" calcext:value-type="float">
            <text:p>249.6399660584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23</text:p>
          </table:table-cell>
          <table:table-cell office:value-type="float" office:value="149.870002822231" calcext:value-type="float">
            <text:p>149.8700028222</text:p>
          </table:table-cell>
          <table:table-cell table:formula="of:=[.C58]+[.F58]" office:value-type="float" office:value="194.870002822231" calcext:value-type="float">
            <text:p>194.8700028222</text:p>
          </table:table-cell>
          <table:table-cell office:value-type="float" office:value="180" calcext:value-type="float">
            <text:p>180</text:p>
          </table:table-cell>
          <table:table-cell table:formula="of:=[.F57]" office:value-type="float" office:value="45" calcext:value-type="float">
            <text:p>45</text:p>
          </table:table-cell>
          <table:table-cell table:formula="of:=-SQRT([.H58])" office:value-type="float" office:value="-14.870002822231" calcext:value-type="float">
            <text:p>-14.8700028222</text:p>
          </table:table-cell>
          <table:table-cell table:formula="of:=([.E58]-[.D58])^2" office:value-type="float" office:value="221.116983933158" calcext:value-type="float">
            <text:p>221.1169839332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25</text:p>
          </table:table-cell>
          <table:table-cell office:value-type="float" office:value="152.870010735549" calcext:value-type="float">
            <text:p>152.8700107355</text:p>
          </table:table-cell>
          <table:table-cell table:formula="of:=[.C59]+[.F59]" office:value-type="float" office:value="197.870010735549" calcext:value-type="float">
            <text:p>197.8700107355</text:p>
          </table:table-cell>
          <table:table-cell office:value-type="float" office:value="180" calcext:value-type="float">
            <text:p>180</text:p>
          </table:table-cell>
          <table:table-cell table:formula="of:=[.F58]" office:value-type="float" office:value="45" calcext:value-type="float">
            <text:p>45</text:p>
          </table:table-cell>
          <table:table-cell table:formula="of:=-SQRT([.H59])" office:value-type="float" office:value="-17.870010735549" calcext:value-type="float">
            <text:p>-17.8700107355</text:p>
          </table:table-cell>
          <table:table-cell table:formula="of:=([.E59]-[.D59])^2" office:value-type="float" office:value="319.337283688636" calcext:value-type="float">
            <text:p>319.3372836886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27</text:p>
          </table:table-cell>
          <table:table-cell office:value-type="float" office:value="153.120017289752" calcext:value-type="float">
            <text:p>153.1200172898</text:p>
          </table:table-cell>
          <table:table-cell table:formula="of:=[.C60]+[.F60]" office:value-type="float" office:value="198.120017289752" calcext:value-type="float">
            <text:p>198.1200172898</text:p>
          </table:table-cell>
          <table:table-cell office:value-type="float" office:value="180" calcext:value-type="float">
            <text:p>180</text:p>
          </table:table-cell>
          <table:table-cell table:formula="of:=[.F59]" office:value-type="float" office:value="45" calcext:value-type="float">
            <text:p>45</text:p>
          </table:table-cell>
          <table:table-cell table:formula="of:=-SQRT([.H60])" office:value-type="float" office:value="-18.120017289752" calcext:value-type="float">
            <text:p>-18.1200172898</text:p>
          </table:table-cell>
          <table:table-cell table:formula="of:=([.E60]-[.D60])^2" office:value-type="float" office:value="328.335026580912" calcext:value-type="float">
            <text:p>328.3350265809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29</text:p>
          </table:table-cell>
          <table:table-cell office:value-type="float" office:value="150.370027540842" calcext:value-type="float">
            <text:p>150.3700275408</text:p>
          </table:table-cell>
          <table:table-cell table:formula="of:=[.C61]+[.F61]" office:value-type="float" office:value="195.370027540842" calcext:value-type="float">
            <text:p>195.3700275408</text:p>
          </table:table-cell>
          <table:table-cell office:value-type="float" office:value="180" calcext:value-type="float">
            <text:p>180</text:p>
          </table:table-cell>
          <table:table-cell table:formula="of:=[.F60]" office:value-type="float" office:value="45" calcext:value-type="float">
            <text:p>45</text:p>
          </table:table-cell>
          <table:table-cell table:formula="of:=-SQRT([.H61])" office:value-type="float" office:value="-15.370027540842" calcext:value-type="float">
            <text:p>-15.3700275408</text:p>
          </table:table-cell>
          <table:table-cell table:formula="of:=([.E61]-[.D61])^2" office:value-type="float" office:value="236.237746606241" calcext:value-type="float">
            <text:p>236.2377466062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31</text:p>
          </table:table-cell>
          <table:table-cell office:value-type="float" office:value="146.620033575519" calcext:value-type="float">
            <text:p>146.6200335755</text:p>
          </table:table-cell>
          <table:table-cell table:formula="of:=[.C62]+[.F62]" office:value-type="float" office:value="191.620033575519" calcext:value-type="float">
            <text:p>191.6200335755</text:p>
          </table:table-cell>
          <table:table-cell office:value-type="float" office:value="180" calcext:value-type="float">
            <text:p>180</text:p>
          </table:table-cell>
          <table:table-cell table:formula="of:=[.F61]" office:value-type="float" office:value="45" calcext:value-type="float">
            <text:p>45</text:p>
          </table:table-cell>
          <table:table-cell table:formula="of:=-SQRT([.H62])" office:value-type="float" office:value="-11.620033575519" calcext:value-type="float">
            <text:p>-11.6200335755</text:p>
          </table:table-cell>
          <table:table-cell table:formula="of:=([.E62]-[.D62])^2" office:value-type="float" office:value="135.025180296189" calcext:value-type="float">
            <text:p>135.0251802962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33</text:p>
          </table:table-cell>
          <table:table-cell office:value-type="float" office:value="149.800040679375" calcext:value-type="float">
            <text:p>149.8000406794</text:p>
          </table:table-cell>
          <table:table-cell table:formula="of:=[.C63]+[.F63]" office:value-type="float" office:value="194.800040679375" calcext:value-type="float">
            <text:p>194.8000406794</text:p>
          </table:table-cell>
          <table:table-cell office:value-type="float" office:value="180" calcext:value-type="float">
            <text:p>180</text:p>
          </table:table-cell>
          <table:table-cell table:formula="of:=[.F62]" office:value-type="float" office:value="45" calcext:value-type="float">
            <text:p>45</text:p>
          </table:table-cell>
          <table:table-cell table:formula="of:=-SQRT([.H63])" office:value-type="float" office:value="-14.800040679375" calcext:value-type="float">
            <text:p>-14.8000406794</text:p>
          </table:table-cell>
          <table:table-cell table:formula="of:=([.E63]-[.D63])^2" office:value-type="float" office:value="219.041204111155" calcext:value-type="float">
            <text:p>219.0412041112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35</text:p>
          </table:table-cell>
          <table:table-cell office:value-type="float" office:value="147.050042727221" calcext:value-type="float">
            <text:p>147.0500427272</text:p>
          </table:table-cell>
          <table:table-cell table:formula="of:=[.C64]+[.F64]" office:value-type="float" office:value="192.050042727221" calcext:value-type="float">
            <text:p>192.0500427272</text:p>
          </table:table-cell>
          <table:table-cell office:value-type="float" office:value="180" calcext:value-type="float">
            <text:p>180</text:p>
          </table:table-cell>
          <table:table-cell table:formula="of:=[.F63]" office:value-type="float" office:value="45" calcext:value-type="float">
            <text:p>45</text:p>
          </table:table-cell>
          <table:table-cell table:formula="of:=-SQRT([.H64])" office:value-type="float" office:value="-12.050042727221" calcext:value-type="float">
            <text:p>-12.0500427272</text:p>
          </table:table-cell>
          <table:table-cell table:formula="of:=([.E64]-[.D64])^2" office:value-type="float" office:value="145.203529727852" calcext:value-type="float">
            <text:p>145.2035297279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37</text:p>
          </table:table-cell>
          <table:table-cell office:value-type="float" office:value="141.680045064993" calcext:value-type="float">
            <text:p>141.680045065</text:p>
          </table:table-cell>
          <table:table-cell table:formula="of:=[.C65]+[.F65]" office:value-type="float" office:value="186.680045064993" calcext:value-type="float">
            <text:p>186.680045065</text:p>
          </table:table-cell>
          <table:table-cell office:value-type="float" office:value="180" calcext:value-type="float">
            <text:p>180</text:p>
          </table:table-cell>
          <table:table-cell table:formula="of:=[.F64]" office:value-type="float" office:value="45" calcext:value-type="float">
            <text:p>45</text:p>
          </table:table-cell>
          <table:table-cell table:formula="of:=-SQRT([.H65])" office:value-type="float" office:value="-6.68004506499301" calcext:value-type="float">
            <text:p>-6.680045065</text:p>
          </table:table-cell>
          <table:table-cell table:formula="of:=([.E65]-[.D65])^2" office:value-type="float" office:value="44.6230020703375" calcext:value-type="float">
            <text:p>44.6230020703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39</text:p>
          </table:table-cell>
          <table:table-cell office:value-type="float" office:value="136.740047662515" calcext:value-type="float">
            <text:p>136.7400476625</text:p>
          </table:table-cell>
          <table:table-cell table:formula="of:=[.C66]+[.F66]" office:value-type="float" office:value="181.740047662515" calcext:value-type="float">
            <text:p>181.7400476625</text:p>
          </table:table-cell>
          <table:table-cell office:value-type="float" office:value="180" calcext:value-type="float">
            <text:p>180</text:p>
          </table:table-cell>
          <table:table-cell table:formula="of:=[.F65]" office:value-type="float" office:value="45" calcext:value-type="float">
            <text:p>45</text:p>
          </table:table-cell>
          <table:table-cell table:formula="of:=-SQRT([.H66])" office:value-type="float" office:value="-1.740047662515" calcext:value-type="float">
            <text:p>-1.7400476625</text:p>
          </table:table-cell>
          <table:table-cell table:formula="of:=([.E66]-[.D66])^2" office:value-type="float" office:value="3.0277658678239" calcext:value-type="float">
            <text:p>3.0277658678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42</text:p>
          </table:table-cell>
          <table:table-cell office:value-type="float" office:value="121.490043844917" calcext:value-type="float">
            <text:p>121.4900438449</text:p>
          </table:table-cell>
          <table:table-cell table:formula="of:=[.C67]+[.F67]" office:value-type="float" office:value="166.490043844917" calcext:value-type="float">
            <text:p>166.4900438449</text:p>
          </table:table-cell>
          <table:table-cell office:value-type="float" office:value="180" calcext:value-type="float">
            <text:p>180</text:p>
          </table:table-cell>
          <table:table-cell table:formula="of:=[.F66]" office:value-type="float" office:value="45" calcext:value-type="float">
            <text:p>45</text:p>
          </table:table-cell>
          <table:table-cell table:formula="of:=-SQRT([.H67])" office:value-type="float" office:value="-13.509956155083" calcext:value-type="float">
            <text:p>-13.5099561551</text:p>
          </table:table-cell>
          <table:table-cell table:formula="of:=([.E67]-[.D67])^2" office:value-type="float" office:value="182.518915312265" calcext:value-type="float">
            <text:p>182.5189153123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44</text:p>
          </table:table-cell>
          <table:table-cell office:value-type="float" office:value="125.370035001502" calcext:value-type="float">
            <text:p>125.3700350015</text:p>
          </table:table-cell>
          <table:table-cell table:formula="of:=[.C68]+[.F68]" office:value-type="float" office:value="170.370035001502" calcext:value-type="float">
            <text:p>170.3700350015</text:p>
          </table:table-cell>
          <table:table-cell office:value-type="float" office:value="180" calcext:value-type="float">
            <text:p>180</text:p>
          </table:table-cell>
          <table:table-cell table:formula="of:=[.F67]" office:value-type="float" office:value="45" calcext:value-type="float">
            <text:p>45</text:p>
          </table:table-cell>
          <table:table-cell table:formula="of:=-SQRT([.H68])" office:value-type="float" office:value="-9.629964998498" calcext:value-type="float">
            <text:p>-9.6299649985</text:p>
          </table:table-cell>
          <table:table-cell table:formula="of:=([.E68]-[.D68])^2" office:value-type="float" office:value="92.7362258722965" calcext:value-type="float">
            <text:p>92.7362258723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45</text:p>
          </table:table-cell>
          <table:table-cell office:value-type="float" office:value="128.63" calcext:value-type="float">
            <text:p>128.63</text:p>
          </table:table-cell>
          <table:table-cell table:formula="of:=[.C69]+[.F69]" office:value-type="float" office:value="173.63" calcext:value-type="float">
            <text:p>173.63</text:p>
          </table:table-cell>
          <table:table-cell office:value-type="float" office:value="180" calcext:value-type="float">
            <text:p>180</text:p>
          </table:table-cell>
          <table:table-cell table:formula="of:=[.F68]" office:value-type="float" office:value="45" calcext:value-type="float">
            <text:p>45</text:p>
          </table:table-cell>
          <table:table-cell table:formula="of:=-SQRT([.H69])" office:value-type="float" office:value="-6.37" calcext:value-type="float">
            <text:p>-6.37</text:p>
          </table:table-cell>
          <table:table-cell table:formula="of:=([.E69]-[.D69])^2" office:value-type="float" office:value="40.5769000000001" calcext:value-type="float">
            <text:p>40.5769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48</text:p>
          </table:table-cell>
          <table:table-cell office:value-type="float" office:value="119.990009890747" calcext:value-type="float">
            <text:p>119.9900098907</text:p>
          </table:table-cell>
          <table:table-cell table:formula="of:=[.C70]+[.F70]" office:value-type="float" office:value="164.990009890747" calcext:value-type="float">
            <text:p>164.9900098907</text:p>
          </table:table-cell>
          <table:table-cell office:value-type="float" office:value="180" calcext:value-type="float">
            <text:p>180</text:p>
          </table:table-cell>
          <table:table-cell table:formula="of:=[.F69]" office:value-type="float" office:value="45" calcext:value-type="float">
            <text:p>45</text:p>
          </table:table-cell>
          <table:table-cell table:formula="of:=-SQRT([.H70])" office:value-type="float" office:value="-15.009990109253" calcext:value-type="float">
            <text:p>-15.0099901093</text:p>
          </table:table-cell>
          <table:table-cell table:formula="of:=([.E70]-[.D70])^2" office:value-type="float" office:value="225.299803079873" calcext:value-type="float">
            <text:p>225.2998030799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50</text:p>
          </table:table-cell>
          <table:table-cell office:value-type="float" office:value="124.869994432842" calcext:value-type="float">
            <text:p>124.8699944328</text:p>
          </table:table-cell>
          <table:table-cell table:formula="of:=[.C71]+[.F71]" office:value-type="float" office:value="169.869994432842" calcext:value-type="float">
            <text:p>169.8699944328</text:p>
          </table:table-cell>
          <table:table-cell office:value-type="float" office:value="180" calcext:value-type="float">
            <text:p>180</text:p>
          </table:table-cell>
          <table:table-cell table:formula="of:=[.F70]" office:value-type="float" office:value="45" calcext:value-type="float">
            <text:p>45</text:p>
          </table:table-cell>
          <table:table-cell table:formula="of:=-SQRT([.H71])" office:value-type="float" office:value="-10.130005567158" calcext:value-type="float">
            <text:p>-10.1300055672</text:p>
          </table:table-cell>
          <table:table-cell table:formula="of:=([.E71]-[.D71])^2" office:value-type="float" office:value="102.617012790652" calcext:value-type="float">
            <text:p>102.6170127907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52</text:p>
          </table:table-cell>
          <table:table-cell office:value-type="float" office:value="144.049984550439" calcext:value-type="float">
            <text:p>144.0499845504</text:p>
          </table:table-cell>
          <table:table-cell table:formula="of:=[.C72]+[.F72]" office:value-type="float" office:value="189.049984550439" calcext:value-type="float">
            <text:p>189.0499845504</text:p>
          </table:table-cell>
          <table:table-cell office:value-type="float" office:value="180" calcext:value-type="float">
            <text:p>180</text:p>
          </table:table-cell>
          <table:table-cell table:formula="of:=[.F71]" office:value-type="float" office:value="45" calcext:value-type="float">
            <text:p>45</text:p>
          </table:table-cell>
          <table:table-cell table:formula="of:=-SQRT([.H72])" office:value-type="float" office:value="-9.04998455043901" calcext:value-type="float">
            <text:p>-9.0499845504</text:p>
          </table:table-cell>
          <table:table-cell table:formula="of:=([.E72]-[.D72])^2" office:value-type="float" office:value="81.9022203631847" calcext:value-type="float">
            <text:p>81.9022203632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54</text:p>
          </table:table-cell>
          <table:table-cell office:value-type="float" office:value="150.049964845988" calcext:value-type="float">
            <text:p>150.049964846</text:p>
          </table:table-cell>
          <table:table-cell table:formula="of:=[.C73]+[.F73]" office:value-type="float" office:value="195.049964845988" calcext:value-type="float">
            <text:p>195.049964846</text:p>
          </table:table-cell>
          <table:table-cell office:value-type="float" office:value="180" calcext:value-type="float">
            <text:p>180</text:p>
          </table:table-cell>
          <table:table-cell table:formula="of:=[.F72]" office:value-type="float" office:value="45" calcext:value-type="float">
            <text:p>45</text:p>
          </table:table-cell>
          <table:table-cell table:formula="of:=-SQRT([.H73])" office:value-type="float" office:value="-15.049964845988" calcext:value-type="float">
            <text:p>-15.049964846</text:p>
          </table:table-cell>
          <table:table-cell table:formula="of:=([.E73]-[.D73])^2" office:value-type="float" office:value="226.501441865475" calcext:value-type="float">
            <text:p>226.5014418655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56</text:p>
          </table:table-cell>
          <table:table-cell office:value-type="float" office:value="146.489953115154" calcext:value-type="float">
            <text:p>146.4899531152</text:p>
          </table:table-cell>
          <table:table-cell table:formula="of:=[.C74]+[.F74]" office:value-type="float" office:value="191.489953115154" calcext:value-type="float">
            <text:p>191.4899531152</text:p>
          </table:table-cell>
          <table:table-cell office:value-type="float" office:value="180" calcext:value-type="float">
            <text:p>180</text:p>
          </table:table-cell>
          <table:table-cell table:formula="of:=[.F73]" office:value-type="float" office:value="45" calcext:value-type="float">
            <text:p>45</text:p>
          </table:table-cell>
          <table:table-cell table:formula="of:=-SQRT([.H74])" office:value-type="float" office:value="-11.489953115154" calcext:value-type="float">
            <text:p>-11.4899531152</text:p>
          </table:table-cell>
          <table:table-cell table:formula="of:=([.E74]-[.D74])^2" office:value-type="float" office:value="132.019022588437" calcext:value-type="float">
            <text:p>132.0190225884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58</text:p>
          </table:table-cell>
          <table:table-cell office:value-type="float" office:value="143.619948288751" calcext:value-type="float">
            <text:p>143.6199482888</text:p>
          </table:table-cell>
          <table:table-cell table:formula="of:=[.C75]+[.F75]" office:value-type="float" office:value="188.619948288751" calcext:value-type="float">
            <text:p>188.6199482888</text:p>
          </table:table-cell>
          <table:table-cell office:value-type="float" office:value="180" calcext:value-type="float">
            <text:p>180</text:p>
          </table:table-cell>
          <table:table-cell table:formula="of:=[.F74]" office:value-type="float" office:value="45" calcext:value-type="float">
            <text:p>45</text:p>
          </table:table-cell>
          <table:table-cell table:formula="of:=-SQRT([.H75])" office:value-type="float" office:value="-8.619948288751" calcext:value-type="float">
            <text:p>-8.6199482888</text:p>
          </table:table-cell>
          <table:table-cell table:formula="of:=([.E75]-[.D75])^2" office:value-type="float" office:value="74.3035085007414" calcext:value-type="float">
            <text:p>74.3035085007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00</text:p>
          </table:table-cell>
          <table:table-cell office:value-type="float" office:value="141.179947968658" calcext:value-type="float">
            <text:p>141.1799479687</text:p>
          </table:table-cell>
          <table:table-cell table:formula="of:=[.C76]+[.F76]" office:value-type="float" office:value="186.179947968658" calcext:value-type="float">
            <text:p>186.1799479687</text:p>
          </table:table-cell>
          <table:table-cell office:value-type="float" office:value="180" calcext:value-type="float">
            <text:p>180</text:p>
          </table:table-cell>
          <table:table-cell table:formula="of:=[.F75]" office:value-type="float" office:value="45" calcext:value-type="float">
            <text:p>45</text:p>
          </table:table-cell>
          <table:table-cell table:formula="of:=-SQRT([.H76])" office:value-type="float" office:value="-6.17994796865801" calcext:value-type="float">
            <text:p>-6.1799479687</text:p>
          </table:table-cell>
          <table:table-cell table:formula="of:=([.E76]-[.D76])^2" office:value-type="float" office:value="38.1917568953203" calcext:value-type="float">
            <text:p>38.1917568953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02</text:p>
          </table:table-cell>
          <table:table-cell office:value-type="float" office:value="140.299949237252" calcext:value-type="float">
            <text:p>140.2999492373</text:p>
          </table:table-cell>
          <table:table-cell table:formula="of:=[.C77]+[.F77]" office:value-type="float" office:value="185.299949237252" calcext:value-type="float">
            <text:p>185.2999492373</text:p>
          </table:table-cell>
          <table:table-cell office:value-type="float" office:value="180" calcext:value-type="float">
            <text:p>180</text:p>
          </table:table-cell>
          <table:table-cell table:formula="of:=[.F76]" office:value-type="float" office:value="45" calcext:value-type="float">
            <text:p>45</text:p>
          </table:table-cell>
          <table:table-cell table:formula="of:=-SQRT([.H77])" office:value-type="float" office:value="-5.29994923725201" calcext:value-type="float">
            <text:p>-5.2999492373</text:p>
          </table:table-cell>
          <table:table-cell table:formula="of:=([.E77]-[.D77])^2" office:value-type="float" office:value="28.0894619174481" calcext:value-type="float">
            <text:p>28.0894619174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04</text:p>
          </table:table-cell>
          <table:table-cell office:value-type="float" office:value="136.429947588223" calcext:value-type="float">
            <text:p>136.4299475882</text:p>
          </table:table-cell>
          <table:table-cell table:formula="of:=[.C78]+[.F78]" office:value-type="float" office:value="181.429947588223" calcext:value-type="float">
            <text:p>181.4299475882</text:p>
          </table:table-cell>
          <table:table-cell office:value-type="float" office:value="180" calcext:value-type="float">
            <text:p>180</text:p>
          </table:table-cell>
          <table:table-cell table:formula="of:=[.F77]" office:value-type="float" office:value="45" calcext:value-type="float">
            <text:p>45</text:p>
          </table:table-cell>
          <table:table-cell table:formula="of:=-SQRT([.H78])" office:value-type="float" office:value="-1.429947588223" calcext:value-type="float">
            <text:p>-1.4299475882</text:p>
          </table:table-cell>
          <table:table-cell table:formula="of:=([.E78]-[.D78])^2" office:value-type="float" office:value="2.04475010506478" calcext:value-type="float">
            <text:p>2.0447501051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06</text:p>
          </table:table-cell>
          <table:table-cell office:value-type="float" office:value="141.869947268128" calcext:value-type="float">
            <text:p>141.8699472681</text:p>
          </table:table-cell>
          <table:table-cell table:formula="of:=[.C79]+[.F79]" office:value-type="float" office:value="186.869947268128" calcext:value-type="float">
            <text:p>186.8699472681</text:p>
          </table:table-cell>
          <table:table-cell office:value-type="float" office:value="180" calcext:value-type="float">
            <text:p>180</text:p>
          </table:table-cell>
          <table:table-cell table:formula="of:=[.F78]" office:value-type="float" office:value="45" calcext:value-type="float">
            <text:p>45</text:p>
          </table:table-cell>
          <table:table-cell table:formula="of:=-SQRT([.H79])" office:value-type="float" office:value="-6.86994726812799" calcext:value-type="float">
            <text:p>-6.8699472681</text:p>
          </table:table-cell>
          <table:table-cell table:formula="of:=([.E79]-[.D79])^2" office:value-type="float" office:value="47.1961754668592" calcext:value-type="float">
            <text:p>47.1961754669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08</text:p>
          </table:table-cell>
          <table:table-cell office:value-type="float" office:value="140.869950644906" calcext:value-type="float">
            <text:p>140.8699506449</text:p>
          </table:table-cell>
          <table:table-cell table:formula="of:=[.C80]+[.F80]" office:value-type="float" office:value="185.869950644906" calcext:value-type="float">
            <text:p>185.8699506449</text:p>
          </table:table-cell>
          <table:table-cell office:value-type="float" office:value="180" calcext:value-type="float">
            <text:p>180</text:p>
          </table:table-cell>
          <table:table-cell table:formula="of:=[.F79]" office:value-type="float" office:value="45" calcext:value-type="float">
            <text:p>45</text:p>
          </table:table-cell>
          <table:table-cell table:formula="of:=-SQRT([.H80])" office:value-type="float" office:value="-5.869950644906" calcext:value-type="float">
            <text:p>-5.8699506449</text:p>
          </table:table-cell>
          <table:table-cell table:formula="of:=([.E80]-[.D80])^2" office:value-type="float" office:value="34.4563205736323" calcext:value-type="float">
            <text:p>34.4563205736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10</text:p>
          </table:table-cell>
          <table:table-cell office:value-type="float" office:value="141.429956129867" calcext:value-type="float">
            <text:p>141.4299561299</text:p>
          </table:table-cell>
          <table:table-cell table:formula="of:=[.C81]+[.F81]" office:value-type="float" office:value="186.429956129867" calcext:value-type="float">
            <text:p>186.4299561299</text:p>
          </table:table-cell>
          <table:table-cell office:value-type="float" office:value="180" calcext:value-type="float">
            <text:p>180</text:p>
          </table:table-cell>
          <table:table-cell table:formula="of:=[.F80]" office:value-type="float" office:value="45" calcext:value-type="float">
            <text:p>45</text:p>
          </table:table-cell>
          <table:table-cell table:formula="of:=-SQRT([.H81])" office:value-type="float" office:value="-6.42995612986701" calcext:value-type="float">
            <text:p>-6.4299561299</text:p>
          </table:table-cell>
          <table:table-cell table:formula="of:=([.E81]-[.D81])^2" office:value-type="float" office:value="41.3443358320143" calcext:value-type="float">
            <text:p>41.344335832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12</text:p>
          </table:table-cell>
          <table:table-cell office:value-type="float" office:value="140.549959506634" calcext:value-type="float">
            <text:p>140.5499595066</text:p>
          </table:table-cell>
          <table:table-cell table:formula="of:=[.C82]+[.F82]" office:value-type="float" office:value="185.549959506634" calcext:value-type="float">
            <text:p>185.5499595066</text:p>
          </table:table-cell>
          <table:table-cell office:value-type="float" office:value="180" calcext:value-type="float">
            <text:p>180</text:p>
          </table:table-cell>
          <table:table-cell table:formula="of:=[.F81]" office:value-type="float" office:value="45" calcext:value-type="float">
            <text:p>45</text:p>
          </table:table-cell>
          <table:table-cell table:formula="of:=-SQRT([.H82])" office:value-type="float" office:value="-5.549959506634" calcext:value-type="float">
            <text:p>-5.5499595066</text:p>
          </table:table-cell>
          <table:table-cell table:formula="of:=([.E82]-[.D82])^2" office:value-type="float" office:value="30.8020505252771" calcext:value-type="float">
            <text:p>30.8020505253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14</text:p>
          </table:table-cell>
          <table:table-cell office:value-type="float" office:value="138.429962853219" calcext:value-type="float">
            <text:p>138.4299628532</text:p>
          </table:table-cell>
          <table:table-cell table:formula="of:=[.C83]+[.F83]" office:value-type="float" office:value="183.429962853219" calcext:value-type="float">
            <text:p>183.4299628532</text:p>
          </table:table-cell>
          <table:table-cell office:value-type="float" office:value="180" calcext:value-type="float">
            <text:p>180</text:p>
          </table:table-cell>
          <table:table-cell table:formula="of:=[.F82]" office:value-type="float" office:value="45" calcext:value-type="float">
            <text:p>45</text:p>
          </table:table-cell>
          <table:table-cell table:formula="of:=-SQRT([.H83])" office:value-type="float" office:value="-3.429962853219" calcext:value-type="float">
            <text:p>-3.4299628532</text:p>
          </table:table-cell>
          <table:table-cell table:formula="of:=([.E83]-[.D83])^2" office:value-type="float" office:value="11.7646451744622" calcext:value-type="float">
            <text:p>11.7646451745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16</text:p>
          </table:table-cell>
          <table:table-cell office:value-type="float" office:value="139.239970736268" calcext:value-type="float">
            <text:p>139.2399707363</text:p>
          </table:table-cell>
          <table:table-cell table:formula="of:=[.C84]+[.F84]" office:value-type="float" office:value="184.239970736268" calcext:value-type="float">
            <text:p>184.2399707363</text:p>
          </table:table-cell>
          <table:table-cell office:value-type="float" office:value="180" calcext:value-type="float">
            <text:p>180</text:p>
          </table:table-cell>
          <table:table-cell table:formula="of:=[.F83]" office:value-type="float" office:value="45" calcext:value-type="float">
            <text:p>45</text:p>
          </table:table-cell>
          <table:table-cell table:formula="of:=-SQRT([.H84])" office:value-type="float" office:value="-4.23997073626799" calcext:value-type="float">
            <text:p>-4.2399707363</text:p>
          </table:table-cell>
          <table:table-cell table:formula="of:=([.E84]-[.D84])^2" office:value-type="float" office:value="17.9773518444089" calcext:value-type="float">
            <text:p>17.9773518444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18</text:p>
          </table:table-cell>
          <table:table-cell office:value-type="float" office:value="139.869974372767" calcext:value-type="float">
            <text:p>139.8699743728</text:p>
          </table:table-cell>
          <table:table-cell table:formula="of:=[.C85]+[.F85]" office:value-type="float" office:value="184.869974372767" calcext:value-type="float">
            <text:p>184.8699743728</text:p>
          </table:table-cell>
          <table:table-cell office:value-type="float" office:value="180" calcext:value-type="float">
            <text:p>180</text:p>
          </table:table-cell>
          <table:table-cell table:formula="of:=[.F84]" office:value-type="float" office:value="45" calcext:value-type="float">
            <text:p>45</text:p>
          </table:table-cell>
          <table:table-cell table:formula="of:=-SQRT([.H85])" office:value-type="float" office:value="-4.86997437276699" calcext:value-type="float">
            <text:p>-4.8699743728</text:p>
          </table:table-cell>
          <table:table-cell table:formula="of:=([.E85]-[.D85])^2" office:value-type="float" office:value="23.7166503914072" calcext:value-type="float">
            <text:p>23.7166503914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20</text:p>
          </table:table-cell>
          <table:table-cell office:value-type="float" office:value="140.929973762723" calcext:value-type="float">
            <text:p>140.9299737627</text:p>
          </table:table-cell>
          <table:table-cell table:formula="of:=[.C86]+[.F86]" office:value-type="float" office:value="185.929973762723" calcext:value-type="float">
            <text:p>185.9299737627</text:p>
          </table:table-cell>
          <table:table-cell office:value-type="float" office:value="180" calcext:value-type="float">
            <text:p>180</text:p>
          </table:table-cell>
          <table:table-cell table:formula="of:=[.F85]" office:value-type="float" office:value="45" calcext:value-type="float">
            <text:p>45</text:p>
          </table:table-cell>
          <table:table-cell table:formula="of:=-SQRT([.H86])" office:value-type="float" office:value="-5.92997376272299" calcext:value-type="float">
            <text:p>-5.9299737627</text:p>
          </table:table-cell>
          <table:table-cell table:formula="of:=([.E86]-[.D86])^2" office:value-type="float" office:value="35.1645888265831" calcext:value-type="float">
            <text:p>35.1645888266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22</text:p>
          </table:table-cell>
          <table:table-cell office:value-type="float" office:value="141.299978468394" calcext:value-type="float">
            <text:p>141.2999784684</text:p>
          </table:table-cell>
          <table:table-cell table:formula="of:=[.C87]+[.F87]" office:value-type="float" office:value="186.299978468394" calcext:value-type="float">
            <text:p>186.2999784684</text:p>
          </table:table-cell>
          <table:table-cell office:value-type="float" office:value="180" calcext:value-type="float">
            <text:p>180</text:p>
          </table:table-cell>
          <table:table-cell table:formula="of:=[.F86]" office:value-type="float" office:value="45" calcext:value-type="float">
            <text:p>45</text:p>
          </table:table-cell>
          <table:table-cell table:formula="of:=-SQRT([.H87])" office:value-type="float" office:value="-6.29997846839399" calcext:value-type="float">
            <text:p>-6.2999784684</text:p>
          </table:table-cell>
          <table:table-cell table:formula="of:=([.E87]-[.D87])^2" office:value-type="float" office:value="39.6897287022279" calcext:value-type="float">
            <text:p>39.6897287022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24</text:p>
          </table:table-cell>
          <table:table-cell office:value-type="float" office:value="138.989980516201" calcext:value-type="float">
            <text:p>138.9899805162</text:p>
          </table:table-cell>
          <table:table-cell table:formula="of:=[.C88]+[.F88]" office:value-type="float" office:value="183.989980516201" calcext:value-type="float">
            <text:p>183.9899805162</text:p>
          </table:table-cell>
          <table:table-cell office:value-type="float" office:value="180" calcext:value-type="float">
            <text:p>180</text:p>
          </table:table-cell>
          <table:table-cell table:formula="of:=[.F87]" office:value-type="float" office:value="45" calcext:value-type="float">
            <text:p>45</text:p>
          </table:table-cell>
          <table:table-cell table:formula="of:=-SQRT([.H88])" office:value-type="float" office:value="-3.989980516201" calcext:value-type="float">
            <text:p>-3.9899805162</text:p>
          </table:table-cell>
          <table:table-cell table:formula="of:=([.E88]-[.D88])^2" office:value-type="float" office:value="15.9199445196636" calcext:value-type="float">
            <text:p>15.9199445197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26</text:p>
          </table:table-cell>
          <table:table-cell office:value-type="float" office:value="135.739987330035" calcext:value-type="float">
            <text:p>135.73998733</text:p>
          </table:table-cell>
          <table:table-cell table:formula="of:=[.C89]+[.F89]" office:value-type="float" office:value="180.739987330035" calcext:value-type="float">
            <text:p>180.73998733</text:p>
          </table:table-cell>
          <table:table-cell office:value-type="float" office:value="180" calcext:value-type="float">
            <text:p>180</text:p>
          </table:table-cell>
          <table:table-cell table:formula="of:=[.F88]" office:value-type="float" office:value="45" calcext:value-type="float">
            <text:p>45</text:p>
          </table:table-cell>
          <table:table-cell table:formula="of:=-SQRT([.H89])" office:value-type="float" office:value="-0.739987330035007" calcext:value-type="float">
            <text:p>-0.73998733</text:p>
          </table:table-cell>
          <table:table-cell table:formula="of:=([.E89]-[.D89])^2" office:value-type="float" office:value="0.547581248612338" calcext:value-type="float">
            <text:p>0.5475812486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28</text:p>
          </table:table-cell>
          <table:table-cell office:value-type="float" office:value="125.549992295436" calcext:value-type="float">
            <text:p>125.5499922954</text:p>
          </table:table-cell>
          <table:table-cell table:formula="of:=[.C90]+[.F90]" office:value-type="float" office:value="170.549992295436" calcext:value-type="float">
            <text:p>170.5499922954</text:p>
          </table:table-cell>
          <table:table-cell office:value-type="float" office:value="180" calcext:value-type="float">
            <text:p>180</text:p>
          </table:table-cell>
          <table:table-cell table:formula="of:=[.F89]" office:value-type="float" office:value="45" calcext:value-type="float">
            <text:p>45</text:p>
          </table:table-cell>
          <table:table-cell table:formula="of:=-SQRT([.H90])" office:value-type="float" office:value="-9.450007704564" calcext:value-type="float">
            <text:p>-9.4500077046</text:p>
          </table:table-cell>
          <table:table-cell table:formula="of:=([.E90]-[.D90])^2" office:value-type="float" office:value="89.302645616319" calcext:value-type="float">
            <text:p>89.3026456163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30</text:p>
          </table:table-cell>
          <table:table-cell office:value-type="float" office:value="125.119991425627" calcext:value-type="float">
            <text:p>125.1199914256</text:p>
          </table:table-cell>
          <table:table-cell table:formula="of:=[.C91]+[.F91]" office:value-type="float" office:value="170.119991425627" calcext:value-type="float">
            <text:p>170.1199914256</text:p>
          </table:table-cell>
          <table:table-cell office:value-type="float" office:value="180" calcext:value-type="float">
            <text:p>180</text:p>
          </table:table-cell>
          <table:table-cell table:formula="of:=[.F90]" office:value-type="float" office:value="45" calcext:value-type="float">
            <text:p>45</text:p>
          </table:table-cell>
          <table:table-cell table:formula="of:=-SQRT([.H91])" office:value-type="float" office:value="-9.88000857437299" calcext:value-type="float">
            <text:p>-9.8800085744</text:p>
          </table:table-cell>
          <table:table-cell table:formula="of:=([.E91]-[.D91])^2" office:value-type="float" office:value="97.6145694296839" calcext:value-type="float">
            <text:p>97.6145694297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32</text:p>
          </table:table-cell>
          <table:table-cell office:value-type="float" office:value="126.619989486637" calcext:value-type="float">
            <text:p>126.6199894866</text:p>
          </table:table-cell>
          <table:table-cell table:formula="of:=[.C92]+[.F92]" office:value-type="float" office:value="171.619989486637" calcext:value-type="float">
            <text:p>171.6199894866</text:p>
          </table:table-cell>
          <table:table-cell office:value-type="float" office:value="180" calcext:value-type="float">
            <text:p>180</text:p>
          </table:table-cell>
          <table:table-cell table:formula="of:=[.F91]" office:value-type="float" office:value="45" calcext:value-type="float">
            <text:p>45</text:p>
          </table:table-cell>
          <table:table-cell table:formula="of:=-SQRT([.H92])" office:value-type="float" office:value="-8.380010513363" calcext:value-type="float">
            <text:p>-8.3800105134</text:p>
          </table:table-cell>
          <table:table-cell table:formula="of:=([.E92]-[.D92])^2" office:value-type="float" office:value="70.2245762040745" calcext:value-type="float">
            <text:p>70.2245762041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34</text:p>
          </table:table-cell>
          <table:table-cell office:value-type="float" office:value="123.549988906763" calcext:value-type="float">
            <text:p>123.5499889068</text:p>
          </table:table-cell>
          <table:table-cell table:formula="of:=[.C93]+[.F93]" office:value-type="float" office:value="168.549988906763" calcext:value-type="float">
            <text:p>168.5499889068</text:p>
          </table:table-cell>
          <table:table-cell office:value-type="float" office:value="180" calcext:value-type="float">
            <text:p>180</text:p>
          </table:table-cell>
          <table:table-cell table:formula="of:=[.F92]" office:value-type="float" office:value="45" calcext:value-type="float">
            <text:p>45</text:p>
          </table:table-cell>
          <table:table-cell table:formula="of:=-SQRT([.H93])" office:value-type="float" office:value="-11.450011093237" calcext:value-type="float">
            <text:p>-11.4500110932</text:p>
          </table:table-cell>
          <table:table-cell table:formula="of:=([.E93]-[.D93])^2" office:value-type="float" office:value="131.10275403525" calcext:value-type="float">
            <text:p>131.1027540353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36</text:p>
          </table:table-cell>
          <table:table-cell office:value-type="float" office:value="121.429976396743" calcext:value-type="float">
            <text:p>121.4299763967</text:p>
          </table:table-cell>
          <table:table-cell table:formula="of:=[.C94]+[.F94]" office:value-type="float" office:value="166.429976396743" calcext:value-type="float">
            <text:p>166.4299763967</text:p>
          </table:table-cell>
          <table:table-cell office:value-type="float" office:value="180" calcext:value-type="float">
            <text:p>180</text:p>
          </table:table-cell>
          <table:table-cell table:formula="of:=[.F93]" office:value-type="float" office:value="45" calcext:value-type="float">
            <text:p>45</text:p>
          </table:table-cell>
          <table:table-cell table:formula="of:=-SQRT([.H94])" office:value-type="float" office:value="-13.570023603257" calcext:value-type="float">
            <text:p>-13.5700236033</text:p>
          </table:table-cell>
          <table:table-cell table:formula="of:=([.E94]-[.D94])^2" office:value-type="float" office:value="184.145540592952" calcext:value-type="float">
            <text:p>184.145540593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38</text:p>
          </table:table-cell>
          <table:table-cell office:value-type="float" office:value="124.739959350265" calcext:value-type="float">
            <text:p>124.7399593503</text:p>
          </table:table-cell>
          <table:table-cell table:formula="of:=[.C95]+[.F95]" office:value-type="float" office:value="169.739959350265" calcext:value-type="float">
            <text:p>169.7399593503</text:p>
          </table:table-cell>
          <table:table-cell office:value-type="float" office:value="180" calcext:value-type="float">
            <text:p>180</text:p>
          </table:table-cell>
          <table:table-cell table:formula="of:=[.F94]" office:value-type="float" office:value="45" calcext:value-type="float">
            <text:p>45</text:p>
          </table:table-cell>
          <table:table-cell table:formula="of:=-SQRT([.H95])" office:value-type="float" office:value="-10.260040649735" calcext:value-type="float">
            <text:p>-10.2600406497</text:p>
          </table:table-cell>
          <table:table-cell table:formula="of:=([.E95]-[.D95])^2" office:value-type="float" office:value="105.268434134215" calcext:value-type="float">
            <text:p>105.2684341342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41</text:p>
          </table:table-cell>
          <table:table-cell office:value-type="float" office:value="136.119928525223" calcext:value-type="float">
            <text:p>136.1199285252</text:p>
          </table:table-cell>
          <table:table-cell table:formula="of:=[.C96]+[.F96]" office:value-type="float" office:value="181.119928525223" calcext:value-type="float">
            <text:p>181.1199285252</text:p>
          </table:table-cell>
          <table:table-cell office:value-type="float" office:value="180" calcext:value-type="float">
            <text:p>180</text:p>
          </table:table-cell>
          <table:table-cell table:formula="of:=[.F95]" office:value-type="float" office:value="45" calcext:value-type="float">
            <text:p>45</text:p>
          </table:table-cell>
          <table:table-cell table:formula="of:=-SQRT([.H96])" office:value-type="float" office:value="-1.119928525223" calcext:value-type="float">
            <text:p>-1.1199285252</text:p>
          </table:table-cell>
          <table:table-cell table:formula="of:=([.E96]-[.D96])^2" office:value-type="float" office:value="1.25423990160817" calcext:value-type="float">
            <text:p>1.2542399016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43</text:p>
          </table:table-cell>
          <table:table-cell office:value-type="float" office:value="131.869907262411" calcext:value-type="float">
            <text:p>131.8699072624</text:p>
          </table:table-cell>
          <table:table-cell table:formula="of:=[.C97]+[.F97]" office:value-type="float" office:value="176.869907262411" calcext:value-type="float">
            <text:p>176.8699072624</text:p>
          </table:table-cell>
          <table:table-cell office:value-type="float" office:value="180" calcext:value-type="float">
            <text:p>180</text:p>
          </table:table-cell>
          <table:table-cell table:formula="of:=[.F96]" office:value-type="float" office:value="45" calcext:value-type="float">
            <text:p>45</text:p>
          </table:table-cell>
          <table:table-cell table:formula="of:=-SQRT([.H97])" office:value-type="float" office:value="-3.130092737589" calcext:value-type="float">
            <text:p>-3.1300927376</text:p>
          </table:table-cell>
          <table:table-cell table:formula="of:=([.E97]-[.D97])^2" office:value-type="float" office:value="9.79748054590737" calcext:value-type="float">
            <text:p>9.7974805459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45</text:p>
          </table:table-cell>
          <table:table-cell office:value-type="float" office:value="131.799887328527" calcext:value-type="float">
            <text:p>131.7998873285</text:p>
          </table:table-cell>
          <table:table-cell table:formula="of:=[.C98]+[.F98]" office:value-type="float" office:value="176.799887328527" calcext:value-type="float">
            <text:p>176.7998873285</text:p>
          </table:table-cell>
          <table:table-cell office:value-type="float" office:value="180" calcext:value-type="float">
            <text:p>180</text:p>
          </table:table-cell>
          <table:table-cell table:formula="of:=[.F97]" office:value-type="float" office:value="45" calcext:value-type="float">
            <text:p>45</text:p>
          </table:table-cell>
          <table:table-cell table:formula="of:=-SQRT([.H98])" office:value-type="float" office:value="-3.20011267147299" calcext:value-type="float">
            <text:p>-3.2001126715</text:p>
          </table:table-cell>
          <table:table-cell table:formula="of:=([.E98]-[.D98])^2" office:value-type="float" office:value="10.240721110122" calcext:value-type="float">
            <text:p>10.2407211101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47</text:p>
          </table:table-cell>
          <table:table-cell office:value-type="float" office:value="128.929865805968" calcext:value-type="float">
            <text:p>128.929865806</text:p>
          </table:table-cell>
          <table:table-cell table:formula="of:=[.C99]+[.F99]" office:value-type="float" office:value="173.929865805968" calcext:value-type="float">
            <text:p>173.929865806</text:p>
          </table:table-cell>
          <table:table-cell office:value-type="float" office:value="180" calcext:value-type="float">
            <text:p>180</text:p>
          </table:table-cell>
          <table:table-cell table:formula="of:=[.F98]" office:value-type="float" office:value="45" calcext:value-type="float">
            <text:p>45</text:p>
          </table:table-cell>
          <table:table-cell table:formula="of:=-SQRT([.H99])" office:value-type="float" office:value="-6.07013419403199" calcext:value-type="float">
            <text:p>-6.070134194</text:p>
          </table:table-cell>
          <table:table-cell table:formula="of:=([.E99]-[.D99])^2" office:value-type="float" office:value="36.8465291335564" calcext:value-type="float">
            <text:p>36.8465291336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49</text:p>
          </table:table-cell>
          <table:table-cell office:value-type="float" office:value="123.179845322414" calcext:value-type="float">
            <text:p>123.1798453224</text:p>
          </table:table-cell>
          <table:table-cell table:formula="of:=[.C100]+[.F100]" office:value-type="float" office:value="168.179845322414" calcext:value-type="float">
            <text:p>168.1798453224</text:p>
          </table:table-cell>
          <table:table-cell office:value-type="float" office:value="180" calcext:value-type="float">
            <text:p>180</text:p>
          </table:table-cell>
          <table:table-cell table:formula="of:=[.F99]" office:value-type="float" office:value="45" calcext:value-type="float">
            <text:p>45</text:p>
          </table:table-cell>
          <table:table-cell table:formula="of:=-SQRT([.H100])" office:value-type="float" office:value="-11.820154677586" calcext:value-type="float">
            <text:p>-11.8201546776</text:p>
          </table:table-cell>
          <table:table-cell table:formula="of:=([.E100]-[.D100])^2" office:value-type="float" office:value="139.716056602058" calcext:value-type="float">
            <text:p>139.7160566021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51</text:p>
          </table:table-cell>
          <table:table-cell office:value-type="float" office:value="126.989822211181" calcext:value-type="float">
            <text:p>126.9898222112</text:p>
          </table:table-cell>
          <table:table-cell table:formula="of:=[.C101]+[.F101]" office:value-type="float" office:value="171.989822211181" calcext:value-type="float">
            <text:p>171.9898222112</text:p>
          </table:table-cell>
          <table:table-cell office:value-type="float" office:value="180" calcext:value-type="float">
            <text:p>180</text:p>
          </table:table-cell>
          <table:table-cell table:formula="of:=[.F100]" office:value-type="float" office:value="45" calcext:value-type="float">
            <text:p>45</text:p>
          </table:table-cell>
          <table:table-cell table:formula="of:=-SQRT([.H101])" office:value-type="float" office:value="-8.01017778881899" calcext:value-type="float">
            <text:p>-8.0101777888</text:p>
          </table:table-cell>
          <table:table-cell table:formula="of:=([.E101]-[.D101])^2" office:value-type="float" office:value="64.1629482084891" calcext:value-type="float">
            <text:p>64.1629482085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53</text:p>
          </table:table-cell>
          <table:table-cell office:value-type="float" office:value="126.049802826971" calcext:value-type="float">
            <text:p>126.049802827</text:p>
          </table:table-cell>
          <table:table-cell table:formula="of:=[.C102]+[.F102]" office:value-type="float" office:value="171.049802826971" calcext:value-type="float">
            <text:p>171.049802827</text:p>
          </table:table-cell>
          <table:table-cell office:value-type="float" office:value="180" calcext:value-type="float">
            <text:p>180</text:p>
          </table:table-cell>
          <table:table-cell table:formula="of:=[.F101]" office:value-type="float" office:value="45" calcext:value-type="float">
            <text:p>45</text:p>
          </table:table-cell>
          <table:table-cell table:formula="of:=-SQRT([.H102])" office:value-type="float" office:value="-8.95019717302898" calcext:value-type="float">
            <text:p>-8.950197173</text:p>
          </table:table-cell>
          <table:table-cell table:formula="of:=([.E102]-[.D102])^2" office:value-type="float" office:value="80.106029436096" calcext:value-type="float">
            <text:p>80.1060294361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55</text:p>
          </table:table-cell>
          <table:table-cell office:value-type="float" office:value="127.549781304414" calcext:value-type="float">
            <text:p>127.5497813044</text:p>
          </table:table-cell>
          <table:table-cell table:formula="of:=[.C103]+[.F103]" office:value-type="float" office:value="172.549781304414" calcext:value-type="float">
            <text:p>172.5497813044</text:p>
          </table:table-cell>
          <table:table-cell office:value-type="float" office:value="180" calcext:value-type="float">
            <text:p>180</text:p>
          </table:table-cell>
          <table:table-cell table:formula="of:=[.F102]" office:value-type="float" office:value="45" calcext:value-type="float">
            <text:p>45</text:p>
          </table:table-cell>
          <table:table-cell table:formula="of:=-SQRT([.H103])" office:value-type="float" office:value="-7.45021869558599" calcext:value-type="float">
            <text:p>-7.4502186956</text:p>
          </table:table-cell>
          <table:table-cell table:formula="of:=([.E103]-[.D103])^2" office:value-type="float" office:value="55.505758612059" calcext:value-type="float">
            <text:p>55.5057586121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57</text:p>
          </table:table-cell>
          <table:table-cell office:value-type="float" office:value="121.299757124008" calcext:value-type="float">
            <text:p>121.299757124</text:p>
          </table:table-cell>
          <table:table-cell table:formula="of:=[.C104]+[.F104]" office:value-type="float" office:value="166.299757124008" calcext:value-type="float">
            <text:p>166.299757124</text:p>
          </table:table-cell>
          <table:table-cell office:value-type="float" office:value="180" calcext:value-type="float">
            <text:p>180</text:p>
          </table:table-cell>
          <table:table-cell table:formula="of:=[.F103]" office:value-type="float" office:value="45" calcext:value-type="float">
            <text:p>45</text:p>
          </table:table-cell>
          <table:table-cell table:formula="of:=-SQRT([.H104])" office:value-type="float" office:value="-13.700242875992" calcext:value-type="float">
            <text:p>-13.700242876</text:p>
          </table:table-cell>
          <table:table-cell table:formula="of:=([.E104]-[.D104])^2" office:value-type="float" office:value="187.696654861169" calcext:value-type="float">
            <text:p>187.6966548612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59</text:p>
          </table:table-cell>
          <table:table-cell office:value-type="float" office:value="126.369735081943" calcext:value-type="float">
            <text:p>126.3697350819</text:p>
          </table:table-cell>
          <table:table-cell table:formula="of:=[.C105]+[.F105]" office:value-type="float" office:value="171.369735081943" calcext:value-type="float">
            <text:p>171.3697350819</text:p>
          </table:table-cell>
          <table:table-cell office:value-type="float" office:value="180" calcext:value-type="float">
            <text:p>180</text:p>
          </table:table-cell>
          <table:table-cell table:formula="of:=[.F104]" office:value-type="float" office:value="45" calcext:value-type="float">
            <text:p>45</text:p>
          </table:table-cell>
          <table:table-cell table:formula="of:=-SQRT([.H105])" office:value-type="float" office:value="-8.63026491805698" calcext:value-type="float">
            <text:p>-8.6302649181</text:p>
          </table:table-cell>
          <table:table-cell table:formula="of:=([.E105]-[.D105])^2" office:value-type="float" office:value="74.4814725558451" calcext:value-type="float">
            <text:p>74.4814725558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01</text:p>
          </table:table-cell>
          <table:table-cell office:value-type="float" office:value="121.359715148066" calcext:value-type="float">
            <text:p>121.3597151481</text:p>
          </table:table-cell>
          <table:table-cell table:formula="of:=[.C106]+[.F106]" office:value-type="float" office:value="166.359715148066" calcext:value-type="float">
            <text:p>166.3597151481</text:p>
          </table:table-cell>
          <table:table-cell office:value-type="float" office:value="180" calcext:value-type="float">
            <text:p>180</text:p>
          </table:table-cell>
          <table:table-cell table:formula="of:=[.F105]" office:value-type="float" office:value="45" calcext:value-type="float">
            <text:p>45</text:p>
          </table:table-cell>
          <table:table-cell table:formula="of:=-SQRT([.H106])" office:value-type="float" office:value="-13.640284851934" calcext:value-type="float">
            <text:p>-13.6402848519</text:p>
          </table:table-cell>
          <table:table-cell table:formula="of:=([.E106]-[.D106])^2" office:value-type="float" office:value="186.0573708419" calcext:value-type="float">
            <text:p>186.0573708419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03</text:p>
          </table:table-cell>
          <table:table-cell office:value-type="float" office:value="123.03969203683" calcext:value-type="float">
            <text:p>123.0396920368</text:p>
          </table:table-cell>
          <table:table-cell table:formula="of:=[.C107]+[.F107]" office:value-type="float" office:value="168.03969203683" calcext:value-type="float">
            <text:p>168.0396920368</text:p>
          </table:table-cell>
          <table:table-cell office:value-type="float" office:value="180" calcext:value-type="float">
            <text:p>180</text:p>
          </table:table-cell>
          <table:table-cell table:formula="of:=[.F106]" office:value-type="float" office:value="45" calcext:value-type="float">
            <text:p>45</text:p>
          </table:table-cell>
          <table:table-cell table:formula="of:=-SQRT([.H107])" office:value-type="float" office:value="-11.96030796317" calcext:value-type="float">
            <text:p>-11.9603079632</text:p>
          </table:table-cell>
          <table:table-cell table:formula="of:=([.E107]-[.D107])^2" office:value-type="float" office:value="143.048966573868" calcext:value-type="float">
            <text:p>143.0489665739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04</text:p>
          </table:table-cell>
          <table:table-cell office:value-type="float" office:value="122.549681145674" calcext:value-type="float">
            <text:p>122.5496811457</text:p>
          </table:table-cell>
          <table:table-cell table:formula="of:=[.C108]+[.F108]" office:value-type="float" office:value="167.549681145674" calcext:value-type="float">
            <text:p>167.5496811457</text:p>
          </table:table-cell>
          <table:table-cell office:value-type="float" office:value="180" calcext:value-type="float">
            <text:p>180</text:p>
          </table:table-cell>
          <table:table-cell table:formula="of:=[.F107]" office:value-type="float" office:value="45" calcext:value-type="float">
            <text:p>45</text:p>
          </table:table-cell>
          <table:table-cell table:formula="of:=-SQRT([.H108])" office:value-type="float" office:value="-12.450318854326" calcext:value-type="float">
            <text:p>-12.4503188543</text:p>
          </table:table-cell>
          <table:table-cell table:formula="of:=([.E108]-[.D108])^2" office:value-type="float" office:value="155.010439574385" calcext:value-type="float">
            <text:p>155.0104395744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06</text:p>
          </table:table-cell>
          <table:table-cell office:value-type="float" office:value="132.549663609893" calcext:value-type="float">
            <text:p>132.5496636099</text:p>
          </table:table-cell>
          <table:table-cell table:formula="of:=[.C109]+[.F109]" office:value-type="float" office:value="177.549663609893" calcext:value-type="float">
            <text:p>177.5496636099</text:p>
          </table:table-cell>
          <table:table-cell office:value-type="float" office:value="180" calcext:value-type="float">
            <text:p>180</text:p>
          </table:table-cell>
          <table:table-cell table:formula="of:=[.F108]" office:value-type="float" office:value="45" calcext:value-type="float">
            <text:p>45</text:p>
          </table:table-cell>
          <table:table-cell table:formula="of:=-SQRT([.H109])" office:value-type="float" office:value="-2.450336390107" calcext:value-type="float">
            <text:p>-2.4503363901</text:p>
          </table:table-cell>
          <table:table-cell table:formula="of:=([.E109]-[.D109])^2" office:value-type="float" office:value="6.00414842468259" calcext:value-type="float">
            <text:p>6.0041484247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08</text:p>
          </table:table-cell>
          <table:table-cell office:value-type="float" office:value="129.67965511683" calcext:value-type="float">
            <text:p>129.6796551168</text:p>
          </table:table-cell>
          <table:table-cell table:formula="of:=[.C110]+[.F110]" office:value-type="float" office:value="174.67965511683" calcext:value-type="float">
            <text:p>174.6796551168</text:p>
          </table:table-cell>
          <table:table-cell office:value-type="float" office:value="180" calcext:value-type="float">
            <text:p>180</text:p>
          </table:table-cell>
          <table:table-cell table:formula="of:=[.F109]" office:value-type="float" office:value="45" calcext:value-type="float">
            <text:p>45</text:p>
          </table:table-cell>
          <table:table-cell table:formula="of:=-SQRT([.H110])" office:value-type="float" office:value="-5.32034488317001" calcext:value-type="float">
            <text:p>-5.3203448832</text:p>
          </table:table-cell>
          <table:table-cell table:formula="of:=([.E110]-[.D110])^2" office:value-type="float" office:value="28.3060696758733" calcext:value-type="float">
            <text:p>28.3060696759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10</text:p>
          </table:table-cell>
          <table:table-cell office:value-type="float" office:value="160.489653787905" calcext:value-type="float">
            <text:p>160.4896537879</text:p>
          </table:table-cell>
          <table:table-cell table:formula="of:=[.C111]+[.F111]" office:value-type="float" office:value="205.489653787905" calcext:value-type="float">
            <text:p>205.4896537879</text:p>
          </table:table-cell>
          <table:table-cell office:value-type="float" office:value="180" calcext:value-type="float">
            <text:p>180</text:p>
          </table:table-cell>
          <table:table-cell table:formula="of:=[.F110]" office:value-type="float" office:value="45" calcext:value-type="float">
            <text:p>45</text:p>
          </table:table-cell>
          <table:table-cell table:formula="of:=-SQRT([.H111])" office:value-type="float" office:value="-25.489653787905" calcext:value-type="float">
            <text:p>-25.4896537879</text:p>
          </table:table-cell>
          <table:table-cell table:formula="of:=([.E111]-[.D111])^2" office:value-type="float" office:value="649.72245022726" calcext:value-type="float">
            <text:p>649.7224502273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12</text:p>
          </table:table-cell>
          <table:table-cell office:value-type="float" office:value="213.489647433177" calcext:value-type="float">
            <text:p>213.4896474332</text:p>
          </table:table-cell>
          <table:table-cell table:formula="of:=[.C112]+[.F112]" office:value-type="float" office:value="258.489647433177" calcext:value-type="float">
            <text:p>258.4896474332</text:p>
          </table:table-cell>
          <table:table-cell office:value-type="float" office:value="270" calcext:value-type="float">
            <text:p>270</text:p>
          </table:table-cell>
          <table:table-cell table:formula="of:=[.F111]" office:value-type="float" office:value="45" calcext:value-type="float">
            <text:p>45</text:p>
          </table:table-cell>
          <table:table-cell table:formula="of:=-SQRT([.H112])" office:value-type="float" office:value="-11.510352566823" calcext:value-type="float">
            <text:p>-11.5103525668</text:p>
          </table:table-cell>
          <table:table-cell table:formula="of:=([.E112]-[.D112])^2" office:value-type="float" office:value="132.48821621257" calcext:value-type="float">
            <text:p>132.4882162126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14</text:p>
          </table:table-cell>
          <table:table-cell office:value-type="float" office:value="217.989639459627" calcext:value-type="float">
            <text:p>217.9896394596</text:p>
          </table:table-cell>
          <table:table-cell table:formula="of:=[.C113]+[.F113]" office:value-type="float" office:value="262.989639459627" calcext:value-type="float">
            <text:p>262.9896394596</text:p>
          </table:table-cell>
          <table:table-cell office:value-type="float" office:value="270" calcext:value-type="float">
            <text:p>270</text:p>
          </table:table-cell>
          <table:table-cell table:formula="of:=[.F112]" office:value-type="float" office:value="45" calcext:value-type="float">
            <text:p>45</text:p>
          </table:table-cell>
          <table:table-cell table:formula="of:=-SQRT([.H113])" office:value-type="float" office:value="-7.01036054037297" calcext:value-type="float">
            <text:p>-7.0103605404</text:p>
          </table:table-cell>
          <table:table-cell table:formula="of:=([.E113]-[.D113])^2" office:value-type="float" office:value="49.1451549060184" calcext:value-type="float">
            <text:p>49.145154906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16</text:p>
          </table:table-cell>
          <table:table-cell office:value-type="float" office:value="217.179627239543" calcext:value-type="float">
            <text:p>217.1796272395</text:p>
          </table:table-cell>
          <table:table-cell table:formula="of:=[.C114]+[.F114]" office:value-type="float" office:value="262.179627239543" calcext:value-type="float">
            <text:p>262.1796272395</text:p>
          </table:table-cell>
          <table:table-cell office:value-type="float" office:value="270" calcext:value-type="float">
            <text:p>270</text:p>
          </table:table-cell>
          <table:table-cell table:formula="of:=[.F113]" office:value-type="float" office:value="45" calcext:value-type="float">
            <text:p>45</text:p>
          </table:table-cell>
          <table:table-cell table:formula="of:=-SQRT([.H114])" office:value-type="float" office:value="-7.82037276045696" calcext:value-type="float">
            <text:p>-7.8203727605</text:p>
          </table:table-cell>
          <table:table-cell table:formula="of:=([.E114]-[.D114])^2" office:value-type="float" office:value="61.1582301124972" calcext:value-type="float">
            <text:p>61.1582301125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18</text:p>
          </table:table-cell>
          <table:table-cell office:value-type="float" office:value="218.429616867901" calcext:value-type="float">
            <text:p>218.4296168679</text:p>
          </table:table-cell>
          <table:table-cell table:formula="of:=[.C115]+[.F115]" office:value-type="float" office:value="263.429616867901" calcext:value-type="float">
            <text:p>263.4296168679</text:p>
          </table:table-cell>
          <table:table-cell office:value-type="float" office:value="270" calcext:value-type="float">
            <text:p>270</text:p>
          </table:table-cell>
          <table:table-cell table:formula="of:=[.F114]" office:value-type="float" office:value="45" calcext:value-type="float">
            <text:p>45</text:p>
          </table:table-cell>
          <table:table-cell table:formula="of:=-SQRT([.H115])" office:value-type="float" office:value="-6.57038313209898" calcext:value-type="float">
            <text:p>-6.5703831321</text:p>
          </table:table-cell>
          <table:table-cell table:formula="of:=([.E115]-[.D115])^2" office:value-type="float" office:value="43.1699345025708" calcext:value-type="float">
            <text:p>43.1699345026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20</text:p>
          </table:table-cell>
          <table:table-cell office:value-type="float" office:value="209.929599591876" calcext:value-type="float">
            <text:p>209.9295995919</text:p>
          </table:table-cell>
          <table:table-cell table:formula="of:=[.C116]+[.F116]" office:value-type="float" office:value="254.929599591876" calcext:value-type="float">
            <text:p>254.9295995919</text:p>
          </table:table-cell>
          <table:table-cell office:value-type="float" office:value="270" calcext:value-type="float">
            <text:p>270</text:p>
          </table:table-cell>
          <table:table-cell table:formula="of:=[.F115]" office:value-type="float" office:value="45" calcext:value-type="float">
            <text:p>45</text:p>
          </table:table-cell>
          <table:table-cell table:formula="of:=-SQRT([.H116])" office:value-type="float" office:value="-15.070400408124" calcext:value-type="float">
            <text:p>-15.0704004081</text:p>
          </table:table-cell>
          <table:table-cell table:formula="of:=([.E116]-[.D116])^2" office:value-type="float" office:value="227.116968461184" calcext:value-type="float">
            <text:p>227.1169684612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22</text:p>
          </table:table-cell>
          <table:table-cell office:value-type="float" office:value="214.929587081903" calcext:value-type="float">
            <text:p>214.9295870819</text:p>
          </table:table-cell>
          <table:table-cell table:formula="of:=[.C117]+[.F117]" office:value-type="float" office:value="259.929587081903" calcext:value-type="float">
            <text:p>259.9295870819</text:p>
          </table:table-cell>
          <table:table-cell office:value-type="float" office:value="270" calcext:value-type="float">
            <text:p>270</text:p>
          </table:table-cell>
          <table:table-cell table:formula="of:=[.F116]" office:value-type="float" office:value="45" calcext:value-type="float">
            <text:p>45</text:p>
          </table:table-cell>
          <table:table-cell table:formula="of:=-SQRT([.H117])" office:value-type="float" office:value="-10.070412918097" calcext:value-type="float">
            <text:p>-10.0704129181</text:p>
          </table:table-cell>
          <table:table-cell table:formula="of:=([.E117]-[.D117])^2" office:value-type="float" office:value="101.413216340974" calcext:value-type="float">
            <text:p>101.413216341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24</text:p>
          </table:table-cell>
          <table:table-cell office:value-type="float" office:value="216.989575381339" calcext:value-type="float">
            <text:p>216.9895753813</text:p>
          </table:table-cell>
          <table:table-cell table:formula="of:=[.C118]+[.F118]" office:value-type="float" office:value="261.989575381339" calcext:value-type="float">
            <text:p>261.9895753813</text:p>
          </table:table-cell>
          <table:table-cell office:value-type="float" office:value="270" calcext:value-type="float">
            <text:p>270</text:p>
          </table:table-cell>
          <table:table-cell table:formula="of:=[.F117]" office:value-type="float" office:value="45" calcext:value-type="float">
            <text:p>45</text:p>
          </table:table-cell>
          <table:table-cell table:formula="of:=-SQRT([.H118])" office:value-type="float" office:value="-8.01042461866098" calcext:value-type="float">
            <text:p>-8.0104246187</text:p>
          </table:table-cell>
          <table:table-cell table:formula="of:=([.E118]-[.D118])^2" office:value-type="float" office:value="64.1669025712499" calcext:value-type="float">
            <text:p>64.1669025712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26</text:p>
          </table:table-cell>
          <table:table-cell office:value-type="float" office:value="216.049559174484" calcext:value-type="float">
            <text:p>216.0495591745</text:p>
          </table:table-cell>
          <table:table-cell table:formula="of:=[.C119]+[.F119]" office:value-type="float" office:value="261.049559174484" calcext:value-type="float">
            <text:p>261.0495591745</text:p>
          </table:table-cell>
          <table:table-cell office:value-type="float" office:value="270" calcext:value-type="float">
            <text:p>270</text:p>
          </table:table-cell>
          <table:table-cell table:formula="of:=[.F118]" office:value-type="float" office:value="45" calcext:value-type="float">
            <text:p>45</text:p>
          </table:table-cell>
          <table:table-cell table:formula="of:=-SQRT([.H119])" office:value-type="float" office:value="-8.95044082551601" calcext:value-type="float">
            <text:p>-8.9504408255</text:p>
          </table:table-cell>
          <table:table-cell table:formula="of:=([.E119]-[.D119])^2" office:value-type="float" office:value="80.1103909710637" calcext:value-type="float">
            <text:p>80.1103909711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28</text:p>
          </table:table-cell>
          <table:table-cell office:value-type="float" office:value="216.739549062606" calcext:value-type="float">
            <text:p>216.7395490626</text:p>
          </table:table-cell>
          <table:table-cell table:formula="of:=[.C120]+[.F120]" office:value-type="float" office:value="261.739549062606" calcext:value-type="float">
            <text:p>261.7395490626</text:p>
          </table:table-cell>
          <table:table-cell office:value-type="float" office:value="270" calcext:value-type="float">
            <text:p>270</text:p>
          </table:table-cell>
          <table:table-cell table:formula="of:=[.F119]" office:value-type="float" office:value="45" calcext:value-type="float">
            <text:p>45</text:p>
          </table:table-cell>
          <table:table-cell table:formula="of:=-SQRT([.H120])" office:value-type="float" office:value="-8.26045093739401" calcext:value-type="float">
            <text:p>-8.2604509374</text:p>
          </table:table-cell>
          <table:table-cell table:formula="of:=([.E120]-[.D120])^2" office:value-type="float" office:value="68.2350496890936" calcext:value-type="float">
            <text:p>68.2350496891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30</text:p>
          </table:table-cell>
          <table:table-cell office:value-type="float" office:value="215.119538401085" calcext:value-type="float">
            <text:p>215.1195384011</text:p>
          </table:table-cell>
          <table:table-cell table:formula="of:=[.C121]+[.F121]" office:value-type="float" office:value="260.119538401085" calcext:value-type="float">
            <text:p>260.1195384011</text:p>
          </table:table-cell>
          <table:table-cell office:value-type="float" office:value="270" calcext:value-type="float">
            <text:p>270</text:p>
          </table:table-cell>
          <table:table-cell table:formula="of:=[.F120]" office:value-type="float" office:value="45" calcext:value-type="float">
            <text:p>45</text:p>
          </table:table-cell>
          <table:table-cell table:formula="of:=-SQRT([.H121])" office:value-type="float" office:value="-9.88046159891496" calcext:value-type="float">
            <text:p>-9.8804615989</text:p>
          </table:table-cell>
          <table:table-cell table:formula="of:=([.E121]-[.D121])^2" office:value-type="float" office:value="97.6235214076332" calcext:value-type="float">
            <text:p>97.6235214076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32</text:p>
          </table:table-cell>
          <table:table-cell office:value-type="float" office:value="214.549523233274" calcext:value-type="float">
            <text:p>214.5495232333</text:p>
          </table:table-cell>
          <table:table-cell table:formula="of:=[.C122]+[.F122]" office:value-type="float" office:value="259.549523233274" calcext:value-type="float">
            <text:p>259.5495232333</text:p>
          </table:table-cell>
          <table:table-cell office:value-type="float" office:value="270" calcext:value-type="float">
            <text:p>270</text:p>
          </table:table-cell>
          <table:table-cell table:formula="of:=[.F121]" office:value-type="float" office:value="45" calcext:value-type="float">
            <text:p>45</text:p>
          </table:table-cell>
          <table:table-cell table:formula="of:=-SQRT([.H122])" office:value-type="float" office:value="-10.450476766726" calcext:value-type="float">
            <text:p>-10.4504767667</text:p>
          </table:table-cell>
          <table:table-cell table:formula="of:=([.E122]-[.D122])^2" office:value-type="float" office:value="109.21246465188" calcext:value-type="float">
            <text:p>109.2124646519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34</text:p>
          </table:table-cell>
          <table:table-cell office:value-type="float" office:value="221.119501710729" calcext:value-type="float">
            <text:p>221.1195017107</text:p>
          </table:table-cell>
          <table:table-cell table:formula="of:=[.C123]+[.F123]" office:value-type="float" office:value="266.119501710729" calcext:value-type="float">
            <text:p>266.1195017107</text:p>
          </table:table-cell>
          <table:table-cell office:value-type="float" office:value="270" calcext:value-type="float">
            <text:p>270</text:p>
          </table:table-cell>
          <table:table-cell table:formula="of:=[.F122]" office:value-type="float" office:value="45" calcext:value-type="float">
            <text:p>45</text:p>
          </table:table-cell>
          <table:table-cell table:formula="of:=-SQRT([.H123])" office:value-type="float" office:value="-3.88049828927103" calcext:value-type="float">
            <text:p>-3.8804982893</text:p>
          </table:table-cell>
          <table:table-cell table:formula="of:=([.E123]-[.D123])^2" office:value-type="float" office:value="15.0582669730354" calcext:value-type="float">
            <text:p>15.058266973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36</text:p>
          </table:table-cell>
          <table:table-cell office:value-type="float" office:value="219.549478079976" calcext:value-type="float">
            <text:p>219.54947808</text:p>
          </table:table-cell>
          <table:table-cell table:formula="of:=[.C124]+[.F124]" office:value-type="float" office:value="264.549478079976" calcext:value-type="float">
            <text:p>264.54947808</text:p>
          </table:table-cell>
          <table:table-cell office:value-type="float" office:value="270" calcext:value-type="float">
            <text:p>270</text:p>
          </table:table-cell>
          <table:table-cell table:formula="of:=[.F123]" office:value-type="float" office:value="45" calcext:value-type="float">
            <text:p>45</text:p>
          </table:table-cell>
          <table:table-cell table:formula="of:=-SQRT([.H124])" office:value-type="float" office:value="-5.45052192002402" calcext:value-type="float">
            <text:p>-5.45052192</text:p>
          </table:table-cell>
          <table:table-cell table:formula="of:=([.E124]-[.D124])^2" office:value-type="float" office:value="29.7081892006623" calcext:value-type="float">
            <text:p>29.7081892007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38</text:p>
          </table:table-cell>
          <table:table-cell office:value-type="float" office:value="216.489454968744" calcext:value-type="float">
            <text:p>216.4894549687</text:p>
          </table:table-cell>
          <table:table-cell table:formula="of:=[.C125]+[.F125]" office:value-type="float" office:value="261.489454968744" calcext:value-type="float">
            <text:p>261.4894549687</text:p>
          </table:table-cell>
          <table:table-cell office:value-type="float" office:value="270" calcext:value-type="float">
            <text:p>270</text:p>
          </table:table-cell>
          <table:table-cell table:formula="of:=[.F124]" office:value-type="float" office:value="45" calcext:value-type="float">
            <text:p>45</text:p>
          </table:table-cell>
          <table:table-cell table:formula="of:=-SQRT([.H125])" office:value-type="float" office:value="-8.51054503125602" calcext:value-type="float">
            <text:p>-8.5105450313</text:p>
          </table:table-cell>
          <table:table-cell table:formula="of:=([.E125]-[.D125])^2" office:value-type="float" office:value="72.4293767290365" calcext:value-type="float">
            <text:p>72.429376729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40</text:p>
          </table:table-cell>
          <table:table-cell office:value-type="float" office:value="221.179433446198" calcext:value-type="float">
            <text:p>221.1794334462</text:p>
          </table:table-cell>
          <table:table-cell table:formula="of:=[.C126]+[.F126]" office:value-type="float" office:value="266.179433446198" calcext:value-type="float">
            <text:p>266.1794334462</text:p>
          </table:table-cell>
          <table:table-cell office:value-type="float" office:value="270" calcext:value-type="float">
            <text:p>270</text:p>
          </table:table-cell>
          <table:table-cell table:formula="of:=[.F125]" office:value-type="float" office:value="45" calcext:value-type="float">
            <text:p>45</text:p>
          </table:table-cell>
          <table:table-cell table:formula="of:=-SQRT([.H126])" office:value-type="float" office:value="-3.820566553802" calcext:value-type="float">
            <text:p>-3.8205665538</text:p>
          </table:table-cell>
          <table:table-cell table:formula="of:=([.E126]-[.D126])^2" office:value-type="float" office:value="14.5967287920305" calcext:value-type="float">
            <text:p>14.596728792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42</text:p>
          </table:table-cell>
          <table:table-cell office:value-type="float" office:value="213.179410594728" calcext:value-type="float">
            <text:p>213.1794105947</text:p>
          </table:table-cell>
          <table:table-cell table:formula="of:=[.C127]+[.F127]" office:value-type="float" office:value="258.179410594728" calcext:value-type="float">
            <text:p>258.1794105947</text:p>
          </table:table-cell>
          <table:table-cell office:value-type="float" office:value="270" calcext:value-type="float">
            <text:p>270</text:p>
          </table:table-cell>
          <table:table-cell table:formula="of:=[.F126]" office:value-type="float" office:value="45" calcext:value-type="float">
            <text:p>45</text:p>
          </table:table-cell>
          <table:table-cell table:formula="of:=-SQRT([.H127])" office:value-type="float" office:value="-11.820589405272" calcext:value-type="float">
            <text:p>-11.8205894053</text:p>
          </table:table-cell>
          <table:table-cell table:formula="of:=([.E127]-[.D127])^2" office:value-type="float" office:value="139.726333888029" calcext:value-type="float">
            <text:p>139.726333888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44</text:p>
          </table:table-cell>
          <table:table-cell office:value-type="float" office:value="214.73939066087" calcext:value-type="float">
            <text:p>214.7393906609</text:p>
          </table:table-cell>
          <table:table-cell table:formula="of:=[.C128]+[.F128]" office:value-type="float" office:value="259.73939066087" calcext:value-type="float">
            <text:p>259.7393906609</text:p>
          </table:table-cell>
          <table:table-cell office:value-type="float" office:value="270" calcext:value-type="float">
            <text:p>270</text:p>
          </table:table-cell>
          <table:table-cell table:formula="of:=[.F127]" office:value-type="float" office:value="45" calcext:value-type="float">
            <text:p>45</text:p>
          </table:table-cell>
          <table:table-cell table:formula="of:=-SQRT([.H128])" office:value-type="float" office:value="-10.26060933913" calcext:value-type="float">
            <text:p>-10.2606093391</text:p>
          </table:table-cell>
          <table:table-cell table:formula="of:=([.E128]-[.D128])^2" office:value-type="float" office:value="105.280104010243" calcext:value-type="float">
            <text:p>105.2801040102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46</text:p>
          </table:table-cell>
          <table:table-cell office:value-type="float" office:value="212.369367030108" calcext:value-type="float">
            <text:p>212.3693670301</text:p>
          </table:table-cell>
          <table:table-cell table:formula="of:=[.C129]+[.F129]" office:value-type="float" office:value="257.369367030108" calcext:value-type="float">
            <text:p>257.3693670301</text:p>
          </table:table-cell>
          <table:table-cell office:value-type="float" office:value="270" calcext:value-type="float">
            <text:p>270</text:p>
          </table:table-cell>
          <table:table-cell table:formula="of:=[.F128]" office:value-type="float" office:value="45" calcext:value-type="float">
            <text:p>45</text:p>
          </table:table-cell>
          <table:table-cell table:formula="of:=-SQRT([.H129])" office:value-type="float" office:value="-12.630632969892" calcext:value-type="float">
            <text:p>-12.6306329699</text:p>
          </table:table-cell>
          <table:table-cell table:formula="of:=([.E129]-[.D129])^2" office:value-type="float" office:value="159.532889220122" calcext:value-type="float">
            <text:p>159.5328892201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48</text:p>
          </table:table-cell>
          <table:table-cell office:value-type="float" office:value="215.989349754099" calcext:value-type="float">
            <text:p>215.9893497541</text:p>
          </table:table-cell>
          <table:table-cell table:formula="of:=[.C130]+[.F130]" office:value-type="float" office:value="260.989349754099" calcext:value-type="float">
            <text:p>260.9893497541</text:p>
          </table:table-cell>
          <table:table-cell office:value-type="float" office:value="270" calcext:value-type="float">
            <text:p>270</text:p>
          </table:table-cell>
          <table:table-cell table:formula="of:=[.F129]" office:value-type="float" office:value="45" calcext:value-type="float">
            <text:p>45</text:p>
          </table:table-cell>
          <table:table-cell table:formula="of:=-SQRT([.H130])" office:value-type="float" office:value="-9.01065024590099" calcext:value-type="float">
            <text:p>-9.0106502459</text:p>
          </table:table-cell>
          <table:table-cell table:formula="of:=([.E130]-[.D130])^2" office:value-type="float" office:value="81.1918178539556" calcext:value-type="float">
            <text:p>81.191817854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50</text:p>
          </table:table-cell>
          <table:table-cell office:value-type="float" office:value="216.119331668698" calcext:value-type="float">
            <text:p>216.1193316687</text:p>
          </table:table-cell>
          <table:table-cell table:formula="of:=[.C131]+[.F131]" office:value-type="float" office:value="261.119331668698" calcext:value-type="float">
            <text:p>261.1193316687</text:p>
          </table:table-cell>
          <table:table-cell office:value-type="float" office:value="270" calcext:value-type="float">
            <text:p>270</text:p>
          </table:table-cell>
          <table:table-cell table:formula="of:=[.F130]" office:value-type="float" office:value="45" calcext:value-type="float">
            <text:p>45</text:p>
          </table:table-cell>
          <table:table-cell table:formula="of:=-SQRT([.H131])" office:value-type="float" office:value="-8.88066833130199" calcext:value-type="float">
            <text:p>-8.8806683313</text:p>
          </table:table-cell>
          <table:table-cell table:formula="of:=([.E131]-[.D131])^2" office:value-type="float" office:value="78.8662700105901" calcext:value-type="float">
            <text:p>78.8662700106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52</text:p>
          </table:table-cell>
          <table:table-cell office:value-type="float" office:value="214.619311734844" calcext:value-type="float">
            <text:p>214.6193117348</text:p>
          </table:table-cell>
          <table:table-cell table:formula="of:=[.C132]+[.F132]" office:value-type="float" office:value="259.619311734844" calcext:value-type="float">
            <text:p>259.6193117348</text:p>
          </table:table-cell>
          <table:table-cell office:value-type="float" office:value="270" calcext:value-type="float">
            <text:p>270</text:p>
          </table:table-cell>
          <table:table-cell table:formula="of:=[.F131]" office:value-type="float" office:value="45" calcext:value-type="float">
            <text:p>45</text:p>
          </table:table-cell>
          <table:table-cell table:formula="of:=-SQRT([.H132])" office:value-type="float" office:value="-10.380688265156" calcext:value-type="float">
            <text:p>-10.3806882652</text:p>
          </table:table-cell>
          <table:table-cell table:formula="of:=([.E132]-[.D132])^2" office:value-type="float" office:value="107.758688858347" calcext:value-type="float">
            <text:p>107.7586888583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54</text:p>
          </table:table-cell>
          <table:table-cell office:value-type="float" office:value="217.179296047529" calcext:value-type="float">
            <text:p>217.1792960475</text:p>
          </table:table-cell>
          <table:table-cell table:formula="of:=[.C133]+[.F133]" office:value-type="float" office:value="262.179296047529" calcext:value-type="float">
            <text:p>262.1792960475</text:p>
          </table:table-cell>
          <table:table-cell office:value-type="float" office:value="270" calcext:value-type="float">
            <text:p>270</text:p>
          </table:table-cell>
          <table:table-cell table:formula="of:=[.F132]" office:value-type="float" office:value="45" calcext:value-type="float">
            <text:p>45</text:p>
          </table:table-cell>
          <table:table-cell table:formula="of:=-SQRT([.H133])" office:value-type="float" office:value="-7.82070395247104" calcext:value-type="float">
            <text:p>-7.8207039525</text:p>
          </table:table-cell>
          <table:table-cell table:formula="of:=([.E133]-[.D133])^2" office:value-type="float" office:value="61.1634103121961" calcext:value-type="float">
            <text:p>61.1634103122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56</text:p>
          </table:table-cell>
          <table:table-cell office:value-type="float" office:value="211.549274784755" calcext:value-type="float">
            <text:p>211.5492747848</text:p>
          </table:table-cell>
          <table:table-cell table:formula="of:=[.C134]+[.F134]" office:value-type="float" office:value="256.549274784755" calcext:value-type="float">
            <text:p>256.5492747848</text:p>
          </table:table-cell>
          <table:table-cell office:value-type="float" office:value="270" calcext:value-type="float">
            <text:p>270</text:p>
          </table:table-cell>
          <table:table-cell table:formula="of:=[.F133]" office:value-type="float" office:value="45" calcext:value-type="float">
            <text:p>45</text:p>
          </table:table-cell>
          <table:table-cell table:formula="of:=-SQRT([.H134])" office:value-type="float" office:value="-13.450725215245" calcext:value-type="float">
            <text:p>-13.4507252152</text:p>
          </table:table-cell>
          <table:table-cell table:formula="of:=([.E134]-[.D134])^2" office:value-type="float" office:value="180.922008816028" calcext:value-type="float">
            <text:p>180.922008816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58</text:p>
          </table:table-cell>
          <table:table-cell office:value-type="float" office:value="209.799255630209" calcext:value-type="float">
            <text:p>209.7992556302</text:p>
          </table:table-cell>
          <table:table-cell table:formula="of:=[.C135]+[.F135]" office:value-type="float" office:value="254.799255630209" calcext:value-type="float">
            <text:p>254.7992556302</text:p>
          </table:table-cell>
          <table:table-cell office:value-type="float" office:value="270" calcext:value-type="float">
            <text:p>270</text:p>
          </table:table-cell>
          <table:table-cell table:formula="of:=[.F134]" office:value-type="float" office:value="45" calcext:value-type="float">
            <text:p>45</text:p>
          </table:table-cell>
          <table:table-cell table:formula="of:=-SQRT([.H135])" office:value-type="float" office:value="-15.200744369791" calcext:value-type="float">
            <text:p>-15.2007443698</text:p>
          </table:table-cell>
          <table:table-cell table:formula="of:=([.E135]-[.D135])^2" office:value-type="float" office:value="231.062629395733" calcext:value-type="float">
            <text:p>231.0626293957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00</text:p>
          </table:table-cell>
          <table:table-cell office:value-type="float" office:value="207.489239683132" calcext:value-type="float">
            <text:p>207.4892396831</text:p>
          </table:table-cell>
          <table:table-cell table:formula="of:=[.C136]+[.F136]" office:value-type="float" office:value="252.489239683132" calcext:value-type="float">
            <text:p>252.4892396831</text:p>
          </table:table-cell>
          <table:table-cell office:value-type="float" office:value="270" calcext:value-type="float">
            <text:p>270</text:p>
          </table:table-cell>
          <table:table-cell table:formula="of:=[.F135]" office:value-type="float" office:value="45" calcext:value-type="float">
            <text:p>45</text:p>
          </table:table-cell>
          <table:table-cell table:formula="of:=-SQRT([.H136])" office:value-type="float" office:value="-17.510760316868" calcext:value-type="float">
            <text:p>-17.5107603169</text:p>
          </table:table-cell>
          <table:table-cell table:formula="of:=([.E136]-[.D136])^2" office:value-type="float" office:value="306.626726874799" calcext:value-type="float">
            <text:p>306.6267268748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02</text:p>
          </table:table-cell>
          <table:table-cell office:value-type="float" office:value="210.799220009056" calcext:value-type="float">
            <text:p>210.7992200091</text:p>
          </table:table-cell>
          <table:table-cell table:formula="of:=[.C137]+[.F137]" office:value-type="float" office:value="255.799220009056" calcext:value-type="float">
            <text:p>255.7992200091</text:p>
          </table:table-cell>
          <table:table-cell office:value-type="float" office:value="270" calcext:value-type="float">
            <text:p>270</text:p>
          </table:table-cell>
          <table:table-cell table:formula="of:=[.F136]" office:value-type="float" office:value="45" calcext:value-type="float">
            <text:p>45</text:p>
          </table:table-cell>
          <table:table-cell table:formula="of:=-SQRT([.H137])" office:value-type="float" office:value="-14.200779990944" calcext:value-type="float">
            <text:p>-14.2007799909</text:p>
          </table:table-cell>
          <table:table-cell table:formula="of:=([.E137]-[.D137])^2" office:value-type="float" office:value="201.662152351195" calcext:value-type="float">
            <text:p>201.6621523512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04</text:p>
          </table:table-cell>
          <table:table-cell office:value-type="float" office:value="208.989201404136" calcext:value-type="float">
            <text:p>208.9892014041</text:p>
          </table:table-cell>
          <table:table-cell table:formula="of:=[.C138]+[.F138]" office:value-type="float" office:value="253.989201404136" calcext:value-type="float">
            <text:p>253.9892014041</text:p>
          </table:table-cell>
          <table:table-cell office:value-type="float" office:value="270" calcext:value-type="float">
            <text:p>270</text:p>
          </table:table-cell>
          <table:table-cell table:formula="of:=[.F137]" office:value-type="float" office:value="45" calcext:value-type="float">
            <text:p>45</text:p>
          </table:table-cell>
          <table:table-cell table:formula="of:=-SQRT([.H138])" office:value-type="float" office:value="-16.010798595864" calcext:value-type="float">
            <text:p>-16.0107985959</text:p>
          </table:table-cell>
          <table:table-cell table:formula="of:=([.E138]-[.D138])^2" office:value-type="float" office:value="256.345671677321" calcext:value-type="float">
            <text:p>256.3456716773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06</text:p>
          </table:table-cell>
          <table:table-cell office:value-type="float" office:value="209.429180141371" calcext:value-type="float">
            <text:p>209.4291801414</text:p>
          </table:table-cell>
          <table:table-cell table:formula="of:=[.C139]+[.F139]" office:value-type="float" office:value="254.429180141371" calcext:value-type="float">
            <text:p>254.4291801414</text:p>
          </table:table-cell>
          <table:table-cell office:value-type="float" office:value="270" calcext:value-type="float">
            <text:p>270</text:p>
          </table:table-cell>
          <table:table-cell table:formula="of:=[.F138]" office:value-type="float" office:value="45" calcext:value-type="float">
            <text:p>45</text:p>
          </table:table-cell>
          <table:table-cell table:formula="of:=-SQRT([.H139])" office:value-type="float" office:value="-15.570819858629" calcext:value-type="float">
            <text:p>-15.5708198586</text:p>
          </table:table-cell>
          <table:table-cell table:formula="of:=([.E139]-[.D139])^2" office:value-type="float" office:value="242.450431069875" calcext:value-type="float">
            <text:p>242.4504310699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08</text:p>
          </table:table-cell>
          <table:table-cell office:value-type="float" office:value="212.739159947761" calcext:value-type="float">
            <text:p>212.7391599478</text:p>
          </table:table-cell>
          <table:table-cell table:formula="of:=[.C140]+[.F140]" office:value-type="float" office:value="257.739159947761" calcext:value-type="float">
            <text:p>257.7391599478</text:p>
          </table:table-cell>
          <table:table-cell office:value-type="float" office:value="270" calcext:value-type="float">
            <text:p>270</text:p>
          </table:table-cell>
          <table:table-cell table:formula="of:=[.F139]" office:value-type="float" office:value="45" calcext:value-type="float">
            <text:p>45</text:p>
          </table:table-cell>
          <table:table-cell table:formula="of:=-SQRT([.H140])" office:value-type="float" office:value="-12.260840052239" calcext:value-type="float">
            <text:p>-12.2608400522</text:p>
          </table:table-cell>
          <table:table-cell table:formula="of:=([.E140]-[.D140])^2" office:value-type="float" office:value="150.328198786589" calcext:value-type="float">
            <text:p>150.3281987866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10</text:p>
          </table:table-cell>
          <table:table-cell office:value-type="float" office:value="210.369144000689" calcext:value-type="float">
            <text:p>210.3691440007</text:p>
          </table:table-cell>
          <table:table-cell table:formula="of:=[.C141]+[.F141]" office:value-type="float" office:value="255.369144000689" calcext:value-type="float">
            <text:p>255.3691440007</text:p>
          </table:table-cell>
          <table:table-cell office:value-type="float" office:value="270" calcext:value-type="float">
            <text:p>270</text:p>
          </table:table-cell>
          <table:table-cell table:formula="of:=[.F140]" office:value-type="float" office:value="45" calcext:value-type="float">
            <text:p>45</text:p>
          </table:table-cell>
          <table:table-cell table:formula="of:=-SQRT([.H141])" office:value-type="float" office:value="-14.630855999311" calcext:value-type="float">
            <text:p>-14.6308559993</text:p>
          </table:table-cell>
          <table:table-cell table:formula="of:=([.E141]-[.D141])^2" office:value-type="float" office:value="214.061947272575" calcext:value-type="float">
            <text:p>214.0619472726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12</text:p>
          </table:table-cell>
          <table:table-cell office:value-type="float" office:value="206.619121409006" calcext:value-type="float">
            <text:p>206.619121409</text:p>
          </table:table-cell>
          <table:table-cell table:formula="of:=[.C142]+[.F142]" office:value-type="float" office:value="251.619121409006" calcext:value-type="float">
            <text:p>251.619121409</text:p>
          </table:table-cell>
          <table:table-cell office:value-type="float" office:value="270" calcext:value-type="float">
            <text:p>270</text:p>
          </table:table-cell>
          <table:table-cell table:formula="of:=[.F141]" office:value-type="float" office:value="45" calcext:value-type="float">
            <text:p>45</text:p>
          </table:table-cell>
          <table:table-cell table:formula="of:=-SQRT([.H142])" office:value-type="float" office:value="-18.380878590994" calcext:value-type="float">
            <text:p>-18.380878591</text:p>
          </table:table-cell>
          <table:table-cell table:formula="of:=([.E142]-[.D142])^2" office:value-type="float" office:value="337.856697776862" calcext:value-type="float">
            <text:p>337.8566977769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14</text:p>
          </table:table-cell>
          <table:table-cell office:value-type="float" office:value="236.119108639325" calcext:value-type="float">
            <text:p>236.1191086393</text:p>
          </table:table-cell>
          <table:table-cell table:formula="of:=[.C143]+[.F143]" office:value-type="float" office:value="281.119108639325" calcext:value-type="float">
            <text:p>281.1191086393</text:p>
          </table:table-cell>
          <table:table-cell office:value-type="float" office:value="270" calcext:value-type="float">
            <text:p>270</text:p>
          </table:table-cell>
          <table:table-cell table:formula="of:=[.F142]" office:value-type="float" office:value="45" calcext:value-type="float">
            <text:p>45</text:p>
          </table:table-cell>
          <table:table-cell table:formula="of:=-SQRT([.H143])" office:value-type="float" office:value="-11.119108639325" calcext:value-type="float">
            <text:p>-11.1191086393</text:p>
          </table:table-cell>
          <table:table-cell table:formula="of:=([.E143]-[.D143])^2" office:value-type="float" office:value="123.634576933111" calcext:value-type="float">
            <text:p>123.6345769331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24</text:p>
          </table:table-cell>
          <table:table-cell office:value-type="float" office:value="17.429024857122" calcext:value-type="float">
            <text:p>17.4290248571</text:p>
          </table:table-cell>
          <table:table-cell table:formula="of:=[.C144]+[.F144]" office:value-type="float" office:value="62.429024857122" calcext:value-type="float">
            <text:p>62.4290248571</text:p>
          </table:table-cell>
          <table:table-cell office:value-type="float" office:value="90" calcext:value-type="float">
            <text:p>90</text:p>
          </table:table-cell>
          <table:table-cell table:formula="of:=[.F143]" office:value-type="float" office:value="45" calcext:value-type="float">
            <text:p>45</text:p>
          </table:table-cell>
          <table:table-cell table:formula="of:=-SQRT([.H144])" office:value-type="float" office:value="-27.570975142878" calcext:value-type="float">
            <text:p>-27.5709751429</text:p>
          </table:table-cell>
          <table:table-cell table:formula="of:=([.E144]-[.D144])^2" office:value-type="float" office:value="760.158670329196" calcext:value-type="float">
            <text:p>760.1586703292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26</text:p>
          </table:table-cell>
          <table:table-cell office:value-type="float" office:value="20.4890049232989" calcext:value-type="float">
            <text:p>20.4890049233</text:p>
          </table:table-cell>
          <table:table-cell table:formula="of:=[.C145]+[.F145]" office:value-type="float" office:value="65.4890049232989" calcext:value-type="float">
            <text:p>65.4890049233</text:p>
          </table:table-cell>
          <table:table-cell office:value-type="float" office:value="90" calcext:value-type="float">
            <text:p>90</text:p>
          </table:table-cell>
          <table:table-cell table:formula="of:=[.F144]" office:value-type="float" office:value="45" calcext:value-type="float">
            <text:p>45</text:p>
          </table:table-cell>
          <table:table-cell table:formula="of:=-SQRT([.H145])" office:value-type="float" office:value="-24.5109950767011" calcext:value-type="float">
            <text:p>-24.5109950767</text:p>
          </table:table-cell>
          <table:table-cell table:formula="of:=([.E145]-[.D145])^2" office:value-type="float" office:value="600.788879650066" calcext:value-type="float">
            <text:p>600.7888796501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28</text:p>
          </table:table-cell>
          <table:table-cell office:value-type="float" office:value="23.6089804831632" calcext:value-type="float">
            <text:p>23.6089804832</text:p>
          </table:table-cell>
          <table:table-cell table:formula="of:=[.C146]+[.F146]" office:value-type="float" office:value="68.6089804831632" calcext:value-type="float">
            <text:p>68.6089804832</text:p>
          </table:table-cell>
          <table:table-cell office:value-type="float" office:value="90" calcext:value-type="float">
            <text:p>90</text:p>
          </table:table-cell>
          <table:table-cell table:formula="of:=[.F145]" office:value-type="float" office:value="45" calcext:value-type="float">
            <text:p>45</text:p>
          </table:table-cell>
          <table:table-cell table:formula="of:=-SQRT([.H146])" office:value-type="float" office:value="-21.3910195168368" calcext:value-type="float">
            <text:p>-21.3910195168</text:p>
          </table:table-cell>
          <table:table-cell table:formula="of:=([.E146]-[.D146])^2" office:value-type="float" office:value="457.575715969693" calcext:value-type="float">
            <text:p>457.5757159697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30</text:p>
          </table:table-cell>
          <table:table-cell office:value-type="float" office:value="23.2389571121727" calcext:value-type="float">
            <text:p>23.2389571122</text:p>
          </table:table-cell>
          <table:table-cell table:formula="of:=[.C147]+[.F147]" office:value-type="float" office:value="68.2389571121727" calcext:value-type="float">
            <text:p>68.2389571122</text:p>
          </table:table-cell>
          <table:table-cell office:value-type="float" office:value="90" calcext:value-type="float">
            <text:p>90</text:p>
          </table:table-cell>
          <table:table-cell table:formula="of:=[.F146]" office:value-type="float" office:value="45" calcext:value-type="float">
            <text:p>45</text:p>
          </table:table-cell>
          <table:table-cell table:formula="of:=-SQRT([.H147])" office:value-type="float" office:value="-21.7610428878273" calcext:value-type="float">
            <text:p>-21.7610428878</text:p>
          </table:table-cell>
          <table:table-cell table:formula="of:=([.E147]-[.D147])^2" office:value-type="float" office:value="473.542987565859" calcext:value-type="float">
            <text:p>473.5429875659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32</text:p>
          </table:table-cell>
          <table:table-cell office:value-type="float" office:value="21.7989348103252" calcext:value-type="float">
            <text:p>21.7989348103</text:p>
          </table:table-cell>
          <table:table-cell table:formula="of:=[.C148]+[.F148]" office:value-type="float" office:value="66.7989348103252" calcext:value-type="float">
            <text:p>66.7989348103</text:p>
          </table:table-cell>
          <table:table-cell office:value-type="float" office:value="90" calcext:value-type="float">
            <text:p>90</text:p>
          </table:table-cell>
          <table:table-cell table:formula="of:=[.F147]" office:value-type="float" office:value="45" calcext:value-type="float">
            <text:p>45</text:p>
          </table:table-cell>
          <table:table-cell table:formula="of:=-SQRT([.H148])" office:value-type="float" office:value="-23.2010651896748" calcext:value-type="float">
            <text:p>-23.2010651897</text:p>
          </table:table-cell>
          <table:table-cell table:formula="of:=([.E148]-[.D148])^2" office:value-type="float" office:value="538.28942593554" calcext:value-type="float">
            <text:p>538.2894259355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34</text:p>
          </table:table-cell>
          <table:table-cell office:value-type="float" office:value="20.6089146167264" calcext:value-type="float">
            <text:p>20.6089146167</text:p>
          </table:table-cell>
          <table:table-cell table:formula="of:=[.C149]+[.F149]" office:value-type="float" office:value="65.6089146167264" calcext:value-type="float">
            <text:p>65.6089146167</text:p>
          </table:table-cell>
          <table:table-cell office:value-type="float" office:value="90" calcext:value-type="float">
            <text:p>90</text:p>
          </table:table-cell>
          <table:table-cell table:formula="of:=[.F148]" office:value-type="float" office:value="45" calcext:value-type="float">
            <text:p>45</text:p>
          </table:table-cell>
          <table:table-cell table:formula="of:=-SQRT([.H149])" office:value-type="float" office:value="-24.3910853832736" calcext:value-type="float">
            <text:p>-24.3910853833</text:p>
          </table:table-cell>
          <table:table-cell table:formula="of:=([.E149]-[.D149])^2" office:value-type="float" office:value="594.925046174143" calcext:value-type="float">
            <text:p>594.9250461741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36</text:p>
          </table:table-cell>
          <table:table-cell office:value-type="float" office:value="15.9288946829052" calcext:value-type="float">
            <text:p>15.9288946829</text:p>
          </table:table-cell>
          <table:table-cell table:formula="of:=[.C150]+[.F150]" office:value-type="float" office:value="60.9288946829052" calcext:value-type="float">
            <text:p>60.9288946829</text:p>
          </table:table-cell>
          <table:table-cell office:value-type="float" office:value="90" calcext:value-type="float">
            <text:p>90</text:p>
          </table:table-cell>
          <table:table-cell table:formula="of:=[.F149]" office:value-type="float" office:value="45" calcext:value-type="float">
            <text:p>45</text:p>
          </table:table-cell>
          <table:table-cell table:formula="of:=-SQRT([.H150])" office:value-type="float" office:value="-29.0711053170948" calcext:value-type="float">
            <text:p>-29.0711053171</text:p>
          </table:table-cell>
          <table:table-cell table:formula="of:=([.E150]-[.D150])^2" office:value-type="float" office:value="845.129164357618" calcext:value-type="float">
            <text:p>845.1291643576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38</text:p>
          </table:table-cell>
          <table:table-cell office:value-type="float" office:value="18.2388736799421" calcext:value-type="float">
            <text:p>18.2388736799</text:p>
          </table:table-cell>
          <table:table-cell table:formula="of:=[.C151]+[.F151]" office:value-type="float" office:value="63.2388736799421" calcext:value-type="float">
            <text:p>63.2388736799</text:p>
          </table:table-cell>
          <table:table-cell office:value-type="float" office:value="90" calcext:value-type="float">
            <text:p>90</text:p>
          </table:table-cell>
          <table:table-cell table:formula="of:=[.F150]" office:value-type="float" office:value="45" calcext:value-type="float">
            <text:p>45</text:p>
          </table:table-cell>
          <table:table-cell table:formula="of:=-SQRT([.H151])" office:value-type="float" office:value="-26.7611263200579" calcext:value-type="float">
            <text:p>-26.7611263201</text:p>
          </table:table-cell>
          <table:table-cell table:formula="of:=([.E151]-[.D151])^2" office:value-type="float" office:value="716.157881918096" calcext:value-type="float">
            <text:p>716.1578819181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40</text:p>
          </table:table-cell>
          <table:table-cell office:value-type="float" office:value="18.6788524172032" calcext:value-type="float">
            <text:p>18.6788524172</text:p>
          </table:table-cell>
          <table:table-cell table:formula="of:=[.C152]+[.F152]" office:value-type="float" office:value="63.6788524172032" calcext:value-type="float">
            <text:p>63.6788524172</text:p>
          </table:table-cell>
          <table:table-cell office:value-type="float" office:value="90" calcext:value-type="float">
            <text:p>90</text:p>
          </table:table-cell>
          <table:table-cell table:formula="of:=[.F151]" office:value-type="float" office:value="45" calcext:value-type="float">
            <text:p>45</text:p>
          </table:table-cell>
          <table:table-cell table:formula="of:=-SQRT([.H152])" office:value-type="float" office:value="-26.3211475827968" calcext:value-type="float">
            <text:p>-26.3211475828</text:p>
          </table:table-cell>
          <table:table-cell table:formula="of:=([.E152]-[.D152])^2" office:value-type="float" office:value="692.80281007537" calcext:value-type="float">
            <text:p>692.8028100754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42</text:p>
          </table:table-cell>
          <table:table-cell office:value-type="float" office:value="17.0488308646612" calcext:value-type="float">
            <text:p>17.0488308647</text:p>
          </table:table-cell>
          <table:table-cell table:formula="of:=[.C153]+[.F153]" office:value-type="float" office:value="62.0488308646612" calcext:value-type="float">
            <text:p>62.0488308647</text:p>
          </table:table-cell>
          <table:table-cell office:value-type="float" office:value="90" calcext:value-type="float">
            <text:p>90</text:p>
          </table:table-cell>
          <table:table-cell table:formula="of:=[.F152]" office:value-type="float" office:value="45" calcext:value-type="float">
            <text:p>45</text:p>
          </table:table-cell>
          <table:table-cell table:formula="of:=-SQRT([.H153])" office:value-type="float" office:value="-27.9511691353388" calcext:value-type="float">
            <text:p>-27.9511691353</text:p>
          </table:table-cell>
          <table:table-cell table:formula="of:=([.E153]-[.D153])^2" office:value-type="float" office:value="781.267856032317" calcext:value-type="float">
            <text:p>781.2678560323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44</text:p>
          </table:table-cell>
          <table:table-cell office:value-type="float" office:value="16.2988021779845" calcext:value-type="float">
            <text:p>16.298802178</text:p>
          </table:table-cell>
          <table:table-cell table:formula="of:=[.C154]+[.F154]" office:value-type="float" office:value="61.2988021779845" calcext:value-type="float">
            <text:p>61.298802178</text:p>
          </table:table-cell>
          <table:table-cell office:value-type="float" office:value="90" calcext:value-type="float">
            <text:p>90</text:p>
          </table:table-cell>
          <table:table-cell table:formula="of:=[.F153]" office:value-type="float" office:value="45" calcext:value-type="float">
            <text:p>45</text:p>
          </table:table-cell>
          <table:table-cell table:formula="of:=-SQRT([.H154])" office:value-type="float" office:value="-28.7011978220155" calcext:value-type="float">
            <text:p>-28.701197822</text:p>
          </table:table-cell>
          <table:table-cell table:formula="of:=([.E154]-[.D154])^2" office:value-type="float" office:value="823.758756418467" calcext:value-type="float">
            <text:p>823.7587564185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46</text:p>
          </table:table-cell>
          <table:table-cell office:value-type="float" office:value="14.5487779976294" calcext:value-type="float">
            <text:p>14.5487779976</text:p>
          </table:table-cell>
          <table:table-cell table:formula="of:=[.C155]+[.F155]" office:value-type="float" office:value="59.5487779976294" calcext:value-type="float">
            <text:p>59.5487779976</text:p>
          </table:table-cell>
          <table:table-cell office:value-type="float" office:value="90" calcext:value-type="float">
            <text:p>90</text:p>
          </table:table-cell>
          <table:table-cell table:formula="of:=[.F154]" office:value-type="float" office:value="45" calcext:value-type="float">
            <text:p>45</text:p>
          </table:table-cell>
          <table:table-cell table:formula="of:=-SQRT([.H155])" office:value-type="float" office:value="-30.4512220023706" calcext:value-type="float">
            <text:p>-30.4512220024</text:p>
          </table:table-cell>
          <table:table-cell table:formula="of:=([.E155]-[.D155])^2" office:value-type="float" office:value="927.276921437659" calcext:value-type="float">
            <text:p>927.2769214377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49</text:p>
          </table:table-cell>
          <table:table-cell office:value-type="float" office:value="17.81" calcext:value-type="float">
            <text:p>17.81</text:p>
          </table:table-cell>
          <table:table-cell table:formula="of:=[.C156]+[.F156]" office:value-type="float" office:value="62.81" calcext:value-type="float">
            <text:p>62.81</text:p>
          </table:table-cell>
          <table:table-cell office:value-type="float" office:value="90" calcext:value-type="float">
            <text:p>90</text:p>
          </table:table-cell>
          <table:table-cell table:formula="of:=[.F155]" office:value-type="float" office:value="45" calcext:value-type="float">
            <text:p>45</text:p>
          </table:table-cell>
          <table:table-cell table:formula="of:=-SQRT([.H156])" office:value-type="float" office:value="-27.19" calcext:value-type="float">
            <text:p>-27.19</text:p>
          </table:table-cell>
          <table:table-cell table:formula="of:=([.E156]-[.D156])^2" office:value-type="float" office:value="739.2961" calcext:value-type="float">
            <text:p>739.2961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51</text:p>
          </table:table-cell>
          <table:table-cell office:value-type="float" office:value="0.36871923532876" calcext:value-type="float">
            <text:p>0.3687192353</text:p>
          </table:table-cell>
          <table:table-cell table:formula="of:=[.C157]+[.F157]" office:value-type="float" office:value="45.3687192353288" calcext:value-type="float">
            <text:p>45.3687192353</text:p>
          </table:table-cell>
          <table:table-cell office:value-type="float" office:value="90" calcext:value-type="float">
            <text:p>90</text:p>
          </table:table-cell>
          <table:table-cell table:formula="of:=[.F156]" office:value-type="float" office:value="45" calcext:value-type="float">
            <text:p>45</text:p>
          </table:table-cell>
          <table:table-cell table:formula="of:=-SQRT([.H157])" office:value-type="float" office:value="-44.6312807646712" calcext:value-type="float">
            <text:p>-44.6312807647</text:p>
          </table:table-cell>
          <table:table-cell table:formula="of:=([.E157]-[.D157])^2" office:value-type="float" office:value="1991.95122269491" calcext:value-type="float">
            <text:p>1991.9512226949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53</text:p>
          </table:table-cell>
          <table:table-cell office:value-type="float" office:value="344.368699301524" calcext:value-type="float">
            <text:p>344.3686993015</text:p>
          </table:table-cell>
          <table:table-cell table:formula="of:=[.C158]+[.F158]" office:value-type="float" office:value="389.368699301524" calcext:value-type="float">
            <text:p>389.3686993015</text:p>
          </table:table-cell>
          <table:table-cell office:value-type="float" office:value="360" calcext:value-type="float">
            <text:p>360</text:p>
          </table:table-cell>
          <table:table-cell table:formula="of:=[.F157]" office:value-type="float" office:value="45" calcext:value-type="float">
            <text:p>45</text:p>
          </table:table-cell>
          <table:table-cell table:formula="of:=-SQRT([.H158])" office:value-type="float" office:value="-29.368699301524" calcext:value-type="float">
            <text:p>-29.3686993015</text:p>
          </table:table-cell>
          <table:table-cell table:formula="of:=([.E158]-[.D158])^2" office:value-type="float" office:value="862.520498663335" calcext:value-type="float">
            <text:p>862.5204986633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55</text:p>
          </table:table-cell>
          <table:table-cell office:value-type="float" office:value="341.738680986428" calcext:value-type="float">
            <text:p>341.7386809864</text:p>
          </table:table-cell>
          <table:table-cell table:formula="of:=[.C159]+[.F159]" office:value-type="float" office:value="386.738680986428" calcext:value-type="float">
            <text:p>386.7386809864</text:p>
          </table:table-cell>
          <table:table-cell office:value-type="float" office:value="360" calcext:value-type="float">
            <text:p>360</text:p>
          </table:table-cell>
          <table:table-cell table:formula="of:=[.F158]" office:value-type="float" office:value="45" calcext:value-type="float">
            <text:p>45</text:p>
          </table:table-cell>
          <table:table-cell table:formula="of:=-SQRT([.H159])" office:value-type="float" office:value="-26.738680986428" calcext:value-type="float">
            <text:p>-26.7386809864</text:p>
          </table:table-cell>
          <table:table-cell table:formula="of:=([.E159]-[.D159])^2" office:value-type="float" office:value="714.957060893966" calcext:value-type="float">
            <text:p>714.957060894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57</text:p>
          </table:table-cell>
          <table:table-cell office:value-type="float" office:value="339.368662151762" calcext:value-type="float">
            <text:p>339.3686621518</text:p>
          </table:table-cell>
          <table:table-cell table:formula="of:=[.C160]+[.F160]" office:value-type="float" office:value="384.368662151762" calcext:value-type="float">
            <text:p>384.3686621518</text:p>
          </table:table-cell>
          <table:table-cell office:value-type="float" office:value="360" calcext:value-type="float">
            <text:p>360</text:p>
          </table:table-cell>
          <table:table-cell table:formula="of:=[.F159]" office:value-type="float" office:value="45" calcext:value-type="float">
            <text:p>45</text:p>
          </table:table-cell>
          <table:table-cell table:formula="of:=-SQRT([.H160])" office:value-type="float" office:value="-24.368662151762" calcext:value-type="float">
            <text:p>-24.3686621518</text:p>
          </table:table-cell>
          <table:table-cell table:formula="of:=([.E160]-[.D160])^2" office:value-type="float" office:value="593.831695066718" calcext:value-type="float">
            <text:p>593.8316950667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59</text:p>
          </table:table-cell>
          <table:table-cell office:value-type="float" office:value="339.298643576874" calcext:value-type="float">
            <text:p>339.2986435769</text:p>
          </table:table-cell>
          <table:table-cell table:formula="of:=[.C161]+[.F161]" office:value-type="float" office:value="384.298643576874" calcext:value-type="float">
            <text:p>384.2986435769</text:p>
          </table:table-cell>
          <table:table-cell office:value-type="float" office:value="360" calcext:value-type="float">
            <text:p>360</text:p>
          </table:table-cell>
          <table:table-cell table:formula="of:=[.F160]" office:value-type="float" office:value="45" calcext:value-type="float">
            <text:p>45</text:p>
          </table:table-cell>
          <table:table-cell table:formula="of:=-SQRT([.H161])" office:value-type="float" office:value="-24.298643576874" calcext:value-type="float">
            <text:p>-24.2986435769</text:p>
          </table:table-cell>
          <table:table-cell table:formula="of:=([.E161]-[.D161])^2" office:value-type="float" office:value="590.424079675959" calcext:value-type="float">
            <text:p>590.424079676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6:01</text:p>
          </table:table-cell>
          <table:table-cell office:value-type="float" office:value="338.738625261767" calcext:value-type="float">
            <text:p>338.7386252618</text:p>
          </table:table-cell>
          <table:table-cell table:formula="of:=[.C162]+[.F162]" office:value-type="float" office:value="383.738625261767" calcext:value-type="float">
            <text:p>383.7386252618</text:p>
          </table:table-cell>
          <table:table-cell office:value-type="float" office:value="360" calcext:value-type="float">
            <text:p>360</text:p>
          </table:table-cell>
          <table:table-cell table:formula="of:=[.F161]" office:value-type="float" office:value="45" calcext:value-type="float">
            <text:p>45</text:p>
          </table:table-cell>
          <table:table-cell table:formula="of:=-SQRT([.H162])" office:value-type="float" office:value="-23.738625261767" calcext:value-type="float">
            <text:p>-23.7386252618</text:p>
          </table:table-cell>
          <table:table-cell table:formula="of:=([.E162]-[.D162])^2" office:value-type="float" office:value="563.522329318604" calcext:value-type="float">
            <text:p>563.5223293186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6:03</text:p>
          </table:table-cell>
          <table:table-cell office:value-type="float" office:value="338.36860749622" calcext:value-type="float">
            <text:p>338.3686074962</text:p>
          </table:table-cell>
          <table:table-cell table:formula="of:=[.C163]+[.F163]" office:value-type="float" office:value="383.36860749622" calcext:value-type="float">
            <text:p>383.3686074962</text:p>
          </table:table-cell>
          <table:table-cell office:value-type="float" office:value="360" calcext:value-type="float">
            <text:p>360</text:p>
          </table:table-cell>
          <table:table-cell table:formula="of:=[.F162]" office:value-type="float" office:value="45" calcext:value-type="float">
            <text:p>45</text:p>
          </table:table-cell>
          <table:table-cell table:formula="of:=-SQRT([.H163])" office:value-type="float" office:value="-23.36860749622" calcext:value-type="float">
            <text:p>-23.3686074962</text:p>
          </table:table-cell>
          <table:table-cell table:formula="of:=([.E163]-[.D163])^2" office:value-type="float" office:value="546.091816312391" calcext:value-type="float">
            <text:p>546.0918163124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6:05</text:p>
          </table:table-cell>
          <table:table-cell office:value-type="float" office:value="335.178585743904" calcext:value-type="float">
            <text:p>335.1785857439</text:p>
          </table:table-cell>
          <table:table-cell table:formula="of:=[.C164]+[.F164]" office:value-type="float" office:value="380.178585743904" calcext:value-type="float">
            <text:p>380.1785857439</text:p>
          </table:table-cell>
          <table:table-cell office:value-type="float" office:value="360" calcext:value-type="float">
            <text:p>360</text:p>
          </table:table-cell>
          <table:table-cell table:formula="of:=[.F163]" office:value-type="float" office:value="45" calcext:value-type="float">
            <text:p>45</text:p>
          </table:table-cell>
          <table:table-cell table:formula="of:=-SQRT([.H164])" office:value-type="float" office:value="-20.178585743904" calcext:value-type="float">
            <text:p>-20.1785857439</text:p>
          </table:table-cell>
          <table:table-cell table:formula="of:=([.E164]-[.D164])^2" office:value-type="float" office:value="407.175322624087" calcext:value-type="float">
            <text:p>407.1753226241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6:07</text:p>
          </table:table-cell>
          <table:table-cell office:value-type="float" office:value="335.118567978343" calcext:value-type="float">
            <text:p>335.1185679783</text:p>
          </table:table-cell>
          <table:table-cell table:formula="of:=[.C165]+[.F165]" office:value-type="float" office:value="380.118567978343" calcext:value-type="float">
            <text:p>380.1185679783</text:p>
          </table:table-cell>
          <table:table-cell office:value-type="float" office:value="360" calcext:value-type="float">
            <text:p>360</text:p>
          </table:table-cell>
          <table:table-cell table:formula="of:=[.F164]" office:value-type="float" office:value="45" calcext:value-type="float">
            <text:p>45</text:p>
          </table:table-cell>
          <table:table-cell table:formula="of:=-SQRT([.H165])" office:value-type="float" office:value="-20.118567978343" calcext:value-type="float">
            <text:p>-20.1185679783</text:p>
          </table:table-cell>
          <table:table-cell table:formula="of:=([.E165]-[.D165])^2" office:value-type="float" office:value="404.756777499208" calcext:value-type="float">
            <text:p>404.7567774992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6:09</text:p>
          </table:table-cell>
          <table:table-cell office:value-type="float" office:value="336.488547035358" calcext:value-type="float">
            <text:p>336.4885470354</text:p>
          </table:table-cell>
          <table:table-cell table:formula="of:=[.C166]+[.F166]" office:value-type="float" office:value="381.488547035358" calcext:value-type="float">
            <text:p>381.4885470354</text:p>
          </table:table-cell>
          <table:table-cell office:value-type="float" office:value="360" calcext:value-type="float">
            <text:p>360</text:p>
          </table:table-cell>
          <table:table-cell table:formula="of:=[.F165]" office:value-type="float" office:value="45" calcext:value-type="float">
            <text:p>45</text:p>
          </table:table-cell>
          <table:table-cell table:formula="of:=-SQRT([.H166])" office:value-type="float" office:value="-21.488547035358" calcext:value-type="float">
            <text:p>-21.4885470354</text:p>
          </table:table-cell>
          <table:table-cell table:formula="of:=([.E166]-[.D166])^2" office:value-type="float" office:value="461.757653690794" calcext:value-type="float">
            <text:p>461.7576536908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6:11</text:p>
          </table:table-cell>
          <table:table-cell office:value-type="float" office:value="332.868527421284" calcext:value-type="float">
            <text:p>332.8685274213</text:p>
          </table:table-cell>
          <table:table-cell table:formula="of:=[.C167]+[.F167]" office:value-type="float" office:value="377.868527421284" calcext:value-type="float">
            <text:p>377.8685274213</text:p>
          </table:table-cell>
          <table:table-cell office:value-type="float" office:value="360" calcext:value-type="float">
            <text:p>360</text:p>
          </table:table-cell>
          <table:table-cell table:formula="of:=[.F166]" office:value-type="float" office:value="45" calcext:value-type="float">
            <text:p>45</text:p>
          </table:table-cell>
          <table:table-cell table:formula="of:=-SQRT([.H167])" office:value-type="float" office:value="-17.868527421284" calcext:value-type="float">
            <text:p>-17.8685274213</text:p>
          </table:table-cell>
          <table:table-cell table:formula="of:=([.E167]-[.D167])^2" office:value-type="float" office:value="319.284272205178" calcext:value-type="float">
            <text:p>319.284272205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table:formula="of:=SQRT(AVERAGE([.H2:.H167]))" office:value-type="float" office:value="13.7271868802787" calcext:value-type="float">
            <text:p>13.7271868803</text:p>
          </table:table-cell>
          <table:table-cell/>
        </table:table-row>
      </table:table>
      <table:table table:name="Sheet2" table:style-name="ta1">
        <table:table-column table:style-name="co4" table:number-columns-repeated="20" table:default-cell-style-name="Default"/>
        <table:table-row table:style-name="ro1">
          <table:table-cell office:value-type="string" calcext:value-type="string">
            <text:p>A-B</text:p>
          </table:table-cell>
          <table:table-cell office:value-type="string" calcext:value-type="string">
            <text:p>B-C</text:p>
          </table:table-cell>
          <table:table-cell office:value-type="string" calcext:value-type="string">
            <text:p>C-D</text:p>
          </table:table-cell>
          <table:table-cell office:value-type="string" calcext:value-type="string">
            <text:p>D-E</text:p>
          </table:table-cell>
          <table:table-cell office:value-type="string" calcext:value-type="string">
            <text:p>E-F</text:p>
          </table:table-cell>
          <table:table-cell office:value-type="string" calcext:value-type="string">
            <text:p>F-G</text:p>
          </table:table-cell>
          <table:table-cell office:value-type="string" calcext:value-type="string">
            <text:p>G-H</text:p>
          </table:table-cell>
          <table:table-cell office:value-type="string" calcext:value-type="string">
            <text:p>H-I</text:p>
          </table:table-cell>
          <table:table-cell office:value-type="string" calcext:value-type="string">
            <text:p>I</text:p>
          </table:table-cell>
          <table:table-cell table:number-columns-repeated="11"/>
        </table:table-row>
        <table:table-row table:style-name="ro1">
          <table:table-cell office:value-type="float" office:value="139.490089946391" calcext:value-type="float">
            <text:p>139.4900899464</text:p>
          </table:table-cell>
          <table:table-cell office:value-type="float" office:value="98.5501958683822" calcext:value-type="float">
            <text:p>98.5501958684</text:p>
          </table:table-cell>
          <table:table-cell office:value-type="float" office:value="149.489990848094" calcext:value-type="float">
            <text:p>149.4899908481</text:p>
          </table:table-cell>
          <table:table-cell office:value-type="float" office:value="121.490043844917" calcext:value-type="float">
            <text:p>121.4900438449</text:p>
          </table:table-cell>
          <table:table-cell office:value-type="float" office:value="144.049984550439" calcext:value-type="float">
            <text:p>144.0499845504</text:p>
          </table:table-cell>
          <table:table-cell office:value-type="float" office:value="126.619989486637" calcext:value-type="float">
            <text:p>126.6199894866</text:p>
          </table:table-cell>
          <table:table-cell office:value-type="float" office:value="213.489647433177" calcext:value-type="float">
            <text:p>213.4896474332</text:p>
          </table:table-cell>
          <table:table-cell office:value-type="float" office:value="17.109059179371" calcext:value-type="float">
            <text:p>17.1090591794</text:p>
          </table:table-cell>
          <table:table-cell office:value-type="float" office:value="344.368699301524" calcext:value-type="float">
            <text:p>344.3686993015</text:p>
          </table:table-cell>
          <table:table-cell table:number-columns-repeated="11"/>
        </table:table-row>
        <table:table-row table:style-name="ro1">
          <table:table-cell office:value-type="float" office:value="139.870094193058" calcext:value-type="float">
            <text:p>139.8700941931</text:p>
          </table:table-cell>
          <table:table-cell office:value-type="float" office:value="98.2401939897435" calcext:value-type="float">
            <text:p>98.2401939897</text:p>
          </table:table-cell>
          <table:table-cell office:value-type="float" office:value="148.119980965634" calcext:value-type="float">
            <text:p>148.1199809656</text:p>
          </table:table-cell>
          <table:table-cell office:value-type="float" office:value="125.370035001502" calcext:value-type="float">
            <text:p>125.3700350015</text:p>
          </table:table-cell>
          <table:table-cell office:value-type="float" office:value="150.049964845988" calcext:value-type="float">
            <text:p>150.049964846</text:p>
          </table:table-cell>
          <table:table-cell office:value-type="float" office:value="123.549988906763" calcext:value-type="float">
            <text:p>123.5499889068</text:p>
          </table:table-cell>
          <table:table-cell office:value-type="float" office:value="217.989639459627" calcext:value-type="float">
            <text:p>217.9896394596</text:p>
          </table:table-cell>
          <table:table-cell office:value-type="float" office:value="15.4890429424787" calcext:value-type="float">
            <text:p>15.4890429425</text:p>
          </table:table-cell>
          <table:table-cell office:value-type="float" office:value="341.738680986428" calcext:value-type="float">
            <text:p>341.7386809864</text:p>
          </table:table-cell>
          <table:table-cell table:number-columns-repeated="11"/>
        </table:table-row>
        <table:table-row table:style-name="ro1">
          <table:table-cell office:value-type="float" office:value="138.870093933292" calcext:value-type="float">
            <text:p>138.8700939333</text:p>
          </table:table-cell>
          <table:table-cell office:value-type="float" office:value="93.4301764234436" calcext:value-type="float">
            <text:p>93.4301764234</text:p>
          </table:table-cell>
          <table:table-cell office:value-type="float" office:value="155.04997532978" calcext:value-type="float">
            <text:p>155.0499753298</text:p>
          </table:table-cell>
          <table:table-cell office:value-type="float" office:value="128.63" calcext:value-type="float">
            <text:p>128.63</text:p>
          </table:table-cell>
          <table:table-cell office:value-type="float" office:value="146.489953115154" calcext:value-type="float">
            <text:p>146.4899531152</text:p>
          </table:table-cell>
          <table:table-cell office:value-type="float" office:value="121.429976396743" calcext:value-type="float">
            <text:p>121.4299763967</text:p>
          </table:table-cell>
          <table:table-cell office:value-type="float" office:value="217.179627239543" calcext:value-type="float">
            <text:p>217.1796272395</text:p>
          </table:table-cell>
          <table:table-cell office:value-type="float" office:value="17.429024857122" calcext:value-type="float">
            <text:p>17.4290248571</text:p>
          </table:table-cell>
          <table:table-cell office:value-type="float" office:value="339.368662151762" calcext:value-type="float">
            <text:p>339.3686621518</text:p>
          </table:table-cell>
          <table:table-cell table:number-columns-repeated="11"/>
        </table:table-row>
        <table:table-row table:style-name="ro1">
          <table:table-cell office:value-type="float" office:value="137.050098699491" calcext:value-type="float">
            <text:p>137.0500986995</text:p>
          </table:table-cell>
          <table:table-cell office:value-type="float" office:value="95.5501570086862" calcext:value-type="float">
            <text:p>95.5501570087</text:p>
          </table:table-cell>
          <table:table-cell office:value-type="float" office:value="151.119969434169" calcext:value-type="float">
            <text:p>151.1199694342</text:p>
          </table:table-cell>
          <table:table-cell office:value-type="float" office:value="119.990009890747" calcext:value-type="float">
            <text:p>119.9900098907</text:p>
          </table:table-cell>
          <table:table-cell office:value-type="float" office:value="143.619948288751" calcext:value-type="float">
            <text:p>143.6199482888</text:p>
          </table:table-cell>
          <table:table-cell office:value-type="float" office:value="124.739959350265" calcext:value-type="float">
            <text:p>124.7399593503</text:p>
          </table:table-cell>
          <table:table-cell office:value-type="float" office:value="218.429616867901" calcext:value-type="float">
            <text:p>218.4296168679</text:p>
          </table:table-cell>
          <table:table-cell office:value-type="float" office:value="20.4890049232989" calcext:value-type="float">
            <text:p>20.4890049233</text:p>
          </table:table-cell>
          <table:table-cell office:value-type="float" office:value="339.298643576874" calcext:value-type="float">
            <text:p>339.2986435769</text:p>
          </table:table-cell>
          <table:table-cell table:number-columns-repeated="11"/>
        </table:table-row>
        <table:table-row table:style-name="ro1">
          <table:table-cell office:value-type="float" office:value="144.80010129715" calcext:value-type="float">
            <text:p>144.8001012972</text:p>
          </table:table-cell>
          <table:table-cell office:value-type="float" office:value="94.490137334176" calcext:value-type="float">
            <text:p>94.4901373342</text:p>
          </table:table-cell>
          <table:table-cell office:value-type="float" office:value="147.799962729132" calcext:value-type="float">
            <text:p>147.7999627291</text:p>
          </table:table-cell>
          <table:table-cell office:value-type="float" office:value="124.869994432842" calcext:value-type="float">
            <text:p>124.8699944328</text:p>
          </table:table-cell>
          <table:table-cell office:value-type="float" office:value="141.179947968658" calcext:value-type="float">
            <text:p>141.1799479687</text:p>
          </table:table-cell>
          <table:table-cell office:value-type="float" office:value="136.119928525223" calcext:value-type="float">
            <text:p>136.1199285252</text:p>
          </table:table-cell>
          <table:table-cell office:value-type="float" office:value="209.929599591876" calcext:value-type="float">
            <text:p>209.9295995919</text:p>
          </table:table-cell>
          <table:table-cell office:value-type="float" office:value="23.6089804831632" calcext:value-type="float">
            <text:p>23.6089804832</text:p>
          </table:table-cell>
          <table:table-cell office:value-type="float" office:value="338.738625261767" calcext:value-type="float">
            <text:p>338.7386252618</text:p>
          </table:table-cell>
          <table:table-cell table:number-columns-repeated="11"/>
        </table:table-row>
        <table:table-row table:style-name="ro1">
          <table:table-cell office:value-type="float" office:value="142.740104414336" calcext:value-type="float">
            <text:p>142.7401044143</text:p>
          </table:table-cell>
          <table:table-cell/>
          <table:table-cell office:value-type="float" office:value="149.869963188348" calcext:value-type="float">
            <text:p>149.8699631883</text:p>
          </table:table-cell>
          <table:table-cell/>
          <table:table-cell office:value-type="float" office:value="140.299949237252" calcext:value-type="float">
            <text:p>140.2999492373</text:p>
          </table:table-cell>
          <table:table-cell office:value-type="float" office:value="131.869907262411" calcext:value-type="float">
            <text:p>131.8699072624</text:p>
          </table:table-cell>
          <table:table-cell office:value-type="float" office:value="214.929587081903" calcext:value-type="float">
            <text:p>214.9295870819</text:p>
          </table:table-cell>
          <table:table-cell office:value-type="float" office:value="23.2389571121727" calcext:value-type="float">
            <text:p>23.2389571122</text:p>
          </table:table-cell>
          <table:table-cell office:value-type="float" office:value="338.36860749622" calcext:value-type="float">
            <text:p>338.3686074962</text:p>
          </table:table-cell>
          <table:table-cell table:number-columns-repeated="11"/>
        </table:table-row>
        <table:table-row table:style-name="ro1">
          <table:table-cell office:value-type="float" office:value="136.870102765326" calcext:value-type="float">
            <text:p>136.8701027653</text:p>
          </table:table-cell>
          <table:table-cell/>
          <table:table-cell office:value-type="float" office:value="149.369962868286" calcext:value-type="float">
            <text:p>149.3699628683</text:p>
          </table:table-cell>
          <table:table-cell/>
          <table:table-cell office:value-type="float" office:value="136.429947588223" calcext:value-type="float">
            <text:p>136.4299475882</text:p>
          </table:table-cell>
          <table:table-cell office:value-type="float" office:value="131.799887328527" calcext:value-type="float">
            <text:p>131.7998873285</text:p>
          </table:table-cell>
          <table:table-cell office:value-type="float" office:value="216.989575381339" calcext:value-type="float">
            <text:p>216.9895753813</text:p>
          </table:table-cell>
          <table:table-cell office:value-type="float" office:value="21.7989348103252" calcext:value-type="float">
            <text:p>21.7989348103</text:p>
          </table:table-cell>
          <table:table-cell office:value-type="float" office:value="335.178585743904" calcext:value-type="float">
            <text:p>335.1785857439</text:p>
          </table:table-cell>
          <table:table-cell table:number-columns-repeated="11"/>
        </table:table-row>
        <table:table-row table:style-name="ro1">
          <table:table-cell office:value-type="float" office:value="138.180090224828" calcext:value-type="float">
            <text:p>138.1800902248</text:p>
          </table:table-cell>
          <table:table-cell/>
          <table:table-cell office:value-type="float" office:value="146.929970231986" calcext:value-type="float">
            <text:p>146.929970232</text:p>
          </table:table-cell>
          <table:table-cell/>
          <table:table-cell office:value-type="float" office:value="141.869947268128" calcext:value-type="float">
            <text:p>141.8699472681</text:p>
          </table:table-cell>
          <table:table-cell office:value-type="float" office:value="128.929865805968" calcext:value-type="float">
            <text:p>128.929865806</text:p>
          </table:table-cell>
          <table:table-cell office:value-type="float" office:value="216.049559174484" calcext:value-type="float">
            <text:p>216.0495591745</text:p>
          </table:table-cell>
          <table:table-cell office:value-type="float" office:value="20.6089146167264" calcext:value-type="float">
            <text:p>20.6089146167</text:p>
          </table:table-cell>
          <table:table-cell office:value-type="float" office:value="335.118567978343" calcext:value-type="float">
            <text:p>335.1185679783</text:p>
          </table:table-cell>
          <table:table-cell table:number-columns-repeated="11"/>
        </table:table-row>
        <table:table-row table:style-name="ro1">
          <table:table-cell office:value-type="float" office:value="140.990082450526" calcext:value-type="float">
            <text:p>140.9900824505</text:p>
          </table:table-cell>
          <table:table-cell/>
          <table:table-cell office:value-type="float" office:value="151.119972829568" calcext:value-type="float">
            <text:p>151.1199728296</text:p>
          </table:table-cell>
          <table:table-cell/>
          <table:table-cell office:value-type="float" office:value="140.869950644906" calcext:value-type="float">
            <text:p>140.8699506449</text:p>
          </table:table-cell>
          <table:table-cell office:value-type="float" office:value="123.179845322414" calcext:value-type="float">
            <text:p>123.1798453224</text:p>
          </table:table-cell>
          <table:table-cell office:value-type="float" office:value="216.739549062606" calcext:value-type="float">
            <text:p>216.7395490626</text:p>
          </table:table-cell>
          <table:table-cell office:value-type="float" office:value="15.9288946829052" calcext:value-type="float">
            <text:p>15.9288946829</text:p>
          </table:table-cell>
          <table:table-cell office:value-type="float" office:value="336.488547035358" calcext:value-type="float">
            <text:p>336.4885470354</text:p>
          </table:table-cell>
          <table:table-cell table:number-columns-repeated="11"/>
        </table:table-row>
        <table:table-row table:style-name="ro1">
          <table:table-cell office:value-type="float" office:value="142.800077853688" calcext:value-type="float">
            <text:p>142.8000778537</text:p>
          </table:table-cell>
          <table:table-cell/>
          <table:table-cell office:value-type="float" office:value="149.92997516739" calcext:value-type="float">
            <text:p>149.9299751674</text:p>
          </table:table-cell>
          <table:table-cell/>
          <table:table-cell office:value-type="float" office:value="141.429956129867" calcext:value-type="float">
            <text:p>141.4299561299</text:p>
          </table:table-cell>
          <table:table-cell office:value-type="float" office:value="126.989822211181" calcext:value-type="float">
            <text:p>126.9898222112</text:p>
          </table:table-cell>
          <table:table-cell office:value-type="float" office:value="215.119538401085" calcext:value-type="float">
            <text:p>215.1195384011</text:p>
          </table:table-cell>
          <table:table-cell office:value-type="float" office:value="18.2388736799421" calcext:value-type="float">
            <text:p>18.2388736799</text:p>
          </table:table-cell>
          <table:table-cell office:value-type="float" office:value="332.868527421284" calcext:value-type="float">
            <text:p>332.8685274213</text:p>
          </table:table-cell>
          <table:table-cell table:number-columns-repeated="11"/>
        </table:table-row>
        <table:table-row table:style-name="ro1">
          <table:table-cell office:value-type="float" office:value="141.490089204418" calcext:value-type="float">
            <text:p>141.4900892044</text:p>
          </table:table-cell>
          <table:table-cell/>
          <table:table-cell office:value-type="float" office:value="145.799975107078" calcext:value-type="float">
            <text:p>145.7999751071</text:p>
          </table:table-cell>
          <table:table-cell/>
          <table:table-cell office:value-type="float" office:value="140.549959506634" calcext:value-type="float">
            <text:p>140.5499595066</text:p>
          </table:table-cell>
          <table:table-cell office:value-type="float" office:value="126.049802826971" calcext:value-type="float">
            <text:p>126.049802827</text:p>
          </table:table-cell>
          <table:table-cell office:value-type="float" office:value="214.549523233274" calcext:value-type="float">
            <text:p>214.5495232333</text:p>
          </table:table-cell>
          <table:table-cell office:value-type="float" office:value="18.6788524172032" calcext:value-type="float">
            <text:p>18.6788524172</text:p>
          </table:table-cell>
          <table:table-cell table:number-columns-repeated="12"/>
        </table:table-row>
        <table:table-row table:style-name="ro1">
          <table:table-cell office:value-type="float" office:value="144.050094719754" calcext:value-type="float">
            <text:p>144.0500947198</text:p>
          </table:table-cell>
          <table:table-cell/>
          <table:table-cell office:value-type="float" office:value="148.239976895223" calcext:value-type="float">
            <text:p>148.2399768952</text:p>
          </table:table-cell>
          <table:table-cell/>
          <table:table-cell office:value-type="float" office:value="138.429962853219" calcext:value-type="float">
            <text:p>138.4299628532</text:p>
          </table:table-cell>
          <table:table-cell office:value-type="float" office:value="127.549781304414" calcext:value-type="float">
            <text:p>127.5497813044</text:p>
          </table:table-cell>
          <table:table-cell office:value-type="float" office:value="221.119501710729" calcext:value-type="float">
            <text:p>221.1195017107</text:p>
          </table:table-cell>
          <table:table-cell office:value-type="float" office:value="17.0488308646612" calcext:value-type="float">
            <text:p>17.0488308647</text:p>
          </table:table-cell>
          <table:table-cell table:number-columns-repeated="12"/>
        </table:table-row>
        <table:table-row table:style-name="ro1">
          <table:table-cell office:value-type="float" office:value="140.990097317396" calcext:value-type="float">
            <text:p>140.9900973174</text:p>
          </table:table-cell>
          <table:table-cell/>
          <table:table-cell office:value-type="float" office:value="153.179987696056" calcext:value-type="float">
            <text:p>153.1799876961</text:p>
          </table:table-cell>
          <table:table-cell/>
          <table:table-cell office:value-type="float" office:value="139.239970736268" calcext:value-type="float">
            <text:p>139.2399707363</text:p>
          </table:table-cell>
          <table:table-cell office:value-type="float" office:value="121.299757124008" calcext:value-type="float">
            <text:p>121.299757124</text:p>
          </table:table-cell>
          <table:table-cell office:value-type="float" office:value="219.549478079976" calcext:value-type="float">
            <text:p>219.54947808</text:p>
          </table:table-cell>
          <table:table-cell office:value-type="float" office:value="16.2988021779845" calcext:value-type="float">
            <text:p>16.298802178</text:p>
          </table:table-cell>
          <table:table-cell table:number-columns-repeated="12"/>
        </table:table-row>
        <table:table-row table:style-name="ro1">
          <table:table-cell office:value-type="float" office:value="143.620097516873" calcext:value-type="float">
            <text:p>143.6200975169</text:p>
          </table:table-cell>
          <table:table-cell/>
          <table:table-cell office:value-type="float" office:value="153.679994510046" calcext:value-type="float">
            <text:p>153.67999451</text:p>
          </table:table-cell>
          <table:table-cell/>
          <table:table-cell office:value-type="float" office:value="139.869974372767" calcext:value-type="float">
            <text:p>139.8699743728</text:p>
          </table:table-cell>
          <table:table-cell office:value-type="float" office:value="126.369735081943" calcext:value-type="float">
            <text:p>126.3697350819</text:p>
          </table:table-cell>
          <table:table-cell office:value-type="float" office:value="216.489454968744" calcext:value-type="float">
            <text:p>216.4894549687</text:p>
          </table:table-cell>
          <table:table-cell office:value-type="float" office:value="14.5487779976294" calcext:value-type="float">
            <text:p>14.5487779976</text:p>
          </table:table-cell>
          <table:table-cell table:number-columns-repeated="12"/>
        </table:table-row>
        <table:table-row table:style-name="ro1">
          <table:table-cell office:value-type="float" office:value="146.370100374273" calcext:value-type="float">
            <text:p>146.3701003743</text:p>
          </table:table-cell>
          <table:table-cell/>
          <table:table-cell office:value-type="float" office:value="150.799998925898" calcext:value-type="float">
            <text:p>150.7999989259</text:p>
          </table:table-cell>
          <table:table-cell/>
          <table:table-cell office:value-type="float" office:value="140.929973762723" calcext:value-type="float">
            <text:p>140.9299737627</text:p>
          </table:table-cell>
          <table:table-cell office:value-type="float" office:value="121.359715148066" calcext:value-type="float">
            <text:p>121.3597151481</text:p>
          </table:table-cell>
          <table:table-cell office:value-type="float" office:value="221.179433446198" calcext:value-type="float">
            <text:p>221.1794334462</text:p>
          </table:table-cell>
          <table:table-cell office:value-type="float" office:value="17.81" calcext:value-type="float">
            <text:p>17.81</text:p>
          </table:table-cell>
          <table:table-cell table:number-columns-repeated="12"/>
        </table:table-row>
        <table:table-row table:style-name="ro1">
          <table:table-cell office:value-type="float" office:value="144.550111205442" calcext:value-type="float">
            <text:p>144.5501112054</text:p>
          </table:table-cell>
          <table:table-cell/>
          <table:table-cell office:value-type="float" office:value="149.870002822231" calcext:value-type="float">
            <text:p>149.8700028222</text:p>
          </table:table-cell>
          <table:table-cell/>
          <table:table-cell office:value-type="float" office:value="141.299978468394" calcext:value-type="float">
            <text:p>141.2999784684</text:p>
          </table:table-cell>
          <table:table-cell office:value-type="float" office:value="123.03969203683" calcext:value-type="float">
            <text:p>123.0396920368</text:p>
          </table:table-cell>
          <table:table-cell office:value-type="float" office:value="213.179410594728" calcext:value-type="float">
            <text:p>213.1794105947</text:p>
          </table:table-cell>
          <table:table-cell table:number-columns-repeated="13"/>
        </table:table-row>
        <table:table-row table:style-name="ro1">
          <table:table-cell office:value-type="float" office:value="142.550115361646" calcext:value-type="float">
            <text:p>142.5501153616</text:p>
          </table:table-cell>
          <table:table-cell/>
          <table:table-cell office:value-type="float" office:value="152.870010735549" calcext:value-type="float">
            <text:p>152.8700107355</text:p>
          </table:table-cell>
          <table:table-cell/>
          <table:table-cell office:value-type="float" office:value="138.989980516201" calcext:value-type="float">
            <text:p>138.9899805162</text:p>
          </table:table-cell>
          <table:table-cell office:value-type="float" office:value="122.549681145674" calcext:value-type="float">
            <text:p>122.5496811457</text:p>
          </table:table-cell>
          <table:table-cell office:value-type="float" office:value="214.73939066087" calcext:value-type="float">
            <text:p>214.7393906609</text:p>
          </table:table-cell>
          <table:table-cell table:number-columns-repeated="13"/>
        </table:table-row>
        <table:table-row table:style-name="ro1">
          <table:table-cell office:value-type="float" office:value="141.99010839678" calcext:value-type="float">
            <text:p>141.9901083968</text:p>
          </table:table-cell>
          <table:table-cell/>
          <table:table-cell office:value-type="float" office:value="153.120017289752" calcext:value-type="float">
            <text:p>153.1200172898</text:p>
          </table:table-cell>
          <table:table-cell/>
          <table:table-cell office:value-type="float" office:value="135.739987330035" calcext:value-type="float">
            <text:p>135.73998733</text:p>
          </table:table-cell>
          <table:table-cell office:value-type="float" office:value="132.549663609893" calcext:value-type="float">
            <text:p>132.5496636099</text:p>
          </table:table-cell>
          <table:table-cell office:value-type="float" office:value="212.369367030108" calcext:value-type="float">
            <text:p>212.3693670301</text:p>
          </table:table-cell>
          <table:table-cell table:number-columns-repeated="13"/>
        </table:table-row>
        <table:table-row table:style-name="ro1">
          <table:table-cell office:value-type="float" office:value="141.68010911577" calcext:value-type="float">
            <text:p>141.6801091158</text:p>
          </table:table-cell>
          <table:table-cell/>
          <table:table-cell office:value-type="float" office:value="150.370027540842" calcext:value-type="float">
            <text:p>150.3700275408</text:p>
          </table:table-cell>
          <table:table-cell/>
          <table:table-cell office:value-type="float" office:value="125.549992295436" calcext:value-type="float">
            <text:p>125.5499922954</text:p>
          </table:table-cell>
          <table:table-cell office:value-type="float" office:value="129.67965511683" calcext:value-type="float">
            <text:p>129.6796551168</text:p>
          </table:table-cell>
          <table:table-cell office:value-type="float" office:value="215.989349754099" calcext:value-type="float">
            <text:p>215.9893497541</text:p>
          </table:table-cell>
          <table:table-cell table:number-columns-repeated="13"/>
        </table:table-row>
        <table:table-row table:style-name="ro1">
          <table:table-cell office:value-type="float" office:value="142.300106367401" calcext:value-type="float">
            <text:p>142.3001063674</text:p>
          </table:table-cell>
          <table:table-cell/>
          <table:table-cell office:value-type="float" office:value="146.620033575519" calcext:value-type="float">
            <text:p>146.6200335755</text:p>
          </table:table-cell>
          <table:table-cell/>
          <table:table-cell office:value-type="float" office:value="125.119991425627" calcext:value-type="float">
            <text:p>125.1199914256</text:p>
          </table:table-cell>
          <table:table-cell/>
          <table:table-cell office:value-type="float" office:value="216.119331668698" calcext:value-type="float">
            <text:p>216.1193316687</text:p>
          </table:table-cell>
          <table:table-cell table:number-columns-repeated="13"/>
        </table:table-row>
        <table:table-row table:style-name="ro1">
          <table:table-cell office:value-type="float" office:value="141.370111852549" calcext:value-type="float">
            <text:p>141.3701118525</text:p>
          </table:table-cell>
          <table:table-cell/>
          <table:table-cell office:value-type="float" office:value="149.800040679375" calcext:value-type="float">
            <text:p>149.8000406794</text:p>
          </table:table-cell>
          <table:table-cell table:number-columns-repeated="3"/>
          <table:table-cell office:value-type="float" office:value="214.619311734844" calcext:value-type="float">
            <text:p>214.6193117348</text:p>
          </table:table-cell>
          <table:table-cell table:number-columns-repeated="13"/>
        </table:table-row>
        <table:table-row table:style-name="ro1">
          <table:table-cell office:value-type="float" office:value="138.990116558406" calcext:value-type="float">
            <text:p>138.9901165584</text:p>
          </table:table-cell>
          <table:table-cell/>
          <table:table-cell office:value-type="float" office:value="147.050042727221" calcext:value-type="float">
            <text:p>147.0500427272</text:p>
          </table:table-cell>
          <table:table-cell table:number-columns-repeated="3"/>
          <table:table-cell office:value-type="float" office:value="217.179296047529" calcext:value-type="float">
            <text:p>217.1792960475</text:p>
          </table:table-cell>
          <table:table-cell table:number-columns-repeated="13"/>
        </table:table-row>
        <table:table-row table:style-name="ro1">
          <table:table-cell office:value-type="float" office:value="146.300121004496" calcext:value-type="float">
            <text:p>146.3001210045</text:p>
          </table:table-cell>
          <table:table-cell/>
          <table:table-cell office:value-type="float" office:value="141.680045064993" calcext:value-type="float">
            <text:p>141.680045065</text:p>
          </table:table-cell>
          <table:table-cell table:number-columns-repeated="3"/>
          <table:table-cell office:value-type="float" office:value="211.549274784755" calcext:value-type="float">
            <text:p>211.5492747848</text:p>
          </table:table-cell>
          <table:table-cell table:number-columns-repeated="13"/>
        </table:table-row>
        <table:table-row table:style-name="ro1">
          <table:table-cell office:value-type="float" office:value="140.120125970102" calcext:value-type="float">
            <text:p>140.1201259701</text:p>
          </table:table-cell>
          <table:table-cell/>
          <table:table-cell office:value-type="float" office:value="136.740047662515" calcext:value-type="float">
            <text:p>136.7400476625</text:p>
          </table:table-cell>
          <table:table-cell table:number-columns-repeated="3"/>
          <table:table-cell office:value-type="float" office:value="209.799255630209" calcext:value-type="float">
            <text:p>209.7992556302</text:p>
          </table:table-cell>
          <table:table-cell table:number-columns-repeated="13"/>
        </table:table-row>
        <table:table-row table:style-name="ro1">
          <table:table-cell office:value-type="float" office:value="139.620128567704" calcext:value-type="float">
            <text:p>139.6201285677</text:p>
          </table:table-cell>
          <table:table-cell table:number-columns-repeated="5"/>
          <table:table-cell office:value-type="float" office:value="207.489239683132" calcext:value-type="float">
            <text:p>207.4892396831</text:p>
          </table:table-cell>
          <table:table-cell table:number-columns-repeated="13"/>
        </table:table-row>
        <table:table-row table:style-name="ro1">
          <table:table-cell office:value-type="float" office:value="139.050127697952" calcext:value-type="float">
            <text:p>139.050127698</text:p>
          </table:table-cell>
          <table:table-cell table:number-columns-repeated="5"/>
          <table:table-cell office:value-type="float" office:value="210.799220009056" calcext:value-type="float">
            <text:p>210.7992200091</text:p>
          </table:table-cell>
          <table:table-cell table:number-columns-repeated="13"/>
        </table:table-row>
        <table:table-row table:style-name="ro1">
          <table:table-cell office:value-type="float" office:value="135.370133213222" calcext:value-type="float">
            <text:p>135.3701332132</text:p>
          </table:table-cell>
          <table:table-cell table:number-columns-repeated="5"/>
          <table:table-cell office:value-type="float" office:value="208.989201404136" calcext:value-type="float">
            <text:p>208.9892014041</text:p>
          </table:table-cell>
          <table:table-cell table:number-columns-repeated="13"/>
        </table:table-row>
        <table:table-row table:style-name="ro1">
          <table:table-cell office:value-type="float" office:value="135.120142165677" calcext:value-type="float">
            <text:p>135.1201421657</text:p>
          </table:table-cell>
          <table:table-cell table:number-columns-repeated="5"/>
          <table:table-cell office:value-type="float" office:value="209.429180141371" calcext:value-type="float">
            <text:p>209.4291801414</text:p>
          </table:table-cell>
          <table:table-cell table:number-columns-repeated="13"/>
        </table:table-row>
        <table:table-row table:style-name="ro1">
          <table:table-cell office:value-type="float" office:value="135.490153776035" calcext:value-type="float">
            <text:p>135.490153776</text:p>
          </table:table-cell>
          <table:table-cell table:number-columns-repeated="5"/>
          <table:table-cell office:value-type="float" office:value="212.739159947761" calcext:value-type="float">
            <text:p>212.7391599478</text:p>
          </table:table-cell>
          <table:table-cell table:number-columns-repeated="13"/>
        </table:table-row>
        <table:table-row table:style-name="ro1">
          <table:table-cell office:value-type="float" office:value="134.990164866866" calcext:value-type="float">
            <text:p>134.9901648669</text:p>
          </table:table-cell>
          <table:table-cell table:number-columns-repeated="5"/>
          <table:table-cell office:value-type="float" office:value="210.369144000689" calcext:value-type="float">
            <text:p>210.3691440007</text:p>
          </table:table-cell>
          <table:table-cell table:number-columns-repeated="13"/>
        </table:table-row>
        <table:table-row table:style-name="ro1">
          <table:table-cell office:value-type="float" office:value="138.62016957267" calcext:value-type="float">
            <text:p>138.6201695727</text:p>
          </table:table-cell>
          <table:table-cell table:number-columns-repeated="19"/>
        </table:table-row>
        <table:table-row table:style-name="ro1">
          <table:table-cell office:value-type="float" office:value="141.740175867179" calcext:value-type="float">
            <text:p>141.7401758672</text:p>
          </table:table-cell>
          <table:table-cell table:number-columns-repeated="19"/>
        </table:table-row>
        <table:table-row table:style-name="ro1">
          <table:table-cell office:value-type="float" office:value="139.43017895409" calcext:value-type="float">
            <text:p>139.4301789541</text:p>
          </table:table-cell>
          <table:table-cell table:number-columns-repeated="19"/>
        </table:table-row>
        <table:table-row table:style-name="ro1">
          <table:table-cell office:value-type="float" office:value="133.24018311019" calcext:value-type="float">
            <text:p>133.2401831102</text:p>
          </table:table-cell>
          <table:table-cell table:number-columns-repeated="19"/>
        </table:table-row>
        <table:table-row table:style-name="ro1">
          <table:table-cell office:value-type="float" office:value="131.800190733631" calcext:value-type="float">
            <text:p>131.8001907336</text:p>
          </table:table-cell>
          <table:table-cell table:number-columns-repeated="19"/>
        </table:table-row>
        <table:table-row table:style-name="ro1">
          <table:table-cell office:value-type="float" office:value="136.550192781499" calcext:value-type="float">
            <text:p>136.5501927815</text:p>
          </table:table-cell>
          <table:table-cell table:number-columns-repeated="19"/>
        </table:table-row>
        <table:table-row table:style-name="ro1">
          <table:table-cell office:value-type="float" office:value="139.81" calcext:value-type="float">
            <text:p>139.8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-B</text:p>
          </table:table-cell>
          <table:table-cell office:value-type="string" calcext:value-type="string">
            <text:p>B-C</text:p>
          </table:table-cell>
          <table:table-cell office:value-type="string" calcext:value-type="string">
            <text:p>C-D</text:p>
          </table:table-cell>
          <table:table-cell office:value-type="string" calcext:value-type="string">
            <text:p>D-E</text:p>
          </table:table-cell>
          <table:table-cell office:value-type="string" calcext:value-type="string">
            <text:p>E-F</text:p>
          </table:table-cell>
          <table:table-cell office:value-type="string" calcext:value-type="string">
            <text:p>F-G</text:p>
          </table:table-cell>
          <table:table-cell office:value-type="string" calcext:value-type="string">
            <text:p>G-H</text:p>
          </table:table-cell>
          <table:table-cell office:value-type="string" calcext:value-type="string">
            <text:p>H-I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A-B</text:p>
          </table:table-cell>
          <table:table-cell office:value-type="string" calcext:value-type="string">
            <text:p>B-C</text:p>
          </table:table-cell>
          <table:table-cell office:value-type="string" calcext:value-type="string">
            <text:p>C-D</text:p>
          </table:table-cell>
          <table:table-cell office:value-type="string" calcext:value-type="string">
            <text:p>D-E</text:p>
          </table:table-cell>
          <table:table-cell office:value-type="string" calcext:value-type="string">
            <text:p>E-F</text:p>
          </table:table-cell>
          <table:table-cell office:value-type="string" calcext:value-type="string">
            <text:p>F-G</text:p>
          </table:table-cell>
          <table:table-cell office:value-type="string" calcext:value-type="string">
            <text:p>G-H</text:p>
          </table:table-cell>
          <table:table-cell office:value-type="string" calcext:value-type="string">
            <text:p>H-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formula="of:=AVERAGE([.A2:.A38])" office:value-type="float" office:value="139.969307622976" calcext:value-type="float">
            <text:p>139.969307623</text:p>
          </table:table-cell>
          <table:table-cell table:formula="of:=AVERAGE([.B2:.B38])" office:value-type="float" office:value="96.0521721248863" calcext:value-type="float">
            <text:p>96.0521721249</text:p>
          </table:table-cell>
          <table:table-cell table:formula="of:=AVERAGE([.C2:.C38])" office:value-type="float" office:value="149.109163534362" calcext:value-type="float">
            <text:p>149.1091635344</text:p>
          </table:table-cell>
          <table:table-cell table:formula="of:=AVERAGE([.D2:.D38])" office:value-type="float" office:value="124.070016634002" calcext:value-type="float">
            <text:p>124.070016634</text:p>
          </table:table-cell>
          <table:table-cell table:formula="of:=AVERAGE([.E2:.E38])" office:value-type="float" office:value="139.600466045234" calcext:value-type="float">
            <text:p>139.6004660452</text:p>
          </table:table-cell>
          <table:table-cell table:formula="of:=AVERAGE([.F2:.F38])" office:value-type="float" office:value="126.614560736356" calcext:value-type="float">
            <text:p>126.6145607364</text:p>
          </table:table-cell>
          <table:table-cell table:formula="of:=AVERAGE([.G2:.G38])" office:value-type="float" office:value="214.503082140815" calcext:value-type="float">
            <text:p>214.5030821408</text:p>
          </table:table-cell>
          <table:table-cell table:formula="of:=AVERAGE([.H2:.H38])" office:value-type="float" office:value="18.5549967163322" calcext:value-type="float">
            <text:p>18.5549967163</text:p>
          </table:table-cell>
          <table:table-cell table:formula="of:=AVERAGE([.I2:.I38])" office:value-type="float" office:value="338.153614695346" calcext:value-type="float">
            <text:p>338.1536146953</text:p>
          </table:table-cell>
          <table:table-cell/>
          <table:table-cell office:value-type="string" calcext:value-type="string">
            <text:p>Average Heading</text:p>
          </table:table-cell>
          <table:table-cell table:style-name="ce2" office:value-type="float" office:value="139.969307622976" calcext:value-type="float">
            <text:p>139.97</text:p>
          </table:table-cell>
          <table:table-cell table:style-name="ce2" office:value-type="float" office:value="96.0521721248863" calcext:value-type="float">
            <text:p>96.05</text:p>
          </table:table-cell>
          <table:table-cell table:style-name="ce2" office:value-type="float" office:value="149.109163534362" calcext:value-type="float">
            <text:p>149.11</text:p>
          </table:table-cell>
          <table:table-cell table:style-name="ce2" office:value-type="float" office:value="124.070016634002" calcext:value-type="float">
            <text:p>124.07</text:p>
          </table:table-cell>
          <table:table-cell table:style-name="ce2" office:value-type="float" office:value="139.600466045234" calcext:value-type="float">
            <text:p>139.60</text:p>
          </table:table-cell>
          <table:table-cell table:style-name="ce2" office:value-type="float" office:value="126.614560736356" calcext:value-type="float">
            <text:p>126.61</text:p>
          </table:table-cell>
          <table:table-cell table:style-name="ce2" office:value-type="float" office:value="214.503082140815" calcext:value-type="float">
            <text:p>214.50</text:p>
          </table:table-cell>
          <table:table-cell table:style-name="ce2" office:value-type="float" office:value="18.5549967163322" calcext:value-type="float">
            <text:p>18.55</text:p>
          </table:table-cell>
          <table:table-cell table:style-name="ce2" office:value-type="float" office:value="338.153614695346" calcext:value-type="float">
            <text:p>338.15</text:p>
          </table:table-cell>
        </table:table-row>
        <table:table-row table:style-name="ro1">
          <table:table-cell table:formula="of:=STDEV([.A2:.A38])" office:value-type="float" office:value="3.49494848484179" calcext:value-type="float">
            <text:p>3.4949484848</text:p>
          </table:table-cell>
          <table:table-cell table:formula="of:=STDEV([.B2:.B38])" office:value-type="float" office:value="2.26905242484772" calcext:value-type="float">
            <text:p>2.2690524248</text:p>
          </table:table-cell>
          <table:table-cell table:formula="of:=STDEV([.C2:.C38])" office:value-type="float" office:value="3.93322308593683" calcext:value-type="float">
            <text:p>3.9332230859</text:p>
          </table:table-cell>
          <table:table-cell table:formula="of:=STDEV([.D2:.D38])" office:value-type="float" office:value="3.40683779882745" calcext:value-type="float">
            <text:p>3.4068377988</text:p>
          </table:table-cell>
          <table:table-cell table:formula="of:=STDEV([.E2:.E38])" office:value-type="float" office:value="5.8276247473378" calcext:value-type="float">
            <text:p>5.8276247473</text:p>
          </table:table-cell>
          <table:table-cell table:formula="of:=STDEV([.F2:.F38])" office:value-type="float" office:value="4.30103314321801" calcext:value-type="float">
            <text:p>4.3010331432</text:p>
          </table:table-cell>
          <table:table-cell table:formula="of:=STDEV([.G2:.G38])" office:value-type="float" office:value="3.60580640770106" calcext:value-type="float">
            <text:p>3.6058064077</text:p>
          </table:table-cell>
          <table:table-cell table:formula="of:=STDEV([.H2:.H38])" office:value-type="float" office:value="2.79921420193934" calcext:value-type="float">
            <text:p>2.7992142019</text:p>
          </table:table-cell>
          <table:table-cell table:formula="of:=STDEV([.I2:.I38])" office:value-type="float" office:value="3.38989956168206" calcext:value-type="float">
            <text:p>3.3898995617</text:p>
          </table:table-cell>
          <table:table-cell/>
          <table:table-cell office:value-type="string" calcext:value-type="string">
            <text:p>Stdev</text:p>
          </table:table-cell>
          <table:table-cell table:style-name="ce2" office:value-type="float" office:value="3.49494848484179" calcext:value-type="float">
            <text:p>3.49</text:p>
          </table:table-cell>
          <table:table-cell table:style-name="ce2" office:value-type="float" office:value="2.26905242484772" calcext:value-type="float">
            <text:p>2.27</text:p>
          </table:table-cell>
          <table:table-cell table:style-name="ce2" office:value-type="float" office:value="3.93322308593683" calcext:value-type="float">
            <text:p>3.93</text:p>
          </table:table-cell>
          <table:table-cell table:style-name="ce2" office:value-type="float" office:value="3.40683779882745" calcext:value-type="float">
            <text:p>3.41</text:p>
          </table:table-cell>
          <table:table-cell table:style-name="ce2" office:value-type="float" office:value="5.8276247473378" calcext:value-type="float">
            <text:p>5.83</text:p>
          </table:table-cell>
          <table:table-cell table:style-name="ce2" office:value-type="float" office:value="4.30103314321801" calcext:value-type="float">
            <text:p>4.30</text:p>
          </table:table-cell>
          <table:table-cell table:style-name="ce2" office:value-type="float" office:value="3.60580640770106" calcext:value-type="float">
            <text:p>3.61</text:p>
          </table:table-cell>
          <table:table-cell table:style-name="ce2" office:value-type="float" office:value="2.79921420193934" calcext:value-type="float">
            <text:p>2.80</text:p>
          </table:table-cell>
          <table:table-cell table:style-name="ce2" office:value-type="float" office:value="3.38989956168206" calcext:value-type="float">
            <text:p>3.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Expected Heading</text:p>
          </table:table-cell>
          <table:table-cell table:style-name="ce2" office:value-type="float" office:value="180" calcext:value-type="float">
            <text:p>180.00</text:p>
          </table:table-cell>
          <table:table-cell table:style-name="ce2" office:value-type="float" office:value="90" calcext:value-type="float">
            <text:p>90.00</text:p>
          </table:table-cell>
          <table:table-cell table:number-columns-repeated="4" table:style-name="ce2" office:value-type="float" office:value="180" calcext:value-type="float">
            <text:p>180.00</text:p>
          </table:table-cell>
          <table:table-cell table:style-name="ce2" office:value-type="float" office:value="270" calcext:value-type="float">
            <text:p>270.00</text:p>
          </table:table-cell>
          <table:table-cell table:style-name="ce2" office:value-type="float" office:value="90" calcext:value-type="float">
            <text:p>90.00</text:p>
          </table:table-cell>
          <table:table-cell table:style-name="ce2" office:value-type="float" office:value="45" calcext:value-type="float">
            <text:p>45.00</text:p>
          </table:table-cell>
        </table:table-row>
        <table:table-row table:style-name="ro1">
          <table:table-cell table:formula="of:=[.A42]-[.A40]" office:value-type="float" office:value="40.0306923770241" calcext:value-type="float">
            <text:p>40.030692377</text:p>
          </table:table-cell>
          <table:table-cell table:formula="of:=[.B42]-[.B40]" office:value-type="float" office:value="-6.0521721248863" calcext:value-type="float">
            <text:p>-6.0521721249</text:p>
          </table:table-cell>
          <table:table-cell table:formula="of:=[.C42]-[.C40]" office:value-type="float" office:value="30.8908364656382" calcext:value-type="float">
            <text:p>30.8908364656</text:p>
          </table:table-cell>
          <table:table-cell table:formula="of:=[.D42]-[.D40]" office:value-type="float" office:value="55.9299833659984" calcext:value-type="float">
            <text:p>55.929983366</text:p>
          </table:table-cell>
          <table:table-cell table:formula="of:=[.E42]-[.E40]" office:value-type="float" office:value="40.3995339547665" calcext:value-type="float">
            <text:p>40.3995339548</text:p>
          </table:table-cell>
          <table:table-cell table:formula="of:=[.F42]-[.F40]" office:value-type="float" office:value="53.3854392636441" calcext:value-type="float">
            <text:p>53.3854392636</text:p>
          </table:table-cell>
          <table:table-cell table:formula="of:=[.G42]-[.G40]" office:value-type="float" office:value="55.4969178591851" calcext:value-type="float">
            <text:p>55.4969178592</text:p>
          </table:table-cell>
          <table:table-cell table:formula="of:=[.H42]-[.H40]" office:value-type="float" office:value="71.4450032836678" calcext:value-type="float">
            <text:p>71.4450032837</text:p>
          </table:table-cell>
          <table:table-cell table:formula="of:=[.I42]-[.I40]" office:value-type="float" office:value="-293.153614695346" calcext:value-type="float">
            <text:p>-293.1536146953</text:p>
          </table:table-cell>
          <table:table-cell/>
          <table:table-cell office:value-type="string" calcext:value-type="string">
            <text:p>Error</text:p>
          </table:table-cell>
          <table:table-cell table:style-name="ce2" office:value-type="float" office:value="40.0306923770241" calcext:value-type="float">
            <text:p>40.03</text:p>
          </table:table-cell>
          <table:table-cell table:style-name="ce2" office:value-type="float" office:value="-6.0521721248863" calcext:value-type="float">
            <text:p>-6.05</text:p>
          </table:table-cell>
          <table:table-cell table:style-name="ce2" office:value-type="float" office:value="30.8908364656382" calcext:value-type="float">
            <text:p>30.89</text:p>
          </table:table-cell>
          <table:table-cell table:style-name="ce2" office:value-type="float" office:value="55.9299833659984" calcext:value-type="float">
            <text:p>55.93</text:p>
          </table:table-cell>
          <table:table-cell table:style-name="ce2" office:value-type="float" office:value="40.3995339547665" calcext:value-type="float">
            <text:p>40.40</text:p>
          </table:table-cell>
          <table:table-cell table:style-name="ce2" office:value-type="float" office:value="53.3854392636441" calcext:value-type="float">
            <text:p>53.39</text:p>
          </table:table-cell>
          <table:table-cell table:style-name="ce2" office:value-type="float" office:value="55.4969178591851" calcext:value-type="float">
            <text:p>55.50</text:p>
          </table:table-cell>
          <table:table-cell table:style-name="ce2" office:value-type="float" office:value="71.4450032836678" calcext:value-type="float">
            <text:p>71.45</text:p>
          </table:table-cell>
          <table:table-cell table:style-name="ce2" office:value-type="float" office:value="-293.153614695346" calcext:value-type="float">
            <text:p>-293.15</text:p>
          </table:table-cell>
        </table:table-row>
        <table:table-row table:style-name="ro1">
          <table:table-cell/>
          <table:table-cell table:formula="of:=[.B40]-[.A40]" office:value-type="float" office:value="-43.9171354980896" calcext:value-type="float">
            <text:p>-43.9171354981</text:p>
          </table:table-cell>
          <table:table-cell table:formula="of:=[.C40]-[.B40]" office:value-type="float" office:value="53.0569914094756" calcext:value-type="float">
            <text:p>53.0569914095</text:p>
          </table:table-cell>
          <table:table-cell table:formula="of:=[.D40]-[.C40]" office:value-type="float" office:value="-25.0391469003602" calcext:value-type="float">
            <text:p>-25.0391469004</text:p>
          </table:table-cell>
          <table:table-cell table:formula="of:=[.E40]-[.D40]" office:value-type="float" office:value="15.5304494112319" calcext:value-type="float">
            <text:p>15.5304494112</text:p>
          </table:table-cell>
          <table:table-cell table:formula="of:=[.F40]-[.E40]" office:value-type="float" office:value="-12.9859053088776" calcext:value-type="float">
            <text:p>-12.9859053089</text:p>
          </table:table-cell>
          <table:table-cell table:formula="of:=[.G40]-[.F40]" office:value-type="float" office:value="87.888521404459" calcext:value-type="float">
            <text:p>87.8885214045</text:p>
          </table:table-cell>
          <table:table-cell table:formula="of:=[.H40]-[.G40]" office:value-type="float" office:value="-195.948085424483" calcext:value-type="float">
            <text:p>-195.9480854245</text:p>
          </table:table-cell>
          <table:table-cell table:formula="of:=360-293.1536" office:value-type="float" office:value="66.8464" calcext:value-type="float">
            <text:p>66.846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3:02:45.373104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4T13:35:51.369685760</dc:date>
    <meta:editing-duration>P2DT1H6M6S</meta:editing-duration>
    <meta:editing-cycles>4</meta:editing-cycles>
    <meta:generator>LibreOffice/5.1.4.2$Linux_X86_64 LibreOffice_project/10m0$Build-2</meta:generator>
    <meta:document-statistic meta:table-count="3" meta:cell-count="30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787cm" svg:height="12.889cm" xlink:href=".." xlink:type="simple" chart:class="chart:scatter" chart:style-name="ch1">
        <chart:legend chart:legend-position="end" svg:x="22.988cm" svg:y="5.398cm" style:legend-expansion="high" chart:style-name="ch2"/>
        <chart:plot-area chart:style-name="ch3" table:cell-range-address="'log_42577.144629629634'.B1:'log_42577.144629629634'.E167 'log_42577.144629629634'.G1:'log_42577.144629629634'.G167" chart:data-source-has-labels="both" svg:x="0.515cm" svg:y="0.257cm" svg:width="21.958cm" svg:height="12.375cm">
          <chartooo:coordinate-region svg:x="1.427cm" svg:y="0.415cm" svg:width="20.766cm" svg:height="11.977cm"/>
          <chart:axis chart:dimension="x" chart:name="primary-x" chart:style-name="ch4" chartooo:axis-type="auto">
            <chart:categories table:cell-range-address="'log_42577.144629629634'.B2:'log_42577.144629629634'.B1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og_42577.144629629634'.C2:'log_42577.144629629634'.C167" chart:label-cell-address="'log_42577.144629629634'.C1:'log_42577.144629629634'.C1" chart:class="chart:scatter">
            <chart:data-point chart:repeated="166"/>
          </chart:series>
          <chart:series chart:style-name="ch8" chart:values-cell-range-address="'log_42577.144629629634'.D2:'log_42577.144629629634'.D167" chart:label-cell-address="'log_42577.144629629634'.D1:'log_42577.144629629634'.D1" chart:class="chart:scatter">
            <chart:data-point chart:repeated="166"/>
          </chart:series>
          <chart:series chart:style-name="ch9" chart:values-cell-range-address="'log_42577.144629629634'.E2:'log_42577.144629629634'.E167" chart:label-cell-address="'log_42577.144629629634'.E1:'log_42577.144629629634'.E1" chart:class="chart:scatter">
            <chart:data-point chart:repeated="166"/>
          </chart:series>
          <chart:series chart:style-name="ch10" chart:values-cell-range-address="'log_42577.144629629634'.G2:'log_42577.144629629634'.G167" chart:label-cell-address="'log_42577.144629629634'.G1:'log_42577.144629629634'.G1" chart:class="chart:scatter">
            <chart:data-point chart:repeated="1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ding</text:p>
                <draw:g>
                  <svg:desc>'log_42577.144629629634'.C1:'log_42577.144629629634'.C1</svg:desc>
                </draw:g>
              </table:table-cell>
              <table:table-cell office:value-type="string">
                <text:p>Adjusted</text:p>
                <draw:g>
                  <svg:desc>'log_42577.144629629634'.D1:'log_42577.144629629634'.D1</svg:desc>
                </draw:g>
              </table:table-cell>
              <table:table-cell office:value-type="string">
                <text:p>Expected</text:p>
                <draw:g>
                  <svg:desc>'log_42577.144629629634'.E1:'log_42577.144629629634'.E1</svg:desc>
                </draw:g>
              </table:table-cell>
              <table:table-cell office:value-type="string">
                <text:p>Error abs</text:p>
                <draw:g>
                  <svg:desc>'log_42577.144629629634'.G1:'log_42577.144629629634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:30:10</text:p>
                <draw:g>
                  <svg:desc>'log_42577.144629629634'.B2:'log_42577.144629629634'.B167</svg:desc>
                </draw:g>
              </table:table-cell>
              <table:table-cell office:value-type="float" office:value="139.490089946391">
                <text:p>139.490089946391</text:p>
                <draw:g>
                  <svg:desc>'log_42577.144629629634'.C2:'log_42577.144629629634'.C167</svg:desc>
                </draw:g>
              </table:table-cell>
              <table:table-cell office:value-type="float" office:value="184.490089946391">
                <text:p>184.490089946391</text:p>
                <draw:g>
                  <svg:desc>'log_42577.144629629634'.D2:'log_42577.144629629634'.D167</svg:desc>
                </draw:g>
              </table:table-cell>
              <table:table-cell office:value-type="float" office:value="180">
                <text:p>180</text:p>
                <draw:g>
                  <svg:desc>'log_42577.144629629634'.E2:'log_42577.144629629634'.E167</svg:desc>
                </draw:g>
              </table:table-cell>
              <table:table-cell office:value-type="float" office:value="-4.49008994639101">
                <text:p>-4.49008994639101</text:p>
                <draw:g>
                  <svg:desc>'log_42577.144629629634'.G2:'log_42577.144629629634'.G167</svg:desc>
                </draw:g>
              </table:table-cell>
            </table:table-row>
            <table:table-row>
              <table:table-cell office:value-type="string">
                <text:p>15:30:12</text:p>
              </table:table-cell>
              <table:table-cell office:value-type="float" office:value="139.870094193058">
                <text:p>139.870094193058</text:p>
              </table:table-cell>
              <table:table-cell office:value-type="float" office:value="184.870094193058">
                <text:p>184.870094193058</text:p>
              </table:table-cell>
              <table:table-cell office:value-type="float" office:value="180">
                <text:p>180</text:p>
              </table:table-cell>
              <table:table-cell office:value-type="float" office:value="-4.87009419305801">
                <text:p>-4.87009419305801</text:p>
              </table:table-cell>
            </table:table-row>
            <table:table-row>
              <table:table-cell office:value-type="string">
                <text:p>15:30:14</text:p>
              </table:table-cell>
              <table:table-cell office:value-type="float" office:value="138.870093933292">
                <text:p>138.870093933292</text:p>
              </table:table-cell>
              <table:table-cell office:value-type="float" office:value="183.870093933292">
                <text:p>183.870093933292</text:p>
              </table:table-cell>
              <table:table-cell office:value-type="float" office:value="180">
                <text:p>180</text:p>
              </table:table-cell>
              <table:table-cell office:value-type="float" office:value="-3.870093933292">
                <text:p>-3.870093933292</text:p>
              </table:table-cell>
            </table:table-row>
            <table:table-row>
              <table:table-cell office:value-type="string">
                <text:p>15:30:16</text:p>
              </table:table-cell>
              <table:table-cell office:value-type="float" office:value="137.050098699491">
                <text:p>137.050098699491</text:p>
              </table:table-cell>
              <table:table-cell office:value-type="float" office:value="182.050098699491">
                <text:p>182.050098699491</text:p>
              </table:table-cell>
              <table:table-cell office:value-type="float" office:value="180">
                <text:p>180</text:p>
              </table:table-cell>
              <table:table-cell office:value-type="float" office:value="-2.050098699491">
                <text:p>-2.050098699491</text:p>
              </table:table-cell>
            </table:table-row>
            <table:table-row>
              <table:table-cell office:value-type="string">
                <text:p>15:30:18</text:p>
              </table:table-cell>
              <table:table-cell office:value-type="float" office:value="144.80010129715">
                <text:p>144.80010129715</text:p>
              </table:table-cell>
              <table:table-cell office:value-type="float" office:value="189.80010129715">
                <text:p>189.80010129715</text:p>
              </table:table-cell>
              <table:table-cell office:value-type="float" office:value="180">
                <text:p>180</text:p>
              </table:table-cell>
              <table:table-cell office:value-type="float" office:value="-9.80010129715001">
                <text:p>-9.80010129715001</text:p>
              </table:table-cell>
            </table:table-row>
            <table:table-row>
              <table:table-cell office:value-type="string">
                <text:p>15:30:20</text:p>
              </table:table-cell>
              <table:table-cell office:value-type="float" office:value="142.740104414336">
                <text:p>142.740104414336</text:p>
              </table:table-cell>
              <table:table-cell office:value-type="float" office:value="187.740104414336">
                <text:p>187.740104414336</text:p>
              </table:table-cell>
              <table:table-cell office:value-type="float" office:value="180">
                <text:p>180</text:p>
              </table:table-cell>
              <table:table-cell office:value-type="float" office:value="-7.740104414336">
                <text:p>-7.740104414336</text:p>
              </table:table-cell>
            </table:table-row>
            <table:table-row>
              <table:table-cell office:value-type="string">
                <text:p>15:30:22</text:p>
              </table:table-cell>
              <table:table-cell office:value-type="float" office:value="136.870102765326">
                <text:p>136.870102765326</text:p>
              </table:table-cell>
              <table:table-cell office:value-type="float" office:value="181.870102765326">
                <text:p>181.870102765326</text:p>
              </table:table-cell>
              <table:table-cell office:value-type="float" office:value="180">
                <text:p>180</text:p>
              </table:table-cell>
              <table:table-cell office:value-type="float" office:value="-1.87010276532601">
                <text:p>-1.87010276532601</text:p>
              </table:table-cell>
            </table:table-row>
            <table:table-row>
              <table:table-cell office:value-type="string">
                <text:p>15:30:24</text:p>
              </table:table-cell>
              <table:table-cell office:value-type="float" office:value="138.180090224828">
                <text:p>138.180090224828</text:p>
              </table:table-cell>
              <table:table-cell office:value-type="float" office:value="183.180090224828">
                <text:p>183.180090224828</text:p>
              </table:table-cell>
              <table:table-cell office:value-type="float" office:value="180">
                <text:p>180</text:p>
              </table:table-cell>
              <table:table-cell office:value-type="float" office:value="-3.18009022482801">
                <text:p>-3.18009022482801</text:p>
              </table:table-cell>
            </table:table-row>
            <table:table-row>
              <table:table-cell office:value-type="string">
                <text:p>15:30:26</text:p>
              </table:table-cell>
              <table:table-cell office:value-type="float" office:value="140.990082450526">
                <text:p>140.990082450526</text:p>
              </table:table-cell>
              <table:table-cell office:value-type="float" office:value="185.990082450526">
                <text:p>185.990082450526</text:p>
              </table:table-cell>
              <table:table-cell office:value-type="float" office:value="180">
                <text:p>180</text:p>
              </table:table-cell>
              <table:table-cell office:value-type="float" office:value="-5.99008245052599">
                <text:p>-5.99008245052599</text:p>
              </table:table-cell>
            </table:table-row>
            <table:table-row>
              <table:table-cell office:value-type="string">
                <text:p>15:30:28</text:p>
              </table:table-cell>
              <table:table-cell office:value-type="float" office:value="142.800077853688">
                <text:p>142.800077853688</text:p>
              </table:table-cell>
              <table:table-cell office:value-type="float" office:value="187.800077853688">
                <text:p>187.800077853688</text:p>
              </table:table-cell>
              <table:table-cell office:value-type="float" office:value="180">
                <text:p>180</text:p>
              </table:table-cell>
              <table:table-cell office:value-type="float" office:value="-7.80007785368801">
                <text:p>-7.80007785368801</text:p>
              </table:table-cell>
            </table:table-row>
            <table:table-row>
              <table:table-cell office:value-type="string">
                <text:p>15:30:30</text:p>
              </table:table-cell>
              <table:table-cell office:value-type="float" office:value="141.490089204418">
                <text:p>141.490089204418</text:p>
              </table:table-cell>
              <table:table-cell office:value-type="float" office:value="186.490089204418">
                <text:p>186.490089204418</text:p>
              </table:table-cell>
              <table:table-cell office:value-type="float" office:value="180">
                <text:p>180</text:p>
              </table:table-cell>
              <table:table-cell office:value-type="float" office:value="-6.49008920441801">
                <text:p>-6.49008920441801</text:p>
              </table:table-cell>
            </table:table-row>
            <table:table-row>
              <table:table-cell office:value-type="string">
                <text:p>15:30:32</text:p>
              </table:table-cell>
              <table:table-cell office:value-type="float" office:value="144.050094719754">
                <text:p>144.050094719754</text:p>
              </table:table-cell>
              <table:table-cell office:value-type="float" office:value="189.050094719754">
                <text:p>189.050094719754</text:p>
              </table:table-cell>
              <table:table-cell office:value-type="float" office:value="180">
                <text:p>180</text:p>
              </table:table-cell>
              <table:table-cell office:value-type="float" office:value="-9.05009471975399">
                <text:p>-9.05009471975399</text:p>
              </table:table-cell>
            </table:table-row>
            <table:table-row>
              <table:table-cell office:value-type="string">
                <text:p>15:30:34</text:p>
              </table:table-cell>
              <table:table-cell office:value-type="float" office:value="140.990097317396">
                <text:p>140.990097317396</text:p>
              </table:table-cell>
              <table:table-cell office:value-type="float" office:value="185.990097317396">
                <text:p>185.990097317396</text:p>
              </table:table-cell>
              <table:table-cell office:value-type="float" office:value="180">
                <text:p>180</text:p>
              </table:table-cell>
              <table:table-cell office:value-type="float" office:value="-5.99009731739599">
                <text:p>-5.99009731739599</text:p>
              </table:table-cell>
            </table:table-row>
            <table:table-row>
              <table:table-cell office:value-type="string">
                <text:p>15:30:36</text:p>
              </table:table-cell>
              <table:table-cell office:value-type="float" office:value="143.620097516873">
                <text:p>143.620097516873</text:p>
              </table:table-cell>
              <table:table-cell office:value-type="float" office:value="188.620097516873">
                <text:p>188.620097516873</text:p>
              </table:table-cell>
              <table:table-cell office:value-type="float" office:value="180">
                <text:p>180</text:p>
              </table:table-cell>
              <table:table-cell office:value-type="float" office:value="-8.62009751687299">
                <text:p>-8.62009751687299</text:p>
              </table:table-cell>
            </table:table-row>
            <table:table-row>
              <table:table-cell office:value-type="string">
                <text:p>15:30:38</text:p>
              </table:table-cell>
              <table:table-cell office:value-type="float" office:value="146.370100374273">
                <text:p>146.370100374273</text:p>
              </table:table-cell>
              <table:table-cell office:value-type="float" office:value="191.370100374273">
                <text:p>191.370100374273</text:p>
              </table:table-cell>
              <table:table-cell office:value-type="float" office:value="180">
                <text:p>180</text:p>
              </table:table-cell>
              <table:table-cell office:value-type="float" office:value="-11.370100374273">
                <text:p>-11.370100374273</text:p>
              </table:table-cell>
            </table:table-row>
            <table:table-row>
              <table:table-cell office:value-type="string">
                <text:p>15:30:40</text:p>
              </table:table-cell>
              <table:table-cell office:value-type="float" office:value="144.550111205442">
                <text:p>144.550111205442</text:p>
              </table:table-cell>
              <table:table-cell office:value-type="float" office:value="189.550111205442">
                <text:p>189.550111205442</text:p>
              </table:table-cell>
              <table:table-cell office:value-type="float" office:value="180">
                <text:p>180</text:p>
              </table:table-cell>
              <table:table-cell office:value-type="float" office:value="-9.55011120544199">
                <text:p>-9.55011120544199</text:p>
              </table:table-cell>
            </table:table-row>
            <table:table-row>
              <table:table-cell office:value-type="string">
                <text:p>15:30:42</text:p>
              </table:table-cell>
              <table:table-cell office:value-type="float" office:value="142.550115361646">
                <text:p>142.550115361646</text:p>
              </table:table-cell>
              <table:table-cell office:value-type="float" office:value="187.550115361646">
                <text:p>187.550115361646</text:p>
              </table:table-cell>
              <table:table-cell office:value-type="float" office:value="180">
                <text:p>180</text:p>
              </table:table-cell>
              <table:table-cell office:value-type="float" office:value="-7.55011536164599">
                <text:p>-7.55011536164599</text:p>
              </table:table-cell>
            </table:table-row>
            <table:table-row>
              <table:table-cell office:value-type="string">
                <text:p>15:30:44</text:p>
              </table:table-cell>
              <table:table-cell office:value-type="float" office:value="141.99010839678">
                <text:p>141.99010839678</text:p>
              </table:table-cell>
              <table:table-cell office:value-type="float" office:value="186.99010839678">
                <text:p>186.99010839678</text:p>
              </table:table-cell>
              <table:table-cell office:value-type="float" office:value="180">
                <text:p>180</text:p>
              </table:table-cell>
              <table:table-cell office:value-type="float" office:value="-6.99010839677999">
                <text:p>-6.99010839677999</text:p>
              </table:table-cell>
            </table:table-row>
            <table:table-row>
              <table:table-cell office:value-type="string">
                <text:p>15:30:46</text:p>
              </table:table-cell>
              <table:table-cell office:value-type="float" office:value="141.68010911577">
                <text:p>141.68010911577</text:p>
              </table:table-cell>
              <table:table-cell office:value-type="float" office:value="186.68010911577">
                <text:p>186.68010911577</text:p>
              </table:table-cell>
              <table:table-cell office:value-type="float" office:value="180">
                <text:p>180</text:p>
              </table:table-cell>
              <table:table-cell office:value-type="float" office:value="-6.68010911576999">
                <text:p>-6.68010911576999</text:p>
              </table:table-cell>
            </table:table-row>
            <table:table-row>
              <table:table-cell office:value-type="string">
                <text:p>15:30:48</text:p>
              </table:table-cell>
              <table:table-cell office:value-type="float" office:value="142.300106367401">
                <text:p>142.300106367401</text:p>
              </table:table-cell>
              <table:table-cell office:value-type="float" office:value="187.300106367401">
                <text:p>187.300106367401</text:p>
              </table:table-cell>
              <table:table-cell office:value-type="float" office:value="180">
                <text:p>180</text:p>
              </table:table-cell>
              <table:table-cell office:value-type="float" office:value="-7.30010636740101">
                <text:p>-7.30010636740101</text:p>
              </table:table-cell>
            </table:table-row>
            <table:table-row>
              <table:table-cell office:value-type="string">
                <text:p>15:30:50</text:p>
              </table:table-cell>
              <table:table-cell office:value-type="float" office:value="141.370111852549">
                <text:p>141.370111852549</text:p>
              </table:table-cell>
              <table:table-cell office:value-type="float" office:value="186.370111852549">
                <text:p>186.370111852549</text:p>
              </table:table-cell>
              <table:table-cell office:value-type="float" office:value="180">
                <text:p>180</text:p>
              </table:table-cell>
              <table:table-cell office:value-type="float" office:value="-6.370111852549">
                <text:p>-6.370111852549</text:p>
              </table:table-cell>
            </table:table-row>
            <table:table-row>
              <table:table-cell office:value-type="string">
                <text:p>15:30:52</text:p>
              </table:table-cell>
              <table:table-cell office:value-type="float" office:value="138.990116558406">
                <text:p>138.990116558406</text:p>
              </table:table-cell>
              <table:table-cell office:value-type="float" office:value="183.990116558406">
                <text:p>183.990116558406</text:p>
              </table:table-cell>
              <table:table-cell office:value-type="float" office:value="180">
                <text:p>180</text:p>
              </table:table-cell>
              <table:table-cell office:value-type="float" office:value="-3.99011655840599">
                <text:p>-3.99011655840599</text:p>
              </table:table-cell>
            </table:table-row>
            <table:table-row>
              <table:table-cell office:value-type="string">
                <text:p>15:30:54</text:p>
              </table:table-cell>
              <table:table-cell office:value-type="float" office:value="146.300121004496">
                <text:p>146.300121004496</text:p>
              </table:table-cell>
              <table:table-cell office:value-type="float" office:value="191.300121004496">
                <text:p>191.300121004496</text:p>
              </table:table-cell>
              <table:table-cell office:value-type="float" office:value="180">
                <text:p>180</text:p>
              </table:table-cell>
              <table:table-cell office:value-type="float" office:value="-11.300121004496">
                <text:p>-11.300121004496</text:p>
              </table:table-cell>
            </table:table-row>
            <table:table-row>
              <table:table-cell office:value-type="string">
                <text:p>15:30:56</text:p>
              </table:table-cell>
              <table:table-cell office:value-type="float" office:value="140.120125970102">
                <text:p>140.120125970102</text:p>
              </table:table-cell>
              <table:table-cell office:value-type="float" office:value="185.120125970102">
                <text:p>185.120125970102</text:p>
              </table:table-cell>
              <table:table-cell office:value-type="float" office:value="180">
                <text:p>180</text:p>
              </table:table-cell>
              <table:table-cell office:value-type="float" office:value="-5.12012597010201">
                <text:p>-5.12012597010201</text:p>
              </table:table-cell>
            </table:table-row>
            <table:table-row>
              <table:table-cell office:value-type="string">
                <text:p>15:30:58</text:p>
              </table:table-cell>
              <table:table-cell office:value-type="float" office:value="139.620128567704">
                <text:p>139.620128567704</text:p>
              </table:table-cell>
              <table:table-cell office:value-type="float" office:value="184.620128567704">
                <text:p>184.620128567704</text:p>
              </table:table-cell>
              <table:table-cell office:value-type="float" office:value="180">
                <text:p>180</text:p>
              </table:table-cell>
              <table:table-cell office:value-type="float" office:value="-4.620128567704">
                <text:p>-4.620128567704</text:p>
              </table:table-cell>
            </table:table-row>
            <table:table-row>
              <table:table-cell office:value-type="string">
                <text:p>15:31:00</text:p>
              </table:table-cell>
              <table:table-cell office:value-type="float" office:value="139.050127697952">
                <text:p>139.050127697952</text:p>
              </table:table-cell>
              <table:table-cell office:value-type="float" office:value="184.050127697952">
                <text:p>184.050127697952</text:p>
              </table:table-cell>
              <table:table-cell office:value-type="float" office:value="180">
                <text:p>180</text:p>
              </table:table-cell>
              <table:table-cell office:value-type="float" office:value="-4.05012769795201">
                <text:p>-4.05012769795201</text:p>
              </table:table-cell>
            </table:table-row>
            <table:table-row>
              <table:table-cell office:value-type="string">
                <text:p>15:31:02</text:p>
              </table:table-cell>
              <table:table-cell office:value-type="float" office:value="135.370133213222">
                <text:p>135.370133213222</text:p>
              </table:table-cell>
              <table:table-cell office:value-type="float" office:value="180.370133213222">
                <text:p>180.370133213222</text:p>
              </table:table-cell>
              <table:table-cell office:value-type="float" office:value="180">
                <text:p>180</text:p>
              </table:table-cell>
              <table:table-cell office:value-type="float" office:value="-0.370133213222005">
                <text:p>-0.370133213222005</text:p>
              </table:table-cell>
            </table:table-row>
            <table:table-row>
              <table:table-cell office:value-type="string">
                <text:p>15:31:04</text:p>
              </table:table-cell>
              <table:table-cell office:value-type="float" office:value="135.120142165677">
                <text:p>135.120142165677</text:p>
              </table:table-cell>
              <table:table-cell office:value-type="float" office:value="180.120142165677">
                <text:p>180.120142165677</text:p>
              </table:table-cell>
              <table:table-cell office:value-type="float" office:value="180">
                <text:p>180</text:p>
              </table:table-cell>
              <table:table-cell office:value-type="float" office:value="-0.120142165677009">
                <text:p>-0.120142165677009</text:p>
              </table:table-cell>
            </table:table-row>
            <table:table-row>
              <table:table-cell office:value-type="string">
                <text:p>15:31:06</text:p>
              </table:table-cell>
              <table:table-cell office:value-type="float" office:value="135.490153776035">
                <text:p>135.490153776035</text:p>
              </table:table-cell>
              <table:table-cell office:value-type="float" office:value="180.490153776035">
                <text:p>180.490153776035</text:p>
              </table:table-cell>
              <table:table-cell office:value-type="float" office:value="180">
                <text:p>180</text:p>
              </table:table-cell>
              <table:table-cell office:value-type="float" office:value="-0.490153776034987">
                <text:p>-0.490153776034987</text:p>
              </table:table-cell>
            </table:table-row>
            <table:table-row>
              <table:table-cell office:value-type="string">
                <text:p>15:31:08</text:p>
              </table:table-cell>
              <table:table-cell office:value-type="float" office:value="134.990164866866">
                <text:p>134.990164866866</text:p>
              </table:table-cell>
              <table:table-cell office:value-type="float" office:value="179.990164866866">
                <text:p>179.990164866866</text:p>
              </table:table-cell>
              <table:table-cell office:value-type="float" office:value="180">
                <text:p>180</text:p>
              </table:table-cell>
              <table:table-cell office:value-type="float" office:value="-0.00983513313400408">
                <text:p>-0.00983513313400408</text:p>
              </table:table-cell>
            </table:table-row>
            <table:table-row>
              <table:table-cell office:value-type="string">
                <text:p>15:31:10</text:p>
              </table:table-cell>
              <table:table-cell office:value-type="float" office:value="138.62016957267">
                <text:p>138.62016957267</text:p>
              </table:table-cell>
              <table:table-cell office:value-type="float" office:value="183.62016957267">
                <text:p>183.62016957267</text:p>
              </table:table-cell>
              <table:table-cell office:value-type="float" office:value="180">
                <text:p>180</text:p>
              </table:table-cell>
              <table:table-cell office:value-type="float" office:value="-3.62016957266999">
                <text:p>-3.62016957266999</text:p>
              </table:table-cell>
            </table:table-row>
            <table:table-row>
              <table:table-cell office:value-type="string">
                <text:p>15:31:12</text:p>
              </table:table-cell>
              <table:table-cell office:value-type="float" office:value="141.740175867179">
                <text:p>141.740175867179</text:p>
              </table:table-cell>
              <table:table-cell office:value-type="float" office:value="186.740175867179">
                <text:p>186.740175867179</text:p>
              </table:table-cell>
              <table:table-cell office:value-type="float" office:value="180">
                <text:p>180</text:p>
              </table:table-cell>
              <table:table-cell office:value-type="float" office:value="-6.74017586717901">
                <text:p>-6.74017586717901</text:p>
              </table:table-cell>
            </table:table-row>
            <table:table-row>
              <table:table-cell office:value-type="string">
                <text:p>15:31:14</text:p>
              </table:table-cell>
              <table:table-cell office:value-type="float" office:value="139.43017895409">
                <text:p>139.43017895409</text:p>
              </table:table-cell>
              <table:table-cell office:value-type="float" office:value="184.43017895409">
                <text:p>184.43017895409</text:p>
              </table:table-cell>
              <table:table-cell office:value-type="float" office:value="180">
                <text:p>180</text:p>
              </table:table-cell>
              <table:table-cell office:value-type="float" office:value="-4.43017895409">
                <text:p>-4.43017895409</text:p>
              </table:table-cell>
            </table:table-row>
            <table:table-row>
              <table:table-cell office:value-type="string">
                <text:p>15:31:16</text:p>
              </table:table-cell>
              <table:table-cell office:value-type="float" office:value="133.24018311019">
                <text:p>133.24018311019</text:p>
              </table:table-cell>
              <table:table-cell office:value-type="float" office:value="178.24018311019">
                <text:p>178.24018311019</text:p>
              </table:table-cell>
              <table:table-cell office:value-type="float" office:value="180">
                <text:p>180</text:p>
              </table:table-cell>
              <table:table-cell office:value-type="float" office:value="-1.75981688981">
                <text:p>-1.75981688981</text:p>
              </table:table-cell>
            </table:table-row>
            <table:table-row>
              <table:table-cell office:value-type="string">
                <text:p>15:31:18</text:p>
              </table:table-cell>
              <table:table-cell office:value-type="float" office:value="131.800190733631">
                <text:p>131.800190733631</text:p>
              </table:table-cell>
              <table:table-cell office:value-type="float" office:value="176.800190733631">
                <text:p>176.800190733631</text:p>
              </table:table-cell>
              <table:table-cell office:value-type="float" office:value="180">
                <text:p>180</text:p>
              </table:table-cell>
              <table:table-cell office:value-type="float" office:value="-3.19980926636899">
                <text:p>-3.19980926636899</text:p>
              </table:table-cell>
            </table:table-row>
            <table:table-row>
              <table:table-cell office:value-type="string">
                <text:p>15:31:20</text:p>
              </table:table-cell>
              <table:table-cell office:value-type="float" office:value="136.550192781499">
                <text:p>136.550192781499</text:p>
              </table:table-cell>
              <table:table-cell office:value-type="float" office:value="181.550192781499">
                <text:p>181.550192781499</text:p>
              </table:table-cell>
              <table:table-cell office:value-type="float" office:value="180">
                <text:p>180</text:p>
              </table:table-cell>
              <table:table-cell office:value-type="float" office:value="-1.55019278149899">
                <text:p>-1.55019278149899</text:p>
              </table:table-cell>
            </table:table-row>
            <table:table-row>
              <table:table-cell office:value-type="string">
                <text:p>15:31:21</text:p>
              </table:table-cell>
              <table:table-cell office:value-type="float" office:value="139.81">
                <text:p>139.81</text:p>
              </table:table-cell>
              <table:table-cell office:value-type="float" office:value="184.81">
                <text:p>184.81</text:p>
              </table:table-cell>
              <table:table-cell office:value-type="float" office:value="180">
                <text:p>180</text:p>
              </table:table-cell>
              <table:table-cell office:value-type="float" office:value="-4.81">
                <text:p>-4.81</text:p>
              </table:table-cell>
            </table:table-row>
            <table:table-row>
              <table:table-cell office:value-type="string">
                <text:p>15:31:44</text:p>
              </table:table-cell>
              <table:table-cell office:value-type="float" office:value="123.800046476161">
                <text:p>123.800046476161</text:p>
              </table:table-cell>
              <table:table-cell office:value-type="float" office:value="168.800046476161">
                <text:p>168.800046476161</text:p>
              </table:table-cell>
              <table:table-cell office:value-type="float" office:value="180">
                <text:p>180</text:p>
              </table:table-cell>
              <table:table-cell office:value-type="float" office:value="-11.199953523839">
                <text:p>-11.199953523839</text:p>
              </table:table-cell>
            </table:table-row>
            <table:table-row>
              <table:table-cell office:value-type="string">
                <text:p>15:31:46</text:p>
              </table:table-cell>
              <table:table-cell office:value-type="float" office:value="129.740029948923">
                <text:p>129.740029948923</text:p>
              </table:table-cell>
              <table:table-cell office:value-type="float" office:value="174.740029948923">
                <text:p>174.740029948923</text:p>
              </table:table-cell>
              <table:table-cell office:value-type="float" office:value="180">
                <text:p>180</text:p>
              </table:table-cell>
              <table:table-cell office:value-type="float" office:value="-5.25997005107701">
                <text:p>-5.25997005107701</text:p>
              </table:table-cell>
            </table:table-row>
            <table:table-row>
              <table:table-cell office:value-type="string">
                <text:p>15:31:48</text:p>
              </table:table-cell>
              <table:table-cell office:value-type="float" office:value="128.550016079594">
                <text:p>128.550016079594</text:p>
              </table:table-cell>
              <table:table-cell office:value-type="float" office:value="173.550016079594">
                <text:p>173.550016079594</text:p>
              </table:table-cell>
              <table:table-cell office:value-type="float" office:value="180">
                <text:p>180</text:p>
              </table:table-cell>
              <table:table-cell office:value-type="float" office:value="-6.449983920406">
                <text:p>-6.449983920406</text:p>
              </table:table-cell>
            </table:table-row>
            <table:table-row>
              <table:table-cell office:value-type="string">
                <text:p>15:31:51</text:p>
              </table:table-cell>
              <table:table-cell office:value-type="float" office:value="139.049998652485">
                <text:p>139.049998652485</text:p>
              </table:table-cell>
              <table:table-cell office:value-type="float" office:value="184.049998652485">
                <text:p>184.049998652485</text:p>
              </table:table-cell>
              <table:table-cell office:value-type="float" office:value="180">
                <text:p>180</text:p>
              </table:table-cell>
              <table:table-cell office:value-type="float" office:value="-4.04999865248499">
                <text:p>-4.04999865248499</text:p>
              </table:table-cell>
            </table:table-row>
            <table:table-row>
              <table:table-cell office:value-type="string">
                <text:p>15:31:53</text:p>
              </table:table-cell>
              <table:table-cell office:value-type="float" office:value="149.489990848094">
                <text:p>149.489990848094</text:p>
              </table:table-cell>
              <table:table-cell office:value-type="float" office:value="194.489990848094">
                <text:p>194.489990848094</text:p>
              </table:table-cell>
              <table:table-cell office:value-type="float" office:value="180">
                <text:p>180</text:p>
              </table:table-cell>
              <table:table-cell office:value-type="float" office:value="-14.489990848094">
                <text:p>-14.489990848094</text:p>
              </table:table-cell>
            </table:table-row>
            <table:table-row>
              <table:table-cell office:value-type="string">
                <text:p>15:31:55</text:p>
              </table:table-cell>
              <table:table-cell office:value-type="float" office:value="148.119980965634">
                <text:p>148.119980965634</text:p>
              </table:table-cell>
              <table:table-cell office:value-type="float" office:value="193.119980965634">
                <text:p>193.119980965634</text:p>
              </table:table-cell>
              <table:table-cell office:value-type="float" office:value="180">
                <text:p>180</text:p>
              </table:table-cell>
              <table:table-cell office:value-type="float" office:value="-13.119980965634">
                <text:p>-13.119980965634</text:p>
              </table:table-cell>
            </table:table-row>
            <table:table-row>
              <table:table-cell office:value-type="string">
                <text:p>15:31:57</text:p>
              </table:table-cell>
              <table:table-cell office:value-type="float" office:value="155.04997532978">
                <text:p>155.04997532978</text:p>
              </table:table-cell>
              <table:table-cell office:value-type="float" office:value="200.04997532978">
                <text:p>200.04997532978</text:p>
              </table:table-cell>
              <table:table-cell office:value-type="float" office:value="180">
                <text:p>180</text:p>
              </table:table-cell>
              <table:table-cell office:value-type="float" office:value="-20.04997532978">
                <text:p>-20.04997532978</text:p>
              </table:table-cell>
            </table:table-row>
            <table:table-row>
              <table:table-cell office:value-type="string">
                <text:p>15:31:59</text:p>
              </table:table-cell>
              <table:table-cell office:value-type="float" office:value="151.119969434169">
                <text:p>151.119969434169</text:p>
              </table:table-cell>
              <table:table-cell office:value-type="float" office:value="196.119969434169">
                <text:p>196.119969434169</text:p>
              </table:table-cell>
              <table:table-cell office:value-type="float" office:value="180">
                <text:p>180</text:p>
              </table:table-cell>
              <table:table-cell office:value-type="float" office:value="-16.119969434169">
                <text:p>-16.119969434169</text:p>
              </table:table-cell>
            </table:table-row>
            <table:table-row>
              <table:table-cell office:value-type="string">
                <text:p>15:32:01</text:p>
              </table:table-cell>
              <table:table-cell office:value-type="float" office:value="147.799962729132">
                <text:p>147.799962729132</text:p>
              </table:table-cell>
              <table:table-cell office:value-type="float" office:value="192.799962729132">
                <text:p>192.799962729132</text:p>
              </table:table-cell>
              <table:table-cell office:value-type="float" office:value="180">
                <text:p>180</text:p>
              </table:table-cell>
              <table:table-cell office:value-type="float" office:value="-12.799962729132">
                <text:p>-12.799962729132</text:p>
              </table:table-cell>
            </table:table-row>
            <table:table-row>
              <table:table-cell office:value-type="string">
                <text:p>15:32:03</text:p>
              </table:table-cell>
              <table:table-cell office:value-type="float" office:value="149.869963188348">
                <text:p>149.869963188348</text:p>
              </table:table-cell>
              <table:table-cell office:value-type="float" office:value="194.869963188348">
                <text:p>194.869963188348</text:p>
              </table:table-cell>
              <table:table-cell office:value-type="float" office:value="180">
                <text:p>180</text:p>
              </table:table-cell>
              <table:table-cell office:value-type="float" office:value="-14.869963188348">
                <text:p>-14.869963188348</text:p>
              </table:table-cell>
            </table:table-row>
            <table:table-row>
              <table:table-cell office:value-type="string">
                <text:p>15:32:05</text:p>
              </table:table-cell>
              <table:table-cell office:value-type="float" office:value="149.369962868286">
                <text:p>149.369962868286</text:p>
              </table:table-cell>
              <table:table-cell office:value-type="float" office:value="194.369962868286">
                <text:p>194.369962868286</text:p>
              </table:table-cell>
              <table:table-cell office:value-type="float" office:value="180">
                <text:p>180</text:p>
              </table:table-cell>
              <table:table-cell office:value-type="float" office:value="-14.369962868286">
                <text:p>-14.369962868286</text:p>
              </table:table-cell>
            </table:table-row>
            <table:table-row>
              <table:table-cell office:value-type="string">
                <text:p>15:32:07</text:p>
              </table:table-cell>
              <table:table-cell office:value-type="float" office:value="146.929970231986">
                <text:p>146.929970231986</text:p>
              </table:table-cell>
              <table:table-cell office:value-type="float" office:value="191.929970231986">
                <text:p>191.929970231986</text:p>
              </table:table-cell>
              <table:table-cell office:value-type="float" office:value="180">
                <text:p>180</text:p>
              </table:table-cell>
              <table:table-cell office:value-type="float" office:value="-11.929970231986">
                <text:p>-11.929970231986</text:p>
              </table:table-cell>
            </table:table-row>
            <table:table-row>
              <table:table-cell office:value-type="string">
                <text:p>15:32:09</text:p>
              </table:table-cell>
              <table:table-cell office:value-type="float" office:value="151.119972829568">
                <text:p>151.119972829568</text:p>
              </table:table-cell>
              <table:table-cell office:value-type="float" office:value="196.119972829568">
                <text:p>196.119972829568</text:p>
              </table:table-cell>
              <table:table-cell office:value-type="float" office:value="180">
                <text:p>180</text:p>
              </table:table-cell>
              <table:table-cell office:value-type="float" office:value="-16.119972829568">
                <text:p>-16.119972829568</text:p>
              </table:table-cell>
            </table:table-row>
            <table:table-row>
              <table:table-cell office:value-type="string">
                <text:p>15:32:11</text:p>
              </table:table-cell>
              <table:table-cell office:value-type="float" office:value="149.92997516739">
                <text:p>149.92997516739</text:p>
              </table:table-cell>
              <table:table-cell office:value-type="float" office:value="194.92997516739">
                <text:p>194.92997516739</text:p>
              </table:table-cell>
              <table:table-cell office:value-type="float" office:value="180">
                <text:p>180</text:p>
              </table:table-cell>
              <table:table-cell office:value-type="float" office:value="-14.92997516739">
                <text:p>-14.92997516739</text:p>
              </table:table-cell>
            </table:table-row>
            <table:table-row>
              <table:table-cell office:value-type="string">
                <text:p>15:32:13</text:p>
              </table:table-cell>
              <table:table-cell office:value-type="float" office:value="145.799975107078">
                <text:p>145.799975107078</text:p>
              </table:table-cell>
              <table:table-cell office:value-type="float" office:value="190.799975107078">
                <text:p>190.799975107078</text:p>
              </table:table-cell>
              <table:table-cell office:value-type="float" office:value="180">
                <text:p>180</text:p>
              </table:table-cell>
              <table:table-cell office:value-type="float" office:value="-10.799975107078">
                <text:p>-10.799975107078</text:p>
              </table:table-cell>
            </table:table-row>
            <table:table-row>
              <table:table-cell office:value-type="string">
                <text:p>15:32:15</text:p>
              </table:table-cell>
              <table:table-cell office:value-type="float" office:value="148.239976895223">
                <text:p>148.239976895223</text:p>
              </table:table-cell>
              <table:table-cell office:value-type="float" office:value="193.239976895223">
                <text:p>193.239976895223</text:p>
              </table:table-cell>
              <table:table-cell office:value-type="float" office:value="180">
                <text:p>180</text:p>
              </table:table-cell>
              <table:table-cell office:value-type="float" office:value="-13.239976895223">
                <text:p>-13.239976895223</text:p>
              </table:table-cell>
            </table:table-row>
            <table:table-row>
              <table:table-cell office:value-type="string">
                <text:p>15:32:17</text:p>
              </table:table-cell>
              <table:table-cell office:value-type="float" office:value="153.179987696056">
                <text:p>153.179987696056</text:p>
              </table:table-cell>
              <table:table-cell office:value-type="float" office:value="198.179987696056">
                <text:p>198.179987696056</text:p>
              </table:table-cell>
              <table:table-cell office:value-type="float" office:value="180">
                <text:p>180</text:p>
              </table:table-cell>
              <table:table-cell office:value-type="float" office:value="-18.179987696056">
                <text:p>-18.179987696056</text:p>
              </table:table-cell>
            </table:table-row>
            <table:table-row>
              <table:table-cell office:value-type="string">
                <text:p>15:32:19</text:p>
              </table:table-cell>
              <table:table-cell office:value-type="float" office:value="153.679994510046">
                <text:p>153.679994510046</text:p>
              </table:table-cell>
              <table:table-cell office:value-type="float" office:value="198.679994510046">
                <text:p>198.679994510046</text:p>
              </table:table-cell>
              <table:table-cell office:value-type="float" office:value="180">
                <text:p>180</text:p>
              </table:table-cell>
              <table:table-cell office:value-type="float" office:value="-18.679994510046">
                <text:p>-18.679994510046</text:p>
              </table:table-cell>
            </table:table-row>
            <table:table-row>
              <table:table-cell office:value-type="string">
                <text:p>15:32:21</text:p>
              </table:table-cell>
              <table:table-cell office:value-type="float" office:value="150.799998925898">
                <text:p>150.799998925898</text:p>
              </table:table-cell>
              <table:table-cell office:value-type="float" office:value="195.799998925898">
                <text:p>195.799998925898</text:p>
              </table:table-cell>
              <table:table-cell office:value-type="float" office:value="180">
                <text:p>180</text:p>
              </table:table-cell>
              <table:table-cell office:value-type="float" office:value="-15.799998925898">
                <text:p>-15.799998925898</text:p>
              </table:table-cell>
            </table:table-row>
            <table:table-row>
              <table:table-cell office:value-type="string">
                <text:p>15:32:23</text:p>
              </table:table-cell>
              <table:table-cell office:value-type="float" office:value="149.870002822231">
                <text:p>149.870002822231</text:p>
              </table:table-cell>
              <table:table-cell office:value-type="float" office:value="194.870002822231">
                <text:p>194.870002822231</text:p>
              </table:table-cell>
              <table:table-cell office:value-type="float" office:value="180">
                <text:p>180</text:p>
              </table:table-cell>
              <table:table-cell office:value-type="float" office:value="-14.870002822231">
                <text:p>-14.870002822231</text:p>
              </table:table-cell>
            </table:table-row>
            <table:table-row>
              <table:table-cell office:value-type="string">
                <text:p>15:32:25</text:p>
              </table:table-cell>
              <table:table-cell office:value-type="float" office:value="152.870010735549">
                <text:p>152.870010735549</text:p>
              </table:table-cell>
              <table:table-cell office:value-type="float" office:value="197.870010735549">
                <text:p>197.870010735549</text:p>
              </table:table-cell>
              <table:table-cell office:value-type="float" office:value="180">
                <text:p>180</text:p>
              </table:table-cell>
              <table:table-cell office:value-type="float" office:value="-17.870010735549">
                <text:p>-17.870010735549</text:p>
              </table:table-cell>
            </table:table-row>
            <table:table-row>
              <table:table-cell office:value-type="string">
                <text:p>15:32:27</text:p>
              </table:table-cell>
              <table:table-cell office:value-type="float" office:value="153.120017289752">
                <text:p>153.120017289752</text:p>
              </table:table-cell>
              <table:table-cell office:value-type="float" office:value="198.120017289752">
                <text:p>198.120017289752</text:p>
              </table:table-cell>
              <table:table-cell office:value-type="float" office:value="180">
                <text:p>180</text:p>
              </table:table-cell>
              <table:table-cell office:value-type="float" office:value="-18.120017289752">
                <text:p>-18.120017289752</text:p>
              </table:table-cell>
            </table:table-row>
            <table:table-row>
              <table:table-cell office:value-type="string">
                <text:p>15:32:29</text:p>
              </table:table-cell>
              <table:table-cell office:value-type="float" office:value="150.370027540842">
                <text:p>150.370027540842</text:p>
              </table:table-cell>
              <table:table-cell office:value-type="float" office:value="195.370027540842">
                <text:p>195.370027540842</text:p>
              </table:table-cell>
              <table:table-cell office:value-type="float" office:value="180">
                <text:p>180</text:p>
              </table:table-cell>
              <table:table-cell office:value-type="float" office:value="-15.370027540842">
                <text:p>-15.370027540842</text:p>
              </table:table-cell>
            </table:table-row>
            <table:table-row>
              <table:table-cell office:value-type="string">
                <text:p>15:32:31</text:p>
              </table:table-cell>
              <table:table-cell office:value-type="float" office:value="146.620033575519">
                <text:p>146.620033575519</text:p>
              </table:table-cell>
              <table:table-cell office:value-type="float" office:value="191.620033575519">
                <text:p>191.620033575519</text:p>
              </table:table-cell>
              <table:table-cell office:value-type="float" office:value="180">
                <text:p>180</text:p>
              </table:table-cell>
              <table:table-cell office:value-type="float" office:value="-11.620033575519">
                <text:p>-11.620033575519</text:p>
              </table:table-cell>
            </table:table-row>
            <table:table-row>
              <table:table-cell office:value-type="string">
                <text:p>15:32:33</text:p>
              </table:table-cell>
              <table:table-cell office:value-type="float" office:value="149.800040679375">
                <text:p>149.800040679375</text:p>
              </table:table-cell>
              <table:table-cell office:value-type="float" office:value="194.800040679375">
                <text:p>194.800040679375</text:p>
              </table:table-cell>
              <table:table-cell office:value-type="float" office:value="180">
                <text:p>180</text:p>
              </table:table-cell>
              <table:table-cell office:value-type="float" office:value="-14.800040679375">
                <text:p>-14.800040679375</text:p>
              </table:table-cell>
            </table:table-row>
            <table:table-row>
              <table:table-cell office:value-type="string">
                <text:p>15:32:35</text:p>
              </table:table-cell>
              <table:table-cell office:value-type="float" office:value="147.050042727221">
                <text:p>147.050042727221</text:p>
              </table:table-cell>
              <table:table-cell office:value-type="float" office:value="192.050042727221">
                <text:p>192.050042727221</text:p>
              </table:table-cell>
              <table:table-cell office:value-type="float" office:value="180">
                <text:p>180</text:p>
              </table:table-cell>
              <table:table-cell office:value-type="float" office:value="-12.050042727221">
                <text:p>-12.050042727221</text:p>
              </table:table-cell>
            </table:table-row>
            <table:table-row>
              <table:table-cell office:value-type="string">
                <text:p>15:32:37</text:p>
              </table:table-cell>
              <table:table-cell office:value-type="float" office:value="141.680045064993">
                <text:p>141.680045064993</text:p>
              </table:table-cell>
              <table:table-cell office:value-type="float" office:value="186.680045064993">
                <text:p>186.680045064993</text:p>
              </table:table-cell>
              <table:table-cell office:value-type="float" office:value="180">
                <text:p>180</text:p>
              </table:table-cell>
              <table:table-cell office:value-type="float" office:value="-6.68004506499301">
                <text:p>-6.68004506499301</text:p>
              </table:table-cell>
            </table:table-row>
            <table:table-row>
              <table:table-cell office:value-type="string">
                <text:p>15:32:39</text:p>
              </table:table-cell>
              <table:table-cell office:value-type="float" office:value="136.740047662515">
                <text:p>136.740047662515</text:p>
              </table:table-cell>
              <table:table-cell office:value-type="float" office:value="181.740047662515">
                <text:p>181.740047662515</text:p>
              </table:table-cell>
              <table:table-cell office:value-type="float" office:value="180">
                <text:p>180</text:p>
              </table:table-cell>
              <table:table-cell office:value-type="float" office:value="-1.740047662515">
                <text:p>-1.740047662515</text:p>
              </table:table-cell>
            </table:table-row>
            <table:table-row>
              <table:table-cell office:value-type="string">
                <text:p>15:32:42</text:p>
              </table:table-cell>
              <table:table-cell office:value-type="float" office:value="121.490043844917">
                <text:p>121.490043844917</text:p>
              </table:table-cell>
              <table:table-cell office:value-type="float" office:value="166.490043844917">
                <text:p>166.490043844917</text:p>
              </table:table-cell>
              <table:table-cell office:value-type="float" office:value="180">
                <text:p>180</text:p>
              </table:table-cell>
              <table:table-cell office:value-type="float" office:value="-13.509956155083">
                <text:p>-13.509956155083</text:p>
              </table:table-cell>
            </table:table-row>
            <table:table-row>
              <table:table-cell office:value-type="string">
                <text:p>15:32:44</text:p>
              </table:table-cell>
              <table:table-cell office:value-type="float" office:value="125.370035001502">
                <text:p>125.370035001502</text:p>
              </table:table-cell>
              <table:table-cell office:value-type="float" office:value="170.370035001502">
                <text:p>170.370035001502</text:p>
              </table:table-cell>
              <table:table-cell office:value-type="float" office:value="180">
                <text:p>180</text:p>
              </table:table-cell>
              <table:table-cell office:value-type="float" office:value="-9.629964998498">
                <text:p>-9.629964998498</text:p>
              </table:table-cell>
            </table:table-row>
            <table:table-row>
              <table:table-cell office:value-type="string">
                <text:p>15:32:45</text:p>
              </table:table-cell>
              <table:table-cell office:value-type="float" office:value="128.63">
                <text:p>128.63</text:p>
              </table:table-cell>
              <table:table-cell office:value-type="float" office:value="173.63">
                <text:p>173.63</text:p>
              </table:table-cell>
              <table:table-cell office:value-type="float" office:value="180">
                <text:p>180</text:p>
              </table:table-cell>
              <table:table-cell office:value-type="float" office:value="-6.37">
                <text:p>-6.37</text:p>
              </table:table-cell>
            </table:table-row>
            <table:table-row>
              <table:table-cell office:value-type="string">
                <text:p>15:32:48</text:p>
              </table:table-cell>
              <table:table-cell office:value-type="float" office:value="119.990009890747">
                <text:p>119.990009890747</text:p>
              </table:table-cell>
              <table:table-cell office:value-type="float" office:value="164.990009890747">
                <text:p>164.990009890747</text:p>
              </table:table-cell>
              <table:table-cell office:value-type="float" office:value="180">
                <text:p>180</text:p>
              </table:table-cell>
              <table:table-cell office:value-type="float" office:value="-15.009990109253">
                <text:p>-15.009990109253</text:p>
              </table:table-cell>
            </table:table-row>
            <table:table-row>
              <table:table-cell office:value-type="string">
                <text:p>15:32:50</text:p>
              </table:table-cell>
              <table:table-cell office:value-type="float" office:value="124.869994432842">
                <text:p>124.869994432842</text:p>
              </table:table-cell>
              <table:table-cell office:value-type="float" office:value="169.869994432842">
                <text:p>169.869994432842</text:p>
              </table:table-cell>
              <table:table-cell office:value-type="float" office:value="180">
                <text:p>180</text:p>
              </table:table-cell>
              <table:table-cell office:value-type="float" office:value="-10.130005567158">
                <text:p>-10.130005567158</text:p>
              </table:table-cell>
            </table:table-row>
            <table:table-row>
              <table:table-cell office:value-type="string">
                <text:p>15:32:52</text:p>
              </table:table-cell>
              <table:table-cell office:value-type="float" office:value="144.049984550439">
                <text:p>144.049984550439</text:p>
              </table:table-cell>
              <table:table-cell office:value-type="float" office:value="189.049984550439">
                <text:p>189.049984550439</text:p>
              </table:table-cell>
              <table:table-cell office:value-type="float" office:value="180">
                <text:p>180</text:p>
              </table:table-cell>
              <table:table-cell office:value-type="float" office:value="-9.04998455043901">
                <text:p>-9.04998455043901</text:p>
              </table:table-cell>
            </table:table-row>
            <table:table-row>
              <table:table-cell office:value-type="string">
                <text:p>15:32:54</text:p>
              </table:table-cell>
              <table:table-cell office:value-type="float" office:value="150.049964845988">
                <text:p>150.049964845988</text:p>
              </table:table-cell>
              <table:table-cell office:value-type="float" office:value="195.049964845988">
                <text:p>195.049964845988</text:p>
              </table:table-cell>
              <table:table-cell office:value-type="float" office:value="180">
                <text:p>180</text:p>
              </table:table-cell>
              <table:table-cell office:value-type="float" office:value="-15.049964845988">
                <text:p>-15.049964845988</text:p>
              </table:table-cell>
            </table:table-row>
            <table:table-row>
              <table:table-cell office:value-type="string">
                <text:p>15:32:56</text:p>
              </table:table-cell>
              <table:table-cell office:value-type="float" office:value="146.489953115154">
                <text:p>146.489953115154</text:p>
              </table:table-cell>
              <table:table-cell office:value-type="float" office:value="191.489953115154">
                <text:p>191.489953115154</text:p>
              </table:table-cell>
              <table:table-cell office:value-type="float" office:value="180">
                <text:p>180</text:p>
              </table:table-cell>
              <table:table-cell office:value-type="float" office:value="-11.489953115154">
                <text:p>-11.489953115154</text:p>
              </table:table-cell>
            </table:table-row>
            <table:table-row>
              <table:table-cell office:value-type="string">
                <text:p>15:32:58</text:p>
              </table:table-cell>
              <table:table-cell office:value-type="float" office:value="143.619948288751">
                <text:p>143.619948288751</text:p>
              </table:table-cell>
              <table:table-cell office:value-type="float" office:value="188.619948288751">
                <text:p>188.619948288751</text:p>
              </table:table-cell>
              <table:table-cell office:value-type="float" office:value="180">
                <text:p>180</text:p>
              </table:table-cell>
              <table:table-cell office:value-type="float" office:value="-8.619948288751">
                <text:p>-8.619948288751</text:p>
              </table:table-cell>
            </table:table-row>
            <table:table-row>
              <table:table-cell office:value-type="string">
                <text:p>15:33:00</text:p>
              </table:table-cell>
              <table:table-cell office:value-type="float" office:value="141.179947968658">
                <text:p>141.179947968658</text:p>
              </table:table-cell>
              <table:table-cell office:value-type="float" office:value="186.179947968658">
                <text:p>186.179947968658</text:p>
              </table:table-cell>
              <table:table-cell office:value-type="float" office:value="180">
                <text:p>180</text:p>
              </table:table-cell>
              <table:table-cell office:value-type="float" office:value="-6.17994796865801">
                <text:p>-6.17994796865801</text:p>
              </table:table-cell>
            </table:table-row>
            <table:table-row>
              <table:table-cell office:value-type="string">
                <text:p>15:33:02</text:p>
              </table:table-cell>
              <table:table-cell office:value-type="float" office:value="140.299949237252">
                <text:p>140.299949237252</text:p>
              </table:table-cell>
              <table:table-cell office:value-type="float" office:value="185.299949237252">
                <text:p>185.299949237252</text:p>
              </table:table-cell>
              <table:table-cell office:value-type="float" office:value="180">
                <text:p>180</text:p>
              </table:table-cell>
              <table:table-cell office:value-type="float" office:value="-5.29994923725201">
                <text:p>-5.29994923725201</text:p>
              </table:table-cell>
            </table:table-row>
            <table:table-row>
              <table:table-cell office:value-type="string">
                <text:p>15:33:04</text:p>
              </table:table-cell>
              <table:table-cell office:value-type="float" office:value="136.429947588223">
                <text:p>136.429947588223</text:p>
              </table:table-cell>
              <table:table-cell office:value-type="float" office:value="181.429947588223">
                <text:p>181.429947588223</text:p>
              </table:table-cell>
              <table:table-cell office:value-type="float" office:value="180">
                <text:p>180</text:p>
              </table:table-cell>
              <table:table-cell office:value-type="float" office:value="-1.429947588223">
                <text:p>-1.429947588223</text:p>
              </table:table-cell>
            </table:table-row>
            <table:table-row>
              <table:table-cell office:value-type="string">
                <text:p>15:33:06</text:p>
              </table:table-cell>
              <table:table-cell office:value-type="float" office:value="141.869947268128">
                <text:p>141.869947268128</text:p>
              </table:table-cell>
              <table:table-cell office:value-type="float" office:value="186.869947268128">
                <text:p>186.869947268128</text:p>
              </table:table-cell>
              <table:table-cell office:value-type="float" office:value="180">
                <text:p>180</text:p>
              </table:table-cell>
              <table:table-cell office:value-type="float" office:value="-6.86994726812799">
                <text:p>-6.86994726812799</text:p>
              </table:table-cell>
            </table:table-row>
            <table:table-row>
              <table:table-cell office:value-type="string">
                <text:p>15:33:08</text:p>
              </table:table-cell>
              <table:table-cell office:value-type="float" office:value="140.869950644906">
                <text:p>140.869950644906</text:p>
              </table:table-cell>
              <table:table-cell office:value-type="float" office:value="185.869950644906">
                <text:p>185.869950644906</text:p>
              </table:table-cell>
              <table:table-cell office:value-type="float" office:value="180">
                <text:p>180</text:p>
              </table:table-cell>
              <table:table-cell office:value-type="float" office:value="-5.869950644906">
                <text:p>-5.869950644906</text:p>
              </table:table-cell>
            </table:table-row>
            <table:table-row>
              <table:table-cell office:value-type="string">
                <text:p>15:33:10</text:p>
              </table:table-cell>
              <table:table-cell office:value-type="float" office:value="141.429956129867">
                <text:p>141.429956129867</text:p>
              </table:table-cell>
              <table:table-cell office:value-type="float" office:value="186.429956129867">
                <text:p>186.429956129867</text:p>
              </table:table-cell>
              <table:table-cell office:value-type="float" office:value="180">
                <text:p>180</text:p>
              </table:table-cell>
              <table:table-cell office:value-type="float" office:value="-6.42995612986701">
                <text:p>-6.42995612986701</text:p>
              </table:table-cell>
            </table:table-row>
            <table:table-row>
              <table:table-cell office:value-type="string">
                <text:p>15:33:12</text:p>
              </table:table-cell>
              <table:table-cell office:value-type="float" office:value="140.549959506634">
                <text:p>140.549959506634</text:p>
              </table:table-cell>
              <table:table-cell office:value-type="float" office:value="185.549959506634">
                <text:p>185.549959506634</text:p>
              </table:table-cell>
              <table:table-cell office:value-type="float" office:value="180">
                <text:p>180</text:p>
              </table:table-cell>
              <table:table-cell office:value-type="float" office:value="-5.549959506634">
                <text:p>-5.549959506634</text:p>
              </table:table-cell>
            </table:table-row>
            <table:table-row>
              <table:table-cell office:value-type="string">
                <text:p>15:33:14</text:p>
              </table:table-cell>
              <table:table-cell office:value-type="float" office:value="138.429962853219">
                <text:p>138.429962853219</text:p>
              </table:table-cell>
              <table:table-cell office:value-type="float" office:value="183.429962853219">
                <text:p>183.429962853219</text:p>
              </table:table-cell>
              <table:table-cell office:value-type="float" office:value="180">
                <text:p>180</text:p>
              </table:table-cell>
              <table:table-cell office:value-type="float" office:value="-3.429962853219">
                <text:p>-3.429962853219</text:p>
              </table:table-cell>
            </table:table-row>
            <table:table-row>
              <table:table-cell office:value-type="string">
                <text:p>15:33:16</text:p>
              </table:table-cell>
              <table:table-cell office:value-type="float" office:value="139.239970736268">
                <text:p>139.239970736268</text:p>
              </table:table-cell>
              <table:table-cell office:value-type="float" office:value="184.239970736268">
                <text:p>184.239970736268</text:p>
              </table:table-cell>
              <table:table-cell office:value-type="float" office:value="180">
                <text:p>180</text:p>
              </table:table-cell>
              <table:table-cell office:value-type="float" office:value="-4.23997073626799">
                <text:p>-4.23997073626799</text:p>
              </table:table-cell>
            </table:table-row>
            <table:table-row>
              <table:table-cell office:value-type="string">
                <text:p>15:33:18</text:p>
              </table:table-cell>
              <table:table-cell office:value-type="float" office:value="139.869974372767">
                <text:p>139.869974372767</text:p>
              </table:table-cell>
              <table:table-cell office:value-type="float" office:value="184.869974372767">
                <text:p>184.869974372767</text:p>
              </table:table-cell>
              <table:table-cell office:value-type="float" office:value="180">
                <text:p>180</text:p>
              </table:table-cell>
              <table:table-cell office:value-type="float" office:value="-4.86997437276699">
                <text:p>-4.86997437276699</text:p>
              </table:table-cell>
            </table:table-row>
            <table:table-row>
              <table:table-cell office:value-type="string">
                <text:p>15:33:20</text:p>
              </table:table-cell>
              <table:table-cell office:value-type="float" office:value="140.929973762723">
                <text:p>140.929973762723</text:p>
              </table:table-cell>
              <table:table-cell office:value-type="float" office:value="185.929973762723">
                <text:p>185.929973762723</text:p>
              </table:table-cell>
              <table:table-cell office:value-type="float" office:value="180">
                <text:p>180</text:p>
              </table:table-cell>
              <table:table-cell office:value-type="float" office:value="-5.92997376272299">
                <text:p>-5.92997376272299</text:p>
              </table:table-cell>
            </table:table-row>
            <table:table-row>
              <table:table-cell office:value-type="string">
                <text:p>15:33:22</text:p>
              </table:table-cell>
              <table:table-cell office:value-type="float" office:value="141.299978468394">
                <text:p>141.299978468394</text:p>
              </table:table-cell>
              <table:table-cell office:value-type="float" office:value="186.299978468394">
                <text:p>186.299978468394</text:p>
              </table:table-cell>
              <table:table-cell office:value-type="float" office:value="180">
                <text:p>180</text:p>
              </table:table-cell>
              <table:table-cell office:value-type="float" office:value="-6.29997846839399">
                <text:p>-6.29997846839399</text:p>
              </table:table-cell>
            </table:table-row>
            <table:table-row>
              <table:table-cell office:value-type="string">
                <text:p>15:33:24</text:p>
              </table:table-cell>
              <table:table-cell office:value-type="float" office:value="138.989980516201">
                <text:p>138.989980516201</text:p>
              </table:table-cell>
              <table:table-cell office:value-type="float" office:value="183.989980516201">
                <text:p>183.989980516201</text:p>
              </table:table-cell>
              <table:table-cell office:value-type="float" office:value="180">
                <text:p>180</text:p>
              </table:table-cell>
              <table:table-cell office:value-type="float" office:value="-3.989980516201">
                <text:p>-3.989980516201</text:p>
              </table:table-cell>
            </table:table-row>
            <table:table-row>
              <table:table-cell office:value-type="string">
                <text:p>15:33:26</text:p>
              </table:table-cell>
              <table:table-cell office:value-type="float" office:value="135.739987330035">
                <text:p>135.739987330035</text:p>
              </table:table-cell>
              <table:table-cell office:value-type="float" office:value="180.739987330035">
                <text:p>180.739987330035</text:p>
              </table:table-cell>
              <table:table-cell office:value-type="float" office:value="180">
                <text:p>180</text:p>
              </table:table-cell>
              <table:table-cell office:value-type="float" office:value="-0.739987330035007">
                <text:p>-0.739987330035007</text:p>
              </table:table-cell>
            </table:table-row>
            <table:table-row>
              <table:table-cell office:value-type="string">
                <text:p>15:33:28</text:p>
              </table:table-cell>
              <table:table-cell office:value-type="float" office:value="125.549992295436">
                <text:p>125.549992295436</text:p>
              </table:table-cell>
              <table:table-cell office:value-type="float" office:value="170.549992295436">
                <text:p>170.549992295436</text:p>
              </table:table-cell>
              <table:table-cell office:value-type="float" office:value="180">
                <text:p>180</text:p>
              </table:table-cell>
              <table:table-cell office:value-type="float" office:value="-9.450007704564">
                <text:p>-9.450007704564</text:p>
              </table:table-cell>
            </table:table-row>
            <table:table-row>
              <table:table-cell office:value-type="string">
                <text:p>15:33:30</text:p>
              </table:table-cell>
              <table:table-cell office:value-type="float" office:value="125.119991425627">
                <text:p>125.119991425627</text:p>
              </table:table-cell>
              <table:table-cell office:value-type="float" office:value="170.119991425627">
                <text:p>170.119991425627</text:p>
              </table:table-cell>
              <table:table-cell office:value-type="float" office:value="180">
                <text:p>180</text:p>
              </table:table-cell>
              <table:table-cell office:value-type="float" office:value="-9.88000857437299">
                <text:p>-9.88000857437299</text:p>
              </table:table-cell>
            </table:table-row>
            <table:table-row>
              <table:table-cell office:value-type="string">
                <text:p>15:33:32</text:p>
              </table:table-cell>
              <table:table-cell office:value-type="float" office:value="126.619989486637">
                <text:p>126.619989486637</text:p>
              </table:table-cell>
              <table:table-cell office:value-type="float" office:value="171.619989486637">
                <text:p>171.619989486637</text:p>
              </table:table-cell>
              <table:table-cell office:value-type="float" office:value="180">
                <text:p>180</text:p>
              </table:table-cell>
              <table:table-cell office:value-type="float" office:value="-8.380010513363">
                <text:p>-8.380010513363</text:p>
              </table:table-cell>
            </table:table-row>
            <table:table-row>
              <table:table-cell office:value-type="string">
                <text:p>15:33:34</text:p>
              </table:table-cell>
              <table:table-cell office:value-type="float" office:value="123.549988906763">
                <text:p>123.549988906763</text:p>
              </table:table-cell>
              <table:table-cell office:value-type="float" office:value="168.549988906763">
                <text:p>168.549988906763</text:p>
              </table:table-cell>
              <table:table-cell office:value-type="float" office:value="180">
                <text:p>180</text:p>
              </table:table-cell>
              <table:table-cell office:value-type="float" office:value="-11.450011093237">
                <text:p>-11.450011093237</text:p>
              </table:table-cell>
            </table:table-row>
            <table:table-row>
              <table:table-cell office:value-type="string">
                <text:p>15:33:36</text:p>
              </table:table-cell>
              <table:table-cell office:value-type="float" office:value="121.429976396743">
                <text:p>121.429976396743</text:p>
              </table:table-cell>
              <table:table-cell office:value-type="float" office:value="166.429976396743">
                <text:p>166.429976396743</text:p>
              </table:table-cell>
              <table:table-cell office:value-type="float" office:value="180">
                <text:p>180</text:p>
              </table:table-cell>
              <table:table-cell office:value-type="float" office:value="-13.570023603257">
                <text:p>-13.570023603257</text:p>
              </table:table-cell>
            </table:table-row>
            <table:table-row>
              <table:table-cell office:value-type="string">
                <text:p>15:33:38</text:p>
              </table:table-cell>
              <table:table-cell office:value-type="float" office:value="124.739959350265">
                <text:p>124.739959350265</text:p>
              </table:table-cell>
              <table:table-cell office:value-type="float" office:value="169.739959350265">
                <text:p>169.739959350265</text:p>
              </table:table-cell>
              <table:table-cell office:value-type="float" office:value="180">
                <text:p>180</text:p>
              </table:table-cell>
              <table:table-cell office:value-type="float" office:value="-10.260040649735">
                <text:p>-10.260040649735</text:p>
              </table:table-cell>
            </table:table-row>
            <table:table-row>
              <table:table-cell office:value-type="string">
                <text:p>15:33:41</text:p>
              </table:table-cell>
              <table:table-cell office:value-type="float" office:value="136.119928525223">
                <text:p>136.119928525223</text:p>
              </table:table-cell>
              <table:table-cell office:value-type="float" office:value="181.119928525223">
                <text:p>181.119928525223</text:p>
              </table:table-cell>
              <table:table-cell office:value-type="float" office:value="180">
                <text:p>180</text:p>
              </table:table-cell>
              <table:table-cell office:value-type="float" office:value="-1.119928525223">
                <text:p>-1.119928525223</text:p>
              </table:table-cell>
            </table:table-row>
            <table:table-row>
              <table:table-cell office:value-type="string">
                <text:p>15:33:43</text:p>
              </table:table-cell>
              <table:table-cell office:value-type="float" office:value="131.869907262411">
                <text:p>131.869907262411</text:p>
              </table:table-cell>
              <table:table-cell office:value-type="float" office:value="176.869907262411">
                <text:p>176.869907262411</text:p>
              </table:table-cell>
              <table:table-cell office:value-type="float" office:value="180">
                <text:p>180</text:p>
              </table:table-cell>
              <table:table-cell office:value-type="float" office:value="-3.130092737589">
                <text:p>-3.130092737589</text:p>
              </table:table-cell>
            </table:table-row>
            <table:table-row>
              <table:table-cell office:value-type="string">
                <text:p>15:33:45</text:p>
              </table:table-cell>
              <table:table-cell office:value-type="float" office:value="131.799887328527">
                <text:p>131.799887328527</text:p>
              </table:table-cell>
              <table:table-cell office:value-type="float" office:value="176.799887328527">
                <text:p>176.799887328527</text:p>
              </table:table-cell>
              <table:table-cell office:value-type="float" office:value="180">
                <text:p>180</text:p>
              </table:table-cell>
              <table:table-cell office:value-type="float" office:value="-3.20011267147299">
                <text:p>-3.20011267147299</text:p>
              </table:table-cell>
            </table:table-row>
            <table:table-row>
              <table:table-cell office:value-type="string">
                <text:p>15:33:47</text:p>
              </table:table-cell>
              <table:table-cell office:value-type="float" office:value="128.929865805968">
                <text:p>128.929865805968</text:p>
              </table:table-cell>
              <table:table-cell office:value-type="float" office:value="173.929865805968">
                <text:p>173.929865805968</text:p>
              </table:table-cell>
              <table:table-cell office:value-type="float" office:value="180">
                <text:p>180</text:p>
              </table:table-cell>
              <table:table-cell office:value-type="float" office:value="-6.07013419403199">
                <text:p>-6.07013419403199</text:p>
              </table:table-cell>
            </table:table-row>
            <table:table-row>
              <table:table-cell office:value-type="string">
                <text:p>15:33:49</text:p>
              </table:table-cell>
              <table:table-cell office:value-type="float" office:value="123.179845322414">
                <text:p>123.179845322414</text:p>
              </table:table-cell>
              <table:table-cell office:value-type="float" office:value="168.179845322414">
                <text:p>168.179845322414</text:p>
              </table:table-cell>
              <table:table-cell office:value-type="float" office:value="180">
                <text:p>180</text:p>
              </table:table-cell>
              <table:table-cell office:value-type="float" office:value="-11.820154677586">
                <text:p>-11.820154677586</text:p>
              </table:table-cell>
            </table:table-row>
            <table:table-row>
              <table:table-cell office:value-type="string">
                <text:p>15:33:51</text:p>
              </table:table-cell>
              <table:table-cell office:value-type="float" office:value="126.989822211181">
                <text:p>126.989822211181</text:p>
              </table:table-cell>
              <table:table-cell office:value-type="float" office:value="171.989822211181">
                <text:p>171.989822211181</text:p>
              </table:table-cell>
              <table:table-cell office:value-type="float" office:value="180">
                <text:p>180</text:p>
              </table:table-cell>
              <table:table-cell office:value-type="float" office:value="-8.01017778881899">
                <text:p>-8.01017778881899</text:p>
              </table:table-cell>
            </table:table-row>
            <table:table-row>
              <table:table-cell office:value-type="string">
                <text:p>15:33:53</text:p>
              </table:table-cell>
              <table:table-cell office:value-type="float" office:value="126.049802826971">
                <text:p>126.049802826971</text:p>
              </table:table-cell>
              <table:table-cell office:value-type="float" office:value="171.049802826971">
                <text:p>171.049802826971</text:p>
              </table:table-cell>
              <table:table-cell office:value-type="float" office:value="180">
                <text:p>180</text:p>
              </table:table-cell>
              <table:table-cell office:value-type="float" office:value="-8.95019717302898">
                <text:p>-8.95019717302898</text:p>
              </table:table-cell>
            </table:table-row>
            <table:table-row>
              <table:table-cell office:value-type="string">
                <text:p>15:33:55</text:p>
              </table:table-cell>
              <table:table-cell office:value-type="float" office:value="127.549781304414">
                <text:p>127.549781304414</text:p>
              </table:table-cell>
              <table:table-cell office:value-type="float" office:value="172.549781304414">
                <text:p>172.549781304414</text:p>
              </table:table-cell>
              <table:table-cell office:value-type="float" office:value="180">
                <text:p>180</text:p>
              </table:table-cell>
              <table:table-cell office:value-type="float" office:value="-7.45021869558599">
                <text:p>-7.45021869558599</text:p>
              </table:table-cell>
            </table:table-row>
            <table:table-row>
              <table:table-cell office:value-type="string">
                <text:p>15:33:57</text:p>
              </table:table-cell>
              <table:table-cell office:value-type="float" office:value="121.299757124008">
                <text:p>121.299757124008</text:p>
              </table:table-cell>
              <table:table-cell office:value-type="float" office:value="166.299757124008">
                <text:p>166.299757124008</text:p>
              </table:table-cell>
              <table:table-cell office:value-type="float" office:value="180">
                <text:p>180</text:p>
              </table:table-cell>
              <table:table-cell office:value-type="float" office:value="-13.700242875992">
                <text:p>-13.700242875992</text:p>
              </table:table-cell>
            </table:table-row>
            <table:table-row>
              <table:table-cell office:value-type="string">
                <text:p>15:33:59</text:p>
              </table:table-cell>
              <table:table-cell office:value-type="float" office:value="126.369735081943">
                <text:p>126.369735081943</text:p>
              </table:table-cell>
              <table:table-cell office:value-type="float" office:value="171.369735081943">
                <text:p>171.369735081943</text:p>
              </table:table-cell>
              <table:table-cell office:value-type="float" office:value="180">
                <text:p>180</text:p>
              </table:table-cell>
              <table:table-cell office:value-type="float" office:value="-8.63026491805698">
                <text:p>-8.63026491805698</text:p>
              </table:table-cell>
            </table:table-row>
            <table:table-row>
              <table:table-cell office:value-type="string">
                <text:p>15:34:01</text:p>
              </table:table-cell>
              <table:table-cell office:value-type="float" office:value="121.359715148066">
                <text:p>121.359715148066</text:p>
              </table:table-cell>
              <table:table-cell office:value-type="float" office:value="166.359715148066">
                <text:p>166.359715148066</text:p>
              </table:table-cell>
              <table:table-cell office:value-type="float" office:value="180">
                <text:p>180</text:p>
              </table:table-cell>
              <table:table-cell office:value-type="float" office:value="-13.640284851934">
                <text:p>-13.640284851934</text:p>
              </table:table-cell>
            </table:table-row>
            <table:table-row>
              <table:table-cell office:value-type="string">
                <text:p>15:34:03</text:p>
              </table:table-cell>
              <table:table-cell office:value-type="float" office:value="123.03969203683">
                <text:p>123.03969203683</text:p>
              </table:table-cell>
              <table:table-cell office:value-type="float" office:value="168.03969203683">
                <text:p>168.03969203683</text:p>
              </table:table-cell>
              <table:table-cell office:value-type="float" office:value="180">
                <text:p>180</text:p>
              </table:table-cell>
              <table:table-cell office:value-type="float" office:value="-11.96030796317">
                <text:p>-11.96030796317</text:p>
              </table:table-cell>
            </table:table-row>
            <table:table-row>
              <table:table-cell office:value-type="string">
                <text:p>15:34:04</text:p>
              </table:table-cell>
              <table:table-cell office:value-type="float" office:value="122.549681145674">
                <text:p>122.549681145674</text:p>
              </table:table-cell>
              <table:table-cell office:value-type="float" office:value="167.549681145674">
                <text:p>167.549681145674</text:p>
              </table:table-cell>
              <table:table-cell office:value-type="float" office:value="180">
                <text:p>180</text:p>
              </table:table-cell>
              <table:table-cell office:value-type="float" office:value="-12.450318854326">
                <text:p>-12.450318854326</text:p>
              </table:table-cell>
            </table:table-row>
            <table:table-row>
              <table:table-cell office:value-type="string">
                <text:p>15:34:06</text:p>
              </table:table-cell>
              <table:table-cell office:value-type="float" office:value="132.549663609893">
                <text:p>132.549663609893</text:p>
              </table:table-cell>
              <table:table-cell office:value-type="float" office:value="177.549663609893">
                <text:p>177.549663609893</text:p>
              </table:table-cell>
              <table:table-cell office:value-type="float" office:value="180">
                <text:p>180</text:p>
              </table:table-cell>
              <table:table-cell office:value-type="float" office:value="-2.450336390107">
                <text:p>-2.450336390107</text:p>
              </table:table-cell>
            </table:table-row>
            <table:table-row>
              <table:table-cell office:value-type="string">
                <text:p>15:34:08</text:p>
              </table:table-cell>
              <table:table-cell office:value-type="float" office:value="129.67965511683">
                <text:p>129.67965511683</text:p>
              </table:table-cell>
              <table:table-cell office:value-type="float" office:value="174.67965511683">
                <text:p>174.67965511683</text:p>
              </table:table-cell>
              <table:table-cell office:value-type="float" office:value="180">
                <text:p>180</text:p>
              </table:table-cell>
              <table:table-cell office:value-type="float" office:value="-5.32034488317001">
                <text:p>-5.32034488317001</text:p>
              </table:table-cell>
            </table:table-row>
            <table:table-row>
              <table:table-cell office:value-type="string">
                <text:p>15:34:10</text:p>
              </table:table-cell>
              <table:table-cell office:value-type="float" office:value="160.489653787905">
                <text:p>160.489653787905</text:p>
              </table:table-cell>
              <table:table-cell office:value-type="float" office:value="205.489653787905">
                <text:p>205.489653787905</text:p>
              </table:table-cell>
              <table:table-cell office:value-type="float" office:value="180">
                <text:p>180</text:p>
              </table:table-cell>
              <table:table-cell office:value-type="float" office:value="-25.489653787905">
                <text:p>-25.489653787905</text:p>
              </table:table-cell>
            </table:table-row>
            <table:table-row>
              <table:table-cell office:value-type="string">
                <text:p>15:34:12</text:p>
              </table:table-cell>
              <table:table-cell office:value-type="float" office:value="213.489647433177">
                <text:p>213.489647433177</text:p>
              </table:table-cell>
              <table:table-cell office:value-type="float" office:value="258.489647433177">
                <text:p>258.489647433177</text:p>
              </table:table-cell>
              <table:table-cell office:value-type="float" office:value="270">
                <text:p>270</text:p>
              </table:table-cell>
              <table:table-cell office:value-type="float" office:value="-11.510352566823">
                <text:p>-11.510352566823</text:p>
              </table:table-cell>
            </table:table-row>
            <table:table-row>
              <table:table-cell office:value-type="string">
                <text:p>15:34:14</text:p>
              </table:table-cell>
              <table:table-cell office:value-type="float" office:value="217.989639459627">
                <text:p>217.989639459627</text:p>
              </table:table-cell>
              <table:table-cell office:value-type="float" office:value="262.989639459627">
                <text:p>262.989639459627</text:p>
              </table:table-cell>
              <table:table-cell office:value-type="float" office:value="270">
                <text:p>270</text:p>
              </table:table-cell>
              <table:table-cell office:value-type="float" office:value="-7.01036054037297">
                <text:p>-7.01036054037297</text:p>
              </table:table-cell>
            </table:table-row>
            <table:table-row>
              <table:table-cell office:value-type="string">
                <text:p>15:34:16</text:p>
              </table:table-cell>
              <table:table-cell office:value-type="float" office:value="217.179627239543">
                <text:p>217.179627239543</text:p>
              </table:table-cell>
              <table:table-cell office:value-type="float" office:value="262.179627239543">
                <text:p>262.179627239543</text:p>
              </table:table-cell>
              <table:table-cell office:value-type="float" office:value="270">
                <text:p>270</text:p>
              </table:table-cell>
              <table:table-cell office:value-type="float" office:value="-7.82037276045696">
                <text:p>-7.82037276045696</text:p>
              </table:table-cell>
            </table:table-row>
            <table:table-row>
              <table:table-cell office:value-type="string">
                <text:p>15:34:18</text:p>
              </table:table-cell>
              <table:table-cell office:value-type="float" office:value="218.429616867901">
                <text:p>218.429616867901</text:p>
              </table:table-cell>
              <table:table-cell office:value-type="float" office:value="263.429616867901">
                <text:p>263.429616867901</text:p>
              </table:table-cell>
              <table:table-cell office:value-type="float" office:value="270">
                <text:p>270</text:p>
              </table:table-cell>
              <table:table-cell office:value-type="float" office:value="-6.57038313209898">
                <text:p>-6.57038313209898</text:p>
              </table:table-cell>
            </table:table-row>
            <table:table-row>
              <table:table-cell office:value-type="string">
                <text:p>15:34:20</text:p>
              </table:table-cell>
              <table:table-cell office:value-type="float" office:value="209.929599591876">
                <text:p>209.929599591876</text:p>
              </table:table-cell>
              <table:table-cell office:value-type="float" office:value="254.929599591876">
                <text:p>254.929599591876</text:p>
              </table:table-cell>
              <table:table-cell office:value-type="float" office:value="270">
                <text:p>270</text:p>
              </table:table-cell>
              <table:table-cell office:value-type="float" office:value="-15.070400408124">
                <text:p>-15.070400408124</text:p>
              </table:table-cell>
            </table:table-row>
            <table:table-row>
              <table:table-cell office:value-type="string">
                <text:p>15:34:22</text:p>
              </table:table-cell>
              <table:table-cell office:value-type="float" office:value="214.929587081903">
                <text:p>214.929587081903</text:p>
              </table:table-cell>
              <table:table-cell office:value-type="float" office:value="259.929587081903">
                <text:p>259.929587081903</text:p>
              </table:table-cell>
              <table:table-cell office:value-type="float" office:value="270">
                <text:p>270</text:p>
              </table:table-cell>
              <table:table-cell office:value-type="float" office:value="-10.070412918097">
                <text:p>-10.070412918097</text:p>
              </table:table-cell>
            </table:table-row>
            <table:table-row>
              <table:table-cell office:value-type="string">
                <text:p>15:34:24</text:p>
              </table:table-cell>
              <table:table-cell office:value-type="float" office:value="216.989575381339">
                <text:p>216.989575381339</text:p>
              </table:table-cell>
              <table:table-cell office:value-type="float" office:value="261.989575381339">
                <text:p>261.989575381339</text:p>
              </table:table-cell>
              <table:table-cell office:value-type="float" office:value="270">
                <text:p>270</text:p>
              </table:table-cell>
              <table:table-cell office:value-type="float" office:value="-8.01042461866098">
                <text:p>-8.01042461866098</text:p>
              </table:table-cell>
            </table:table-row>
            <table:table-row>
              <table:table-cell office:value-type="string">
                <text:p>15:34:26</text:p>
              </table:table-cell>
              <table:table-cell office:value-type="float" office:value="216.049559174484">
                <text:p>216.049559174484</text:p>
              </table:table-cell>
              <table:table-cell office:value-type="float" office:value="261.049559174484">
                <text:p>261.049559174484</text:p>
              </table:table-cell>
              <table:table-cell office:value-type="float" office:value="270">
                <text:p>270</text:p>
              </table:table-cell>
              <table:table-cell office:value-type="float" office:value="-8.95044082551601">
                <text:p>-8.95044082551601</text:p>
              </table:table-cell>
            </table:table-row>
            <table:table-row>
              <table:table-cell office:value-type="string">
                <text:p>15:34:28</text:p>
              </table:table-cell>
              <table:table-cell office:value-type="float" office:value="216.739549062606">
                <text:p>216.739549062606</text:p>
              </table:table-cell>
              <table:table-cell office:value-type="float" office:value="261.739549062606">
                <text:p>261.739549062606</text:p>
              </table:table-cell>
              <table:table-cell office:value-type="float" office:value="270">
                <text:p>270</text:p>
              </table:table-cell>
              <table:table-cell office:value-type="float" office:value="-8.26045093739401">
                <text:p>-8.26045093739401</text:p>
              </table:table-cell>
            </table:table-row>
            <table:table-row>
              <table:table-cell office:value-type="string">
                <text:p>15:34:30</text:p>
              </table:table-cell>
              <table:table-cell office:value-type="float" office:value="215.119538401085">
                <text:p>215.119538401085</text:p>
              </table:table-cell>
              <table:table-cell office:value-type="float" office:value="260.119538401085">
                <text:p>260.119538401085</text:p>
              </table:table-cell>
              <table:table-cell office:value-type="float" office:value="270">
                <text:p>270</text:p>
              </table:table-cell>
              <table:table-cell office:value-type="float" office:value="-9.88046159891496">
                <text:p>-9.88046159891496</text:p>
              </table:table-cell>
            </table:table-row>
            <table:table-row>
              <table:table-cell office:value-type="string">
                <text:p>15:34:32</text:p>
              </table:table-cell>
              <table:table-cell office:value-type="float" office:value="214.549523233274">
                <text:p>214.549523233274</text:p>
              </table:table-cell>
              <table:table-cell office:value-type="float" office:value="259.549523233274">
                <text:p>259.549523233274</text:p>
              </table:table-cell>
              <table:table-cell office:value-type="float" office:value="270">
                <text:p>270</text:p>
              </table:table-cell>
              <table:table-cell office:value-type="float" office:value="-10.450476766726">
                <text:p>-10.450476766726</text:p>
              </table:table-cell>
            </table:table-row>
            <table:table-row>
              <table:table-cell office:value-type="string">
                <text:p>15:34:34</text:p>
              </table:table-cell>
              <table:table-cell office:value-type="float" office:value="221.119501710729">
                <text:p>221.119501710729</text:p>
              </table:table-cell>
              <table:table-cell office:value-type="float" office:value="266.119501710729">
                <text:p>266.119501710729</text:p>
              </table:table-cell>
              <table:table-cell office:value-type="float" office:value="270">
                <text:p>270</text:p>
              </table:table-cell>
              <table:table-cell office:value-type="float" office:value="-3.88049828927103">
                <text:p>-3.88049828927103</text:p>
              </table:table-cell>
            </table:table-row>
            <table:table-row>
              <table:table-cell office:value-type="string">
                <text:p>15:34:36</text:p>
              </table:table-cell>
              <table:table-cell office:value-type="float" office:value="219.549478079976">
                <text:p>219.549478079976</text:p>
              </table:table-cell>
              <table:table-cell office:value-type="float" office:value="264.549478079976">
                <text:p>264.549478079976</text:p>
              </table:table-cell>
              <table:table-cell office:value-type="float" office:value="270">
                <text:p>270</text:p>
              </table:table-cell>
              <table:table-cell office:value-type="float" office:value="-5.45052192002402">
                <text:p>-5.45052192002402</text:p>
              </table:table-cell>
            </table:table-row>
            <table:table-row>
              <table:table-cell office:value-type="string">
                <text:p>15:34:38</text:p>
              </table:table-cell>
              <table:table-cell office:value-type="float" office:value="216.489454968744">
                <text:p>216.489454968744</text:p>
              </table:table-cell>
              <table:table-cell office:value-type="float" office:value="261.489454968744">
                <text:p>261.489454968744</text:p>
              </table:table-cell>
              <table:table-cell office:value-type="float" office:value="270">
                <text:p>270</text:p>
              </table:table-cell>
              <table:table-cell office:value-type="float" office:value="-8.51054503125602">
                <text:p>-8.51054503125602</text:p>
              </table:table-cell>
            </table:table-row>
            <table:table-row>
              <table:table-cell office:value-type="string">
                <text:p>15:34:40</text:p>
              </table:table-cell>
              <table:table-cell office:value-type="float" office:value="221.179433446198">
                <text:p>221.179433446198</text:p>
              </table:table-cell>
              <table:table-cell office:value-type="float" office:value="266.179433446198">
                <text:p>266.179433446198</text:p>
              </table:table-cell>
              <table:table-cell office:value-type="float" office:value="270">
                <text:p>270</text:p>
              </table:table-cell>
              <table:table-cell office:value-type="float" office:value="-3.820566553802">
                <text:p>-3.820566553802</text:p>
              </table:table-cell>
            </table:table-row>
            <table:table-row>
              <table:table-cell office:value-type="string">
                <text:p>15:34:42</text:p>
              </table:table-cell>
              <table:table-cell office:value-type="float" office:value="213.179410594728">
                <text:p>213.179410594728</text:p>
              </table:table-cell>
              <table:table-cell office:value-type="float" office:value="258.179410594728">
                <text:p>258.179410594728</text:p>
              </table:table-cell>
              <table:table-cell office:value-type="float" office:value="270">
                <text:p>270</text:p>
              </table:table-cell>
              <table:table-cell office:value-type="float" office:value="-11.820589405272">
                <text:p>-11.820589405272</text:p>
              </table:table-cell>
            </table:table-row>
            <table:table-row>
              <table:table-cell office:value-type="string">
                <text:p>15:34:44</text:p>
              </table:table-cell>
              <table:table-cell office:value-type="float" office:value="214.73939066087">
                <text:p>214.73939066087</text:p>
              </table:table-cell>
              <table:table-cell office:value-type="float" office:value="259.73939066087">
                <text:p>259.73939066087</text:p>
              </table:table-cell>
              <table:table-cell office:value-type="float" office:value="270">
                <text:p>270</text:p>
              </table:table-cell>
              <table:table-cell office:value-type="float" office:value="-10.26060933913">
                <text:p>-10.26060933913</text:p>
              </table:table-cell>
            </table:table-row>
            <table:table-row>
              <table:table-cell office:value-type="string">
                <text:p>15:34:46</text:p>
              </table:table-cell>
              <table:table-cell office:value-type="float" office:value="212.369367030108">
                <text:p>212.369367030108</text:p>
              </table:table-cell>
              <table:table-cell office:value-type="float" office:value="257.369367030108">
                <text:p>257.369367030108</text:p>
              </table:table-cell>
              <table:table-cell office:value-type="float" office:value="270">
                <text:p>270</text:p>
              </table:table-cell>
              <table:table-cell office:value-type="float" office:value="-12.630632969892">
                <text:p>-12.630632969892</text:p>
              </table:table-cell>
            </table:table-row>
            <table:table-row>
              <table:table-cell office:value-type="string">
                <text:p>15:34:48</text:p>
              </table:table-cell>
              <table:table-cell office:value-type="float" office:value="215.989349754099">
                <text:p>215.989349754099</text:p>
              </table:table-cell>
              <table:table-cell office:value-type="float" office:value="260.989349754099">
                <text:p>260.989349754099</text:p>
              </table:table-cell>
              <table:table-cell office:value-type="float" office:value="270">
                <text:p>270</text:p>
              </table:table-cell>
              <table:table-cell office:value-type="float" office:value="-9.01065024590099">
                <text:p>-9.01065024590099</text:p>
              </table:table-cell>
            </table:table-row>
            <table:table-row>
              <table:table-cell office:value-type="string">
                <text:p>15:34:50</text:p>
              </table:table-cell>
              <table:table-cell office:value-type="float" office:value="216.119331668698">
                <text:p>216.119331668698</text:p>
              </table:table-cell>
              <table:table-cell office:value-type="float" office:value="261.119331668698">
                <text:p>261.119331668698</text:p>
              </table:table-cell>
              <table:table-cell office:value-type="float" office:value="270">
                <text:p>270</text:p>
              </table:table-cell>
              <table:table-cell office:value-type="float" office:value="-8.88066833130199">
                <text:p>-8.88066833130199</text:p>
              </table:table-cell>
            </table:table-row>
            <table:table-row>
              <table:table-cell office:value-type="string">
                <text:p>15:34:52</text:p>
              </table:table-cell>
              <table:table-cell office:value-type="float" office:value="214.619311734844">
                <text:p>214.619311734844</text:p>
              </table:table-cell>
              <table:table-cell office:value-type="float" office:value="259.619311734844">
                <text:p>259.619311734844</text:p>
              </table:table-cell>
              <table:table-cell office:value-type="float" office:value="270">
                <text:p>270</text:p>
              </table:table-cell>
              <table:table-cell office:value-type="float" office:value="-10.380688265156">
                <text:p>-10.380688265156</text:p>
              </table:table-cell>
            </table:table-row>
            <table:table-row>
              <table:table-cell office:value-type="string">
                <text:p>15:34:54</text:p>
              </table:table-cell>
              <table:table-cell office:value-type="float" office:value="217.179296047529">
                <text:p>217.179296047529</text:p>
              </table:table-cell>
              <table:table-cell office:value-type="float" office:value="262.179296047529">
                <text:p>262.179296047529</text:p>
              </table:table-cell>
              <table:table-cell office:value-type="float" office:value="270">
                <text:p>270</text:p>
              </table:table-cell>
              <table:table-cell office:value-type="float" office:value="-7.82070395247104">
                <text:p>-7.82070395247104</text:p>
              </table:table-cell>
            </table:table-row>
            <table:table-row>
              <table:table-cell office:value-type="string">
                <text:p>15:34:56</text:p>
              </table:table-cell>
              <table:table-cell office:value-type="float" office:value="211.549274784755">
                <text:p>211.549274784755</text:p>
              </table:table-cell>
              <table:table-cell office:value-type="float" office:value="256.549274784755">
                <text:p>256.549274784755</text:p>
              </table:table-cell>
              <table:table-cell office:value-type="float" office:value="270">
                <text:p>270</text:p>
              </table:table-cell>
              <table:table-cell office:value-type="float" office:value="-13.450725215245">
                <text:p>-13.450725215245</text:p>
              </table:table-cell>
            </table:table-row>
            <table:table-row>
              <table:table-cell office:value-type="string">
                <text:p>15:34:58</text:p>
              </table:table-cell>
              <table:table-cell office:value-type="float" office:value="209.799255630209">
                <text:p>209.799255630209</text:p>
              </table:table-cell>
              <table:table-cell office:value-type="float" office:value="254.799255630209">
                <text:p>254.799255630209</text:p>
              </table:table-cell>
              <table:table-cell office:value-type="float" office:value="270">
                <text:p>270</text:p>
              </table:table-cell>
              <table:table-cell office:value-type="float" office:value="-15.200744369791">
                <text:p>-15.200744369791</text:p>
              </table:table-cell>
            </table:table-row>
            <table:table-row>
              <table:table-cell office:value-type="string">
                <text:p>15:35:00</text:p>
              </table:table-cell>
              <table:table-cell office:value-type="float" office:value="207.489239683132">
                <text:p>207.489239683132</text:p>
              </table:table-cell>
              <table:table-cell office:value-type="float" office:value="252.489239683132">
                <text:p>252.489239683132</text:p>
              </table:table-cell>
              <table:table-cell office:value-type="float" office:value="270">
                <text:p>270</text:p>
              </table:table-cell>
              <table:table-cell office:value-type="float" office:value="-17.510760316868">
                <text:p>-17.510760316868</text:p>
              </table:table-cell>
            </table:table-row>
            <table:table-row>
              <table:table-cell office:value-type="string">
                <text:p>15:35:02</text:p>
              </table:table-cell>
              <table:table-cell office:value-type="float" office:value="210.799220009056">
                <text:p>210.799220009056</text:p>
              </table:table-cell>
              <table:table-cell office:value-type="float" office:value="255.799220009056">
                <text:p>255.799220009056</text:p>
              </table:table-cell>
              <table:table-cell office:value-type="float" office:value="270">
                <text:p>270</text:p>
              </table:table-cell>
              <table:table-cell office:value-type="float" office:value="-14.200779990944">
                <text:p>-14.200779990944</text:p>
              </table:table-cell>
            </table:table-row>
            <table:table-row>
              <table:table-cell office:value-type="string">
                <text:p>15:35:04</text:p>
              </table:table-cell>
              <table:table-cell office:value-type="float" office:value="208.989201404136">
                <text:p>208.989201404136</text:p>
              </table:table-cell>
              <table:table-cell office:value-type="float" office:value="253.989201404136">
                <text:p>253.989201404136</text:p>
              </table:table-cell>
              <table:table-cell office:value-type="float" office:value="270">
                <text:p>270</text:p>
              </table:table-cell>
              <table:table-cell office:value-type="float" office:value="-16.010798595864">
                <text:p>-16.010798595864</text:p>
              </table:table-cell>
            </table:table-row>
            <table:table-row>
              <table:table-cell office:value-type="string">
                <text:p>15:35:06</text:p>
              </table:table-cell>
              <table:table-cell office:value-type="float" office:value="209.429180141371">
                <text:p>209.429180141371</text:p>
              </table:table-cell>
              <table:table-cell office:value-type="float" office:value="254.429180141371">
                <text:p>254.429180141371</text:p>
              </table:table-cell>
              <table:table-cell office:value-type="float" office:value="270">
                <text:p>270</text:p>
              </table:table-cell>
              <table:table-cell office:value-type="float" office:value="-15.570819858629">
                <text:p>-15.570819858629</text:p>
              </table:table-cell>
            </table:table-row>
            <table:table-row>
              <table:table-cell office:value-type="string">
                <text:p>15:35:08</text:p>
              </table:table-cell>
              <table:table-cell office:value-type="float" office:value="212.739159947761">
                <text:p>212.739159947761</text:p>
              </table:table-cell>
              <table:table-cell office:value-type="float" office:value="257.739159947761">
                <text:p>257.739159947761</text:p>
              </table:table-cell>
              <table:table-cell office:value-type="float" office:value="270">
                <text:p>270</text:p>
              </table:table-cell>
              <table:table-cell office:value-type="float" office:value="-12.260840052239">
                <text:p>-12.260840052239</text:p>
              </table:table-cell>
            </table:table-row>
            <table:table-row>
              <table:table-cell office:value-type="string">
                <text:p>15:35:10</text:p>
              </table:table-cell>
              <table:table-cell office:value-type="float" office:value="210.369144000689">
                <text:p>210.369144000689</text:p>
              </table:table-cell>
              <table:table-cell office:value-type="float" office:value="255.369144000689">
                <text:p>255.369144000689</text:p>
              </table:table-cell>
              <table:table-cell office:value-type="float" office:value="270">
                <text:p>270</text:p>
              </table:table-cell>
              <table:table-cell office:value-type="float" office:value="-14.630855999311">
                <text:p>-14.630855999311</text:p>
              </table:table-cell>
            </table:table-row>
            <table:table-row>
              <table:table-cell office:value-type="string">
                <text:p>15:35:12</text:p>
              </table:table-cell>
              <table:table-cell office:value-type="float" office:value="206.619121409006">
                <text:p>206.619121409006</text:p>
              </table:table-cell>
              <table:table-cell office:value-type="float" office:value="251.619121409006">
                <text:p>251.619121409006</text:p>
              </table:table-cell>
              <table:table-cell office:value-type="float" office:value="270">
                <text:p>270</text:p>
              </table:table-cell>
              <table:table-cell office:value-type="float" office:value="-18.380878590994">
                <text:p>-18.380878590994</text:p>
              </table:table-cell>
            </table:table-row>
            <table:table-row>
              <table:table-cell office:value-type="string">
                <text:p>15:35:14</text:p>
              </table:table-cell>
              <table:table-cell office:value-type="float" office:value="236.119108639325">
                <text:p>236.119108639325</text:p>
              </table:table-cell>
              <table:table-cell office:value-type="float" office:value="281.119108639325">
                <text:p>281.119108639325</text:p>
              </table:table-cell>
              <table:table-cell office:value-type="float" office:value="270">
                <text:p>270</text:p>
              </table:table-cell>
              <table:table-cell office:value-type="float" office:value="-11.119108639325">
                <text:p>-11.119108639325</text:p>
              </table:table-cell>
            </table:table-row>
            <table:table-row>
              <table:table-cell office:value-type="string">
                <text:p>15:35:24</text:p>
              </table:table-cell>
              <table:table-cell office:value-type="float" office:value="17.429024857122">
                <text:p>17.429024857122</text:p>
              </table:table-cell>
              <table:table-cell office:value-type="float" office:value="62.429024857122">
                <text:p>62.429024857122</text:p>
              </table:table-cell>
              <table:table-cell office:value-type="float" office:value="90">
                <text:p>90</text:p>
              </table:table-cell>
              <table:table-cell office:value-type="float" office:value="-27.570975142878">
                <text:p>-27.570975142878</text:p>
              </table:table-cell>
            </table:table-row>
            <table:table-row>
              <table:table-cell office:value-type="string">
                <text:p>15:35:26</text:p>
              </table:table-cell>
              <table:table-cell office:value-type="float" office:value="20.4890049232989">
                <text:p>20.4890049232989</text:p>
              </table:table-cell>
              <table:table-cell office:value-type="float" office:value="65.4890049232989">
                <text:p>65.4890049232989</text:p>
              </table:table-cell>
              <table:table-cell office:value-type="float" office:value="90">
                <text:p>90</text:p>
              </table:table-cell>
              <table:table-cell office:value-type="float" office:value="-24.5109950767011">
                <text:p>-24.5109950767011</text:p>
              </table:table-cell>
            </table:table-row>
            <table:table-row>
              <table:table-cell office:value-type="string">
                <text:p>15:35:28</text:p>
              </table:table-cell>
              <table:table-cell office:value-type="float" office:value="23.6089804831632">
                <text:p>23.6089804831632</text:p>
              </table:table-cell>
              <table:table-cell office:value-type="float" office:value="68.6089804831632">
                <text:p>68.6089804831632</text:p>
              </table:table-cell>
              <table:table-cell office:value-type="float" office:value="90">
                <text:p>90</text:p>
              </table:table-cell>
              <table:table-cell office:value-type="float" office:value="-21.3910195168368">
                <text:p>-21.3910195168368</text:p>
              </table:table-cell>
            </table:table-row>
            <table:table-row>
              <table:table-cell office:value-type="string">
                <text:p>15:35:30</text:p>
              </table:table-cell>
              <table:table-cell office:value-type="float" office:value="23.2389571121727">
                <text:p>23.2389571121727</text:p>
              </table:table-cell>
              <table:table-cell office:value-type="float" office:value="68.2389571121727">
                <text:p>68.2389571121727</text:p>
              </table:table-cell>
              <table:table-cell office:value-type="float" office:value="90">
                <text:p>90</text:p>
              </table:table-cell>
              <table:table-cell office:value-type="float" office:value="-21.7610428878273">
                <text:p>-21.7610428878273</text:p>
              </table:table-cell>
            </table:table-row>
            <table:table-row>
              <table:table-cell office:value-type="string">
                <text:p>15:35:32</text:p>
              </table:table-cell>
              <table:table-cell office:value-type="float" office:value="21.7989348103252">
                <text:p>21.7989348103252</text:p>
              </table:table-cell>
              <table:table-cell office:value-type="float" office:value="66.7989348103252">
                <text:p>66.7989348103252</text:p>
              </table:table-cell>
              <table:table-cell office:value-type="float" office:value="90">
                <text:p>90</text:p>
              </table:table-cell>
              <table:table-cell office:value-type="float" office:value="-23.2010651896748">
                <text:p>-23.2010651896748</text:p>
              </table:table-cell>
            </table:table-row>
            <table:table-row>
              <table:table-cell office:value-type="string">
                <text:p>15:35:34</text:p>
              </table:table-cell>
              <table:table-cell office:value-type="float" office:value="20.6089146167264">
                <text:p>20.6089146167264</text:p>
              </table:table-cell>
              <table:table-cell office:value-type="float" office:value="65.6089146167264">
                <text:p>65.6089146167264</text:p>
              </table:table-cell>
              <table:table-cell office:value-type="float" office:value="90">
                <text:p>90</text:p>
              </table:table-cell>
              <table:table-cell office:value-type="float" office:value="-24.3910853832736">
                <text:p>-24.3910853832736</text:p>
              </table:table-cell>
            </table:table-row>
            <table:table-row>
              <table:table-cell office:value-type="string">
                <text:p>15:35:36</text:p>
              </table:table-cell>
              <table:table-cell office:value-type="float" office:value="15.9288946829052">
                <text:p>15.9288946829052</text:p>
              </table:table-cell>
              <table:table-cell office:value-type="float" office:value="60.9288946829052">
                <text:p>60.9288946829052</text:p>
              </table:table-cell>
              <table:table-cell office:value-type="float" office:value="90">
                <text:p>90</text:p>
              </table:table-cell>
              <table:table-cell office:value-type="float" office:value="-29.0711053170948">
                <text:p>-29.0711053170948</text:p>
              </table:table-cell>
            </table:table-row>
            <table:table-row>
              <table:table-cell office:value-type="string">
                <text:p>15:35:38</text:p>
              </table:table-cell>
              <table:table-cell office:value-type="float" office:value="18.2388736799421">
                <text:p>18.2388736799421</text:p>
              </table:table-cell>
              <table:table-cell office:value-type="float" office:value="63.2388736799421">
                <text:p>63.2388736799421</text:p>
              </table:table-cell>
              <table:table-cell office:value-type="float" office:value="90">
                <text:p>90</text:p>
              </table:table-cell>
              <table:table-cell office:value-type="float" office:value="-26.7611263200579">
                <text:p>-26.7611263200579</text:p>
              </table:table-cell>
            </table:table-row>
            <table:table-row>
              <table:table-cell office:value-type="string">
                <text:p>15:35:40</text:p>
              </table:table-cell>
              <table:table-cell office:value-type="float" office:value="18.6788524172032">
                <text:p>18.6788524172032</text:p>
              </table:table-cell>
              <table:table-cell office:value-type="float" office:value="63.6788524172032">
                <text:p>63.6788524172032</text:p>
              </table:table-cell>
              <table:table-cell office:value-type="float" office:value="90">
                <text:p>90</text:p>
              </table:table-cell>
              <table:table-cell office:value-type="float" office:value="-26.3211475827968">
                <text:p>-26.3211475827968</text:p>
              </table:table-cell>
            </table:table-row>
            <table:table-row>
              <table:table-cell office:value-type="string">
                <text:p>15:35:42</text:p>
              </table:table-cell>
              <table:table-cell office:value-type="float" office:value="17.0488308646612">
                <text:p>17.0488308646612</text:p>
              </table:table-cell>
              <table:table-cell office:value-type="float" office:value="62.0488308646612">
                <text:p>62.0488308646612</text:p>
              </table:table-cell>
              <table:table-cell office:value-type="float" office:value="90">
                <text:p>90</text:p>
              </table:table-cell>
              <table:table-cell office:value-type="float" office:value="-27.9511691353388">
                <text:p>-27.9511691353388</text:p>
              </table:table-cell>
            </table:table-row>
            <table:table-row>
              <table:table-cell office:value-type="string">
                <text:p>15:35:44</text:p>
              </table:table-cell>
              <table:table-cell office:value-type="float" office:value="16.2988021779845">
                <text:p>16.2988021779845</text:p>
              </table:table-cell>
              <table:table-cell office:value-type="float" office:value="61.2988021779845">
                <text:p>61.2988021779845</text:p>
              </table:table-cell>
              <table:table-cell office:value-type="float" office:value="90">
                <text:p>90</text:p>
              </table:table-cell>
              <table:table-cell office:value-type="float" office:value="-28.7011978220155">
                <text:p>-28.7011978220155</text:p>
              </table:table-cell>
            </table:table-row>
            <table:table-row>
              <table:table-cell office:value-type="string">
                <text:p>15:35:46</text:p>
              </table:table-cell>
              <table:table-cell office:value-type="float" office:value="14.5487779976294">
                <text:p>14.5487779976294</text:p>
              </table:table-cell>
              <table:table-cell office:value-type="float" office:value="59.5487779976294">
                <text:p>59.5487779976294</text:p>
              </table:table-cell>
              <table:table-cell office:value-type="float" office:value="90">
                <text:p>90</text:p>
              </table:table-cell>
              <table:table-cell office:value-type="float" office:value="-30.4512220023706">
                <text:p>-30.4512220023706</text:p>
              </table:table-cell>
            </table:table-row>
            <table:table-row>
              <table:table-cell office:value-type="string">
                <text:p>15:35:49</text:p>
              </table:table-cell>
              <table:table-cell office:value-type="float" office:value="17.81">
                <text:p>17.81</text:p>
              </table:table-cell>
              <table:table-cell office:value-type="float" office:value="62.81">
                <text:p>62.81</text:p>
              </table:table-cell>
              <table:table-cell office:value-type="float" office:value="90">
                <text:p>90</text:p>
              </table:table-cell>
              <table:table-cell office:value-type="float" office:value="-27.19">
                <text:p>-27.19</text:p>
              </table:table-cell>
            </table:table-row>
            <table:table-row>
              <table:table-cell office:value-type="string">
                <text:p>15:35:51</text:p>
              </table:table-cell>
              <table:table-cell office:value-type="float" office:value="0.36871923532876">
                <text:p>0.36871923532876</text:p>
              </table:table-cell>
              <table:table-cell office:value-type="float" office:value="45.3687192353288">
                <text:p>45.3687192353288</text:p>
              </table:table-cell>
              <table:table-cell office:value-type="float" office:value="90">
                <text:p>90</text:p>
              </table:table-cell>
              <table:table-cell office:value-type="float" office:value="-44.6312807646712">
                <text:p>-44.6312807646712</text:p>
              </table:table-cell>
            </table:table-row>
            <table:table-row>
              <table:table-cell office:value-type="string">
                <text:p>15:35:53</text:p>
              </table:table-cell>
              <table:table-cell office:value-type="float" office:value="344.368699301524">
                <text:p>344.368699301524</text:p>
              </table:table-cell>
              <table:table-cell office:value-type="float" office:value="389.368699301524">
                <text:p>389.368699301524</text:p>
              </table:table-cell>
              <table:table-cell office:value-type="float" office:value="360">
                <text:p>360</text:p>
              </table:table-cell>
              <table:table-cell office:value-type="float" office:value="-29.368699301524">
                <text:p>-29.368699301524</text:p>
              </table:table-cell>
            </table:table-row>
            <table:table-row>
              <table:table-cell office:value-type="string">
                <text:p>15:35:55</text:p>
              </table:table-cell>
              <table:table-cell office:value-type="float" office:value="341.738680986428">
                <text:p>341.738680986428</text:p>
              </table:table-cell>
              <table:table-cell office:value-type="float" office:value="386.738680986428">
                <text:p>386.738680986428</text:p>
              </table:table-cell>
              <table:table-cell office:value-type="float" office:value="360">
                <text:p>360</text:p>
              </table:table-cell>
              <table:table-cell office:value-type="float" office:value="-26.738680986428">
                <text:p>-26.738680986428</text:p>
              </table:table-cell>
            </table:table-row>
            <table:table-row>
              <table:table-cell office:value-type="string">
                <text:p>15:35:57</text:p>
              </table:table-cell>
              <table:table-cell office:value-type="float" office:value="339.368662151762">
                <text:p>339.368662151762</text:p>
              </table:table-cell>
              <table:table-cell office:value-type="float" office:value="384.368662151762">
                <text:p>384.368662151762</text:p>
              </table:table-cell>
              <table:table-cell office:value-type="float" office:value="360">
                <text:p>360</text:p>
              </table:table-cell>
              <table:table-cell office:value-type="float" office:value="-24.368662151762">
                <text:p>-24.368662151762</text:p>
              </table:table-cell>
            </table:table-row>
            <table:table-row>
              <table:table-cell office:value-type="string">
                <text:p>15:35:59</text:p>
              </table:table-cell>
              <table:table-cell office:value-type="float" office:value="339.298643576874">
                <text:p>339.298643576874</text:p>
              </table:table-cell>
              <table:table-cell office:value-type="float" office:value="384.298643576874">
                <text:p>384.298643576874</text:p>
              </table:table-cell>
              <table:table-cell office:value-type="float" office:value="360">
                <text:p>360</text:p>
              </table:table-cell>
              <table:table-cell office:value-type="float" office:value="-24.298643576874">
                <text:p>-24.298643576874</text:p>
              </table:table-cell>
            </table:table-row>
            <table:table-row>
              <table:table-cell office:value-type="string">
                <text:p>15:36:01</text:p>
              </table:table-cell>
              <table:table-cell office:value-type="float" office:value="338.738625261767">
                <text:p>338.738625261767</text:p>
              </table:table-cell>
              <table:table-cell office:value-type="float" office:value="383.738625261767">
                <text:p>383.738625261767</text:p>
              </table:table-cell>
              <table:table-cell office:value-type="float" office:value="360">
                <text:p>360</text:p>
              </table:table-cell>
              <table:table-cell office:value-type="float" office:value="-23.738625261767">
                <text:p>-23.738625261767</text:p>
              </table:table-cell>
            </table:table-row>
            <table:table-row>
              <table:table-cell office:value-type="string">
                <text:p>15:36:03</text:p>
              </table:table-cell>
              <table:table-cell office:value-type="float" office:value="338.36860749622">
                <text:p>338.36860749622</text:p>
              </table:table-cell>
              <table:table-cell office:value-type="float" office:value="383.36860749622">
                <text:p>383.36860749622</text:p>
              </table:table-cell>
              <table:table-cell office:value-type="float" office:value="360">
                <text:p>360</text:p>
              </table:table-cell>
              <table:table-cell office:value-type="float" office:value="-23.36860749622">
                <text:p>-23.36860749622</text:p>
              </table:table-cell>
            </table:table-row>
            <table:table-row>
              <table:table-cell office:value-type="string">
                <text:p>15:36:05</text:p>
              </table:table-cell>
              <table:table-cell office:value-type="float" office:value="335.178585743904">
                <text:p>335.178585743904</text:p>
              </table:table-cell>
              <table:table-cell office:value-type="float" office:value="380.178585743904">
                <text:p>380.178585743904</text:p>
              </table:table-cell>
              <table:table-cell office:value-type="float" office:value="360">
                <text:p>360</text:p>
              </table:table-cell>
              <table:table-cell office:value-type="float" office:value="-20.178585743904">
                <text:p>-20.178585743904</text:p>
              </table:table-cell>
            </table:table-row>
            <table:table-row>
              <table:table-cell office:value-type="string">
                <text:p>15:36:07</text:p>
              </table:table-cell>
              <table:table-cell office:value-type="float" office:value="335.118567978343">
                <text:p>335.118567978343</text:p>
              </table:table-cell>
              <table:table-cell office:value-type="float" office:value="380.118567978343">
                <text:p>380.118567978343</text:p>
              </table:table-cell>
              <table:table-cell office:value-type="float" office:value="360">
                <text:p>360</text:p>
              </table:table-cell>
              <table:table-cell office:value-type="float" office:value="-20.118567978343">
                <text:p>-20.118567978343</text:p>
              </table:table-cell>
            </table:table-row>
            <table:table-row>
              <table:table-cell office:value-type="string">
                <text:p>15:36:09</text:p>
              </table:table-cell>
              <table:table-cell office:value-type="float" office:value="336.488547035358">
                <text:p>336.488547035358</text:p>
              </table:table-cell>
              <table:table-cell office:value-type="float" office:value="381.488547035358">
                <text:p>381.488547035358</text:p>
              </table:table-cell>
              <table:table-cell office:value-type="float" office:value="360">
                <text:p>360</text:p>
              </table:table-cell>
              <table:table-cell office:value-type="float" office:value="-21.488547035358">
                <text:p>-21.488547035358</text:p>
              </table:table-cell>
            </table:table-row>
            <table:table-row>
              <table:table-cell office:value-type="string">
                <text:p>15:36:11</text:p>
              </table:table-cell>
              <table:table-cell office:value-type="float" office:value="332.868527421284">
                <text:p>332.868527421284</text:p>
              </table:table-cell>
              <table:table-cell office:value-type="float" office:value="377.868527421284">
                <text:p>377.868527421284</text:p>
              </table:table-cell>
              <table:table-cell office:value-type="float" office:value="360">
                <text:p>360</text:p>
              </table:table-cell>
              <table:table-cell office:value-type="float" office:value="-17.868527421284">
                <text:p>-17.8685274212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